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5521a3"/>
    </style:style>
    <style:style style:name="P2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3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4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5" style:family="paragraph" style:parent-style-name="Standard">
      <style:text-properties fo:font-weight="bold" officeooo:paragraph-rsid="00ed5b35" style:font-weight-asian="bold" style:font-weight-complex="bold"/>
    </style:style>
    <style:style style:name="P6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7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1e7ea9a" officeooo:paragraph-rsid="01e7ea9a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3bd39a0" officeooo:paragraph-rsid="03bd39a0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3d91d01" officeooo:paragraph-rsid="03d91d01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403870c" officeooo:paragraph-rsid="0403870c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426fd4c" officeooo:paragraph-rsid="0426fd4c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4a08898" officeooo:paragraph-rsid="04a08898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4aafa22" officeooo:paragraph-rsid="04aafa22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4b5cf7f" officeooo:paragraph-rsid="04b5cf7f" style:font-weight-asian="bold" style:font-weight-complex="bold"/>
    </style:style>
    <style:style style:name="P16" style:family="paragraph" style:parent-style-name="Standard">
      <style:text-properties officeooo:rsid="0011b025" officeooo:paragraph-rsid="0011b025"/>
    </style:style>
    <style:style style:name="P17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18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19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20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1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2" style:family="paragraph" style:parent-style-name="Standard">
      <style:text-properties fo:font-style="italic" officeooo:paragraph-rsid="00a75993" style:font-style-asian="italic" style:font-style-complex="italic"/>
    </style:style>
    <style:style style:name="P23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24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25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26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27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28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29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0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1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32" style:family="paragraph" style:parent-style-name="Standard">
      <style:text-properties fo:font-style="italic" officeooo:paragraph-rsid="013013d9" style:font-style-asian="italic" style:font-style-complex="italic"/>
    </style:style>
    <style:style style:name="P33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34" style:family="paragraph" style:parent-style-name="Standard">
      <style:text-properties fo:font-style="italic" officeooo:paragraph-rsid="01408f03" style:font-style-asian="italic" style:font-style-complex="italic"/>
    </style:style>
    <style:style style:name="P35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36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3a24854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3c44ca6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3ea64bf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3fc65b4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3ede337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411d16e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41746e7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4329278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4253c68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44401b2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paragraph-rsid="048fe3f8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paragraph-rsid="049a8a7e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paragraph-rsid="04b2ffc5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paragraph-rsid="058bbc5e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27a74ed" officeooo:paragraph-rsid="027a74ed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285839b" officeooo:paragraph-rsid="0288fb00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72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3a24854" officeooo:paragraph-rsid="03a24854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3962fd1" officeooo:paragraph-rsid="039c640b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38d7d5e" officeooo:paragraph-rsid="03963307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3a073aa" officeooo:paragraph-rsid="03a073aa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3f56006" officeooo:paragraph-rsid="03f56006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40e5934" officeooo:paragraph-rsid="04102973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411d16e" officeooo:paragraph-rsid="0411d16e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42d7117" officeooo:paragraph-rsid="042d7117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441a098" officeooo:paragraph-rsid="04496025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4496025" officeooo:paragraph-rsid="04496025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45a6b37" officeooo:paragraph-rsid="045a6b37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497dc28" officeooo:paragraph-rsid="0497dc28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4b2ffc5" officeooo:paragraph-rsid="04b2ffc5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4b2ffc5" officeooo:paragraph-rsid="04b3c5c0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4a57ad8" officeooo:paragraph-rsid="04ba1b39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4c5c37a" officeooo:paragraph-rsid="04c5c37a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4f62663" officeooo:paragraph-rsid="04f62663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56d9742" officeooo:paragraph-rsid="056d9742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58118a3" officeooo:paragraph-rsid="058118a3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5864f67" officeooo:paragraph-rsid="05864f67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58c34c9" officeooo:paragraph-rsid="058c34c9" style:font-style-asian="italic" style:font-style-complex="italic"/>
    </style:style>
    <style:style style:name="P103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104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05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106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107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line-height="100%"/>
      <style:text-properties fo:font-style="italic" fo:font-weight="normal" officeooo:rsid="038a2c81" officeooo:paragraph-rsid="039c640b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line-height="100%"/>
      <style:text-properties fo:font-style="italic" fo:font-weight="normal" officeooo:rsid="039e438c" officeooo:paragraph-rsid="039e438c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line-height="100%"/>
      <style:text-properties fo:font-style="italic" fo:font-weight="normal" officeooo:rsid="038d7d5e" officeooo:paragraph-rsid="03963307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line-height="100%"/>
      <style:text-properties fo:font-style="italic" fo:font-weight="normal" officeooo:rsid="03aaef44" officeooo:paragraph-rsid="03ac69a7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line-height="100%"/>
      <style:text-properties fo:font-style="italic" fo:font-weight="normal" officeooo:rsid="03bf675e" officeooo:paragraph-rsid="03bf675e" style:font-style-asian="italic" style:font-weight-asian="normal" style:font-style-complex="italic" style:font-weight-complex="normal"/>
    </style:style>
    <style:style style:name="P115" style:family="paragraph" style:parent-style-name="Standard">
      <style:paragraph-properties fo:line-height="100%"/>
      <style:text-properties fo:font-style="italic" fo:font-weight="normal" officeooo:rsid="03bf92cd" officeooo:paragraph-rsid="03bf92cd" style:font-style-asian="italic" style:font-weight-asian="normal" style:font-style-complex="italic" style:font-weight-complex="normal"/>
    </style:style>
    <style:style style:name="P116" style:family="paragraph" style:parent-style-name="Standard">
      <style:paragraph-properties fo:line-height="100%"/>
      <style:text-properties fo:font-style="italic" fo:font-weight="normal" officeooo:rsid="03c13113" officeooo:paragraph-rsid="03c13113" style:font-style-asian="italic" style:font-weight-asian="normal" style:font-style-complex="italic" style:font-weight-complex="normal"/>
    </style:style>
    <style:style style:name="P117" style:family="paragraph" style:parent-style-name="Standard">
      <style:paragraph-properties fo:line-height="100%"/>
      <style:text-properties fo:font-style="italic" fo:font-weight="normal" officeooo:rsid="03c34d65" officeooo:paragraph-rsid="03c51260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line-height="100%"/>
      <style:text-properties fo:font-style="italic" fo:font-weight="normal" officeooo:rsid="03d5f962" officeooo:paragraph-rsid="03d5f962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line-height="100%"/>
      <style:text-properties fo:font-style="italic" fo:font-weight="normal" officeooo:rsid="03de8421" officeooo:paragraph-rsid="04045fb5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line-height="100%"/>
      <style:text-properties fo:font-style="italic" fo:font-weight="normal" officeooo:rsid="03e6bad7" officeooo:paragraph-rsid="03e6bad7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line-height="100%"/>
      <style:text-properties fo:font-style="italic" fo:font-weight="normal" officeooo:rsid="03ed0846" officeooo:paragraph-rsid="03f4b1ba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line-height="100%"/>
      <style:text-properties fo:font-style="italic" fo:font-weight="normal" officeooo:rsid="040e5934" officeooo:paragraph-rsid="04102973" style:font-style-asian="italic" style:font-weight-asian="normal" style:font-style-complex="italic" style:font-weight-complex="normal"/>
    </style:style>
    <style:style style:name="P123" style:family="paragraph" style:parent-style-name="Standard">
      <style:paragraph-properties fo:line-height="100%"/>
      <style:text-properties fo:font-style="italic" fo:font-weight="normal" officeooo:rsid="040ea9fd" officeooo:paragraph-rsid="040ea9fd" style:font-style-asian="italic" style:font-weight-asian="normal" style:font-style-complex="italic" style:font-weight-complex="normal"/>
    </style:style>
    <style:style style:name="P124" style:family="paragraph" style:parent-style-name="Standard">
      <style:paragraph-properties fo:line-height="100%"/>
      <style:text-properties fo:font-style="italic" fo:font-weight="normal" officeooo:rsid="04102973" officeooo:paragraph-rsid="04102973" style:font-style-asian="italic" style:font-weight-asian="normal" style:font-style-complex="italic" style:font-weight-complex="normal"/>
    </style:style>
    <style:style style:name="P125" style:family="paragraph" style:parent-style-name="Standard">
      <style:paragraph-properties fo:line-height="100%"/>
      <style:text-properties fo:font-style="italic" fo:font-weight="normal" officeooo:rsid="0411d16e" officeooo:paragraph-rsid="0411d16e" style:font-style-asian="italic" style:font-weight-asian="normal" style:font-style-complex="italic" style:font-weight-complex="normal"/>
    </style:style>
    <style:style style:name="P126" style:family="paragraph" style:parent-style-name="Standard">
      <style:paragraph-properties fo:line-height="100%"/>
      <style:text-properties fo:font-style="italic" fo:font-weight="normal" officeooo:rsid="0412d727" officeooo:paragraph-rsid="0412d727" style:font-style-asian="italic" style:font-weight-asian="normal" style:font-style-complex="italic" style:font-weight-complex="normal"/>
    </style:style>
    <style:style style:name="P127" style:family="paragraph" style:parent-style-name="Standard">
      <style:paragraph-properties fo:line-height="100%"/>
      <style:text-properties fo:font-style="italic" fo:font-weight="normal" officeooo:rsid="041746e7" officeooo:paragraph-rsid="041746e7" style:font-style-asian="italic" style:font-weight-asian="normal" style:font-style-complex="italic" style:font-weight-complex="normal"/>
    </style:style>
    <style:style style:name="P128" style:family="paragraph" style:parent-style-name="Standard">
      <style:paragraph-properties fo:line-height="100%"/>
      <style:text-properties fo:font-style="italic" fo:font-weight="normal" officeooo:rsid="042d7117" officeooo:paragraph-rsid="042d7117" style:font-style-asian="italic" style:font-weight-asian="normal" style:font-style-complex="italic" style:font-weight-complex="normal"/>
    </style:style>
    <style:style style:name="P129" style:family="paragraph" style:parent-style-name="Standard">
      <style:paragraph-properties fo:line-height="100%"/>
      <style:text-properties fo:font-style="italic" fo:font-weight="normal" officeooo:rsid="042d7117" officeooo:paragraph-rsid="04329278" style:font-style-asian="italic" style:font-weight-asian="normal" style:font-style-complex="italic" style:font-weight-complex="normal"/>
    </style:style>
    <style:style style:name="P130" style:family="paragraph" style:parent-style-name="Standard">
      <style:paragraph-properties fo:line-height="100%"/>
      <style:text-properties fo:font-style="italic" fo:font-weight="normal" officeooo:rsid="04226783" officeooo:paragraph-rsid="04226783" style:font-style-asian="italic" style:font-weight-asian="normal" style:font-style-complex="italic" style:font-weight-complex="normal"/>
    </style:style>
    <style:style style:name="P131" style:family="paragraph" style:parent-style-name="Standard">
      <style:paragraph-properties fo:line-height="100%"/>
      <style:text-properties fo:font-style="italic" fo:font-weight="normal" officeooo:rsid="043a3360" officeooo:paragraph-rsid="043a3360" style:font-style-asian="italic" style:font-weight-asian="normal" style:font-style-complex="italic" style:font-weight-complex="normal"/>
    </style:style>
    <style:style style:name="P132" style:family="paragraph" style:parent-style-name="Standard">
      <style:paragraph-properties fo:line-height="100%"/>
      <style:text-properties fo:font-style="italic" fo:font-weight="normal" officeooo:rsid="043af291" officeooo:paragraph-rsid="043af291" style:font-style-asian="italic" style:font-weight-asian="normal" style:font-style-complex="italic" style:font-weight-complex="normal"/>
    </style:style>
    <style:style style:name="P133" style:family="paragraph" style:parent-style-name="Standard">
      <style:paragraph-properties fo:line-height="100%"/>
      <style:text-properties fo:font-style="italic" fo:font-weight="normal" officeooo:rsid="0453216f" officeooo:paragraph-rsid="0453216f" style:font-style-asian="italic" style:font-weight-asian="normal" style:font-style-complex="italic" style:font-weight-complex="normal"/>
    </style:style>
    <style:style style:name="P134" style:family="paragraph" style:parent-style-name="Standard">
      <style:paragraph-properties fo:line-height="100%"/>
      <style:text-properties fo:font-style="italic" fo:font-weight="normal" officeooo:rsid="045a6b37" officeooo:paragraph-rsid="045a6b37" style:font-style-asian="italic" style:font-weight-asian="normal" style:font-style-complex="italic" style:font-weight-complex="normal"/>
    </style:style>
    <style:style style:name="P135" style:family="paragraph" style:parent-style-name="Standard">
      <style:text-properties fo:font-style="italic" fo:font-weight="normal" officeooo:rsid="0486c03e" officeooo:paragraph-rsid="0486c03e" style:font-style-asian="italic" style:font-weight-asian="normal" style:font-style-complex="italic" style:font-weight-complex="normal"/>
    </style:style>
    <style:style style:name="P136" style:family="paragraph" style:parent-style-name="Standard">
      <style:paragraph-properties fo:line-height="100%"/>
      <style:text-properties fo:font-style="italic" fo:font-weight="normal" officeooo:rsid="048ffd4a" officeooo:paragraph-rsid="048ffd4a" style:font-style-asian="italic" style:font-weight-asian="normal" style:font-style-complex="italic" style:font-weight-complex="normal"/>
    </style:style>
    <style:style style:name="P137" style:family="paragraph" style:parent-style-name="Standard">
      <style:paragraph-properties fo:line-height="100%"/>
      <style:text-properties fo:font-style="italic" fo:font-weight="normal" officeooo:rsid="04915c32" officeooo:paragraph-rsid="04915c32" style:font-style-asian="italic" style:font-weight-asian="normal" style:font-style-complex="italic" style:font-weight-complex="normal"/>
    </style:style>
    <style:style style:name="P138" style:family="paragraph" style:parent-style-name="Standard">
      <style:paragraph-properties fo:line-height="100%"/>
      <style:text-properties fo:font-style="italic" fo:font-weight="normal" officeooo:rsid="04ad05fc" officeooo:paragraph-rsid="04ad05fc" style:font-style-asian="italic" style:font-weight-asian="normal" style:font-style-complex="italic" style:font-weight-complex="normal"/>
    </style:style>
    <style:style style:name="P139" style:family="paragraph" style:parent-style-name="Standard">
      <style:paragraph-properties fo:line-height="100%"/>
      <style:text-properties fo:font-style="italic" fo:font-weight="normal" officeooo:rsid="04ba1b39" officeooo:paragraph-rsid="04ba1b39" style:font-style-asian="italic" style:font-weight-asian="normal" style:font-style-complex="italic" style:font-weight-complex="normal"/>
    </style:style>
    <style:style style:name="P140" style:family="paragraph" style:parent-style-name="Standard">
      <style:paragraph-properties fo:line-height="100%"/>
      <style:text-properties fo:font-style="italic" fo:font-weight="normal" officeooo:rsid="04ba1b39" officeooo:paragraph-rsid="04c9886e" style:font-style-asian="italic" style:font-weight-asian="normal" style:font-style-complex="italic" style:font-weight-complex="normal"/>
    </style:style>
    <style:style style:name="P141" style:family="paragraph" style:parent-style-name="Standard">
      <style:paragraph-properties fo:line-height="100%"/>
      <style:text-properties fo:font-style="italic" fo:font-weight="normal" officeooo:rsid="04ce4a05" officeooo:paragraph-rsid="04ce4a05" style:font-style-asian="italic" style:font-weight-asian="normal" style:font-style-complex="italic" style:font-weight-complex="normal"/>
    </style:style>
    <style:style style:name="P142" style:family="paragraph" style:parent-style-name="Standard">
      <style:paragraph-properties fo:line-height="100%"/>
      <style:text-properties fo:font-style="italic" fo:font-weight="normal" officeooo:rsid="04d7a840" officeooo:paragraph-rsid="04d7a840" style:font-style-asian="italic" style:font-weight-asian="normal" style:font-style-complex="italic" style:font-weight-complex="normal"/>
    </style:style>
    <style:style style:name="P143" style:family="paragraph" style:parent-style-name="Standard">
      <style:paragraph-properties fo:line-height="100%"/>
      <style:text-properties fo:font-style="italic" fo:font-weight="normal" officeooo:rsid="04deac5d" officeooo:paragraph-rsid="04deac5d" style:font-style-asian="italic" style:font-weight-asian="normal" style:font-style-complex="italic" style:font-weight-complex="normal"/>
    </style:style>
    <style:style style:name="P144" style:family="paragraph" style:parent-style-name="Standard">
      <style:paragraph-properties fo:line-height="100%"/>
      <style:text-properties fo:font-style="italic" fo:font-weight="normal" officeooo:rsid="04e05298" officeooo:paragraph-rsid="04e05298" style:font-style-asian="italic" style:font-weight-asian="normal" style:font-style-complex="italic" style:font-weight-complex="normal"/>
    </style:style>
    <style:style style:name="P145" style:family="paragraph" style:parent-style-name="Standard">
      <style:paragraph-properties fo:line-height="100%"/>
      <style:text-properties fo:font-style="italic" fo:font-weight="normal" officeooo:rsid="050e283a" officeooo:paragraph-rsid="051228a5" style:font-style-asian="italic" style:font-weight-asian="normal" style:font-style-complex="italic" style:font-weight-complex="normal"/>
    </style:style>
    <style:style style:name="P146" style:family="paragraph" style:parent-style-name="Standard">
      <style:paragraph-properties fo:line-height="100%"/>
      <style:text-properties fo:font-style="italic" fo:font-weight="normal" officeooo:rsid="05115d8e" officeooo:paragraph-rsid="051228a5" style:font-style-asian="italic" style:font-weight-asian="normal" style:font-style-complex="italic" style:font-weight-complex="normal"/>
    </style:style>
    <style:style style:name="P147" style:family="paragraph" style:parent-style-name="Standard">
      <style:paragraph-properties fo:line-height="100%"/>
      <style:text-properties fo:font-style="italic" fo:font-weight="normal" officeooo:rsid="04f62663" officeooo:paragraph-rsid="04f62663" style:font-style-asian="italic" style:font-weight-asian="normal" style:font-style-complex="italic" style:font-weight-complex="normal"/>
    </style:style>
    <style:style style:name="P148" style:family="paragraph" style:parent-style-name="Standard">
      <style:paragraph-properties fo:line-height="100%"/>
      <style:text-properties fo:font-style="italic" fo:font-weight="normal" officeooo:rsid="05149db7" officeooo:paragraph-rsid="05149db7" style:font-style-asian="italic" style:font-weight-asian="normal" style:font-style-complex="italic" style:font-weight-complex="normal"/>
    </style:style>
    <style:style style:name="P149" style:family="paragraph" style:parent-style-name="Standard">
      <style:paragraph-properties fo:line-height="100%"/>
      <style:text-properties fo:font-style="italic" fo:font-weight="normal" officeooo:rsid="051228a5" officeooo:paragraph-rsid="05270c2d" style:font-style-asian="italic" style:font-weight-asian="normal" style:font-style-complex="italic" style:font-weight-complex="normal"/>
    </style:style>
    <style:style style:name="P150" style:family="paragraph" style:parent-style-name="Standard">
      <style:paragraph-properties fo:line-height="100%"/>
      <style:text-properties fo:font-style="italic" fo:font-weight="normal" officeooo:rsid="051755b6" officeooo:paragraph-rsid="051755b6" style:font-style-asian="italic" style:font-weight-asian="normal" style:font-style-complex="italic" style:font-weight-complex="normal"/>
    </style:style>
    <style:style style:name="P151" style:family="paragraph" style:parent-style-name="Standard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52" style:family="paragraph" style:parent-style-name="Standard">
      <style:paragraph-properties fo:line-height="100%"/>
      <style:text-properties fo:font-style="italic" fo:font-weight="normal" officeooo:rsid="05482685" officeooo:paragraph-rsid="05482685" style:font-style-asian="italic" style:font-weight-asian="normal" style:font-style-complex="italic" style:font-weight-complex="normal"/>
    </style:style>
    <style:style style:name="P153" style:family="paragraph" style:parent-style-name="Standard">
      <style:paragraph-properties fo:line-height="100%"/>
      <style:text-properties fo:font-style="italic" fo:font-weight="normal" officeooo:rsid="0562b769" officeooo:paragraph-rsid="0562b769" style:font-style-asian="italic" style:font-weight-asian="normal" style:font-style-complex="italic" style:font-weight-complex="normal"/>
    </style:style>
    <style:style style:name="P154" style:family="paragraph" style:parent-style-name="Standard">
      <style:paragraph-properties fo:line-height="100%"/>
      <style:text-properties fo:font-style="italic" fo:font-weight="normal" officeooo:rsid="0573ee33" officeooo:paragraph-rsid="0573ee33" style:font-style-asian="italic" style:font-weight-asian="normal" style:font-style-complex="italic" style:font-weight-complex="normal"/>
    </style:style>
    <style:style style:name="P155" style:family="paragraph" style:parent-style-name="Standard">
      <style:paragraph-properties fo:line-height="100%"/>
      <style:text-properties fo:font-style="italic" fo:font-weight="normal" officeooo:rsid="057b1a47" officeooo:paragraph-rsid="057b1a47" style:font-style-asian="italic" style:font-weight-asian="normal" style:font-style-complex="italic" style:font-weight-complex="normal"/>
    </style:style>
    <style:style style:name="P156" style:family="paragraph" style:parent-style-name="Standard">
      <style:paragraph-properties fo:line-height="100%"/>
      <style:text-properties fo:font-style="italic" fo:font-weight="normal" officeooo:rsid="058bbc5e" officeooo:paragraph-rsid="058bbc5e" style:font-style-asian="italic" style:font-weight-asian="normal" style:font-style-complex="italic" style:font-weight-complex="normal"/>
    </style:style>
    <style:style style:name="P157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158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159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160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161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162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163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164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165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166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167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168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169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170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171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172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173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174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175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176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177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178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179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180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181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182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183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184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185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186" style:family="paragraph" style:parent-style-name="Standard">
      <style:text-properties officeooo:rsid="0015f1ff" officeooo:paragraph-rsid="0015f1ff"/>
    </style:style>
    <style:style style:name="P187" style:family="paragraph" style:parent-style-name="Standard">
      <style:text-properties officeooo:rsid="0015f1ff" officeooo:paragraph-rsid="0013268f"/>
    </style:style>
    <style:style style:name="P188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189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190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191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192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193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194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195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196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197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198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199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200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201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202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203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204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205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206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207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208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209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210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211" style:family="paragraph" style:parent-style-name="Standard">
      <style:text-properties fo:font-style="normal" officeooo:paragraph-rsid="02be3c45" style:font-style-asian="normal" style:font-style-complex="normal"/>
    </style:style>
    <style:style style:name="P212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213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214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215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216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217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218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219" style:family="paragraph" style:parent-style-name="Standard">
      <style:paragraph-properties fo:line-height="100%"/>
      <style:text-properties fo:font-style="normal" officeooo:rsid="0328d580" officeooo:paragraph-rsid="03a24854" style:font-style-asian="normal" style:font-style-complex="normal"/>
    </style:style>
    <style:style style:name="P220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221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222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223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224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225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226" style:family="paragraph" style:parent-style-name="Standard">
      <style:paragraph-properties fo:line-height="100%"/>
      <style:text-properties fo:font-style="normal" officeooo:rsid="035e5b00" officeooo:paragraph-rsid="035e5b00" style:font-style-asian="normal" style:font-style-complex="normal"/>
    </style:style>
    <style:style style:name="P227" style:family="paragraph" style:parent-style-name="Standard">
      <style:paragraph-properties fo:line-height="100%"/>
      <style:text-properties fo:font-style="normal" officeooo:rsid="0364e15d" officeooo:paragraph-rsid="034dbe4d" style:font-style-asian="normal" style:font-style-complex="normal"/>
    </style:style>
    <style:style style:name="P228" style:family="paragraph" style:parent-style-name="Standard">
      <style:paragraph-properties fo:line-height="100%"/>
      <style:text-properties fo:font-style="normal" officeooo:rsid="033e56cf" officeooo:paragraph-rsid="0369854f" style:font-style-asian="normal" style:font-style-complex="normal"/>
    </style:style>
    <style:style style:name="P229" style:family="paragraph" style:parent-style-name="Standard">
      <style:paragraph-properties fo:line-height="100%"/>
      <style:text-properties fo:font-style="normal" officeooo:rsid="033e56cf" officeooo:paragraph-rsid="0364e15d" style:font-style-asian="normal" style:font-style-complex="normal"/>
    </style:style>
    <style:style style:name="P230" style:family="paragraph" style:parent-style-name="Standard">
      <style:paragraph-properties fo:line-height="100%"/>
      <style:text-properties fo:font-style="normal" officeooo:rsid="040ce935" officeooo:paragraph-rsid="040ea9fd" style:font-style-asian="normal" style:font-style-complex="normal"/>
    </style:style>
    <style:style style:name="P231" style:family="paragraph" style:parent-style-name="Standard">
      <style:paragraph-properties fo:line-height="100%"/>
      <style:text-properties fo:font-style="normal" officeooo:rsid="040ce935" officeooo:paragraph-rsid="0473548b" style:font-style-asian="normal" style:font-style-complex="normal"/>
    </style:style>
    <style:style style:name="P232" style:family="paragraph" style:parent-style-name="Standard">
      <style:paragraph-properties fo:line-height="100%"/>
      <style:text-properties fo:font-style="normal" officeooo:rsid="054a05f8" officeooo:paragraph-rsid="056aa2db" style:font-style-asian="normal" style:font-style-complex="normal"/>
    </style:style>
    <style:style style:name="P233" style:family="paragraph" style:parent-style-name="Standard">
      <style:paragraph-properties fo:line-height="100%"/>
      <style:text-properties fo:font-style="normal" officeooo:rsid="05604a7a" officeooo:paragraph-rsid="05604a7a" style:font-style-asian="normal" style:font-style-complex="normal"/>
    </style:style>
    <style:style style:name="P234" style:family="paragraph" style:parent-style-name="Standard">
      <style:paragraph-properties fo:line-height="150%"/>
      <style:text-properties fo:font-style="normal" officeooo:rsid="0571649d" officeooo:paragraph-rsid="0571649d" style:font-style-asian="normal" style:font-style-complex="normal"/>
    </style:style>
    <style:style style:name="P235" style:family="paragraph" style:parent-style-name="Standard">
      <style:paragraph-properties fo:line-height="150%"/>
      <style:text-properties fo:font-style="normal" officeooo:rsid="0562b769" officeooo:paragraph-rsid="0590b9d3" style:font-style-asian="normal" style:font-style-complex="normal"/>
    </style:style>
    <style:style style:name="P236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237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238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239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240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241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242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243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244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245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246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247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248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49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50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51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252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253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254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255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256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257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258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259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260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261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262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263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264" style:family="paragraph" style:parent-style-name="Standard">
      <style:text-properties fo:font-style="normal" style:text-underline-style="none" fo:font-weight="normal" officeooo:rsid="029fcca0" officeooo:paragraph-rsid="00b1e303" style:font-style-asian="normal" style:font-weight-asian="normal" style:font-style-complex="normal" style:font-weight-complex="normal"/>
    </style:style>
    <style:style style:name="P265" style:family="paragraph" style:parent-style-name="Standard">
      <style:paragraph-properties fo:line-height="150%"/>
      <style:text-properties fo:font-style="normal" style:text-underline-style="none" fo:font-weight="normal" officeooo:rsid="029fcca0" officeooo:paragraph-rsid="02c67287" style:font-style-asian="normal" style:font-weight-asian="normal" style:font-style-complex="normal" style:font-weight-complex="normal"/>
    </style:style>
    <style:style style:name="P266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3e0b30e" style:font-style-asian="normal" style:font-weight-asian="normal" style:font-style-complex="normal" style:font-weight-complex="normal"/>
    </style:style>
    <style:style style:name="P267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268" style:family="paragraph" style:parent-style-name="Standard">
      <style:paragraph-properties fo:line-height="150%"/>
      <style:text-properties fo:font-style="normal" style:text-underline-style="none" fo:font-weight="normal" officeooo:rsid="03cd2984" officeooo:paragraph-rsid="03fd5e01" style:font-style-asian="normal" style:font-weight-asian="normal" style:font-style-complex="normal" style:font-weight-complex="normal"/>
    </style:style>
    <style:style style:name="P269" style:family="paragraph" style:parent-style-name="Standard">
      <style:paragraph-properties fo:line-height="100%"/>
      <style:text-properties fo:font-style="normal" style:text-underline-style="none" fo:font-weight="normal" officeooo:rsid="045e10e9" officeooo:paragraph-rsid="045e6749" style:font-style-asian="normal" style:font-weight-asian="normal" style:font-style-complex="normal" style:font-weight-complex="normal"/>
    </style:style>
    <style:style style:name="P270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271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272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273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274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275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276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277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278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279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280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281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282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283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284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285" style:family="paragraph" style:parent-style-name="Standard">
      <style:text-properties fo:font-style="normal" style:text-underline-style="none" fo:font-weight="bold" officeooo:rsid="0099273a" officeooo:paragraph-rsid="009622c6" style:font-style-asian="normal" style:font-weight-asian="bold" style:font-style-complex="normal" style:font-weight-complex="bold"/>
    </style:style>
    <style:style style:name="P286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287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288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289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290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291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292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293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294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295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296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297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298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299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300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301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302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303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304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305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306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307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308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309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310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311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312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313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314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315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316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317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318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319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320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321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322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323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324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325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326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327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328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329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330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331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332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333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334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335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336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337" style:family="paragraph" style:parent-style-name="Standard">
      <style:paragraph-properties fo:line-height="150%"/>
      <style:text-properties fo:font-style="normal" style:text-underline-style="none" officeooo:rsid="00ae61b4" officeooo:paragraph-rsid="02be3c45" style:font-style-asian="normal" style:font-style-complex="normal"/>
    </style:style>
    <style:style style:name="P338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339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340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341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342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343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344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345" style:family="paragraph" style:parent-style-name="Standard">
      <style:text-properties fo:font-style="normal" fo:font-weight="normal" officeooo:rsid="034f5b13" officeooo:paragraph-rsid="034f5b13" style:font-style-asian="normal" style:font-weight-asian="normal" style:font-style-complex="normal" style:font-weight-complex="normal"/>
    </style:style>
    <style:style style:name="P346" style:family="paragraph" style:parent-style-name="Standard">
      <style:paragraph-properties fo:line-height="100%"/>
      <style:text-properties fo:font-style="normal" fo:font-weight="normal" officeooo:rsid="040e5934" officeooo:paragraph-rsid="040ea9fd" style:font-style-asian="normal" style:font-weight-asian="normal" style:font-style-complex="normal" style:font-weight-complex="normal"/>
    </style:style>
    <style:style style:name="P347" style:family="paragraph" style:parent-style-name="Standard">
      <style:paragraph-properties fo:line-height="100%"/>
      <style:text-properties fo:font-style="normal" fo:font-weight="normal" officeooo:rsid="040ea9fd" officeooo:paragraph-rsid="040ea9fd" style:font-style-asian="normal" style:font-weight-asian="normal" style:font-style-complex="normal" style:font-weight-complex="normal"/>
    </style:style>
    <style:style style:name="P348" style:family="paragraph" style:parent-style-name="Standard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349" style:family="paragraph" style:parent-style-name="Standard">
      <style:paragraph-properties fo:line-height="15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350" style:family="paragraph" style:parent-style-name="Standard">
      <style:paragraph-properties fo:line-height="100%"/>
      <style:text-properties fo:font-style="normal" fo:font-weight="normal" officeooo:rsid="0411d16e" officeooo:paragraph-rsid="0411d16e" style:font-style-asian="normal" style:font-weight-asian="normal" style:font-style-complex="normal" style:font-weight-complex="normal"/>
    </style:style>
    <style:style style:name="P351" style:family="paragraph" style:parent-style-name="Standard">
      <style:paragraph-properties fo:line-height="100%"/>
      <style:text-properties fo:font-style="normal" fo:font-weight="normal" officeooo:rsid="0412d727" officeooo:paragraph-rsid="0412d727" style:font-style-asian="normal" style:font-weight-asian="normal" style:font-style-complex="normal" style:font-weight-complex="normal"/>
    </style:style>
    <style:style style:name="P352" style:family="paragraph" style:parent-style-name="Standard">
      <style:paragraph-properties fo:line-height="100%"/>
      <style:text-properties fo:font-style="normal" fo:font-weight="normal" officeooo:rsid="0413e071" officeooo:paragraph-rsid="0413e071" style:font-style-asian="normal" style:font-weight-asian="normal" style:font-style-complex="normal" style:font-weight-complex="normal"/>
    </style:style>
    <style:style style:name="P353" style:family="paragraph" style:parent-style-name="Standard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354" style:family="paragraph" style:parent-style-name="Standard">
      <style:paragraph-properties fo:line-height="100%"/>
      <style:text-properties fo:font-style="normal" fo:font-weight="normal" officeooo:rsid="04161d3e" officeooo:paragraph-rsid="04161d3e" style:font-style-asian="normal" style:font-weight-asian="normal" style:font-style-complex="normal" style:font-weight-complex="normal"/>
    </style:style>
    <style:style style:name="P355" style:family="paragraph" style:parent-style-name="Standard">
      <style:paragraph-properties fo:line-height="100%"/>
      <style:text-properties fo:font-style="normal" fo:font-weight="normal" officeooo:rsid="041746e7" officeooo:paragraph-rsid="041746e7" style:font-style-asian="normal" style:font-weight-asian="normal" style:font-style-complex="normal" style:font-weight-complex="normal"/>
    </style:style>
    <style:style style:name="P356" style:family="paragraph" style:parent-style-name="Standard">
      <style:paragraph-properties fo:line-height="100%"/>
      <style:text-properties fo:font-style="normal" fo:font-weight="normal" officeooo:rsid="041e6a3e" officeooo:paragraph-rsid="041e6a3e" style:font-style-asian="normal" style:font-weight-asian="normal" style:font-style-complex="normal" style:font-weight-complex="normal"/>
    </style:style>
    <style:style style:name="P357" style:family="paragraph" style:parent-style-name="Standard">
      <style:paragraph-properties fo:line-height="100%"/>
      <style:text-properties fo:font-style="normal" fo:font-weight="normal" officeooo:rsid="04226783" officeooo:paragraph-rsid="041e6a3e" style:font-style-asian="normal" style:font-weight-asian="normal" style:font-style-complex="normal" style:font-weight-complex="normal"/>
    </style:style>
    <style:style style:name="P358" style:family="paragraph" style:parent-style-name="Standard">
      <style:paragraph-properties fo:line-height="100%"/>
      <style:text-properties fo:font-style="normal" fo:font-weight="normal" officeooo:rsid="04226783" officeooo:paragraph-rsid="04226783" style:font-style-asian="normal" style:font-weight-asian="normal" style:font-style-complex="normal" style:font-weight-complex="normal"/>
    </style:style>
    <style:style style:name="P359" style:family="paragraph" style:parent-style-name="Standard">
      <style:paragraph-properties fo:line-height="100%"/>
      <style:text-properties fo:font-style="normal" fo:font-weight="normal" officeooo:rsid="042d7117" officeooo:paragraph-rsid="042d7117" style:font-style-asian="normal" style:font-weight-asian="normal" style:font-style-complex="normal" style:font-weight-complex="normal"/>
    </style:style>
    <style:style style:name="P360" style:family="paragraph" style:parent-style-name="Standard">
      <style:paragraph-properties fo:line-height="100%"/>
      <style:text-properties fo:font-style="normal" fo:font-weight="normal" officeooo:rsid="042d7117" officeooo:paragraph-rsid="04329278" style:font-style-asian="normal" style:font-weight-asian="normal" style:font-style-complex="normal" style:font-weight-complex="normal"/>
    </style:style>
    <style:style style:name="P361" style:family="paragraph" style:parent-style-name="Standard">
      <style:paragraph-properties fo:line-height="100%"/>
      <style:text-properties fo:font-style="normal" fo:font-weight="normal" officeooo:rsid="0424a315" officeooo:paragraph-rsid="04226783" style:font-style-asian="normal" style:font-weight-asian="normal" style:font-style-complex="normal" style:font-weight-complex="normal"/>
    </style:style>
    <style:style style:name="P362" style:family="paragraph" style:parent-style-name="Standard">
      <style:paragraph-properties fo:line-height="100%"/>
      <style:text-properties fo:font-style="normal" fo:font-weight="normal" officeooo:rsid="0424a315" officeooo:paragraph-rsid="0424a315" style:font-style-asian="normal" style:font-weight-asian="normal" style:font-style-complex="normal" style:font-weight-complex="normal"/>
    </style:style>
    <style:style style:name="P363" style:family="paragraph" style:parent-style-name="Standard">
      <style:paragraph-properties fo:line-height="100%"/>
      <style:text-properties fo:font-style="normal" fo:font-weight="normal" officeooo:rsid="0424a315" officeooo:paragraph-rsid="04253c68" style:font-style-asian="normal" style:font-weight-asian="normal" style:font-style-complex="normal" style:font-weight-complex="normal"/>
    </style:style>
    <style:style style:name="P364" style:family="paragraph" style:parent-style-name="Standard">
      <style:paragraph-properties fo:line-height="100%"/>
      <style:text-properties fo:font-style="normal" fo:font-weight="normal" officeooo:rsid="0426fd4c" officeooo:paragraph-rsid="0426fd4c" style:font-style-asian="normal" style:font-weight-asian="normal" style:font-style-complex="normal" style:font-weight-complex="normal"/>
    </style:style>
    <style:style style:name="P365" style:family="paragraph" style:parent-style-name="Standard">
      <style:paragraph-properties fo:line-height="100%"/>
      <style:text-properties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366" style:family="paragraph" style:parent-style-name="Standard">
      <style:paragraph-properties fo:line-height="100%"/>
      <style:text-properties fo:font-style="normal" fo:font-weight="normal" officeooo:rsid="043a3360" officeooo:paragraph-rsid="043a3360" style:font-style-asian="normal" style:font-weight-asian="normal" style:font-style-complex="normal" style:font-weight-complex="normal"/>
    </style:style>
    <style:style style:name="P367" style:family="paragraph" style:parent-style-name="Standard">
      <style:paragraph-properties fo:line-height="100%"/>
      <style:text-properties fo:font-style="normal" fo:font-weight="normal" officeooo:rsid="043a3360" officeooo:paragraph-rsid="04518e70" style:font-style-asian="normal" style:font-weight-asian="normal" style:font-style-complex="normal" style:font-weight-complex="normal"/>
    </style:style>
    <style:style style:name="P368" style:family="paragraph" style:parent-style-name="Standard">
      <style:paragraph-properties fo:line-height="100%"/>
      <style:text-properties fo:font-style="normal" fo:font-weight="normal" officeooo:rsid="043af291" officeooo:paragraph-rsid="043af291" style:font-style-asian="normal" style:font-weight-asian="normal" style:font-style-complex="normal" style:font-weight-complex="normal"/>
    </style:style>
    <style:style style:name="P369" style:family="paragraph" style:parent-style-name="Standard">
      <style:paragraph-properties fo:line-height="100%"/>
      <style:text-properties fo:font-style="normal" fo:font-weight="normal" officeooo:rsid="043c29f4" officeooo:paragraph-rsid="043c29f4" style:font-style-asian="normal" style:font-weight-asian="normal" style:font-style-complex="normal" style:font-weight-complex="normal"/>
    </style:style>
    <style:style style:name="P370" style:family="paragraph" style:parent-style-name="Standard">
      <style:paragraph-properties fo:line-height="100%"/>
      <style:text-properties fo:font-style="normal" fo:font-weight="normal" officeooo:rsid="043c29f4" officeooo:paragraph-rsid="043c6125" style:font-style-asian="normal" style:font-weight-asian="normal" style:font-style-complex="normal" style:font-weight-complex="normal"/>
    </style:style>
    <style:style style:name="P371" style:family="paragraph" style:parent-style-name="Standard">
      <style:paragraph-properties fo:line-height="100%"/>
      <style:text-properties fo:font-style="normal" fo:font-weight="normal" officeooo:rsid="043c6125" officeooo:paragraph-rsid="043c6125" style:font-style-asian="normal" style:font-weight-asian="normal" style:font-style-complex="normal" style:font-weight-complex="normal"/>
    </style:style>
    <style:style style:name="P372" style:family="paragraph" style:parent-style-name="Standard">
      <style:paragraph-properties fo:line-height="100%"/>
      <style:text-properties fo:font-style="normal" fo:font-weight="normal" officeooo:rsid="043fc929" officeooo:paragraph-rsid="043fc929" style:font-style-asian="normal" style:font-weight-asian="normal" style:font-style-complex="normal" style:font-weight-complex="normal"/>
    </style:style>
    <style:style style:name="P373" style:family="paragraph" style:parent-style-name="Standard">
      <style:paragraph-properties fo:line-height="100%"/>
      <style:text-properties fo:font-style="normal" fo:font-weight="normal" officeooo:rsid="04518e70" officeooo:paragraph-rsid="04518e70" style:font-style-asian="normal" style:font-weight-asian="normal" style:font-style-complex="normal" style:font-weight-complex="normal"/>
    </style:style>
    <style:style style:name="P374" style:family="paragraph" style:parent-style-name="Standard">
      <style:paragraph-properties fo:line-height="100%"/>
      <style:text-properties fo:font-style="normal" fo:font-weight="normal" officeooo:rsid="04518e70" officeooo:paragraph-rsid="0464d765" style:font-style-asian="normal" style:font-weight-asian="normal" style:font-style-complex="normal" style:font-weight-complex="normal"/>
    </style:style>
    <style:style style:name="P375" style:family="paragraph" style:parent-style-name="Standard">
      <style:paragraph-properties fo:line-height="100%"/>
      <style:text-properties fo:font-style="normal" fo:font-weight="normal" officeooo:rsid="0453216f" officeooo:paragraph-rsid="0461e049" style:font-style-asian="normal" style:font-weight-asian="normal" style:font-style-complex="normal" style:font-weight-complex="normal"/>
    </style:style>
    <style:style style:name="P376" style:family="paragraph" style:parent-style-name="Standard">
      <style:paragraph-properties fo:line-height="100%"/>
      <style:text-properties fo:font-style="normal" fo:font-weight="normal" officeooo:rsid="0453216f" officeooo:paragraph-rsid="0464d765" style:font-style-asian="normal" style:font-weight-asian="normal" style:font-style-complex="normal" style:font-weight-complex="normal"/>
    </style:style>
    <style:style style:name="P377" style:family="paragraph" style:parent-style-name="Standard">
      <style:paragraph-properties fo:line-height="100%"/>
      <style:text-properties fo:font-style="normal" fo:font-weight="normal" officeooo:rsid="04592f7c" officeooo:paragraph-rsid="04592f7c" style:font-style-asian="normal" style:font-weight-asian="normal" style:font-style-complex="normal" style:font-weight-complex="normal"/>
    </style:style>
    <style:style style:name="P378" style:family="paragraph" style:parent-style-name="Standard">
      <style:paragraph-properties fo:line-height="100%"/>
      <style:text-properties fo:font-style="normal" fo:font-weight="normal" officeooo:rsid="04592f7c" officeooo:paragraph-rsid="048bee3c" style:font-style-asian="normal" style:font-weight-asian="normal" style:font-style-complex="normal" style:font-weight-complex="normal"/>
    </style:style>
    <style:style style:name="P379" style:family="paragraph" style:parent-style-name="Standard">
      <style:paragraph-properties fo:line-height="100%"/>
      <style:text-properties fo:font-style="normal" fo:font-weight="normal" officeooo:rsid="04592f7c" officeooo:paragraph-rsid="048df38c" style:font-style-asian="normal" style:font-weight-asian="normal" style:font-style-complex="normal" style:font-weight-complex="normal"/>
    </style:style>
    <style:style style:name="P380" style:family="paragraph" style:parent-style-name="Standard">
      <style:paragraph-properties fo:line-height="100%"/>
      <style:text-properties fo:font-style="normal" fo:font-weight="normal" officeooo:rsid="0458c70f" officeooo:paragraph-rsid="0458c70f" style:font-style-asian="normal" style:font-weight-asian="normal" style:font-style-complex="normal" style:font-weight-complex="normal"/>
    </style:style>
    <style:style style:name="P381" style:family="paragraph" style:parent-style-name="Standard">
      <style:paragraph-properties fo:line-height="150%"/>
      <style:text-properties fo:font-style="normal" fo:font-weight="normal" officeooo:rsid="045e10e9" officeooo:paragraph-rsid="045e6749" style:font-style-asian="normal" style:font-weight-asian="normal" style:font-style-complex="normal" style:font-weight-complex="normal"/>
    </style:style>
    <style:style style:name="P382" style:family="paragraph" style:parent-style-name="Standard">
      <style:text-properties fo:font-style="normal" fo:font-weight="normal" officeooo:rsid="02be3c45" officeooo:paragraph-rsid="04862b4c" style:font-style-asian="normal" style:font-weight-asian="normal" style:font-style-complex="normal" style:font-weight-complex="normal"/>
    </style:style>
    <style:style style:name="P383" style:family="paragraph" style:parent-style-name="Standard">
      <style:text-properties fo:font-style="normal" fo:font-weight="normal" officeooo:rsid="04837ce8" officeooo:paragraph-rsid="04862b4c" style:font-style-asian="normal" style:font-weight-asian="normal" style:font-style-complex="normal" style:font-weight-complex="normal"/>
    </style:style>
    <style:style style:name="P384" style:family="paragraph" style:parent-style-name="Standard">
      <style:paragraph-properties fo:line-height="100%"/>
      <style:text-properties fo:font-style="normal" fo:font-weight="normal" officeooo:rsid="040aae1c" officeooo:paragraph-rsid="0473548b" style:font-style-asian="normal" style:font-weight-asian="normal" style:font-style-complex="normal" style:font-weight-complex="normal"/>
    </style:style>
    <style:style style:name="P385" style:family="paragraph" style:parent-style-name="Standard">
      <style:paragraph-properties fo:line-height="100%"/>
      <style:text-properties fo:font-style="normal" fo:font-weight="normal" officeooo:rsid="046f7d26" officeooo:paragraph-rsid="046f7d26" style:font-style-asian="normal" style:font-weight-asian="normal" style:font-style-complex="normal" style:font-weight-complex="normal"/>
    </style:style>
    <style:style style:name="P386" style:family="paragraph" style:parent-style-name="Standard">
      <style:paragraph-properties fo:line-height="100%"/>
      <style:text-properties fo:font-style="normal" fo:font-weight="normal" officeooo:rsid="048fe3f8" officeooo:paragraph-rsid="048fe3f8" style:font-style-asian="normal" style:font-weight-asian="normal" style:font-style-complex="normal" style:font-weight-complex="normal"/>
    </style:style>
    <style:style style:name="P387" style:family="paragraph" style:parent-style-name="Standard">
      <style:paragraph-properties fo:line-height="100%"/>
      <style:text-properties fo:font-style="normal" fo:font-weight="normal" officeooo:rsid="048fe3f8" officeooo:paragraph-rsid="048ffd4a" style:font-style-asian="normal" style:font-weight-asian="normal" style:font-style-complex="normal" style:font-weight-complex="normal"/>
    </style:style>
    <style:style style:name="P388" style:family="paragraph" style:parent-style-name="Standard">
      <style:paragraph-properties fo:line-height="100%"/>
      <style:text-properties fo:font-style="normal" fo:font-weight="normal" officeooo:rsid="048ffd4a" officeooo:paragraph-rsid="048ffd4a" style:font-style-asian="normal" style:font-weight-asian="normal" style:font-style-complex="normal" style:font-weight-complex="normal"/>
    </style:style>
    <style:style style:name="P389" style:family="paragraph" style:parent-style-name="Standard">
      <style:paragraph-properties fo:line-height="100%"/>
      <style:text-properties fo:font-style="normal" fo:font-weight="normal" officeooo:rsid="048ffd4a" officeooo:paragraph-rsid="04915c32" style:font-style-asian="normal" style:font-weight-asian="normal" style:font-style-complex="normal" style:font-weight-complex="normal"/>
    </style:style>
    <style:style style:name="P390" style:family="paragraph" style:parent-style-name="Standard">
      <style:paragraph-properties fo:line-height="100%"/>
      <style:text-properties fo:font-style="normal" fo:font-weight="normal" officeooo:rsid="04915c32" officeooo:paragraph-rsid="04915c32" style:font-style-asian="normal" style:font-weight-asian="normal" style:font-style-complex="normal" style:font-weight-complex="normal"/>
    </style:style>
    <style:style style:name="P391" style:family="paragraph" style:parent-style-name="Standard">
      <style:paragraph-properties fo:line-height="100%"/>
      <style:text-properties fo:font-style="normal" fo:font-weight="normal" officeooo:rsid="0494bc64" officeooo:paragraph-rsid="0494bc64" style:font-style-asian="normal" style:font-weight-asian="normal" style:font-style-complex="normal" style:font-weight-complex="normal"/>
    </style:style>
    <style:style style:name="P392" style:family="paragraph" style:parent-style-name="Standard">
      <style:paragraph-properties fo:line-height="100%"/>
      <style:text-properties fo:font-style="normal" fo:font-weight="normal" officeooo:rsid="0494bc64" officeooo:paragraph-rsid="0497dc28" style:font-style-asian="normal" style:font-weight-asian="normal" style:font-style-complex="normal" style:font-weight-complex="normal"/>
    </style:style>
    <style:style style:name="P393" style:family="paragraph" style:parent-style-name="Standard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394" style:family="paragraph" style:parent-style-name="Standard">
      <style:paragraph-properties fo:line-height="100%"/>
      <style:text-properties fo:font-style="normal" fo:font-weight="normal" officeooo:rsid="04a6595a" officeooo:paragraph-rsid="04a6595a" style:font-style-asian="normal" style:font-weight-asian="normal" style:font-style-complex="normal" style:font-weight-complex="normal"/>
    </style:style>
    <style:style style:name="P395" style:family="paragraph" style:parent-style-name="Standard">
      <style:paragraph-properties fo:line-height="15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396" style:family="paragraph" style:parent-style-name="Standard">
      <style:paragraph-properties fo:line-height="100%"/>
      <style:text-properties fo:font-style="normal" fo:font-weight="normal" officeooo:rsid="04aafa22" officeooo:paragraph-rsid="04aafa22" style:font-style-asian="normal" style:font-weight-asian="normal" style:font-style-complex="normal" style:font-weight-complex="normal"/>
    </style:style>
    <style:style style:name="P397" style:family="paragraph" style:parent-style-name="Standard">
      <style:paragraph-properties fo:line-height="100%"/>
      <style:text-properties fo:font-style="normal" fo:font-weight="normal" officeooo:rsid="04ad05fc" officeooo:paragraph-rsid="04b3c5c0" style:font-style-asian="normal" style:font-weight-asian="normal" style:font-style-complex="normal" style:font-weight-complex="normal"/>
    </style:style>
    <style:style style:name="P398" style:family="paragraph" style:parent-style-name="Standard">
      <style:paragraph-properties fo:line-height="100%"/>
      <style:text-properties fo:font-style="normal" fo:font-weight="normal" officeooo:rsid="04ad05fc" officeooo:paragraph-rsid="04ad05fc" style:font-style-asian="normal" style:font-weight-asian="normal" style:font-style-complex="normal" style:font-weight-complex="normal"/>
    </style:style>
    <style:style style:name="P399" style:family="paragraph" style:parent-style-name="Standard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400" style:family="paragraph" style:parent-style-name="Standard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401" style:family="paragraph" style:parent-style-name="Standard">
      <style:paragraph-properties fo:line-height="100%"/>
      <style:text-properties fo:font-style="normal" fo:font-weight="normal" officeooo:rsid="04b5cf7f" officeooo:paragraph-rsid="04b5cf7f" style:font-style-asian="normal" style:font-weight-asian="normal" style:font-style-complex="normal" style:font-weight-complex="normal"/>
    </style:style>
    <style:style style:name="P402" style:family="paragraph" style:parent-style-name="Standard">
      <style:paragraph-properties fo:line-height="100%"/>
      <style:text-properties fo:font-style="normal" fo:font-weight="normal" officeooo:rsid="04b80b14" officeooo:paragraph-rsid="04b80b14" style:font-style-asian="normal" style:font-weight-asian="normal" style:font-style-complex="normal" style:font-weight-complex="normal"/>
    </style:style>
    <style:style style:name="P403" style:family="paragraph" style:parent-style-name="Standard">
      <style:paragraph-properties fo:line-height="100%"/>
      <style:text-properties fo:font-style="normal" fo:font-weight="normal" officeooo:rsid="04b80b14" officeooo:paragraph-rsid="04ba1b39" style:font-style-asian="normal" style:font-weight-asian="normal" style:font-style-complex="normal" style:font-weight-complex="normal"/>
    </style:style>
    <style:style style:name="P404" style:family="paragraph" style:parent-style-name="Standard">
      <style:paragraph-properties fo:line-height="100%"/>
      <style:text-properties fo:font-style="normal" fo:font-weight="normal" officeooo:rsid="04ba1b39" officeooo:paragraph-rsid="04ba1b39" style:font-style-asian="normal" style:font-weight-asian="normal" style:font-style-complex="normal" style:font-weight-complex="normal"/>
    </style:style>
    <style:style style:name="P405" style:family="paragraph" style:parent-style-name="Standard">
      <style:paragraph-properties fo:line-height="100%"/>
      <style:text-properties fo:font-style="normal" fo:font-weight="normal" officeooo:rsid="04ba1b39" officeooo:paragraph-rsid="04c9886e" style:font-style-asian="normal" style:font-weight-asian="normal" style:font-style-complex="normal" style:font-weight-complex="normal"/>
    </style:style>
    <style:style style:name="P406" style:family="paragraph" style:parent-style-name="Standard">
      <style:paragraph-properties fo:line-height="100%"/>
      <style:text-properties fo:font-style="normal" fo:font-weight="normal" officeooo:rsid="04ba1b39" officeooo:paragraph-rsid="04bab362" style:font-style-asian="normal" style:font-weight-asian="normal" style:font-style-complex="normal" style:font-weight-complex="normal"/>
    </style:style>
    <style:style style:name="P407" style:family="paragraph" style:parent-style-name="Standard">
      <style:paragraph-properties fo:line-height="100%"/>
      <style:text-properties fo:font-style="normal" fo:font-weight="normal" officeooo:rsid="04d25cec" officeooo:paragraph-rsid="04d25cec" style:font-style-asian="normal" style:font-weight-asian="normal" style:font-style-complex="normal" style:font-weight-complex="normal"/>
    </style:style>
    <style:style style:name="P408" style:family="paragraph" style:parent-style-name="Standard">
      <style:paragraph-properties fo:line-height="100%"/>
      <style:text-properties fo:font-style="normal" fo:font-weight="normal" officeooo:rsid="04d7a840" officeooo:paragraph-rsid="04d7a840" style:font-style-asian="normal" style:font-weight-asian="normal" style:font-style-complex="normal" style:font-weight-complex="normal"/>
    </style:style>
    <style:style style:name="P409" style:family="paragraph" style:parent-style-name="Standard">
      <style:paragraph-properties fo:line-height="100%"/>
      <style:text-properties fo:font-style="normal" fo:font-weight="normal" officeooo:rsid="04d7b913" officeooo:paragraph-rsid="04d7b913" style:font-style-asian="normal" style:font-weight-asian="normal" style:font-style-complex="normal" style:font-weight-complex="normal"/>
    </style:style>
    <style:style style:name="P410" style:family="paragraph" style:parent-style-name="Standard">
      <style:paragraph-properties fo:line-height="100%"/>
      <style:text-properties fo:font-style="normal" fo:font-weight="normal" officeooo:rsid="04dd833a" officeooo:paragraph-rsid="04dd833a" style:font-style-asian="normal" style:font-weight-asian="normal" style:font-style-complex="normal" style:font-weight-complex="normal"/>
    </style:style>
    <style:style style:name="P411" style:family="paragraph" style:parent-style-name="Standard">
      <style:paragraph-properties fo:line-height="100%"/>
      <style:text-properties fo:font-style="normal" fo:font-weight="normal" officeooo:rsid="04e05298" officeooo:paragraph-rsid="04e05298" style:font-style-asian="normal" style:font-weight-asian="normal" style:font-style-complex="normal" style:font-weight-complex="normal"/>
    </style:style>
    <style:style style:name="P412" style:family="paragraph" style:parent-style-name="Standard">
      <style:paragraph-properties fo:line-height="100%"/>
      <style:text-properties fo:font-style="normal" fo:font-weight="normal" officeooo:rsid="04e64680" officeooo:paragraph-rsid="04e64680" style:font-style-asian="normal" style:font-weight-asian="normal" style:font-style-complex="normal" style:font-weight-complex="normal"/>
    </style:style>
    <style:style style:name="P413" style:family="paragraph" style:parent-style-name="Standard">
      <style:paragraph-properties fo:line-height="100%"/>
      <style:text-properties fo:font-style="normal" fo:font-weight="normal" officeooo:rsid="04ec533d" officeooo:paragraph-rsid="04deac5d" style:font-style-asian="normal" style:font-weight-asian="normal" style:font-style-complex="normal" style:font-weight-complex="normal"/>
    </style:style>
    <style:style style:name="P414" style:family="paragraph" style:parent-style-name="Standard">
      <style:paragraph-properties fo:line-height="100%"/>
      <style:text-properties fo:font-style="normal" fo:font-weight="normal" officeooo:rsid="04d9fb2e" officeooo:paragraph-rsid="04deac5d" style:font-style-asian="normal" style:font-weight-asian="normal" style:font-style-complex="normal" style:font-weight-complex="normal"/>
    </style:style>
    <style:style style:name="P415" style:family="paragraph" style:parent-style-name="Standard">
      <style:paragraph-properties fo:line-height="100%"/>
      <style:text-properties fo:font-style="normal" fo:font-weight="normal" officeooo:rsid="04d9fb2e" officeooo:paragraph-rsid="04dd833a" style:font-style-asian="normal" style:font-weight-asian="normal" style:font-style-complex="normal" style:font-weight-complex="normal"/>
    </style:style>
    <style:style style:name="P416" style:family="paragraph" style:parent-style-name="Standard">
      <style:paragraph-properties fo:line-height="100%"/>
      <style:text-properties fo:font-style="normal" fo:font-weight="normal" officeooo:rsid="04d9fb2e" officeooo:paragraph-rsid="04f29906" style:font-style-asian="normal" style:font-weight-asian="normal" style:font-style-complex="normal" style:font-weight-complex="normal"/>
    </style:style>
    <style:style style:name="P417" style:family="paragraph" style:parent-style-name="Standard">
      <style:paragraph-properties fo:line-height="100%"/>
      <style:text-properties fo:font-style="normal" fo:font-weight="normal" officeooo:rsid="04f0bfd5" officeooo:paragraph-rsid="04febbe8" style:font-style-asian="normal" style:font-weight-asian="normal" style:font-style-complex="normal" style:font-weight-complex="normal"/>
    </style:style>
    <style:style style:name="P418" style:family="paragraph" style:parent-style-name="Standard">
      <style:paragraph-properties fo:line-height="100%"/>
      <style:text-properties fo:font-style="normal" fo:font-weight="normal" officeooo:rsid="04f0bfd5" officeooo:paragraph-rsid="04f0bfd5" style:font-style-asian="normal" style:font-weight-asian="normal" style:font-style-complex="normal" style:font-weight-complex="normal"/>
    </style:style>
    <style:style style:name="P419" style:family="paragraph" style:parent-style-name="Standard">
      <style:paragraph-properties fo:line-height="100%"/>
      <style:text-properties fo:font-style="normal" fo:font-weight="normal" officeooo:rsid="04f0bfd5" officeooo:paragraph-rsid="04f1c42d" style:font-style-asian="normal" style:font-weight-asian="normal" style:font-style-complex="normal" style:font-weight-complex="normal"/>
    </style:style>
    <style:style style:name="P420" style:family="paragraph" style:parent-style-name="Standard">
      <style:paragraph-properties fo:line-height="100%"/>
      <style:text-properties fo:font-style="normal" fo:font-weight="normal" officeooo:rsid="04f1c42d" officeooo:paragraph-rsid="04f0bfd5" style:font-style-asian="normal" style:font-weight-asian="normal" style:font-style-complex="normal" style:font-weight-complex="normal"/>
    </style:style>
    <style:style style:name="P421" style:family="paragraph" style:parent-style-name="Standard">
      <style:paragraph-properties fo:line-height="100%"/>
      <style:text-properties fo:font-style="normal" fo:font-weight="normal" officeooo:rsid="04f62663" officeooo:paragraph-rsid="04f62663" style:font-style-asian="normal" style:font-weight-asian="normal" style:font-style-complex="normal" style:font-weight-complex="normal"/>
    </style:style>
    <style:style style:name="P422" style:family="paragraph" style:parent-style-name="Standard">
      <style:paragraph-properties fo:line-height="100%"/>
      <style:text-properties fo:font-style="normal" fo:font-weight="normal" officeooo:rsid="04f77d76" officeooo:paragraph-rsid="04f77d76" style:font-style-asian="normal" style:font-weight-asian="normal" style:font-style-complex="normal" style:font-weight-complex="normal"/>
    </style:style>
    <style:style style:name="P423" style:family="paragraph" style:parent-style-name="Standard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424" style:family="paragraph" style:parent-style-name="Standard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425" style:family="paragraph" style:parent-style-name="Standard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426" style:family="paragraph" style:parent-style-name="Standard">
      <style:paragraph-properties fo:line-height="100%"/>
      <style:text-properties fo:font-style="normal" fo:font-weight="normal" officeooo:rsid="0508fe4c" officeooo:paragraph-rsid="051228a5" style:font-style-asian="normal" style:font-weight-asian="normal" style:font-style-complex="normal" style:font-weight-complex="normal"/>
    </style:style>
    <style:style style:name="P427" style:family="paragraph" style:parent-style-name="Standard">
      <style:paragraph-properties fo:line-height="100%"/>
      <style:text-properties fo:font-style="normal" fo:font-weight="normal" officeooo:rsid="050e283a" officeooo:paragraph-rsid="051228a5" style:font-style-asian="normal" style:font-weight-asian="normal" style:font-style-complex="normal" style:font-weight-complex="normal"/>
    </style:style>
    <style:style style:name="P428" style:family="paragraph" style:parent-style-name="Standard">
      <style:paragraph-properties fo:line-height="100%"/>
      <style:text-properties fo:font-style="normal" fo:font-weight="normal" officeooo:rsid="05115d8e" officeooo:paragraph-rsid="051228a5" style:font-style-asian="normal" style:font-weight-asian="normal" style:font-style-complex="normal" style:font-weight-complex="normal"/>
    </style:style>
    <style:style style:name="P429" style:family="paragraph" style:parent-style-name="Standard">
      <style:paragraph-properties fo:line-height="100%"/>
      <style:text-properties fo:font-style="normal" fo:font-weight="normal" officeooo:rsid="051228a5" officeooo:paragraph-rsid="051228a5" style:font-style-asian="normal" style:font-weight-asian="normal" style:font-style-complex="normal" style:font-weight-complex="normal"/>
    </style:style>
    <style:style style:name="P430" style:family="paragraph" style:parent-style-name="Standard">
      <style:paragraph-properties fo:line-height="100%"/>
      <style:text-properties fo:font-style="normal" fo:font-weight="normal" officeooo:rsid="051228a5" officeooo:paragraph-rsid="05270c2d" style:font-style-asian="normal" style:font-weight-asian="normal" style:font-style-complex="normal" style:font-weight-complex="normal"/>
    </style:style>
    <style:style style:name="P431" style:family="paragraph" style:parent-style-name="Standard">
      <style:paragraph-properties fo:line-height="100%"/>
      <style:text-properties fo:font-style="normal" fo:font-weight="normal" officeooo:rsid="05149db7" officeooo:paragraph-rsid="05149db7" style:font-style-asian="normal" style:font-weight-asian="normal" style:font-style-complex="normal" style:font-weight-complex="normal"/>
    </style:style>
    <style:style style:name="P432" style:family="paragraph" style:parent-style-name="Standard">
      <style:paragraph-properties fo:line-height="100%"/>
      <style:text-properties fo:font-style="normal" fo:font-weight="normal" officeooo:rsid="0510a6b4" officeooo:paragraph-rsid="051228a5" style:font-style-asian="normal" style:font-weight-asian="normal" style:font-style-complex="normal" style:font-weight-complex="normal"/>
    </style:style>
    <style:style style:name="P433" style:family="paragraph" style:parent-style-name="Standard">
      <style:paragraph-properties fo:line-height="100%"/>
      <style:text-properties fo:font-style="normal" fo:font-weight="normal" officeooo:rsid="051755b6" officeooo:paragraph-rsid="051755b6" style:font-style-asian="normal" style:font-weight-asian="normal" style:font-style-complex="normal" style:font-weight-complex="normal"/>
    </style:style>
    <style:style style:name="P434" style:family="paragraph" style:parent-style-name="Standard">
      <style:paragraph-properties fo:line-height="100%"/>
      <style:text-properties fo:font-style="normal" fo:font-weight="normal" officeooo:rsid="05193724" officeooo:paragraph-rsid="05193724" style:font-style-asian="normal" style:font-weight-asian="normal" style:font-style-complex="normal" style:font-weight-complex="normal"/>
    </style:style>
    <style:style style:name="P435" style:family="paragraph" style:parent-style-name="Standard">
      <style:paragraph-properties fo:line-height="100%"/>
      <style:text-properties fo:font-style="normal" fo:font-weight="normal" officeooo:rsid="052c470d" officeooo:paragraph-rsid="052c470d" style:font-style-asian="normal" style:font-weight-asian="normal" style:font-style-complex="normal" style:font-weight-complex="normal"/>
    </style:style>
    <style:style style:name="P436" style:family="paragraph" style:parent-style-name="Standard">
      <style:paragraph-properties fo:line-height="100%"/>
      <style:text-properties fo:font-style="normal" fo:font-weight="normal" officeooo:rsid="052e1d4e" officeooo:paragraph-rsid="052e1d4e" style:font-style-asian="normal" style:font-weight-asian="normal" style:font-style-complex="normal" style:font-weight-complex="normal"/>
    </style:style>
    <style:style style:name="P437" style:family="paragraph" style:parent-style-name="Standard">
      <style:paragraph-properties fo:line-height="100%"/>
      <style:text-properties fo:font-style="normal" fo:font-weight="normal" officeooo:rsid="052e1d4e" officeooo:paragraph-rsid="052f8aed" style:font-style-asian="normal" style:font-weight-asian="normal" style:font-style-complex="normal" style:font-weight-complex="normal"/>
    </style:style>
    <style:style style:name="P438" style:family="paragraph" style:parent-style-name="Standard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439" style:family="paragraph" style:parent-style-name="Standard">
      <style:paragraph-properties fo:line-height="100%"/>
      <style:text-properties fo:font-style="normal" fo:font-weight="normal" officeooo:rsid="053acf61" officeooo:paragraph-rsid="053acf61" style:font-style-asian="normal" style:font-weight-asian="normal" style:font-style-complex="normal" style:font-weight-complex="normal"/>
    </style:style>
    <style:style style:name="P440" style:family="paragraph" style:parent-style-name="Standard">
      <style:paragraph-properties fo:line-height="100%"/>
      <style:text-properties fo:font-style="normal" fo:font-weight="normal" officeooo:rsid="053faa40" officeooo:paragraph-rsid="053faa40" style:font-style-asian="normal" style:font-weight-asian="normal" style:font-style-complex="normal" style:font-weight-complex="normal"/>
    </style:style>
    <style:style style:name="P441" style:family="paragraph" style:parent-style-name="Standard">
      <style:paragraph-properties fo:line-height="100%"/>
      <style:text-properties fo:font-style="normal" fo:font-weight="normal" officeooo:rsid="054b6a9a" officeooo:paragraph-rsid="053acf61" style:font-style-asian="normal" style:font-weight-asian="normal" style:font-style-complex="normal" style:font-weight-complex="normal"/>
    </style:style>
    <style:style style:name="P442" style:family="paragraph" style:parent-style-name="Standard">
      <style:paragraph-properties fo:line-height="100%"/>
      <style:text-properties fo:font-style="normal" fo:font-weight="normal" officeooo:rsid="054b6a9a" officeooo:paragraph-rsid="054b6a9a" style:font-style-asian="normal" style:font-weight-asian="normal" style:font-style-complex="normal" style:font-weight-complex="normal"/>
    </style:style>
    <style:style style:name="P443" style:family="paragraph" style:parent-style-name="Standard">
      <style:paragraph-properties fo:line-height="10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444" style:family="paragraph" style:parent-style-name="Standard">
      <style:paragraph-properties fo:line-height="15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445" style:family="paragraph" style:parent-style-name="Standard">
      <style:paragraph-properties fo:line-height="100%"/>
      <style:text-properties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446" style:family="paragraph" style:parent-style-name="Standard">
      <style:paragraph-properties fo:line-height="100%"/>
      <style:text-properties fo:font-style="normal" fo:font-weight="normal" officeooo:rsid="0557f31f" officeooo:paragraph-rsid="0557f31f" style:font-style-asian="normal" style:font-weight-asian="normal" style:font-style-complex="normal" style:font-weight-complex="normal"/>
    </style:style>
    <style:style style:name="P447" style:family="paragraph" style:parent-style-name="Standard">
      <style:paragraph-properties fo:line-height="100%"/>
      <style:text-properties fo:font-style="normal" fo:font-weight="normal" officeooo:rsid="05604a7a" officeooo:paragraph-rsid="054a05f8" style:font-style-asian="normal" style:font-weight-asian="normal" style:font-style-complex="normal" style:font-weight-complex="normal"/>
    </style:style>
    <style:style style:name="P448" style:family="paragraph" style:parent-style-name="Standard">
      <style:paragraph-properties fo:line-height="100%"/>
      <style:text-properties fo:font-style="normal" fo:font-weight="normal" officeooo:rsid="05604a7a" officeooo:paragraph-rsid="05604a7a" style:font-style-asian="normal" style:font-weight-asian="normal" style:font-style-complex="normal" style:font-weight-complex="normal"/>
    </style:style>
    <style:style style:name="P449" style:family="paragraph" style:parent-style-name="Standard">
      <style:paragraph-properties fo:line-height="100%"/>
      <style:text-properties fo:font-style="normal" fo:font-weight="normal" officeooo:rsid="0562b769" officeooo:paragraph-rsid="0562b769" style:font-style-asian="normal" style:font-weight-asian="normal" style:font-style-complex="normal" style:font-weight-complex="normal"/>
    </style:style>
    <style:style style:name="P450" style:family="paragraph" style:parent-style-name="Standard">
      <style:paragraph-properties fo:line-height="100%"/>
      <style:text-properties fo:font-style="normal" fo:font-weight="normal" officeooo:rsid="0569d9ca" officeooo:paragraph-rsid="0569d9ca" style:font-style-asian="normal" style:font-weight-asian="normal" style:font-style-complex="normal" style:font-weight-complex="normal"/>
    </style:style>
    <style:style style:name="P451" style:family="paragraph" style:parent-style-name="Standard">
      <style:paragraph-properties fo:line-height="100%"/>
      <style:text-properties fo:font-style="normal" fo:font-weight="normal" officeooo:rsid="0573ee33" officeooo:paragraph-rsid="0573ee33" style:font-style-asian="normal" style:font-weight-asian="normal" style:font-style-complex="normal" style:font-weight-complex="normal"/>
    </style:style>
    <style:style style:name="P452" style:family="paragraph" style:parent-style-name="Standard">
      <style:paragraph-properties fo:line-height="100%"/>
      <style:text-properties fo:font-style="normal" fo:font-weight="normal" officeooo:rsid="0578ab51" officeooo:paragraph-rsid="057a46d4" style:font-style-asian="normal" style:font-weight-asian="normal" style:font-style-complex="normal" style:font-weight-complex="normal"/>
    </style:style>
    <style:style style:name="P453" style:family="paragraph" style:parent-style-name="Standard">
      <style:paragraph-properties fo:line-height="100%"/>
      <style:text-properties fo:font-style="normal" fo:font-weight="normal" officeooo:rsid="057b1a47" officeooo:paragraph-rsid="057b1a47" style:font-style-asian="normal" style:font-weight-asian="normal" style:font-style-complex="normal" style:font-weight-complex="normal"/>
    </style:style>
    <style:style style:name="P454" style:family="paragraph" style:parent-style-name="Standard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455" style:family="paragraph" style:parent-style-name="Standard">
      <style:paragraph-properties fo:line-height="15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456" style:family="paragraph" style:parent-style-name="Standard">
      <style:paragraph-properties fo:line-height="150%"/>
      <style:text-properties fo:font-style="normal" fo:font-weight="normal" officeooo:rsid="057d2115" officeooo:paragraph-rsid="0585d555" style:font-style-asian="normal" style:font-weight-asian="normal" style:font-style-complex="normal" style:font-weight-complex="normal"/>
    </style:style>
    <style:style style:name="P457" style:family="paragraph" style:parent-style-name="Standard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458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459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460" style:family="paragraph" style:parent-style-name="Standard">
      <style:paragraph-properties fo:line-height="100%"/>
      <style:text-properties fo:font-style="normal" fo:font-weight="bold" officeooo:rsid="0413e071" officeooo:paragraph-rsid="0413e071" style:font-style-asian="normal" style:font-weight-asian="bold" style:font-style-complex="normal" style:font-weight-complex="bold"/>
    </style:style>
    <style:style style:name="P461" style:family="paragraph" style:parent-style-name="Standard">
      <style:paragraph-properties fo:line-height="100%"/>
      <style:text-properties fo:font-style="normal" fo:font-weight="bold" officeooo:rsid="0299a3b0" officeooo:paragraph-rsid="0299a3b0" style:font-style-asian="normal" style:font-weight-asian="bold" style:font-style-complex="normal" style:font-weight-complex="bold"/>
    </style:style>
    <style:style style:name="P462" style:family="paragraph" style:parent-style-name="Standard">
      <style:paragraph-properties fo:line-height="100%"/>
      <style:text-properties fo:font-style="normal" fo:font-weight="bold" officeooo:rsid="04d9fb2e" officeooo:paragraph-rsid="04d9fb2e" style:font-style-asian="normal" style:font-weight-asian="bold" style:font-style-complex="normal" style:font-weight-complex="bold"/>
    </style:style>
    <style:style style:name="P463" style:family="paragraph" style:parent-style-name="Standard">
      <style:paragraph-properties fo:line-height="100%"/>
      <style:text-properties fo:font-style="normal" fo:font-weight="bold" officeooo:rsid="04e64680" officeooo:paragraph-rsid="04e64680" style:font-style-asian="normal" style:font-weight-asian="bold" style:font-style-complex="normal" style:font-weight-complex="bold"/>
    </style:style>
    <style:style style:name="P464" style:family="paragraph" style:parent-style-name="Standard">
      <style:paragraph-properties fo:line-height="100%"/>
      <style:text-properties fo:font-style="normal" fo:font-weight="bold" officeooo:rsid="0508fe4c" officeooo:paragraph-rsid="051228a5" style:font-style-asian="normal" style:font-weight-asian="bold" style:font-style-complex="normal" style:font-weight-complex="bold"/>
    </style:style>
    <style:style style:name="P465" style:family="paragraph" style:parent-style-name="Standard">
      <style:paragraph-properties fo:line-height="100%"/>
      <style:text-properties fo:font-style="normal" fo:font-weight="bold" officeooo:rsid="051228a5" officeooo:paragraph-rsid="051228a5" style:font-style-asian="normal" style:font-weight-asian="bold" style:font-style-complex="normal" style:font-weight-complex="bold"/>
    </style:style>
    <style:style style:name="P466" style:family="paragraph" style:parent-style-name="Standard">
      <style:paragraph-properties fo:line-height="100%"/>
      <style:text-properties fo:font-style="normal" fo:font-weight="bold" officeooo:rsid="0502c86e" officeooo:paragraph-rsid="0502c86e" style:font-style-asian="normal" style:font-weight-asian="bold" style:font-style-complex="normal" style:font-weight-complex="bold"/>
    </style:style>
    <style:style style:name="P467" style:family="paragraph" style:parent-style-name="Standard">
      <style:paragraph-properties fo:line-height="100%"/>
      <style:text-properties fo:font-style="normal" fo:font-weight="bold" officeooo:rsid="051755b6" officeooo:paragraph-rsid="051755b6" style:font-style-asian="normal" style:font-weight-asian="bold" style:font-style-complex="normal" style:font-weight-complex="bold"/>
    </style:style>
    <style:style style:name="P468" style:family="paragraph" style:parent-style-name="Standard">
      <style:paragraph-properties fo:line-height="100%"/>
      <style:text-properties fo:font-style="normal" fo:font-weight="bold" officeooo:rsid="053acf61" officeooo:paragraph-rsid="053acf61" style:font-style-asian="normal" style:font-weight-asian="bold" style:font-style-complex="normal" style:font-weight-complex="bold"/>
    </style:style>
    <style:style style:name="P469" style:family="paragraph" style:parent-style-name="Standard">
      <style:paragraph-properties fo:line-height="100%"/>
      <style:text-properties fo:font-style="normal" fo:font-weight="bold" officeooo:rsid="057cbee6" officeooo:paragraph-rsid="057cbee6" style:font-style-asian="normal" style:font-weight-asian="bold" style:font-style-complex="normal" style:font-weight-complex="bold"/>
    </style:style>
    <style:style style:name="P470" style:family="paragraph" style:parent-style-name="Standard">
      <style:text-properties officeooo:rsid="0033fbdf" officeooo:paragraph-rsid="0033fbdf"/>
    </style:style>
    <style:style style:name="P471" style:family="paragraph" style:parent-style-name="Standard">
      <style:text-properties officeooo:rsid="0034ed8b" officeooo:paragraph-rsid="0106c767"/>
    </style:style>
    <style:style style:name="P472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473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474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475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476" style:family="paragraph" style:parent-style-name="Standard">
      <style:paragraph-properties fo:line-height="100%"/>
      <style:text-properties fo:font-weight="normal" officeooo:rsid="0374e85b" officeooo:paragraph-rsid="0374e85b" style:font-weight-asian="normal" style:font-weight-complex="normal"/>
    </style:style>
    <style:style style:name="P477" style:family="paragraph" style:parent-style-name="Standard">
      <style:paragraph-properties fo:line-height="100%"/>
      <style:text-properties fo:font-weight="normal" officeooo:rsid="0375ec12" officeooo:paragraph-rsid="0375ec12" style:font-weight-asian="normal" style:font-weight-complex="normal"/>
    </style:style>
    <style:style style:name="P478" style:family="paragraph" style:parent-style-name="Standard">
      <style:paragraph-properties fo:line-height="100%"/>
      <style:text-properties fo:font-weight="normal" officeooo:rsid="0375ec12" officeooo:paragraph-rsid="037607bd" style:font-weight-asian="normal" style:font-weight-complex="normal"/>
    </style:style>
    <style:style style:name="P479" style:family="paragraph" style:parent-style-name="Standard">
      <style:paragraph-properties fo:line-height="100%"/>
      <style:text-properties fo:font-weight="normal" officeooo:rsid="037607bd" officeooo:paragraph-rsid="03804bbd" style:font-weight-asian="normal" style:font-weight-complex="normal"/>
    </style:style>
    <style:style style:name="P480" style:family="paragraph" style:parent-style-name="Standard">
      <style:paragraph-properties fo:line-height="100%"/>
      <style:text-properties fo:font-weight="normal" officeooo:rsid="03778af6" officeooo:paragraph-rsid="03804bbd" style:font-weight-asian="normal" style:font-weight-complex="normal"/>
    </style:style>
    <style:style style:name="P481" style:family="paragraph" style:parent-style-name="Standard">
      <style:paragraph-properties fo:line-height="100%"/>
      <style:text-properties fo:font-weight="normal" officeooo:rsid="03886cfc" officeooo:paragraph-rsid="03886cfc" style:font-weight-asian="normal" style:font-weight-complex="normal"/>
    </style:style>
    <style:style style:name="P482" style:family="paragraph" style:parent-style-name="Standard">
      <style:paragraph-properties fo:line-height="100%"/>
      <style:text-properties fo:font-weight="normal" officeooo:rsid="038bbdf6" officeooo:paragraph-rsid="03963307" style:font-weight-asian="normal" style:font-weight-complex="normal"/>
    </style:style>
    <style:style style:name="P483" style:family="paragraph" style:parent-style-name="Standard">
      <style:paragraph-properties fo:line-height="100%"/>
      <style:text-properties fo:font-weight="normal" officeooo:rsid="039c640b" officeooo:paragraph-rsid="039e438c" style:font-weight-asian="normal" style:font-weight-complex="normal"/>
    </style:style>
    <style:style style:name="P484" style:family="paragraph" style:parent-style-name="Standard">
      <style:paragraph-properties fo:line-height="100%"/>
      <style:text-properties fo:font-weight="normal" officeooo:rsid="039c640b" officeooo:paragraph-rsid="039c640b" style:font-weight-asian="normal" style:font-weight-complex="normal"/>
    </style:style>
    <style:style style:name="P485" style:family="paragraph" style:parent-style-name="Standard">
      <style:paragraph-properties fo:line-height="100%"/>
      <style:text-properties fo:font-weight="normal" officeooo:rsid="038a2c81" officeooo:paragraph-rsid="039c640b" style:font-weight-asian="normal" style:font-weight-complex="normal"/>
    </style:style>
    <style:style style:name="P486" style:family="paragraph" style:parent-style-name="Standard">
      <style:paragraph-properties fo:line-height="100%"/>
      <style:text-properties fo:font-weight="normal" officeooo:rsid="038a2c81" officeooo:paragraph-rsid="038a2c81" style:font-weight-asian="normal" style:font-weight-complex="normal"/>
    </style:style>
    <style:style style:name="P487" style:family="paragraph" style:parent-style-name="Standard">
      <style:paragraph-properties fo:line-height="100%"/>
      <style:text-properties fo:font-weight="normal" officeooo:rsid="038d7d5e" officeooo:paragraph-rsid="038e531a" style:font-weight-asian="normal" style:font-weight-complex="normal"/>
    </style:style>
    <style:style style:name="P488" style:family="paragraph" style:parent-style-name="Standard">
      <style:paragraph-properties fo:line-height="100%"/>
      <style:text-properties fo:font-weight="normal" officeooo:rsid="038e531a" officeooo:paragraph-rsid="038e531a" style:font-weight-asian="normal" style:font-weight-complex="normal"/>
    </style:style>
    <style:style style:name="P489" style:family="paragraph" style:parent-style-name="Standard">
      <style:paragraph-properties fo:line-height="100%"/>
      <style:text-properties fo:font-weight="normal" officeooo:rsid="03a4e520" officeooo:paragraph-rsid="03a4e520" style:font-weight-asian="normal" style:font-weight-complex="normal"/>
    </style:style>
    <style:style style:name="P490" style:family="paragraph" style:parent-style-name="Standard">
      <style:paragraph-properties fo:line-height="100%"/>
      <style:text-properties fo:font-weight="normal" officeooo:rsid="03ac69a7" officeooo:paragraph-rsid="03ac69a7" style:font-weight-asian="normal" style:font-weight-complex="normal"/>
    </style:style>
    <style:style style:name="P491" style:family="paragraph" style:parent-style-name="Standard">
      <style:paragraph-properties fo:line-height="100%"/>
      <style:text-properties fo:font-weight="normal" officeooo:rsid="03a073aa" officeooo:paragraph-rsid="03a073aa" style:font-weight-asian="normal" style:font-weight-complex="normal"/>
    </style:style>
    <style:style style:name="P492" style:family="paragraph" style:parent-style-name="Standard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493" style:family="paragraph" style:parent-style-name="Standard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494" style:family="paragraph" style:parent-style-name="Standard">
      <style:paragraph-properties fo:line-height="150%"/>
      <style:text-properties fo:font-weight="normal" officeooo:rsid="03ba815b" officeooo:paragraph-rsid="03ba815b" style:font-weight-asian="normal" style:font-weight-complex="normal"/>
    </style:style>
    <style:style style:name="P495" style:family="paragraph" style:parent-style-name="Standard">
      <style:paragraph-properties fo:line-height="100%"/>
      <style:text-properties fo:font-weight="normal" officeooo:rsid="03bd39a0" officeooo:paragraph-rsid="03bd39a0" style:font-weight-asian="normal" style:font-weight-complex="normal"/>
    </style:style>
    <style:style style:name="P496" style:family="paragraph" style:parent-style-name="Standard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497" style:family="paragraph" style:parent-style-name="Standard">
      <style:paragraph-properties fo:line-height="100%"/>
      <style:text-properties fo:font-weight="normal" officeooo:rsid="03bf675e" officeooo:paragraph-rsid="03bf675e" style:font-weight-asian="normal" style:font-weight-complex="normal"/>
    </style:style>
    <style:style style:name="P498" style:family="paragraph" style:parent-style-name="Standard">
      <style:paragraph-properties fo:line-height="100%"/>
      <style:text-properties fo:font-weight="normal" officeooo:rsid="03bf675e" officeooo:paragraph-rsid="03f27278" style:font-weight-asian="normal" style:font-weight-complex="normal"/>
    </style:style>
    <style:style style:name="P499" style:family="paragraph" style:parent-style-name="Standard">
      <style:paragraph-properties fo:line-height="100%"/>
      <style:text-properties fo:font-weight="normal" officeooo:rsid="03bf92cd" officeooo:paragraph-rsid="03bf92cd" style:font-weight-asian="normal" style:font-weight-complex="normal"/>
    </style:style>
    <style:style style:name="P500" style:family="paragraph" style:parent-style-name="Standard">
      <style:paragraph-properties fo:line-height="100%"/>
      <style:text-properties fo:font-weight="normal" officeooo:rsid="03bf92cd" officeooo:paragraph-rsid="03c13113" style:font-weight-asian="normal" style:font-weight-complex="normal"/>
    </style:style>
    <style:style style:name="P501" style:family="paragraph" style:parent-style-name="Standard">
      <style:paragraph-properties fo:line-height="100%"/>
      <style:text-properties fo:font-weight="normal" officeooo:rsid="03bf92cd" officeooo:paragraph-rsid="03c34d65" style:font-weight-asian="normal" style:font-weight-complex="normal"/>
    </style:style>
    <style:style style:name="P502" style:family="paragraph" style:parent-style-name="Standard">
      <style:paragraph-properties fo:line-height="100%"/>
      <style:text-properties fo:font-weight="normal" officeooo:rsid="03bf92cd" officeooo:paragraph-rsid="03f0c84b" style:font-weight-asian="normal" style:font-weight-complex="normal"/>
    </style:style>
    <style:style style:name="P503" style:family="paragraph" style:parent-style-name="Standard">
      <style:paragraph-properties fo:line-height="100%"/>
      <style:text-properties fo:font-weight="normal" officeooo:rsid="03c34d65" officeooo:paragraph-rsid="03c34d65" style:font-weight-asian="normal" style:font-weight-complex="normal"/>
    </style:style>
    <style:style style:name="P504" style:family="paragraph" style:parent-style-name="Standard">
      <style:paragraph-properties fo:line-height="100%"/>
      <style:text-properties fo:font-weight="normal" officeooo:rsid="03c34d65" officeooo:paragraph-rsid="03c51260" style:font-weight-asian="normal" style:font-weight-complex="normal"/>
    </style:style>
    <style:style style:name="P505" style:family="paragraph" style:parent-style-name="Standard">
      <style:paragraph-properties fo:line-height="100%"/>
      <style:text-properties fo:font-weight="normal" officeooo:rsid="03c34d65" officeooo:paragraph-rsid="03c39617" style:font-weight-asian="normal" style:font-weight-complex="normal"/>
    </style:style>
    <style:style style:name="P506" style:family="paragraph" style:parent-style-name="Standard">
      <style:paragraph-properties fo:line-height="100%"/>
      <style:text-properties fo:font-weight="normal" officeooo:rsid="03c39617" officeooo:paragraph-rsid="03c39617" style:font-weight-asian="normal" style:font-weight-complex="normal"/>
    </style:style>
    <style:style style:name="P507" style:family="paragraph" style:parent-style-name="Standard">
      <style:paragraph-properties fo:line-height="100%"/>
      <style:text-properties fo:font-weight="normal" officeooo:rsid="03c39617" officeooo:paragraph-rsid="03d52c7f" style:font-weight-asian="normal" style:font-weight-complex="normal"/>
    </style:style>
    <style:style style:name="P508" style:family="paragraph" style:parent-style-name="Standard">
      <style:paragraph-properties fo:line-height="100%"/>
      <style:text-properties fo:font-weight="normal" officeooo:rsid="03d33e13" officeooo:paragraph-rsid="03d33e13" style:font-weight-asian="normal" style:font-weight-complex="normal"/>
    </style:style>
    <style:style style:name="P509" style:family="paragraph" style:parent-style-name="Standard">
      <style:paragraph-properties fo:line-height="100%"/>
      <style:text-properties fo:font-weight="normal" officeooo:rsid="03d91d01" officeooo:paragraph-rsid="03d91d01" style:font-weight-asian="normal" style:font-weight-complex="normal"/>
    </style:style>
    <style:style style:name="P510" style:family="paragraph" style:parent-style-name="Standard">
      <style:paragraph-properties fo:line-height="100%"/>
      <style:text-properties fo:font-weight="normal" officeooo:rsid="03d9bd6c" officeooo:paragraph-rsid="03d9bd6c" style:font-weight-asian="normal" style:font-weight-complex="normal"/>
    </style:style>
    <style:style style:name="P511" style:family="paragraph" style:parent-style-name="Standard">
      <style:paragraph-properties fo:line-height="100%"/>
      <style:text-properties fo:font-weight="normal" officeooo:rsid="03d9bd6c" officeooo:paragraph-rsid="03de8421" style:font-weight-asian="normal" style:font-weight-complex="normal"/>
    </style:style>
    <style:style style:name="P512" style:family="paragraph" style:parent-style-name="Standard">
      <style:paragraph-properties fo:line-height="100%"/>
      <style:text-properties fo:font-weight="normal" officeooo:rsid="03e4514e" officeooo:paragraph-rsid="03e6bad7" style:font-weight-asian="normal" style:font-weight-complex="normal"/>
    </style:style>
    <style:style style:name="P513" style:family="paragraph" style:parent-style-name="Standard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514" style:family="paragraph" style:parent-style-name="Standard">
      <style:paragraph-properties fo:line-height="100%"/>
      <style:text-properties fo:font-weight="normal" officeooo:rsid="03e6bad7" officeooo:paragraph-rsid="03e6bad7" style:font-weight-asian="normal" style:font-weight-complex="normal"/>
    </style:style>
    <style:style style:name="P515" style:family="paragraph" style:parent-style-name="Standard">
      <style:paragraph-properties fo:line-height="100%"/>
      <style:text-properties fo:font-weight="normal" officeooo:rsid="03cb2c07" officeooo:paragraph-rsid="03cb2c07" style:font-weight-asian="normal" style:font-weight-complex="normal"/>
    </style:style>
    <style:style style:name="P516" style:family="paragraph" style:parent-style-name="Standard">
      <style:paragraph-properties fo:line-height="100%"/>
      <style:text-properties fo:font-weight="normal" officeooo:rsid="03eb005c" officeooo:paragraph-rsid="03eb005c" style:font-weight-asian="normal" style:font-weight-complex="normal"/>
    </style:style>
    <style:style style:name="P517" style:family="paragraph" style:parent-style-name="Standard">
      <style:paragraph-properties fo:line-height="100%"/>
      <style:text-properties fo:font-weight="normal" officeooo:rsid="03eb005c" officeooo:paragraph-rsid="03f27278" style:font-weight-asian="normal" style:font-weight-complex="normal"/>
    </style:style>
    <style:style style:name="P518" style:family="paragraph" style:parent-style-name="Standard">
      <style:paragraph-properties fo:line-height="150%"/>
      <style:text-properties fo:font-weight="normal" officeooo:rsid="03eb005c" officeooo:paragraph-rsid="03eb005c" style:font-weight-asian="normal" style:font-weight-complex="normal"/>
    </style:style>
    <style:style style:name="P519" style:family="paragraph" style:parent-style-name="Standard">
      <style:paragraph-properties fo:line-height="100%"/>
      <style:text-properties fo:font-weight="normal" officeooo:rsid="0403870c" officeooo:paragraph-rsid="0403870c" style:font-weight-asian="normal" style:font-weight-complex="normal"/>
    </style:style>
    <style:style style:name="P520" style:family="paragraph" style:parent-style-name="Standard">
      <style:paragraph-properties fo:line-height="100%"/>
      <style:text-properties fo:font-weight="normal" officeooo:rsid="03ea64bf" officeooo:paragraph-rsid="03f501e7" style:font-weight-asian="normal" style:font-weight-complex="normal"/>
    </style:style>
    <style:style style:name="P521" style:family="paragraph" style:parent-style-name="Standard">
      <style:paragraph-properties fo:line-height="100%"/>
      <style:text-properties fo:font-weight="normal" officeooo:rsid="03f501e7" officeooo:paragraph-rsid="03f501e7" style:font-weight-asian="normal" style:font-weight-complex="normal"/>
    </style:style>
    <style:style style:name="P522" style:family="paragraph" style:parent-style-name="Standard">
      <style:paragraph-properties fo:line-height="150%"/>
      <style:text-properties fo:font-weight="normal" officeooo:rsid="03f27278" officeooo:paragraph-rsid="03f27278" style:font-weight-asian="normal" style:font-weight-complex="normal"/>
    </style:style>
    <style:style style:name="P523" style:family="paragraph" style:parent-style-name="Standard">
      <style:paragraph-properties fo:line-height="100%"/>
      <style:text-properties fo:font-weight="normal" officeooo:rsid="03ed0846" officeooo:paragraph-rsid="03e6bad7" style:font-weight-asian="normal" style:font-weight-complex="normal"/>
    </style:style>
    <style:style style:name="P524" style:family="paragraph" style:parent-style-name="Standard">
      <style:paragraph-properties fo:line-height="100%"/>
      <style:text-properties fo:font-weight="normal" officeooo:rsid="040e5934" officeooo:paragraph-rsid="040ea9fd" style:font-weight-asian="normal" style:font-weight-complex="normal"/>
    </style:style>
    <style:style style:name="P525" style:family="paragraph" style:parent-style-name="Standard">
      <style:paragraph-properties fo:line-height="100%"/>
      <style:text-properties fo:font-weight="normal" officeooo:paragraph-rsid="04e915f4"/>
    </style:style>
    <style:style style:name="P526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527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528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529" style:family="paragraph" style:parent-style-name="Standard">
      <style:text-properties officeooo:rsid="0012a0dc" officeooo:paragraph-rsid="0012a0dc"/>
    </style:style>
    <style:style style:name="P530" style:family="paragraph" style:parent-style-name="Standard">
      <style:text-properties officeooo:paragraph-rsid="003eeb50"/>
    </style:style>
    <style:style style:name="P531" style:family="paragraph" style:parent-style-name="Standard">
      <style:text-properties officeooo:rsid="00205d85" officeooo:paragraph-rsid="005f7223"/>
    </style:style>
    <style:style style:name="P532" style:family="paragraph" style:parent-style-name="Standard">
      <style:text-properties officeooo:rsid="002436f5" officeooo:paragraph-rsid="00ed9297"/>
    </style:style>
    <style:style style:name="P533" style:family="paragraph" style:parent-style-name="Standard">
      <style:text-properties officeooo:rsid="0056d959" officeooo:paragraph-rsid="0056d959"/>
    </style:style>
    <style:style style:name="P534" style:family="paragraph" style:parent-style-name="Standard">
      <style:paragraph-properties fo:line-height="150%"/>
      <style:text-properties officeooo:paragraph-rsid="0013268f"/>
    </style:style>
    <style:style style:name="P535" style:family="paragraph" style:parent-style-name="Standard">
      <style:paragraph-properties fo:line-height="150%"/>
      <style:text-properties officeooo:paragraph-rsid="0040eb9d"/>
    </style:style>
    <style:style style:name="P536" style:family="paragraph" style:parent-style-name="Standard">
      <style:paragraph-properties fo:line-height="150%"/>
      <style:text-properties officeooo:paragraph-rsid="00c6421c"/>
    </style:style>
    <style:style style:name="P537" style:family="paragraph" style:parent-style-name="Standard">
      <style:paragraph-properties fo:line-height="150%"/>
      <style:text-properties officeooo:paragraph-rsid="0106c767"/>
    </style:style>
    <style:style style:name="P538" style:family="paragraph" style:parent-style-name="Standard">
      <style:paragraph-properties fo:line-height="150%"/>
      <style:text-properties officeooo:paragraph-rsid="01d80854"/>
    </style:style>
    <style:style style:name="P539" style:family="paragraph" style:parent-style-name="Standard">
      <style:paragraph-properties fo:line-height="150%"/>
      <style:text-properties officeooo:paragraph-rsid="020068b3"/>
    </style:style>
    <style:style style:name="P540" style:family="paragraph" style:parent-style-name="Standard">
      <style:paragraph-properties fo:line-height="150%"/>
      <style:text-properties officeooo:paragraph-rsid="0265f14b"/>
    </style:style>
    <style:style style:name="P541" style:family="paragraph" style:parent-style-name="Standard">
      <style:paragraph-properties fo:line-height="150%"/>
      <style:text-properties officeooo:paragraph-rsid="00cab904"/>
    </style:style>
    <style:style style:name="P542" style:family="paragraph" style:parent-style-name="Standard">
      <style:paragraph-properties fo:line-height="150%"/>
      <style:text-properties officeooo:paragraph-rsid="0339abb7"/>
    </style:style>
    <style:style style:name="P543" style:family="paragraph" style:parent-style-name="Standard">
      <style:paragraph-properties fo:line-height="150%"/>
      <style:text-properties officeooo:paragraph-rsid="031857c7"/>
    </style:style>
    <style:style style:name="P544" style:family="paragraph" style:parent-style-name="Standard">
      <style:paragraph-properties fo:line-height="150%"/>
      <style:text-properties officeooo:paragraph-rsid="0347bb43"/>
    </style:style>
    <style:style style:name="P545" style:family="paragraph" style:parent-style-name="Standard">
      <style:paragraph-properties fo:line-height="150%"/>
      <style:text-properties officeooo:paragraph-rsid="03af7bf7"/>
    </style:style>
    <style:style style:name="P546" style:family="paragraph" style:parent-style-name="Standard">
      <style:paragraph-properties fo:line-height="150%"/>
      <style:text-properties officeooo:paragraph-rsid="03becfb9"/>
    </style:style>
    <style:style style:name="P547" style:family="paragraph" style:parent-style-name="Standard">
      <style:paragraph-properties fo:line-height="150%"/>
      <style:text-properties officeooo:paragraph-rsid="03e90de3"/>
    </style:style>
    <style:style style:name="P548" style:family="paragraph" style:parent-style-name="Standard">
      <style:paragraph-properties fo:line-height="150%"/>
      <style:text-properties officeooo:paragraph-rsid="03ffa765"/>
    </style:style>
    <style:style style:name="P549" style:family="paragraph" style:parent-style-name="Standard">
      <style:paragraph-properties fo:line-height="150%"/>
      <style:text-properties officeooo:paragraph-rsid="04226783"/>
    </style:style>
    <style:style style:name="P550" style:family="paragraph" style:parent-style-name="Standard">
      <style:paragraph-properties fo:line-height="150%"/>
      <style:text-properties officeooo:paragraph-rsid="04ddd894"/>
    </style:style>
    <style:style style:name="P551" style:family="paragraph" style:parent-style-name="Standard">
      <style:paragraph-properties fo:line-height="150%"/>
      <style:text-properties officeooo:paragraph-rsid="05319739"/>
    </style:style>
    <style:style style:name="P552" style:family="paragraph" style:parent-style-name="Standard">
      <style:paragraph-properties fo:line-height="150%"/>
      <style:text-properties officeooo:paragraph-rsid="057d2115"/>
    </style:style>
    <style:style style:name="P553" style:family="paragraph" style:parent-style-name="Standard">
      <style:paragraph-properties fo:line-height="150%"/>
      <style:text-properties officeooo:paragraph-rsid="058bbc5e"/>
    </style:style>
    <style:style style:name="P554" style:family="paragraph" style:parent-style-name="Standard">
      <style:paragraph-properties fo:line-height="150%"/>
      <style:text-properties officeooo:paragraph-rsid="054d7055"/>
    </style:style>
    <style:style style:name="P555" style:family="paragraph" style:parent-style-name="Standard">
      <style:text-properties officeooo:paragraph-rsid="00883289"/>
    </style:style>
    <style:style style:name="P556" style:family="paragraph" style:parent-style-name="Standard">
      <style:text-properties officeooo:rsid="008872eb" officeooo:paragraph-rsid="008872eb"/>
    </style:style>
    <style:style style:name="P557" style:family="paragraph" style:parent-style-name="Standard">
      <style:text-properties officeooo:paragraph-rsid="00a75993"/>
    </style:style>
    <style:style style:name="P558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559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560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561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56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56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56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56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56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56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56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56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57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df911" style:font-style-asian="normal" style:font-weight-asian="normal" style:font-style-complex="normal" style:font-weight-complex="normal"/>
    </style:style>
    <style:style style:name="P57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57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57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57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57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57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577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57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57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58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58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58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58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58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58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58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58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58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58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59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59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592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59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59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59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596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59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59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59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60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60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60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60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60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60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60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60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60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60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61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61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612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61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61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61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6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61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6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61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62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62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62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62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304fd19" style:font-style-asian="normal" style:font-weight-asian="normal" style:font-style-complex="normal" style:font-weight-complex="normal"/>
    </style:style>
    <style:style style:name="P62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62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626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62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62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629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630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63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63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63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63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63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343ce6" style:font-style-asian="normal" style:font-weight-asian="normal" style:font-style-complex="normal" style:font-weight-complex="normal"/>
    </style:style>
    <style:style style:name="P63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02001" officeooo:paragraph-rsid="03102001" style:font-style-asian="normal" style:font-weight-asian="normal" style:font-style-complex="normal" style:font-weight-complex="normal"/>
    </style:style>
    <style:style style:name="P63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638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63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64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64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64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64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64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64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64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febd54" officeooo:paragraph-rsid="03febd54" style:font-style-asian="normal" style:font-weight-asian="normal" style:font-style-complex="normal" style:font-weight-complex="normal"/>
    </style:style>
    <style:style style:name="P64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64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64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65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65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65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65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65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65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8fbbe3" officeooo:paragraph-rsid="028fbbe3" style:font-style-asian="normal" style:font-weight-asian="bold" style:font-style-complex="normal" style:font-weight-complex="bold"/>
    </style:style>
    <style:style style:name="P65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df911" officeooo:paragraph-rsid="027df911" style:font-style-asian="normal" style:font-weight-asian="bold" style:font-style-complex="normal" style:font-weight-complex="bold"/>
    </style:style>
    <style:style style:name="P657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658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659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660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661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662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663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664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665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666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667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668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669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670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671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672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673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674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675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676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677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678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679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680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681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682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683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684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685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686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687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688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689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690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691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692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693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694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695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696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697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698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699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700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701" style:family="paragraph" style:parent-style-name="Standard">
      <style:paragraph-properties fo:line-height="100%"/>
      <style:text-properties style:use-window-font-color="true" fo:font-style="normal" fo:font-weight="normal" officeooo:rsid="01c3ec8a" officeooo:paragraph-rsid="01c3ec8a" style:font-style-asian="normal" style:font-weight-asian="normal" style:font-style-complex="normal" style:font-weight-complex="normal"/>
    </style:style>
    <style:style style:name="P702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703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704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705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706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707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708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709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710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711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712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713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714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715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716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717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718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719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720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721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722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723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724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725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726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727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728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729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730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731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732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733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734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735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736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737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738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739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740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741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742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743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744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745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746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c0a42" style:font-style-asian="normal" style:font-weight-asian="normal" style:font-style-complex="normal" style:font-weight-complex="normal"/>
    </style:style>
    <style:style style:name="P747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748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749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750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751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752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753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754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755" style:family="paragraph" style:parent-style-name="Standard">
      <style:paragraph-properties fo:line-height="100%"/>
      <style:text-properties style:use-window-font-color="true" fo:font-style="normal" fo:font-weight="normal" officeooo:rsid="05319739" officeooo:paragraph-rsid="054f83a7" style:font-style-asian="normal" style:font-weight-asian="normal" style:font-style-complex="normal" style:font-weight-complex="normal"/>
    </style:style>
    <style:style style:name="P756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757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758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759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760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761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762" style:family="paragraph" style:parent-style-name="Standard">
      <style:paragraph-properties fo:line-height="100%"/>
      <style:text-properties style:use-window-font-color="true" fo:font-style="italic" officeooo:rsid="033e56cf" officeooo:paragraph-rsid="0369afc7" style:font-style-asian="italic" style:font-style-complex="italic"/>
    </style:style>
    <style:style style:name="P763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764" style:family="paragraph" style:parent-style-name="Standard">
      <style:paragraph-properties fo:line-height="100%"/>
      <style:text-properties style:use-window-font-color="true" fo:font-style="italic" officeooo:rsid="05373f4a" officeooo:paragraph-rsid="05373f4a" style:font-style-asian="italic" style:font-style-complex="italic"/>
    </style:style>
    <style:style style:name="P765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766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767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768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769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770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771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772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773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774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775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776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777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778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779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780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781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782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783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784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785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786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787" style:family="paragraph" style:parent-style-name="Standard">
      <style:paragraph-properties fo:line-height="100%"/>
      <style:text-properties style:use-window-font-color="true" fo:font-style="italic" fo:font-weight="normal" officeooo:rsid="01ce728e" officeooo:paragraph-rsid="01ce728e" style:font-style-asian="italic" style:font-weight-asian="normal" style:font-style-complex="italic" style:font-weight-complex="normal"/>
    </style:style>
    <style:style style:name="P788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789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790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791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792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793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794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795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796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797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798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799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800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801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802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803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804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805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806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807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808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809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810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811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812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813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814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815" style:family="paragraph" style:parent-style-name="Standard">
      <style:paragraph-properties fo:line-height="100%"/>
      <style:text-properties style:use-window-font-color="true" fo:font-style="italic" fo:font-weight="normal" officeooo:rsid="05373f4a" officeooo:paragraph-rsid="05373f4a" style:font-style-asian="italic" style:font-weight-asian="normal" style:font-style-complex="italic" style:font-weight-complex="normal"/>
    </style:style>
    <style:style style:name="P81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81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81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81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82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82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82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82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82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72698b" officeooo:paragraph-rsid="02bd01a2" style:font-style-asian="italic" style:font-weight-asian="normal" style:font-style-complex="italic" style:font-weight-complex="normal"/>
    </style:style>
    <style:style style:name="P825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826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827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828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82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83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83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83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83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83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83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83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83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83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83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84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84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84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84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84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84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84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84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84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84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850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85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852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853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854" style:family="paragraph" style:parent-style-name="Standard">
      <style:text-properties style:use-window-font-color="true" officeooo:paragraph-rsid="02be3c45"/>
    </style:style>
    <style:style style:name="P855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856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857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858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859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860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e8a1b" officeooo:paragraph-rsid="02f2e947" style:font-style-asian="normal" style:font-weight-asian="normal" style:font-style-complex="normal" style:font-weight-complex="normal"/>
    </style:style>
    <style:style style:name="P861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862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863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864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865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866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867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868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869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officeooo:paragraph-rsid="03a4e520" style:font-style-asian="italic" style:font-style-complex="italic"/>
    </style:style>
    <style:style style:name="P870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3778af6" officeooo:paragraph-rsid="03a4e520" style:font-style-asian="italic" style:font-weight-asian="normal" style:font-style-complex="italic" style:font-weight-complex="normal"/>
    </style:style>
    <style:style style:name="P871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872" style:family="paragraph" style:parent-style-name="Standard">
      <style:text-properties style:use-window-font-color="true" officeooo:paragraph-rsid="02ecf51e"/>
    </style:style>
    <style:style style:name="P873" style:family="paragraph" style:parent-style-name="Standard">
      <style:paragraph-properties fo:line-height="150%"/>
      <style:text-properties style:use-window-font-color="true" officeooo:paragraph-rsid="02edc963"/>
    </style:style>
    <style:style style:name="P874" style:family="paragraph" style:parent-style-name="Standard">
      <style:paragraph-properties fo:line-height="100%"/>
      <style:text-properties style:use-window-font-color="true" style:text-line-through-style="solid" style:text-line-through-type="single" fo:font-style="italic" style:text-underline-style="none" fo:font-weight="normal" officeooo:rsid="007a3a38" officeooo:paragraph-rsid="02f2e947" style:font-style-asian="italic" style:font-weight-asian="normal" style:font-style-complex="italic" style:font-weight-complex="normal"/>
    </style:style>
    <style:style style:name="P875" style:family="paragraph" style:parent-style-name="Standard">
      <style:paragraph-properties fo:line-height="100%"/>
      <style:text-properties style:use-window-font-color="true" style:text-line-through-style="solid" style:text-line-through-type="single" fo:font-style="normal" style:text-underline-style="none" fo:font-weight="normal" officeooo:rsid="03febd54" officeooo:paragraph-rsid="02f2e947" style:font-style-asian="normal" style:font-weight-asian="normal" style:font-style-complex="normal" style:font-weight-complex="normal"/>
    </style:style>
    <style:style style:name="P876" style:family="paragraph" style:parent-style-name="Standard">
      <style:paragraph-properties fo:line-height="100%"/>
      <style:text-properties style:use-window-font-color="true" fo:font-size="14pt" fo:font-style="normal" fo:font-weight="bold" officeooo:rsid="019c9e7c" officeooo:paragraph-rsid="019c9e7c" style:font-size-asian="14pt" style:font-style-asian="normal" style:font-weight-asian="bold" style:font-size-complex="14pt" style:font-style-complex="normal" style:font-weight-complex="bold"/>
    </style:style>
    <style:style style:name="P877" style:family="paragraph" style:parent-style-name="Standard">
      <style:paragraph-properties fo:line-height="100%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878" style:family="paragraph" style:parent-style-name="Standard">
      <style:paragraph-properties fo:line-height="100%"/>
      <style:text-properties style:use-window-font-color="true" fo:font-size="14pt" fo:font-style="normal" fo:font-weight="bold" officeooo:rsid="0237405f" officeooo:paragraph-rsid="0237405f" style:font-size-asian="14pt" style:font-style-asian="normal" style:font-weight-asian="bold" style:font-size-complex="14pt" style:font-style-complex="normal" style:font-weight-complex="bold"/>
    </style:style>
    <style:style style:name="P879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72698b" officeooo:paragraph-rsid="02bd01a2" style:font-size-asian="14pt" style:font-style-asian="normal" style:font-weight-asian="bold" style:font-size-complex="14pt" style:font-style-complex="normal" style:font-weight-complex="bold"/>
    </style:style>
    <style:style style:name="P880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881" style:family="paragraph" style:parent-style-name="Standard">
      <style:text-properties officeooo:paragraph-rsid="00ba4170"/>
    </style:style>
    <style:style style:name="P882" style:family="paragraph" style:parent-style-name="Standard">
      <style:text-properties officeooo:paragraph-rsid="00bbbf73"/>
    </style:style>
    <style:style style:name="P883" style:family="paragraph" style:parent-style-name="Standard">
      <style:text-properties officeooo:rsid="00beb82f" officeooo:paragraph-rsid="00beb82f"/>
    </style:style>
    <style:style style:name="P884" style:family="paragraph" style:parent-style-name="Standard">
      <style:text-properties officeooo:paragraph-rsid="00beb82f"/>
    </style:style>
    <style:style style:name="P885" style:family="paragraph" style:parent-style-name="Standard">
      <style:text-properties officeooo:rsid="00c0d7c6" officeooo:paragraph-rsid="00c0d7c6"/>
    </style:style>
    <style:style style:name="P886" style:family="paragraph" style:parent-style-name="Standard">
      <style:text-properties officeooo:rsid="005521a3" officeooo:paragraph-rsid="005521a3"/>
    </style:style>
    <style:style style:name="P887" style:family="paragraph" style:parent-style-name="Standard">
      <style:text-properties officeooo:paragraph-rsid="00d2fc06"/>
    </style:style>
    <style:style style:name="P888" style:family="paragraph" style:parent-style-name="Standard">
      <style:paragraph-properties fo:line-height="150%"/>
      <style:text-properties officeooo:rsid="00d5826a" officeooo:paragraph-rsid="00d5826a"/>
    </style:style>
    <style:style style:name="P889" style:family="paragraph" style:parent-style-name="Standard">
      <style:text-properties officeooo:paragraph-rsid="00d77d7d"/>
    </style:style>
    <style:style style:name="P890" style:family="paragraph" style:parent-style-name="Standard">
      <style:text-properties officeooo:rsid="00d9c9e4" officeooo:paragraph-rsid="00d9c9e4"/>
    </style:style>
    <style:style style:name="P891" style:family="paragraph" style:parent-style-name="Standard">
      <style:text-properties officeooo:paragraph-rsid="00e5f586"/>
    </style:style>
    <style:style style:name="P892" style:family="paragraph" style:parent-style-name="Standard">
      <style:text-properties officeooo:paragraph-rsid="00eb50e0"/>
    </style:style>
    <style:style style:name="P893" style:family="paragraph" style:parent-style-name="Standard">
      <style:paragraph-properties fo:line-height="150%"/>
      <style:text-properties officeooo:rsid="00f2503e" officeooo:paragraph-rsid="00f2503e"/>
    </style:style>
    <style:style style:name="P894" style:family="paragraph" style:parent-style-name="Standard">
      <style:text-properties officeooo:rsid="00f2503e" officeooo:paragraph-rsid="01222be5"/>
    </style:style>
    <style:style style:name="P895" style:family="paragraph" style:parent-style-name="Standard">
      <style:text-properties officeooo:rsid="00d1487d" officeooo:paragraph-rsid="00d2fc06"/>
    </style:style>
    <style:style style:name="P896" style:family="paragraph" style:parent-style-name="Standard">
      <style:text-properties officeooo:paragraph-rsid="00f5260b"/>
    </style:style>
    <style:style style:name="P897" style:family="paragraph" style:parent-style-name="Standard">
      <style:text-properties officeooo:paragraph-rsid="010c486e"/>
    </style:style>
    <style:style style:name="P898" style:family="paragraph" style:parent-style-name="Standard">
      <style:text-properties officeooo:paragraph-rsid="00367935"/>
    </style:style>
    <style:style style:name="P899" style:family="paragraph" style:parent-style-name="Standard">
      <style:text-properties officeooo:paragraph-rsid="011fc384"/>
    </style:style>
    <style:style style:name="P900" style:family="paragraph" style:parent-style-name="Standard">
      <style:text-properties officeooo:paragraph-rsid="0122678f"/>
    </style:style>
    <style:style style:name="P901" style:family="paragraph" style:parent-style-name="Standard">
      <style:text-properties officeooo:paragraph-rsid="012dfde8"/>
    </style:style>
    <style:style style:name="P902" style:family="paragraph" style:parent-style-name="Standard">
      <style:text-properties officeooo:paragraph-rsid="0130fd48"/>
    </style:style>
    <style:style style:name="P903" style:family="paragraph" style:parent-style-name="Standard">
      <style:text-properties officeooo:paragraph-rsid="013282b3"/>
    </style:style>
    <style:style style:name="P904" style:family="paragraph" style:parent-style-name="Standard">
      <style:text-properties officeooo:paragraph-rsid="013f3c54"/>
    </style:style>
    <style:style style:name="P905" style:family="paragraph" style:parent-style-name="Standard">
      <style:text-properties officeooo:paragraph-rsid="0152f194"/>
    </style:style>
    <style:style style:name="P906" style:family="paragraph" style:parent-style-name="Standard">
      <style:text-properties officeooo:paragraph-rsid="0150aafa"/>
    </style:style>
    <style:style style:name="P907" style:family="paragraph" style:parent-style-name="Standard">
      <style:paragraph-properties fo:line-height="100%"/>
      <style:text-properties officeooo:paragraph-rsid="016aa5ac"/>
    </style:style>
    <style:style style:name="P908" style:family="paragraph" style:parent-style-name="Standard">
      <style:paragraph-properties fo:line-height="100%"/>
      <style:text-properties officeooo:paragraph-rsid="016d2800"/>
    </style:style>
    <style:style style:name="P909" style:family="paragraph" style:parent-style-name="Standard">
      <style:paragraph-properties fo:line-height="100%"/>
      <style:text-properties officeooo:paragraph-rsid="0171553b"/>
    </style:style>
    <style:style style:name="P910" style:family="paragraph" style:parent-style-name="Standard">
      <style:paragraph-properties fo:line-height="100%"/>
      <style:text-properties officeooo:paragraph-rsid="0176ee1b"/>
    </style:style>
    <style:style style:name="P911" style:family="paragraph" style:parent-style-name="Standard">
      <style:paragraph-properties fo:line-height="100%"/>
      <style:text-properties officeooo:paragraph-rsid="017941db"/>
    </style:style>
    <style:style style:name="P912" style:family="paragraph" style:parent-style-name="Standard">
      <style:paragraph-properties fo:line-height="100%"/>
      <style:text-properties officeooo:paragraph-rsid="017a7161"/>
    </style:style>
    <style:style style:name="P913" style:family="paragraph" style:parent-style-name="Standard">
      <style:paragraph-properties fo:line-height="100%"/>
      <style:text-properties officeooo:paragraph-rsid="018105ab"/>
    </style:style>
    <style:style style:name="P914" style:family="paragraph" style:parent-style-name="Standard">
      <style:paragraph-properties fo:line-height="100%"/>
      <style:text-properties officeooo:paragraph-rsid="01aaba73"/>
    </style:style>
    <style:style style:name="P915" style:family="paragraph" style:parent-style-name="Standard">
      <style:paragraph-properties fo:line-height="100%"/>
      <style:text-properties officeooo:paragraph-rsid="01abda5f"/>
    </style:style>
    <style:style style:name="P916" style:family="paragraph" style:parent-style-name="Standard">
      <style:paragraph-properties fo:line-height="100%"/>
      <style:text-properties officeooo:paragraph-rsid="01d3aa7e"/>
    </style:style>
    <style:style style:name="P917" style:family="paragraph" style:parent-style-name="Standard">
      <style:paragraph-properties fo:line-height="100%"/>
      <style:text-properties officeooo:paragraph-rsid="01e2b86d"/>
    </style:style>
    <style:style style:name="P918" style:family="paragraph" style:parent-style-name="Standard">
      <style:paragraph-properties fo:line-height="100%"/>
      <style:text-properties officeooo:paragraph-rsid="01e7ea9a"/>
    </style:style>
    <style:style style:name="P919" style:family="paragraph" style:parent-style-name="Standard">
      <style:paragraph-properties fo:line-height="100%"/>
      <style:text-properties officeooo:paragraph-rsid="01f79ca2"/>
    </style:style>
    <style:style style:name="P920" style:family="paragraph" style:parent-style-name="Standard">
      <style:paragraph-properties fo:line-height="100%"/>
      <style:text-properties officeooo:paragraph-rsid="020068b3"/>
    </style:style>
    <style:style style:name="P921" style:family="paragraph" style:parent-style-name="Standard">
      <style:paragraph-properties fo:line-height="100%"/>
      <style:text-properties officeooo:paragraph-rsid="0200b58e"/>
    </style:style>
    <style:style style:name="P922" style:family="paragraph" style:parent-style-name="Standard">
      <style:paragraph-properties fo:line-height="100%"/>
      <style:text-properties officeooo:paragraph-rsid="020131ae"/>
    </style:style>
    <style:style style:name="P923" style:family="paragraph" style:parent-style-name="Standard">
      <style:paragraph-properties fo:line-height="100%"/>
      <style:text-properties officeooo:paragraph-rsid="0212a48a"/>
    </style:style>
    <style:style style:name="P924" style:family="paragraph" style:parent-style-name="Standard">
      <style:paragraph-properties fo:line-height="100%"/>
      <style:text-properties officeooo:paragraph-rsid="01d522fe"/>
    </style:style>
    <style:style style:name="P925" style:family="paragraph" style:parent-style-name="Standard">
      <style:paragraph-properties fo:line-height="100%"/>
      <style:text-properties officeooo:paragraph-rsid="021920c6"/>
    </style:style>
    <style:style style:name="P926" style:family="paragraph" style:parent-style-name="Standard">
      <style:paragraph-properties fo:line-height="100%"/>
      <style:text-properties officeooo:paragraph-rsid="021bfb0f"/>
    </style:style>
    <style:style style:name="P927" style:family="paragraph" style:parent-style-name="Standard">
      <style:paragraph-properties fo:line-height="100%"/>
      <style:text-properties officeooo:paragraph-rsid="021d76dd"/>
    </style:style>
    <style:style style:name="P928" style:family="paragraph" style:parent-style-name="Standard">
      <style:paragraph-properties fo:line-height="100%"/>
      <style:text-properties officeooo:paragraph-rsid="01ec8e18"/>
    </style:style>
    <style:style style:name="P929" style:family="paragraph" style:parent-style-name="Standard">
      <style:paragraph-properties fo:line-height="100%"/>
      <style:text-properties officeooo:paragraph-rsid="0228bd00"/>
    </style:style>
    <style:style style:name="P930" style:family="paragraph" style:parent-style-name="Standard">
      <style:paragraph-properties fo:line-height="100%"/>
      <style:text-properties officeooo:paragraph-rsid="0239e044"/>
    </style:style>
    <style:style style:name="P931" style:family="paragraph" style:parent-style-name="Standard">
      <style:paragraph-properties fo:line-height="100%"/>
      <style:text-properties officeooo:paragraph-rsid="023e217a"/>
    </style:style>
    <style:style style:name="P932" style:family="paragraph" style:parent-style-name="Standard">
      <style:paragraph-properties fo:line-height="100%"/>
      <style:text-properties officeooo:paragraph-rsid="0245c9e7"/>
    </style:style>
    <style:style style:name="P933" style:family="paragraph" style:parent-style-name="Standard">
      <style:paragraph-properties fo:line-height="100%"/>
      <style:text-properties officeooo:paragraph-rsid="0248e2f5"/>
    </style:style>
    <style:style style:name="P934" style:family="paragraph" style:parent-style-name="Standard">
      <style:paragraph-properties fo:line-height="100%"/>
      <style:text-properties officeooo:paragraph-rsid="024d9b01"/>
    </style:style>
    <style:style style:name="P935" style:family="paragraph" style:parent-style-name="Standard">
      <style:paragraph-properties fo:line-height="100%"/>
      <style:text-properties officeooo:paragraph-rsid="02540cb9"/>
    </style:style>
    <style:style style:name="P936" style:family="paragraph" style:parent-style-name="Standard">
      <style:paragraph-properties fo:line-height="100%"/>
      <style:text-properties officeooo:paragraph-rsid="02656310"/>
    </style:style>
    <style:style style:name="P937" style:family="paragraph" style:parent-style-name="Standard">
      <style:paragraph-properties fo:line-height="100%"/>
      <style:text-properties officeooo:paragraph-rsid="0265f14b"/>
    </style:style>
    <style:style style:name="P938" style:family="paragraph" style:parent-style-name="Standard">
      <style:paragraph-properties fo:line-height="100%"/>
      <style:text-properties officeooo:paragraph-rsid="02778926"/>
    </style:style>
    <style:style style:name="P939" style:family="paragraph" style:parent-style-name="Standard">
      <style:paragraph-properties fo:line-height="100%"/>
      <style:text-properties officeooo:paragraph-rsid="0279658f"/>
    </style:style>
    <style:style style:name="P940" style:family="paragraph" style:parent-style-name="Standard">
      <style:paragraph-properties fo:line-height="100%"/>
      <style:text-properties officeooo:paragraph-rsid="027b57d1"/>
    </style:style>
    <style:style style:name="P941" style:family="paragraph" style:parent-style-name="Standard">
      <style:paragraph-properties fo:line-height="100%"/>
      <style:text-properties officeooo:paragraph-rsid="02819040"/>
    </style:style>
    <style:style style:name="P942" style:family="paragraph" style:parent-style-name="Standard">
      <style:paragraph-properties fo:line-height="100%"/>
      <style:text-properties officeooo:paragraph-rsid="028add40"/>
    </style:style>
    <style:style style:name="P943" style:family="paragraph" style:parent-style-name="Standard">
      <style:paragraph-properties fo:line-height="100%"/>
      <style:text-properties officeooo:paragraph-rsid="02939b7b"/>
    </style:style>
    <style:style style:name="P944" style:family="paragraph" style:parent-style-name="Standard">
      <style:paragraph-properties fo:line-height="100%"/>
      <style:text-properties officeooo:paragraph-rsid="0293a523"/>
    </style:style>
    <style:style style:name="P945" style:family="paragraph" style:parent-style-name="Standard">
      <style:paragraph-properties fo:line-height="100%"/>
      <style:text-properties officeooo:paragraph-rsid="0297c923"/>
    </style:style>
    <style:style style:name="P946" style:family="paragraph" style:parent-style-name="Standard">
      <style:paragraph-properties fo:line-height="100%"/>
      <style:text-properties officeooo:paragraph-rsid="029bb505"/>
    </style:style>
    <style:style style:name="P947" style:family="paragraph" style:parent-style-name="Standard">
      <style:paragraph-properties fo:line-height="100%"/>
      <style:text-properties officeooo:paragraph-rsid="02a71f0b"/>
    </style:style>
    <style:style style:name="P948" style:family="paragraph" style:parent-style-name="Standard">
      <style:paragraph-properties fo:line-height="100%"/>
      <style:text-properties officeooo:paragraph-rsid="027c1b85"/>
    </style:style>
    <style:style style:name="P949" style:family="paragraph" style:parent-style-name="Standard">
      <style:paragraph-properties fo:line-height="100%"/>
      <style:text-properties officeooo:paragraph-rsid="0045286d"/>
    </style:style>
    <style:style style:name="P950" style:family="paragraph" style:parent-style-name="Standard">
      <style:paragraph-properties fo:line-height="100%"/>
      <style:text-properties officeooo:paragraph-rsid="02bd01a2"/>
    </style:style>
    <style:style style:name="P951" style:family="paragraph" style:parent-style-name="Standard">
      <style:paragraph-properties fo:line-height="100%"/>
      <style:text-properties officeooo:paragraph-rsid="02d5eaee"/>
    </style:style>
    <style:style style:name="P952" style:family="paragraph" style:parent-style-name="Standard">
      <style:paragraph-properties fo:line-height="100%"/>
      <style:text-properties officeooo:paragraph-rsid="02e4f960"/>
    </style:style>
    <style:style style:name="P953" style:family="paragraph" style:parent-style-name="Standard">
      <style:paragraph-properties fo:line-height="100%"/>
      <style:text-properties officeooo:paragraph-rsid="02eac01d"/>
    </style:style>
    <style:style style:name="P954" style:family="paragraph" style:parent-style-name="Standard">
      <style:paragraph-properties fo:line-height="100%"/>
      <style:text-properties officeooo:paragraph-rsid="02f17ec6"/>
    </style:style>
    <style:style style:name="P955" style:family="paragraph" style:parent-style-name="Standard">
      <style:paragraph-properties fo:line-height="100%"/>
      <style:text-properties officeooo:paragraph-rsid="02fda6ef"/>
    </style:style>
    <style:style style:name="P956" style:family="paragraph" style:parent-style-name="Standard">
      <style:paragraph-properties fo:line-height="100%"/>
      <style:text-properties officeooo:paragraph-rsid="03040c1c"/>
    </style:style>
    <style:style style:name="P957" style:family="paragraph" style:parent-style-name="Standard">
      <style:paragraph-properties fo:line-height="100%"/>
      <style:text-properties officeooo:paragraph-rsid="03049b98"/>
    </style:style>
    <style:style style:name="P958" style:family="paragraph" style:parent-style-name="Standard">
      <style:paragraph-properties fo:line-height="100%"/>
      <style:text-properties officeooo:paragraph-rsid="0305aebe"/>
    </style:style>
    <style:style style:name="P959" style:family="paragraph" style:parent-style-name="Standard">
      <style:paragraph-properties fo:line-height="100%"/>
      <style:text-properties officeooo:paragraph-rsid="03061f93"/>
    </style:style>
    <style:style style:name="P960" style:family="paragraph" style:parent-style-name="Standard">
      <style:paragraph-properties fo:line-height="100%"/>
      <style:text-properties officeooo:paragraph-rsid="03153caa"/>
    </style:style>
    <style:style style:name="P961" style:family="paragraph" style:parent-style-name="Standard">
      <style:paragraph-properties fo:line-height="100%"/>
      <style:text-properties officeooo:paragraph-rsid="03343ce6"/>
    </style:style>
    <style:style style:name="P962" style:family="paragraph" style:parent-style-name="Standard">
      <style:paragraph-properties fo:line-height="100%"/>
      <style:text-properties officeooo:paragraph-rsid="03349842"/>
    </style:style>
    <style:style style:name="P963" style:family="paragraph" style:parent-style-name="Standard">
      <style:paragraph-properties fo:line-height="100%"/>
      <style:text-properties officeooo:paragraph-rsid="033f17a3"/>
    </style:style>
    <style:style style:name="P964" style:family="paragraph" style:parent-style-name="Standard">
      <style:paragraph-properties fo:line-height="100%"/>
      <style:text-properties officeooo:paragraph-rsid="034172a0"/>
    </style:style>
    <style:style style:name="P965" style:family="paragraph" style:parent-style-name="Standard">
      <style:paragraph-properties fo:line-height="100%"/>
      <style:text-properties officeooo:paragraph-rsid="034adc9b"/>
    </style:style>
    <style:style style:name="P966" style:family="paragraph" style:parent-style-name="Standard">
      <style:paragraph-properties fo:line-height="100%"/>
      <style:text-properties officeooo:paragraph-rsid="034f33b6"/>
    </style:style>
    <style:style style:name="P967" style:family="paragraph" style:parent-style-name="Standard">
      <style:paragraph-properties fo:line-height="100%"/>
      <style:text-properties officeooo:paragraph-rsid="034f680a"/>
    </style:style>
    <style:style style:name="P968" style:family="paragraph" style:parent-style-name="Standard">
      <style:paragraph-properties fo:line-height="100%"/>
      <style:text-properties officeooo:paragraph-rsid="035051aa"/>
    </style:style>
    <style:style style:name="P969" style:family="paragraph" style:parent-style-name="Standard">
      <style:paragraph-properties fo:line-height="100%"/>
      <style:text-properties officeooo:paragraph-rsid="0369854f"/>
    </style:style>
    <style:style style:name="P970" style:family="paragraph" style:parent-style-name="Standard">
      <style:paragraph-properties fo:line-height="100%"/>
      <style:text-properties officeooo:paragraph-rsid="03963307"/>
    </style:style>
    <style:style style:name="P971" style:family="paragraph" style:parent-style-name="Standard">
      <style:paragraph-properties fo:line-height="100%"/>
      <style:text-properties officeooo:paragraph-rsid="039c640b"/>
    </style:style>
    <style:style style:name="P972" style:family="paragraph" style:parent-style-name="Standard">
      <style:paragraph-properties fo:line-height="100%"/>
      <style:text-properties officeooo:paragraph-rsid="039e9821"/>
    </style:style>
    <style:style style:name="P973" style:family="paragraph" style:parent-style-name="Standard">
      <style:paragraph-properties fo:line-height="100%"/>
      <style:text-properties officeooo:paragraph-rsid="03a073aa"/>
    </style:style>
    <style:style style:name="P974" style:family="paragraph" style:parent-style-name="Standard">
      <style:paragraph-properties fo:line-height="100%"/>
      <style:text-properties officeooo:paragraph-rsid="03b1fbc9"/>
    </style:style>
    <style:style style:name="P975" style:family="paragraph" style:parent-style-name="Standard">
      <style:paragraph-properties fo:line-height="100%"/>
      <style:text-properties officeooo:paragraph-rsid="03c51260"/>
    </style:style>
    <style:style style:name="P976" style:family="paragraph" style:parent-style-name="Standard">
      <style:paragraph-properties fo:line-height="100%"/>
      <style:text-properties officeooo:paragraph-rsid="03eb005c"/>
    </style:style>
    <style:style style:name="P977" style:family="paragraph" style:parent-style-name="Standard">
      <style:paragraph-properties fo:line-height="100%"/>
      <style:text-properties officeooo:paragraph-rsid="03f0c84b"/>
    </style:style>
    <style:style style:name="P978" style:family="paragraph" style:parent-style-name="Standard">
      <style:paragraph-properties fo:line-height="100%"/>
      <style:text-properties officeooo:paragraph-rsid="03e90de3"/>
    </style:style>
    <style:style style:name="P979" style:family="paragraph" style:parent-style-name="Standard">
      <style:paragraph-properties fo:line-height="100%"/>
      <style:text-properties officeooo:paragraph-rsid="03f27278"/>
    </style:style>
    <style:style style:name="P980" style:family="paragraph" style:parent-style-name="Standard">
      <style:paragraph-properties fo:line-height="100%"/>
      <style:text-properties officeooo:paragraph-rsid="03fd5e01"/>
    </style:style>
    <style:style style:name="P981" style:family="paragraph" style:parent-style-name="Standard">
      <style:paragraph-properties fo:line-height="100%"/>
      <style:text-properties officeooo:paragraph-rsid="0400a6e4"/>
    </style:style>
    <style:style style:name="P982" style:family="paragraph" style:parent-style-name="Standard">
      <style:paragraph-properties fo:line-height="100%"/>
      <style:text-properties officeooo:paragraph-rsid="0404aa05"/>
    </style:style>
    <style:style style:name="P983" style:family="paragraph" style:parent-style-name="Standard">
      <style:paragraph-properties fo:line-height="100%"/>
      <style:text-properties officeooo:paragraph-rsid="04102973"/>
    </style:style>
    <style:style style:name="P984" style:family="paragraph" style:parent-style-name="Standard">
      <style:paragraph-properties fo:line-height="100%"/>
      <style:text-properties officeooo:paragraph-rsid="041e6a3e"/>
    </style:style>
    <style:style style:name="P985" style:family="paragraph" style:parent-style-name="Standard">
      <style:paragraph-properties fo:line-height="100%"/>
      <style:text-properties officeooo:paragraph-rsid="03a31e81"/>
    </style:style>
    <style:style style:name="P986" style:family="paragraph" style:parent-style-name="Standard">
      <style:paragraph-properties fo:line-height="100%"/>
      <style:text-properties officeooo:paragraph-rsid="043fc929"/>
    </style:style>
    <style:style style:name="P987" style:family="paragraph" style:parent-style-name="Standard">
      <style:paragraph-properties fo:line-height="100%"/>
      <style:text-properties officeooo:paragraph-rsid="043a0ede"/>
    </style:style>
    <style:style style:name="P988" style:family="paragraph" style:parent-style-name="Standard">
      <style:paragraph-properties fo:line-height="100%"/>
      <style:text-properties officeooo:paragraph-rsid="04518e70"/>
    </style:style>
    <style:style style:name="P989" style:family="paragraph" style:parent-style-name="Standard">
      <style:paragraph-properties fo:line-height="100%"/>
      <style:text-properties officeooo:paragraph-rsid="04592f7c"/>
    </style:style>
    <style:style style:name="P990" style:family="paragraph" style:parent-style-name="Standard">
      <style:paragraph-properties fo:line-height="100%"/>
      <style:text-properties officeooo:paragraph-rsid="03becfb9"/>
    </style:style>
    <style:style style:name="P991" style:family="paragraph" style:parent-style-name="Standard">
      <style:paragraph-properties fo:line-height="100%"/>
      <style:text-properties officeooo:paragraph-rsid="0473548b"/>
    </style:style>
    <style:style style:name="P992" style:family="paragraph" style:parent-style-name="Standard">
      <style:paragraph-properties fo:line-height="100%"/>
      <style:text-properties officeooo:paragraph-rsid="0411d16e"/>
    </style:style>
    <style:style style:name="P993" style:family="paragraph" style:parent-style-name="Standard">
      <style:paragraph-properties fo:line-height="100%"/>
      <style:text-properties officeooo:paragraph-rsid="041746e7"/>
    </style:style>
    <style:style style:name="P994" style:family="paragraph" style:parent-style-name="Standard">
      <style:paragraph-properties fo:line-height="100%"/>
      <style:text-properties officeooo:paragraph-rsid="043c6125"/>
    </style:style>
    <style:style style:name="P995" style:family="paragraph" style:parent-style-name="Standard">
      <style:paragraph-properties fo:line-height="100%"/>
      <style:text-properties officeooo:paragraph-rsid="04472f62"/>
    </style:style>
    <style:style style:name="P996" style:family="paragraph" style:parent-style-name="Standard">
      <style:paragraph-properties fo:line-height="100%"/>
      <style:text-properties officeooo:paragraph-rsid="03fc17c3"/>
    </style:style>
    <style:style style:name="P997" style:family="paragraph" style:parent-style-name="Standard">
      <style:paragraph-properties fo:line-height="100%"/>
      <style:text-properties officeooo:paragraph-rsid="039292f6"/>
    </style:style>
    <style:style style:name="P998" style:family="paragraph" style:parent-style-name="Standard">
      <style:paragraph-properties fo:line-height="100%"/>
      <style:text-properties officeooo:paragraph-rsid="0486c03e"/>
    </style:style>
    <style:style style:name="P999" style:family="paragraph" style:parent-style-name="Standard">
      <style:paragraph-properties fo:line-height="100%"/>
      <style:text-properties officeooo:paragraph-rsid="048ffd4a"/>
    </style:style>
    <style:style style:name="P1000" style:family="paragraph" style:parent-style-name="Standard">
      <style:paragraph-properties fo:line-height="100%"/>
      <style:text-properties officeooo:paragraph-rsid="04915c32"/>
    </style:style>
    <style:style style:name="P1001" style:family="paragraph" style:parent-style-name="Standard">
      <style:paragraph-properties fo:line-height="100%"/>
      <style:text-properties officeooo:paragraph-rsid="0496a172"/>
    </style:style>
    <style:style style:name="P1002" style:family="paragraph" style:parent-style-name="Standard">
      <style:paragraph-properties fo:line-height="100%"/>
      <style:text-properties officeooo:paragraph-rsid="04a08898"/>
    </style:style>
    <style:style style:name="P1003" style:family="paragraph" style:parent-style-name="Standard">
      <style:paragraph-properties fo:line-height="100%"/>
      <style:text-properties officeooo:paragraph-rsid="04a6679a"/>
    </style:style>
    <style:style style:name="P1004" style:family="paragraph" style:parent-style-name="Standard">
      <style:paragraph-properties fo:line-height="100%"/>
      <style:text-properties officeooo:paragraph-rsid="04ad05fc"/>
    </style:style>
    <style:style style:name="P1005" style:family="paragraph" style:parent-style-name="Standard">
      <style:paragraph-properties fo:line-height="100%"/>
      <style:text-properties officeooo:paragraph-rsid="04b3c5c0"/>
    </style:style>
    <style:style style:name="P1006" style:family="paragraph" style:parent-style-name="Standard">
      <style:paragraph-properties fo:line-height="100%"/>
      <style:text-properties officeooo:paragraph-rsid="04ba1b39"/>
    </style:style>
    <style:style style:name="P1007" style:family="paragraph" style:parent-style-name="Standard">
      <style:paragraph-properties fo:line-height="100%"/>
      <style:text-properties officeooo:paragraph-rsid="04bc7059"/>
    </style:style>
    <style:style style:name="P1008" style:family="paragraph" style:parent-style-name="Standard">
      <style:paragraph-properties fo:line-height="100%"/>
      <style:text-properties officeooo:paragraph-rsid="02ec4cc6"/>
    </style:style>
    <style:style style:name="P1009" style:family="paragraph" style:parent-style-name="Standard">
      <style:paragraph-properties fo:line-height="100%"/>
      <style:text-properties officeooo:paragraph-rsid="04b80b14"/>
    </style:style>
    <style:style style:name="P1010" style:family="paragraph" style:parent-style-name="Standard">
      <style:paragraph-properties fo:line-height="100%"/>
      <style:text-properties officeooo:paragraph-rsid="04d7b913"/>
    </style:style>
    <style:style style:name="P1011" style:family="paragraph" style:parent-style-name="Standard">
      <style:paragraph-properties fo:line-height="100%"/>
      <style:text-properties officeooo:paragraph-rsid="04ddd894"/>
    </style:style>
    <style:style style:name="P1012" style:family="paragraph" style:parent-style-name="Standard">
      <style:paragraph-properties fo:line-height="100%"/>
      <style:text-properties officeooo:paragraph-rsid="04deac5d"/>
    </style:style>
    <style:style style:name="P1013" style:family="paragraph" style:parent-style-name="Standard">
      <style:paragraph-properties fo:line-height="100%"/>
      <style:text-properties officeooo:paragraph-rsid="04ee3d5e"/>
    </style:style>
    <style:style style:name="P1014" style:family="paragraph" style:parent-style-name="Standard">
      <style:paragraph-properties fo:line-height="100%"/>
      <style:text-properties officeooo:paragraph-rsid="04ee86bb"/>
    </style:style>
    <style:style style:name="P1015" style:family="paragraph" style:parent-style-name="Standard">
      <style:paragraph-properties fo:line-height="100%"/>
      <style:text-properties officeooo:paragraph-rsid="04f29906"/>
    </style:style>
    <style:style style:name="P1016" style:family="paragraph" style:parent-style-name="Standard">
      <style:paragraph-properties fo:line-height="100%"/>
      <style:text-properties officeooo:paragraph-rsid="04faca3a"/>
    </style:style>
    <style:style style:name="P1017" style:family="paragraph" style:parent-style-name="Standard">
      <style:paragraph-properties fo:line-height="100%"/>
      <style:text-properties officeooo:paragraph-rsid="051228a5"/>
    </style:style>
    <style:style style:name="P1018" style:family="paragraph" style:parent-style-name="Standard">
      <style:paragraph-properties fo:line-height="100%"/>
      <style:text-properties officeooo:paragraph-rsid="05149db7"/>
    </style:style>
    <style:style style:name="P1019" style:family="paragraph" style:parent-style-name="Standard">
      <style:paragraph-properties fo:line-height="100%"/>
      <style:text-properties officeooo:paragraph-rsid="051755b6"/>
    </style:style>
    <style:style style:name="P1020" style:family="paragraph" style:parent-style-name="Standard">
      <style:paragraph-properties fo:line-height="100%"/>
      <style:text-properties officeooo:paragraph-rsid="04f1c42d"/>
    </style:style>
    <style:style style:name="P1021" style:family="paragraph" style:parent-style-name="Standard">
      <style:paragraph-properties fo:line-height="100%"/>
      <style:text-properties officeooo:paragraph-rsid="052c470d"/>
    </style:style>
    <style:style style:name="P1022" style:family="paragraph" style:parent-style-name="Standard">
      <style:paragraph-properties fo:line-height="100%"/>
      <style:text-properties officeooo:paragraph-rsid="052e1d4e"/>
    </style:style>
    <style:style style:name="P1023" style:family="paragraph" style:parent-style-name="Standard">
      <style:paragraph-properties fo:line-height="100%"/>
      <style:text-properties officeooo:paragraph-rsid="052fd794"/>
    </style:style>
    <style:style style:name="P1024" style:family="paragraph" style:parent-style-name="Standard">
      <style:paragraph-properties fo:line-height="100%"/>
      <style:text-properties officeooo:paragraph-rsid="053faa40"/>
    </style:style>
    <style:style style:name="P1025" style:family="paragraph" style:parent-style-name="Standard">
      <style:paragraph-properties fo:line-height="100%"/>
      <style:text-properties officeooo:paragraph-rsid="054f83a7"/>
    </style:style>
    <style:style style:name="P1026" style:family="paragraph" style:parent-style-name="Standard">
      <style:paragraph-properties fo:line-height="100%"/>
      <style:text-properties officeooo:paragraph-rsid="0557f31f"/>
    </style:style>
    <style:style style:name="P1027" style:family="paragraph" style:parent-style-name="Standard">
      <style:paragraph-properties fo:line-height="100%"/>
      <style:text-properties officeooo:paragraph-rsid="055a623a"/>
    </style:style>
    <style:style style:name="P1028" style:family="paragraph" style:parent-style-name="Standard">
      <style:paragraph-properties fo:line-height="100%"/>
      <style:text-properties officeooo:paragraph-rsid="0569d9ca"/>
    </style:style>
    <style:style style:name="P1029" style:family="paragraph" style:parent-style-name="Standard">
      <style:paragraph-properties fo:line-height="100%"/>
      <style:text-properties officeooo:paragraph-rsid="056d9742"/>
    </style:style>
    <style:style style:name="P1030" style:family="paragraph" style:parent-style-name="Standard">
      <style:paragraph-properties fo:line-height="100%"/>
      <style:text-properties officeooo:paragraph-rsid="057cbee6"/>
    </style:style>
    <style:style style:name="P1031" style:family="paragraph" style:parent-style-name="Standard">
      <style:paragraph-properties fo:line-height="100%"/>
      <style:text-properties officeooo:paragraph-rsid="0580d52a"/>
    </style:style>
    <style:style style:name="P1032" style:family="paragraph" style:parent-style-name="Standard">
      <style:paragraph-properties fo:line-height="100%"/>
      <style:text-properties officeooo:paragraph-rsid="05864f67"/>
    </style:style>
    <style:style style:name="P1033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1034" style:family="paragraph" style:parent-style-name="Standard">
      <style:text-properties fo:color="#c9211e"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035" style:family="paragraph" style:parent-style-name="Standard">
      <style:text-properties fo:color="#c9211e"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1036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037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1038" style:family="paragraph" style:parent-style-name="Standard">
      <style:text-properties fo:color="#c9211e"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1039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1040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041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1042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1043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1044" style:family="paragraph" style:parent-style-name="Standard">
      <style:text-properties fo:color="#c9211e" officeooo:rsid="003eeb50" officeooo:paragraph-rsid="00ac1d69"/>
    </style:style>
    <style:style style:name="P1045" style:family="paragraph" style:parent-style-name="Standard">
      <style:text-properties fo:color="#c9211e" style:text-line-through-style="solid" style:text-line-through-type="single" fo:font-style="normal" style:text-underline-style="none" fo:font-weight="bold" officeooo:rsid="0081154c" officeooo:paragraph-rsid="00f8c8b1" style:font-style-asian="normal" style:font-weight-asian="bold" style:font-style-complex="normal" style:font-weight-complex="bold"/>
    </style:style>
    <style:style style:name="P1046" style:family="paragraph" style:parent-style-name="Standard">
      <style:paragraph-properties fo:line-height="100%"/>
      <style:text-properties officeooo:rsid="016b9044" officeooo:paragraph-rsid="016b9044"/>
    </style:style>
    <style:style style:name="P1047" style:family="paragraph" style:parent-style-name="Standard">
      <style:paragraph-properties fo:line-height="100%"/>
      <style:text-properties officeooo:rsid="01a2dcc2" officeooo:paragraph-rsid="01a2dcc2"/>
    </style:style>
    <style:style style:name="P1048" style:family="paragraph" style:parent-style-name="Standard">
      <style:paragraph-properties fo:line-height="100%"/>
      <style:text-properties officeooo:rsid="01a92b83" officeooo:paragraph-rsid="01abda5f"/>
    </style:style>
    <style:style style:name="P1049" style:family="paragraph" style:parent-style-name="Standard">
      <style:paragraph-properties fo:line-height="100%"/>
      <style:text-properties officeooo:rsid="01b78805" officeooo:paragraph-rsid="01b9977e"/>
    </style:style>
    <style:style style:name="P1050" style:family="paragraph" style:parent-style-name="Standard">
      <style:paragraph-properties fo:line-height="100%"/>
      <style:text-properties officeooo:rsid="01b78805" officeooo:paragraph-rsid="020d39a8"/>
    </style:style>
    <style:style style:name="P1051" style:family="paragraph" style:parent-style-name="Standard">
      <style:paragraph-properties fo:line-height="100%"/>
      <style:text-properties officeooo:rsid="01bcc73c" officeooo:paragraph-rsid="01bcc73c"/>
    </style:style>
    <style:style style:name="P1052" style:family="paragraph" style:parent-style-name="Standard">
      <style:paragraph-properties fo:line-height="100%"/>
      <style:text-properties officeooo:rsid="01cb0c6f" officeooo:paragraph-rsid="01cb0c6f"/>
    </style:style>
    <style:style style:name="P1053" style:family="paragraph" style:parent-style-name="Standard">
      <style:paragraph-properties fo:line-height="100%"/>
      <style:text-properties officeooo:rsid="01cd0839" officeooo:paragraph-rsid="01cd0839"/>
    </style:style>
    <style:style style:name="P1054" style:family="paragraph" style:parent-style-name="Standard">
      <style:paragraph-properties fo:line-height="100%"/>
      <style:text-properties officeooo:rsid="01e4a612" officeooo:paragraph-rsid="01e4a612"/>
    </style:style>
    <style:style style:name="P1055" style:family="paragraph" style:parent-style-name="Standard">
      <style:paragraph-properties fo:line-height="100%"/>
      <style:text-properties officeooo:rsid="022b7ea9" officeooo:paragraph-rsid="022b7ea9"/>
    </style:style>
    <style:style style:name="P1056" style:family="paragraph" style:parent-style-name="Standard">
      <style:paragraph-properties fo:line-height="100%"/>
      <style:text-properties officeooo:rsid="022dff2a" officeooo:paragraph-rsid="022dff2a"/>
    </style:style>
    <style:style style:name="P1057" style:family="paragraph" style:parent-style-name="Standard">
      <style:text-properties officeooo:paragraph-rsid="0275c15d"/>
    </style:style>
    <style:style style:name="P1058" style:family="paragraph" style:parent-style-name="Standard">
      <style:paragraph-properties fo:line-height="100%"/>
      <style:text-properties officeooo:rsid="02819040" officeooo:paragraph-rsid="028fc45c"/>
    </style:style>
    <style:style style:name="P1059" style:family="paragraph" style:parent-style-name="Standard">
      <style:paragraph-properties fo:line-height="100%"/>
      <style:text-properties officeooo:rsid="0285839b" officeooo:paragraph-rsid="0288fb00"/>
    </style:style>
    <style:style style:name="P1060" style:family="paragraph" style:parent-style-name="Standard">
      <style:paragraph-properties fo:line-height="100%"/>
      <style:text-properties officeooo:rsid="0297c923" officeooo:paragraph-rsid="0297c923"/>
    </style:style>
    <style:style style:name="P1061" style:family="paragraph" style:parent-style-name="Standard">
      <style:paragraph-properties fo:line-height="100%"/>
      <style:text-properties officeooo:rsid="029ac75f" officeooo:paragraph-rsid="029ac75f"/>
    </style:style>
    <style:style style:name="P1062" style:family="paragraph" style:parent-style-name="Standard">
      <style:text-properties officeooo:paragraph-rsid="00bfa17d"/>
    </style:style>
    <style:style style:name="P1063" style:family="paragraph" style:parent-style-name="Standard">
      <style:text-properties officeooo:paragraph-rsid="00bd11a0"/>
    </style:style>
    <style:style style:name="P1064" style:family="paragraph" style:parent-style-name="Standard">
      <style:paragraph-properties fo:line-height="100%"/>
      <style:text-properties officeooo:rsid="02540cb9" officeooo:paragraph-rsid="02bd01a2"/>
    </style:style>
    <style:style style:name="P1065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1066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4d531" officeooo:paragraph-rsid="0557f31f" style:font-style-asian="italic" style:font-weight-asian="normal" style:font-style-complex="italic" style:font-weight-complex="normal"/>
    </style:style>
    <style:style style:name="P1067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6c5e7" officeooo:paragraph-rsid="0557f31f" style:font-style-asian="italic" style:font-weight-asian="normal" style:font-style-complex="italic" style:font-weight-complex="normal"/>
    </style:style>
    <style:style style:name="P1068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82685" officeooo:paragraph-rsid="0557f31f" style:font-style-asian="italic" style:font-weight-asian="normal" style:font-style-complex="italic" style:font-weight-complex="normal"/>
    </style:style>
    <style:style style:name="P1069" style:family="paragraph" style:parent-style-name="Standard">
      <style:paragraph-properties fo:line-height="100%"/>
      <style:text-properties style:text-line-through-style="none" style:text-line-through-type="none" fo:font-style="italic" officeooo:rsid="0544d531" officeooo:paragraph-rsid="0557f31f" style:font-style-asian="italic" style:font-style-complex="italic"/>
    </style:style>
    <style:style style:name="P1070" style:family="paragraph" style:parent-style-name="Standard">
      <style:paragraph-properties fo:line-height="100%"/>
      <style:text-properties style:text-line-through-style="none" style:text-line-through-type="none" fo:font-style="italic" officeooo:rsid="05482685" officeooo:paragraph-rsid="0557f31f" style:font-style-asian="italic" style:font-style-complex="italic"/>
    </style:style>
    <style:style style:name="P1071" style:family="paragraph" style:parent-style-name="Standard">
      <style:paragraph-properties fo:line-height="100%"/>
      <style:text-properties style:text-line-through-style="none" style:text-line-through-type="none" fo:font-weight="normal" officeooo:rsid="03ba815b" officeooo:paragraph-rsid="03ba815b" style:font-weight-asian="normal" style:font-weight-complex="normal"/>
    </style:style>
    <style:style style:name="P1072" style:family="paragraph" style:parent-style-name="Standard">
      <style:paragraph-properties fo:line-height="100%"/>
      <style:text-properties style:text-line-through-style="none" style:text-line-through-type="none" fo:font-size="14pt" fo:font-weight="bold" officeooo:rsid="03a9944d" officeooo:paragraph-rsid="03a9944d" style:font-size-asian="14pt" style:font-weight-asian="bold" style:font-size-complex="14pt" style:font-weight-complex="bold"/>
    </style:style>
    <style:style style:name="P107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aa40" officeooo:paragraph-rsid="054d7055" style:font-style-asian="normal" style:font-weight-asian="normal" style:font-style-complex="normal" style:font-weight-complex="normal"/>
    </style:style>
    <style:style style:name="P107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107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82685" officeooo:paragraph-rsid="0557f31f" style:font-style-asian="normal" style:font-weight-asian="normal" style:font-style-complex="normal" style:font-weight-complex="normal"/>
    </style:style>
    <style:style style:name="P1076" style:family="paragraph" style:parent-style-name="Standard">
      <style:paragraph-properties fo:line-height="100%"/>
      <style:text-properties style:text-line-through-style="none" style:text-line-through-type="none" officeooo:paragraph-rsid="0557f31f"/>
    </style:style>
    <style:style style:name="P1077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078" style:family="paragraph" style:parent-style-name="Standard">
      <style:paragraph-properties fo:line-height="100%"/>
      <style:text-properties officeooo:rsid="02da5175" officeooo:paragraph-rsid="02da5175"/>
    </style:style>
    <style:style style:name="P1079" style:family="paragraph" style:parent-style-name="Standard">
      <style:paragraph-properties fo:line-height="100%"/>
      <style:text-properties officeooo:rsid="02e4f960" officeooo:paragraph-rsid="02e4f960"/>
    </style:style>
    <style:style style:name="P1080" style:family="paragraph" style:parent-style-name="Standard">
      <style:paragraph-properties fo:line-height="100%"/>
      <style:text-properties officeooo:rsid="02eabaea" officeooo:paragraph-rsid="02eabaea"/>
    </style:style>
    <style:style style:name="P1081" style:family="paragraph" style:parent-style-name="Standard">
      <style:paragraph-properties fo:line-height="100%"/>
      <style:text-properties officeooo:rsid="02eac01d" officeooo:paragraph-rsid="02eac01d"/>
    </style:style>
    <style:style style:name="P1082" style:family="paragraph" style:parent-style-name="Standard">
      <style:paragraph-properties fo:line-height="100%"/>
      <style:text-properties officeooo:rsid="02eb27fd" officeooo:paragraph-rsid="02ec089f"/>
    </style:style>
    <style:style style:name="P1083" style:family="paragraph" style:parent-style-name="Standard">
      <style:text-properties officeooo:paragraph-rsid="02ecf51e"/>
    </style:style>
    <style:style style:name="P1084" style:family="paragraph" style:parent-style-name="Standard">
      <style:text-properties officeooo:paragraph-rsid="02f17ec6"/>
    </style:style>
    <style:style style:name="P1085" style:family="paragraph" style:parent-style-name="Standard">
      <style:paragraph-properties fo:line-height="100%"/>
      <style:text-properties officeooo:rsid="02e59398" officeooo:paragraph-rsid="03049b98"/>
    </style:style>
    <style:style style:name="P1086" style:family="paragraph" style:parent-style-name="Standard">
      <style:paragraph-properties fo:line-height="150%"/>
      <style:text-properties officeooo:rsid="02e59398" officeooo:paragraph-rsid="03049b98"/>
    </style:style>
    <style:style style:name="P1087" style:family="paragraph" style:parent-style-name="Standard">
      <style:paragraph-properties fo:line-height="100%"/>
      <style:text-properties officeooo:rsid="022ee1ec" officeooo:paragraph-rsid="022ee1ec"/>
    </style:style>
    <style:style style:name="P1088" style:family="paragraph" style:parent-style-name="Standard">
      <style:text-properties officeooo:paragraph-rsid="03061f93"/>
    </style:style>
    <style:style style:name="P1089" style:family="paragraph" style:parent-style-name="Standard">
      <style:paragraph-properties fo:line-height="100%"/>
      <style:text-properties officeooo:rsid="0346a444" officeooo:paragraph-rsid="0346a444"/>
    </style:style>
    <style:style style:name="P1090" style:family="paragraph" style:parent-style-name="Standard">
      <style:text-properties officeooo:paragraph-rsid="03733aab"/>
    </style:style>
    <style:style style:name="P1091" style:family="paragraph" style:parent-style-name="Standard">
      <style:paragraph-properties fo:line-height="100%"/>
      <style:text-properties officeooo:rsid="038a2c81" officeooo:paragraph-rsid="039e9821"/>
    </style:style>
    <style:style style:name="P1092" style:family="paragraph" style:parent-style-name="Standard">
      <style:paragraph-properties fo:line-height="100%"/>
      <style:text-properties style:text-line-through-style="solid" style:text-line-through-type="single" fo:font-weight="normal" officeooo:rsid="037607bd" officeooo:paragraph-rsid="03a31e81" style:font-weight-asian="normal" style:font-weight-complex="normal"/>
    </style:style>
    <style:style style:name="P1093" style:family="paragraph" style:parent-style-name="Standard">
      <style:paragraph-properties fo:line-height="100%"/>
      <style:text-properties style:text-line-through-style="solid" style:text-line-through-type="single" officeooo:paragraph-rsid="032c4fdc"/>
    </style:style>
    <style:style style:name="P1094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496025" officeooo:paragraph-rsid="04496025" style:font-style-asian="normal" style:font-weight-asian="normal" style:font-style-complex="normal" style:font-weight-complex="normal"/>
    </style:style>
    <style:style style:name="P1095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1096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544d531" officeooo:paragraph-rsid="054d7055" style:font-style-asian="normal" style:font-weight-asian="normal" style:font-style-complex="normal" style:font-weight-complex="normal"/>
    </style:style>
    <style:style style:name="P1097" style:family="paragraph" style:parent-style-name="Standard">
      <style:paragraph-properties fo:line-height="100%"/>
      <style:text-properties fo:color="#ff0000" officeooo:rsid="03de8421" officeooo:paragraph-rsid="03de8421"/>
    </style:style>
    <style:style style:name="P1098" style:family="paragraph" style:parent-style-name="Standard">
      <style:paragraph-properties fo:line-height="100%"/>
      <style:text-properties fo:color="#ff0000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1099" style:family="paragraph" style:parent-style-name="Standard">
      <style:paragraph-properties fo:line-height="100%"/>
      <style:text-properties fo:color="#ff0000" officeooo:rsid="03c39617" officeooo:paragraph-rsid="03c7f184"/>
    </style:style>
    <style:style style:name="P1100" style:family="paragraph" style:parent-style-name="Standard">
      <style:paragraph-properties fo:line-height="100%"/>
      <style:text-properties fo:color="#ff0000" officeooo:paragraph-rsid="042824b8"/>
    </style:style>
    <style:style style:name="P1101" style:family="paragraph" style:parent-style-name="Standard">
      <style:paragraph-properties fo:line-height="100%"/>
      <style:text-properties fo:color="#ff0000" officeooo:rsid="04a2554c" officeooo:paragraph-rsid="04a3261f"/>
    </style:style>
    <style:style style:name="P1102" style:family="paragraph" style:parent-style-name="Standard">
      <style:paragraph-properties fo:line-height="100%"/>
      <style:text-properties fo:color="#ff0000" fo:font-style="italic" officeooo:rsid="0537e1d6" officeooo:paragraph-rsid="0537e1d6" style:font-style-asian="italic" style:font-style-complex="italic"/>
    </style:style>
    <style:style style:name="P1103" style:family="paragraph" style:parent-style-name="Standard">
      <style:paragraph-properties fo:line-height="100%"/>
      <style:text-properties fo:color="#ff0000" fo:font-style="normal" fo:font-weight="normal" officeooo:rsid="0537e1d6" officeooo:paragraph-rsid="0537e1d6" style:font-style-asian="normal" style:font-weight-asian="normal" style:font-style-complex="normal" style:font-weight-complex="normal"/>
    </style:style>
    <style:style style:name="P1104" style:family="paragraph" style:parent-style-name="Standard">
      <style:paragraph-properties fo:line-height="100%"/>
      <style:text-properties officeooo:rsid="03a4e520" officeooo:paragraph-rsid="03a4e520"/>
    </style:style>
    <style:style style:name="P1105" style:family="paragraph" style:parent-style-name="Standard">
      <style:paragraph-properties fo:line-height="100%"/>
      <style:text-properties officeooo:rsid="03a073aa" officeooo:paragraph-rsid="03a073aa"/>
    </style:style>
    <style:style style:name="P1106" style:family="paragraph" style:parent-style-name="Standard">
      <style:text-properties officeooo:paragraph-rsid="00c0d7c6"/>
    </style:style>
    <style:style style:name="P1107" style:family="paragraph" style:parent-style-name="Standard">
      <style:text-properties officeooo:paragraph-rsid="03e93625"/>
    </style:style>
    <style:style style:name="P1108" style:family="paragraph" style:parent-style-name="Standard">
      <style:text-properties officeooo:rsid="0019f535" officeooo:paragraph-rsid="03e93625"/>
    </style:style>
    <style:style style:name="P1109" style:family="paragraph" style:parent-style-name="Standard">
      <style:paragraph-properties fo:line-height="100%"/>
      <style:text-properties officeooo:rsid="045a6b37" officeooo:paragraph-rsid="045a6b37"/>
    </style:style>
    <style:style style:name="P1110" style:family="paragraph" style:parent-style-name="Standard">
      <style:text-properties officeooo:paragraph-rsid="00118c4a"/>
    </style:style>
    <style:style style:name="P1111" style:family="paragraph" style:parent-style-name="Standard">
      <style:paragraph-properties fo:line-height="100%"/>
      <style:text-properties officeooo:rsid="048fe3f8" officeooo:paragraph-rsid="048ffd4a"/>
    </style:style>
    <style:style style:name="P1112" style:family="paragraph" style:parent-style-name="Standard">
      <style:paragraph-properties fo:line-height="100%"/>
      <style:text-properties officeooo:rsid="0494bc64" officeooo:paragraph-rsid="0494bc64"/>
    </style:style>
    <style:style style:name="P1113" style:family="paragraph" style:parent-style-name="Standard">
      <style:paragraph-properties fo:line-height="100%"/>
      <style:text-properties officeooo:rsid="0497dc28" officeooo:paragraph-rsid="0497dc28"/>
    </style:style>
    <style:style style:name="P1114" style:family="paragraph" style:parent-style-name="Standard">
      <style:paragraph-properties fo:line-height="150%"/>
      <style:text-properties officeooo:rsid="049a8a7e" officeooo:paragraph-rsid="049a8a7e"/>
    </style:style>
    <style:style style:name="P1115" style:family="paragraph" style:parent-style-name="Standard">
      <style:paragraph-properties fo:line-height="100%"/>
      <style:text-properties officeooo:rsid="049c223c" officeooo:paragraph-rsid="049c223c"/>
    </style:style>
    <style:style style:name="P1116" style:family="paragraph" style:parent-style-name="Standard">
      <style:paragraph-properties fo:line-height="100%"/>
      <style:text-properties officeooo:rsid="04a08898" officeooo:paragraph-rsid="04a08898"/>
    </style:style>
    <style:style style:name="P1117" style:family="paragraph" style:parent-style-name="Standard">
      <style:paragraph-properties fo:line-height="100%"/>
      <style:text-properties officeooo:rsid="04ad05fc" officeooo:paragraph-rsid="04b3c5c0"/>
    </style:style>
    <style:style style:name="P1118" style:family="paragraph" style:parent-style-name="Standard">
      <style:paragraph-properties fo:line-height="100%"/>
      <style:text-properties officeooo:rsid="04ba1b39" officeooo:paragraph-rsid="04ba1b39"/>
    </style:style>
    <style:style style:name="P1119" style:family="paragraph" style:parent-style-name="Standard">
      <style:text-properties fo:font-size="14pt" fo:font-weight="bold" officeooo:rsid="00118c4a" officeooo:paragraph-rsid="005521a3" style:font-size-asian="14pt" style:font-weight-asian="bold" style:font-size-complex="14pt" style:font-weight-complex="bold"/>
    </style:style>
    <style:style style:name="P1120" style:family="paragraph" style:parent-style-name="Standard">
      <style:paragraph-properties fo:line-height="100%"/>
      <style:text-properties fo:font-size="14pt" fo:font-weight="bold" officeooo:rsid="02c31f4d" officeooo:paragraph-rsid="02c31f4d" style:font-size-asian="14pt" style:font-weight-asian="bold" style:font-size-complex="14pt" style:font-weight-complex="bold"/>
    </style:style>
    <style:style style:name="P1121" style:family="paragraph" style:parent-style-name="Standard">
      <style:paragraph-properties fo:line-height="100%"/>
      <style:text-properties fo:font-size="14pt" fo:font-weight="bold" officeooo:rsid="0374e85b" officeooo:paragraph-rsid="0374e85b" style:font-size-asian="14pt" style:font-weight-asian="bold" style:font-size-complex="14pt" style:font-weight-complex="bold"/>
    </style:style>
    <style:style style:name="P1122" style:family="paragraph" style:parent-style-name="Standard">
      <style:paragraph-properties fo:line-height="100%"/>
      <style:text-properties fo:font-size="14pt" fo:font-weight="bold" officeooo:rsid="049c223c" officeooo:paragraph-rsid="049c223c" style:font-size-asian="14pt" style:font-weight-asian="bold" style:font-size-complex="14pt" style:font-weight-complex="bold"/>
    </style:style>
    <style:style style:name="P1123" style:family="paragraph" style:parent-style-name="Standard">
      <style:paragraph-properties fo:line-height="100%"/>
      <style:text-properties fo:font-size="14pt" fo:font-style="normal" fo:font-weight="bold" officeooo:rsid="046f7d26" officeooo:paragraph-rsid="046f7d26" style:font-size-asian="14pt" style:font-style-asian="normal" style:font-weight-asian="bold" style:font-size-complex="14pt" style:font-style-complex="normal" style:font-weight-complex="bold"/>
    </style:style>
    <style:style style:name="P1124" style:family="paragraph" style:parent-style-name="Standard">
      <style:paragraph-properties fo:line-height="100%"/>
      <style:text-properties fo:font-size="14pt" fo:font-style="normal" fo:font-weight="bold" officeooo:rsid="04bab362" officeooo:paragraph-rsid="04bab362" style:font-size-asian="14pt" style:font-style-asian="normal" style:font-weight-asian="bold" style:font-size-complex="14pt" style:font-style-complex="normal" style:font-weight-complex="bold"/>
    </style:style>
    <style:style style:name="P1125" style:family="paragraph" style:parent-style-name="Standard">
      <style:paragraph-properties fo:line-height="100%"/>
      <style:text-properties fo:font-size="14pt" fo:font-style="normal" fo:font-weight="bold" officeooo:rsid="0573ee33" officeooo:paragraph-rsid="0573ee33" style:font-size-asian="14pt" style:font-style-asian="normal" style:font-weight-asian="bold" style:font-size-complex="14pt" style:font-style-complex="normal" style:font-weight-complex="bold"/>
    </style:style>
    <style:style style:name="P1126" style:family="paragraph" style:parent-style-name="Standard">
      <style:paragraph-properties fo:line-height="100%"/>
      <style:text-properties officeooo:rsid="04bc7059" officeooo:paragraph-rsid="04bc7059"/>
    </style:style>
    <style:style style:name="P1127" style:family="paragraph" style:parent-style-name="Standard">
      <style:paragraph-properties fo:line-height="100%"/>
      <style:text-properties officeooo:rsid="04a57ad8" officeooo:paragraph-rsid="04ba1b39"/>
    </style:style>
    <style:style style:name="P1128" style:family="paragraph" style:parent-style-name="Standard">
      <style:paragraph-properties fo:line-height="100%"/>
      <style:text-properties officeooo:rsid="051228a5" officeooo:paragraph-rsid="05270c2d"/>
    </style:style>
    <style:style style:name="P1129" style:family="paragraph" style:parent-style-name="Standard">
      <style:paragraph-properties fo:line-height="100%"/>
      <style:text-properties officeooo:rsid="05149db7" officeooo:paragraph-rsid="05149db7"/>
    </style:style>
    <style:style style:name="P1130" style:family="paragraph" style:parent-style-name="Standard">
      <style:paragraph-properties fo:line-height="100%"/>
      <style:text-properties officeooo:rsid="04f29906" officeooo:paragraph-rsid="051fdc2f"/>
    </style:style>
    <style:style style:name="P1131" style:family="paragraph" style:parent-style-name="Standard">
      <style:paragraph-properties fo:line-height="100%"/>
      <style:text-properties officeooo:rsid="052fd794" officeooo:paragraph-rsid="052fd794"/>
    </style:style>
    <style:style style:name="P1132" style:family="paragraph" style:parent-style-name="Standard">
      <style:paragraph-properties fo:line-height="100%"/>
      <style:text-properties officeooo:rsid="0569d9ca" officeooo:paragraph-rsid="0569d9ca"/>
    </style:style>
    <style:style style:name="P1133" style:family="paragraph" style:parent-style-name="Standard">
      <style:paragraph-properties fo:line-height="100%"/>
      <style:text-properties officeooo:rsid="058ba444" officeooo:paragraph-rsid="058ba444"/>
    </style:style>
    <style:style style:name="P1134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1135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1136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1137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1138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1139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1140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1141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1142" style:family="paragraph" style:parent-style-name="Table_20_Contents">
      <style:paragraph-properties fo:text-align="center" style:justify-single-word="false"/>
      <style:text-properties fo:font-weight="bold" officeooo:paragraph-rsid="045e6749" style:font-weight-asian="bold" style:font-weight-complex="bold"/>
    </style:style>
    <style:style style:name="P1143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1144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1145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1146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1147" style:family="paragraph" style:parent-style-name="Table_20_Contents">
      <style:paragraph-properties fo:text-align="center" style:justify-single-word="false"/>
      <style:text-properties fo:font-weight="bold" officeooo:rsid="03becfb9" officeooo:paragraph-rsid="03becfb9" style:font-weight-asian="bold" style:font-weight-complex="bold"/>
    </style:style>
    <style:style style:name="P1148" style:family="paragraph" style:parent-style-name="Table_20_Contents">
      <style:paragraph-properties fo:text-align="center" style:justify-single-word="false"/>
      <style:text-properties fo:font-weight="bold" officeooo:rsid="03ee7eb1" officeooo:paragraph-rsid="03fd5e01" style:font-weight-asian="bold" style:font-weight-complex="bold"/>
    </style:style>
    <style:style style:name="P1149" style:family="paragraph" style:parent-style-name="Table_20_Contents">
      <style:paragraph-properties fo:text-align="center" style:justify-single-word="false"/>
      <style:text-properties fo:font-weight="bold" officeooo:rsid="045e10e9" officeooo:paragraph-rsid="045e6749" style:font-weight-asian="bold" style:font-weight-complex="bold"/>
    </style:style>
    <style:style style:name="P1150" style:family="paragraph" style:parent-style-name="Table_20_Contents">
      <style:paragraph-properties fo:text-align="center" style:justify-single-word="false"/>
    </style:style>
    <style:style style:name="P1151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1152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1153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1154" style:family="paragraph" style:parent-style-name="Table_20_Contents">
      <style:paragraph-properties fo:text-align="center" style:justify-single-word="false"/>
      <style:text-properties officeooo:paragraph-rsid="03fd5e01"/>
    </style:style>
    <style:style style:name="P1155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1156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1157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1158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1159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1160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1161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1162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1163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1164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1165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1166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1167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1168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1169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1170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1171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1172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1173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1174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1175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1176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1177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1178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1179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1180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1181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1182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1183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1184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1185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1186" style:family="paragraph" style:parent-style-name="Table_20_Contents">
      <style:paragraph-properties fo:text-align="center" style:justify-single-word="false"/>
      <style:text-properties officeooo:rsid="03becfb9" officeooo:paragraph-rsid="03becfb9"/>
    </style:style>
    <style:style style:name="P1187" style:family="paragraph" style:parent-style-name="Table_20_Contents">
      <style:paragraph-properties fo:text-align="center" style:justify-single-word="false"/>
      <style:text-properties officeooo:rsid="03bf675e" officeooo:paragraph-rsid="03bf675e"/>
    </style:style>
    <style:style style:name="P1188" style:family="paragraph" style:parent-style-name="Table_20_Contents">
      <style:paragraph-properties fo:text-align="center" style:justify-single-word="false"/>
      <style:text-properties officeooo:rsid="03ee7eb1" officeooo:paragraph-rsid="03fd5e01"/>
    </style:style>
    <style:style style:name="P1189" style:family="paragraph" style:parent-style-name="Table_20_Contents">
      <style:paragraph-properties fo:text-align="center" style:justify-single-word="false"/>
      <style:text-properties officeooo:rsid="03f56006" officeooo:paragraph-rsid="03fd5e01"/>
    </style:style>
    <style:style style:name="P1190" style:family="paragraph" style:parent-style-name="Table_20_Contents">
      <style:paragraph-properties fo:text-align="center" style:justify-single-word="false"/>
      <style:text-properties officeooo:rsid="03f7049e" officeooo:paragraph-rsid="03fd5e01"/>
    </style:style>
    <style:style style:name="P1191" style:family="paragraph" style:parent-style-name="Table_20_Contents">
      <style:paragraph-properties fo:text-align="center" style:justify-single-word="false"/>
      <style:text-properties fo:font-style="normal" officeooo:rsid="03ef2dc7" officeooo:paragraph-rsid="03fd5e01" style:font-style-asian="normal" style:font-style-complex="normal"/>
    </style:style>
    <style:style style:name="P1192" style:family="paragraph" style:parent-style-name="Table_20_Contents">
      <style:paragraph-properties fo:text-align="center" style:justify-single-word="false"/>
      <style:text-properties fo:font-style="normal" officeooo:rsid="03ef2dc7" officeooo:paragraph-rsid="040a1d76" style:font-style-asian="normal" style:font-style-complex="normal"/>
    </style:style>
    <style:style style:name="P1193" style:family="paragraph" style:parent-style-name="Table_20_Contents">
      <style:paragraph-properties fo:text-align="center" style:justify-single-word="false"/>
      <style:text-properties fo:font-style="normal" officeooo:rsid="03ee7eb1" officeooo:paragraph-rsid="03fd5e01" style:font-style-asian="normal" style:font-style-complex="normal"/>
    </style:style>
    <style:style style:name="P1194" style:family="paragraph" style:parent-style-name="Table_20_Contents">
      <style:paragraph-properties fo:text-align="center" style:justify-single-word="false"/>
      <style:text-properties officeooo:rsid="045e10e9" officeooo:paragraph-rsid="045e6749"/>
    </style:style>
    <style:style style:name="P1195" style:family="paragraph" style:parent-style-name="Standard">
      <style:paragraph-properties fo:line-height="100%" fo:break-before="page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1196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197" style:family="paragraph" style:parent-style-name="Standard">
      <style:paragraph-properties fo:line-height="150%" fo:break-before="page"/>
      <style:text-properties officeooo:paragraph-rsid="02d98b08"/>
    </style:style>
    <style:style style:name="P1198" style:family="paragraph" style:parent-style-name="Standard">
      <style:paragraph-properties fo:line-height="150%" fo:break-before="page"/>
      <style:text-properties officeooo:paragraph-rsid="03fd5e01"/>
    </style:style>
    <style:style style:name="P1199" style:family="paragraph" style:parent-style-name="Standard">
      <style:paragraph-properties fo:line-height="100%" fo:break-before="page"/>
      <style:text-properties officeooo:paragraph-rsid="024c0a42"/>
    </style:style>
    <style:style style:name="P1200" style:family="paragraph" style:parent-style-name="Standard">
      <style:paragraph-properties fo:line-height="100%" fo:break-before="page"/>
      <style:text-properties officeooo:paragraph-rsid="05864f67"/>
    </style:style>
    <style:style style:name="P1201" style:family="paragraph" style:parent-style-name="Standard">
      <style:paragraph-properties fo:line-height="100%" fo:break-before="page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1202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1203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9652f6" officeooo:paragraph-rsid="029652f6" style:font-style-asian="normal" style:font-weight-asian="bold" style:font-style-complex="normal" style:font-weight-complex="bold"/>
    </style:style>
    <style:style style:name="P1204" style:family="paragraph" style:parent-style-name="Standard">
      <style:paragraph-properties fo:break-before="page"/>
      <style:text-properties officeooo:paragraph-rsid="009622c6"/>
    </style:style>
    <style:style style:name="P1205" style:family="paragraph" style:parent-style-name="Standard">
      <style:paragraph-properties fo:break-before="page"/>
      <style:text-properties officeooo:paragraph-rsid="02be3c45"/>
    </style:style>
    <style:style style:name="P1206" style:family="paragraph" style:parent-style-name="Standard">
      <style:paragraph-properties fo:line-height="100%" fo:break-before="page"/>
      <style:text-properties fo:font-size="14pt" fo:font-style="normal" fo:font-weight="bold" officeooo:rsid="05193724" officeooo:paragraph-rsid="05193724" style:font-size-asian="14pt" style:font-style-asian="normal" style:font-weight-asian="bold" style:font-size-complex="14pt" style:font-style-complex="normal" style:font-weight-complex="bold"/>
    </style:style>
    <style:style style:name="P1207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208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209" style:family="paragraph" style:parent-style-name="Standard" style:list-style-name="L1">
      <style:text-properties officeooo:paragraph-rsid="0013268f"/>
    </style:style>
    <style:style style:name="P1210" style:family="paragraph" style:parent-style-name="Standard" style:list-style-name="L1">
      <style:text-properties officeooo:rsid="0013268f" officeooo:paragraph-rsid="0013268f"/>
    </style:style>
    <style:style style:name="P1211" style:family="paragraph" style:parent-style-name="Standard" style:list-style-name="L2">
      <style:text-properties style:use-window-font-color="true" officeooo:paragraph-rsid="00118c4a"/>
    </style:style>
    <style:style style:name="P1212" style:family="paragraph" style:parent-style-name="Standard" style:list-style-name="L2">
      <style:text-properties style:use-window-font-color="true" officeooo:rsid="0011b025" officeooo:paragraph-rsid="0011b025"/>
    </style:style>
    <style:style style:name="P1213" style:family="paragraph" style:parent-style-name="Standard" style:list-style-name="L4">
      <style:text-properties style:use-window-font-color="true" officeooo:rsid="00a8a4b1" officeooo:paragraph-rsid="02be3c45"/>
    </style:style>
    <style:style style:name="P1214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1215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1216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1217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1218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1219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1220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1221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1222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1223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1224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1225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1226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1227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1228" style:family="paragraph" style:parent-style-name="Standard" style:list-style-name="L44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229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230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231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232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233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234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235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236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1237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238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239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240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1241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1242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1243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1244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1245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1246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1247" style:family="paragraph" style:parent-style-name="Standard" style:list-style-name="L57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248" style:family="paragraph" style:parent-style-name="Standard" style:list-style-name="L57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249" style:family="paragraph" style:parent-style-name="Standard" style:list-style-name="L43">
      <style:text-properties style:use-window-font-color="true" officeooo:paragraph-rsid="02edc963"/>
    </style:style>
    <style:style style:name="P1250" style:family="paragraph" style:parent-style-name="Standard" style:list-style-name="L3">
      <style:text-properties officeooo:rsid="0012a0dc" officeooo:paragraph-rsid="0012a0dc"/>
    </style:style>
    <style:style style:name="P1251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252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253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1254" style:family="paragraph" style:parent-style-name="Standard" style:list-style-name="L65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1255" style:family="paragraph" style:parent-style-name="Standard" style:list-style-name="L66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1256" style:family="paragraph" style:parent-style-name="Standard" style:list-style-name="L67">
      <style:paragraph-properties fo:line-height="100%"/>
      <style:text-properties fo:font-style="normal" fo:font-weight="normal" officeooo:rsid="049b99bf" officeooo:paragraph-rsid="049b99bf" style:font-style-asian="normal" style:font-weight-asian="normal" style:font-style-complex="normal" style:font-weight-complex="normal"/>
    </style:style>
    <style:style style:name="P1257" style:family="paragraph" style:parent-style-name="Standard" style:list-style-name="L68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1258" style:family="paragraph" style:parent-style-name="Standard" style:list-style-name="L69">
      <style:paragraph-properties fo:line-height="10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1259" style:family="paragraph" style:parent-style-name="Standard" style:list-style-name="L69">
      <style:paragraph-properties fo:line-height="100%"/>
      <style:text-properties fo:font-style="normal" fo:font-weight="normal" officeooo:rsid="04a9faac" officeooo:paragraph-rsid="04a9faac" style:font-style-asian="normal" style:font-weight-asian="normal" style:font-style-complex="normal" style:font-weight-complex="normal"/>
    </style:style>
    <style:style style:name="P1260" style:family="paragraph" style:parent-style-name="Standard" style:list-style-name="L70">
      <style:paragraph-properties fo:line-height="15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261" style:family="paragraph" style:parent-style-name="Standard" style:list-style-name="L70">
      <style:paragraph-properties fo:line-height="10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262" style:family="paragraph" style:parent-style-name="Standard" style:list-style-name="L70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263" style:family="paragraph" style:parent-style-name="Standard" style:list-style-name="L71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264" style:family="paragraph" style:parent-style-name="Standard" style:list-style-name="L70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265" style:family="paragraph" style:parent-style-name="Standard" style:list-style-name="L70">
      <style:paragraph-properties fo:line-height="100%"/>
      <style:text-properties fo:font-style="normal" fo:font-weight="normal" officeooo:rsid="04ad05fc" officeooo:paragraph-rsid="04ae2d70" style:font-style-asian="normal" style:font-weight-asian="normal" style:font-style-complex="normal" style:font-weight-complex="normal"/>
    </style:style>
    <style:style style:name="P1266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267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ebbe8" style:font-style-asian="normal" style:font-weight-asian="normal" style:font-style-complex="normal" style:font-weight-complex="normal"/>
    </style:style>
    <style:style style:name="P1268" style:family="paragraph" style:parent-style-name="Standard" style:list-style-name="L73">
      <style:paragraph-properties fo:line-height="10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269" style:family="paragraph" style:parent-style-name="Standard" style:list-style-name="L73">
      <style:paragraph-properties fo:line-height="100%"/>
      <style:text-properties fo:font-style="normal" fo:font-weight="normal" officeooo:rsid="04fb2214" officeooo:paragraph-rsid="0508fe4c" style:font-style-asian="normal" style:font-weight-asian="normal" style:font-style-complex="normal" style:font-weight-complex="normal"/>
    </style:style>
    <style:style style:name="P1270" style:family="paragraph" style:parent-style-name="Standard" style:list-style-name="L73">
      <style:paragraph-properties fo:line-height="100%"/>
      <style:text-properties fo:font-style="normal" fo:font-weight="normal" officeooo:rsid="050003cd" officeooo:paragraph-rsid="050003cd" style:font-style-asian="normal" style:font-weight-asian="normal" style:font-style-complex="normal" style:font-weight-complex="normal"/>
    </style:style>
    <style:style style:name="P1271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272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8fe4c" style:font-style-asian="normal" style:font-weight-asian="normal" style:font-style-complex="normal" style:font-weight-complex="normal"/>
    </style:style>
    <style:style style:name="P1273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99cb" style:font-style-asian="normal" style:font-weight-asian="normal" style:font-style-complex="normal" style:font-weight-complex="normal"/>
    </style:style>
    <style:style style:name="P1274" style:family="paragraph" style:parent-style-name="Standard" style:list-style-name="L73">
      <style:paragraph-properties fo:line-height="15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275" style:family="paragraph" style:parent-style-name="Standard" style:list-style-name="L73">
      <style:paragraph-properties fo:line-height="150%"/>
      <style:text-properties fo:font-style="normal" fo:font-weight="normal" officeooo:paragraph-rsid="04fb2214" style:font-style-asian="normal" style:font-weight-asian="normal" style:font-style-complex="normal" style:font-weight-complex="normal"/>
    </style:style>
    <style:style style:name="P1276" style:family="paragraph" style:parent-style-name="Standard" style:list-style-name="L73">
      <style:paragraph-properties fo:line-height="100%"/>
      <style:text-properties fo:font-style="normal" fo:font-weight="normal" officeooo:rsid="050199cb" officeooo:paragraph-rsid="050199cb" style:font-style-asian="normal" style:font-weight-asian="normal" style:font-style-complex="normal" style:font-weight-complex="normal"/>
    </style:style>
    <style:style style:name="P1277" style:family="paragraph" style:parent-style-name="Standard" style:list-style-name="L73">
      <style:paragraph-properties fo:line-height="150%"/>
      <style:text-properties fo:font-style="normal" fo:font-weight="normal" officeooo:rsid="04febbe8" officeooo:paragraph-rsid="04febbe8" style:font-style-asian="normal" style:font-weight-asian="normal" style:font-style-complex="normal" style:font-weight-complex="normal"/>
    </style:style>
    <style:style style:name="P1278" style:family="paragraph" style:parent-style-name="Standard" style:list-style-name="L73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1279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8fe4c" style:font-style-asian="normal" style:font-weight-asian="normal" style:font-style-complex="normal" style:font-weight-complex="normal"/>
    </style:style>
    <style:style style:name="P1280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281" style:family="paragraph" style:parent-style-name="Standard" style:list-style-name="L74">
      <style:paragraph-properties fo:line-height="15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282" style:family="paragraph" style:parent-style-name="Standard" style:list-style-name="L74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1283" style:family="paragraph" style:parent-style-name="Standard" style:list-style-name="L75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1284" style:family="paragraph" style:parent-style-name="Standard" style:list-style-name="L76">
      <style:paragraph-properties fo:line-height="100%"/>
      <style:text-properties fo:font-style="normal" fo:font-weight="normal" officeooo:rsid="05319739" officeooo:paragraph-rsid="05319739" style:font-style-asian="normal" style:font-weight-asian="normal" style:font-style-complex="normal" style:font-weight-complex="normal"/>
    </style:style>
    <style:style style:name="P1285" style:family="paragraph" style:parent-style-name="Standard">
      <style:paragraph-properties fo:line-height="100%"/>
      <style:text-properties fo:font-style="normal" fo:font-weight="normal" officeooo:rsid="0562b769" officeooo:paragraph-rsid="0590b9d3" style:font-style-asian="normal" style:font-weight-asian="normal" style:font-style-complex="normal" style:font-weight-complex="normal"/>
    </style:style>
    <style:style style:name="P1286" style:family="paragraph" style:parent-style-name="Standard">
      <style:paragraph-properties fo:line-height="100%"/>
      <style:text-properties fo:font-style="normal" fo:font-weight="normal" officeooo:rsid="0578ab51" officeooo:paragraph-rsid="0580d52a" style:font-style-asian="normal" style:font-weight-asian="normal" style:font-style-complex="normal" style:font-weight-complex="normal"/>
    </style:style>
    <style:style style:name="P1287" style:family="paragraph" style:parent-style-name="Standard" style:list-style-name="L77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1288" style:family="paragraph" style:parent-style-name="Standard">
      <style:paragraph-properties fo:line-height="100%"/>
      <style:text-properties fo:font-style="normal" fo:font-weight="normal" officeooo:rsid="057d2115" officeooo:paragraph-rsid="057d2115" style:font-style-asian="normal" style:font-weight-asian="normal" style:font-style-complex="normal" style:font-weight-complex="normal"/>
    </style:style>
    <style:style style:name="P1289" style:family="paragraph" style:parent-style-name="Standard">
      <style:paragraph-properties fo:line-height="100%"/>
      <style:text-properties fo:font-style="normal" fo:font-weight="normal" officeooo:rsid="058118a3" officeooo:paragraph-rsid="057d2115" style:font-style-asian="normal" style:font-weight-asian="normal" style:font-style-complex="normal" style:font-weight-complex="normal"/>
    </style:style>
    <style:style style:name="P1290" style:family="paragraph" style:parent-style-name="Standard">
      <style:paragraph-properties fo:line-height="100%"/>
      <style:text-properties fo:font-style="normal" fo:font-weight="normal" officeooo:rsid="05864f67" officeooo:paragraph-rsid="05864f67" style:font-style-asian="normal" style:font-weight-asian="normal" style:font-style-complex="normal" style:font-weight-complex="normal"/>
    </style:style>
    <style:style style:name="P1291" style:family="paragraph" style:parent-style-name="Standard">
      <style:paragraph-properties fo:line-height="100%"/>
      <style:text-properties fo:font-style="normal" fo:font-weight="normal" officeooo:rsid="05872310" officeooo:paragraph-rsid="05872310" style:font-style-asian="normal" style:font-weight-asian="normal" style:font-style-complex="normal" style:font-weight-complex="normal"/>
    </style:style>
    <style:style style:name="P1292" style:family="paragraph" style:parent-style-name="Standard">
      <style:paragraph-properties fo:line-height="100%"/>
      <style:text-properties fo:font-style="normal" fo:font-weight="normal" officeooo:rsid="058db648" officeooo:paragraph-rsid="058db648" style:font-style-asian="normal" style:font-weight-asian="normal" style:font-style-complex="normal" style:font-weight-complex="normal"/>
    </style:style>
    <style:style style:name="P1293" style:family="paragraph" style:parent-style-name="Standard">
      <style:paragraph-properties fo:line-height="10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1294" style:family="paragraph" style:parent-style-name="Standard" style:list-style-name="L81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1295" style:family="paragraph" style:parent-style-name="Standard">
      <style:paragraph-properties fo:line-height="15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1296" style:family="paragraph" style:parent-style-name="Standard" style:list-style-name="L79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297" style:family="paragraph" style:parent-style-name="Standard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298" style:family="paragraph" style:parent-style-name="Standard" style:list-style-name="L80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299" style:family="paragraph" style:parent-style-name="Standard">
      <style:paragraph-properties fo:line-height="15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300" style:family="paragraph" style:parent-style-name="Standard">
      <style:paragraph-properties fo:line-height="100%"/>
      <style:text-properties fo:font-style="normal" fo:font-weight="normal" officeooo:rsid="058c34c9" officeooo:paragraph-rsid="058c34c9" style:font-style-asian="normal" style:font-weight-asian="normal" style:font-style-complex="normal" style:font-weight-complex="normal"/>
    </style:style>
    <style:style style:name="P1301" style:family="paragraph" style:parent-style-name="Standard">
      <style:paragraph-properties fo:line-height="100%"/>
      <style:text-properties fo:font-style="normal" fo:font-weight="normal" officeooo:rsid="059b7fe1" officeooo:paragraph-rsid="059b7fe1" style:font-style-asian="normal" style:font-weight-asian="normal" style:font-style-complex="normal" style:font-weight-complex="normal"/>
    </style:style>
    <style:style style:name="P1302" style:family="paragraph" style:parent-style-name="Standard">
      <style:paragraph-properties fo:line-height="100%"/>
      <style:text-properties fo:font-style="normal" fo:font-weight="normal" officeooo:rsid="059ca69e" officeooo:paragraph-rsid="059ca69e" style:font-style-asian="normal" style:font-weight-asian="normal" style:font-style-complex="normal" style:font-weight-complex="normal"/>
    </style:style>
    <style:style style:name="P1303" style:family="paragraph" style:parent-style-name="Standard">
      <style:paragraph-properties fo:line-height="100%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1304" style:family="paragraph" style:parent-style-name="Standard">
      <style:paragraph-properties fo:line-height="100%"/>
      <style:text-properties fo:font-style="normal" fo:font-weight="normal" officeooo:rsid="059e1147" officeooo:paragraph-rsid="059e1147" style:font-style-asian="normal" style:font-weight-asian="normal" style:font-style-complex="normal" style:font-weight-complex="normal"/>
    </style:style>
    <style:style style:name="P1305" style:family="paragraph" style:parent-style-name="Standard">
      <style:paragraph-properties fo:line-height="100%"/>
      <style:text-properties fo:font-style="normal" fo:font-weight="normal" officeooo:rsid="059e7836" officeooo:paragraph-rsid="059e7836" style:font-style-asian="normal" style:font-weight-asian="normal" style:font-style-complex="normal" style:font-weight-complex="normal"/>
    </style:style>
    <style:style style:name="P1306" style:family="paragraph" style:parent-style-name="Standard">
      <style:paragraph-properties fo:line-height="100%"/>
      <style:text-properties fo:font-style="normal" fo:font-weight="normal" officeooo:rsid="05a116c0" officeooo:paragraph-rsid="05a116c0" style:font-style-asian="normal" style:font-weight-asian="normal" style:font-style-complex="normal" style:font-weight-complex="normal"/>
    </style:style>
    <style:style style:name="P1307" style:family="paragraph" style:parent-style-name="Standard">
      <style:paragraph-properties fo:line-height="100%"/>
      <style:text-properties fo:font-style="normal" fo:font-weight="normal" officeooo:rsid="0573ee33" officeooo:paragraph-rsid="0573ee33" style:font-style-asian="normal" style:font-weight-asian="normal" style:font-style-complex="normal" style:font-weight-complex="normal"/>
    </style:style>
    <style:style style:name="P1308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309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310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311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312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313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314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315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316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1317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1318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1319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1320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1321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1322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1323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1324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1325" style:family="paragraph" style:parent-style-name="Standard" style:list-style-name="L58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1326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1327" style:family="paragraph" style:parent-style-name="Standard">
      <style:paragraph-properties fo:line-height="100%"/>
      <style:text-properties fo:font-style="normal" fo:font-weight="bold" officeooo:rsid="05872310" officeooo:paragraph-rsid="05872310" style:font-style-asian="normal" style:font-weight-asian="bold" style:font-style-complex="normal" style:font-weight-complex="bold"/>
    </style:style>
    <style:style style:name="P1328" style:family="paragraph" style:parent-style-name="Standard">
      <style:paragraph-properties fo:line-height="100%"/>
      <style:text-properties fo:font-style="normal" fo:font-weight="bold" officeooo:rsid="058db648" officeooo:paragraph-rsid="058db648" style:font-style-asian="normal" style:font-weight-asian="bold" style:font-style-complex="normal" style:font-weight-complex="bold"/>
    </style:style>
    <style:style style:name="P1329" style:family="paragraph" style:parent-style-name="Standard">
      <style:paragraph-properties fo:line-height="100%"/>
      <style:text-properties fo:font-style="normal" fo:font-weight="bold" officeooo:rsid="059e1147" officeooo:paragraph-rsid="059e1147" style:font-style-asian="normal" style:font-weight-asian="bold" style:font-style-complex="normal" style:font-weight-complex="bold"/>
    </style:style>
    <style:style style:name="P1330" style:family="paragraph" style:parent-style-name="Standard" style:list-style-name="L7">
      <style:text-properties officeooo:rsid="0033fbdf" officeooo:paragraph-rsid="0033fbdf"/>
    </style:style>
    <style:style style:name="P1331" style:family="paragraph" style:parent-style-name="Standard" style:list-style-name="L11">
      <style:text-properties officeooo:rsid="0033fbdf" officeooo:paragraph-rsid="0106c767"/>
    </style:style>
    <style:style style:name="P1332" style:family="paragraph" style:parent-style-name="Standard" style:list-style-name="L8">
      <style:text-properties officeooo:paragraph-rsid="005b5cd3"/>
    </style:style>
    <style:style style:name="P1333" style:family="paragraph" style:parent-style-name="Standard" style:list-style-name="L9">
      <style:text-properties officeooo:paragraph-rsid="00367935"/>
    </style:style>
    <style:style style:name="P1334" style:family="paragraph" style:parent-style-name="Standard" style:list-style-name="L9">
      <style:text-properties officeooo:rsid="00367935" officeooo:paragraph-rsid="00367935"/>
    </style:style>
    <style:style style:name="P1335" style:family="paragraph" style:parent-style-name="Standard" style:list-style-name="L10">
      <style:text-properties officeooo:rsid="00386ddb" officeooo:paragraph-rsid="00386ddb"/>
    </style:style>
    <style:style style:name="P1336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1337" style:family="paragraph" style:parent-style-name="Standard" style:list-style-name="L20">
      <style:text-properties officeooo:paragraph-rsid="00a4ce44"/>
    </style:style>
    <style:style style:name="P1338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1339" style:family="paragraph" style:parent-style-name="Standard" style:list-style-name="L59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1340" style:family="paragraph" style:parent-style-name="Standard" style:list-style-name="L59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1341" style:family="paragraph" style:parent-style-name="Standard" style:list-style-name="L59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1342" style:family="paragraph" style:parent-style-name="Standard" style:list-style-name="L60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1343" style:family="paragraph" style:parent-style-name="Standard" style:list-style-name="L61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1344" style:family="paragraph" style:parent-style-name="Standard" style:list-style-name="L63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1345" style:family="paragraph" style:parent-style-name="Standard" style:list-style-name="L63">
      <style:paragraph-properties fo:line-height="100%"/>
      <style:text-properties fo:font-weight="normal" officeooo:rsid="03e4514e" officeooo:paragraph-rsid="03ec3a95" style:font-weight-asian="normal" style:font-weight-complex="normal"/>
    </style:style>
    <style:style style:name="P1346" style:family="paragraph" style:parent-style-name="Standard" style:list-style-name="L64">
      <style:paragraph-properties fo:line-height="100%"/>
      <style:text-properties fo:font-weight="normal" officeooo:rsid="03ec3a95" officeooo:paragraph-rsid="03ed0846" style:font-weight-asian="normal" style:font-weight-complex="normal"/>
    </style:style>
    <style:style style:name="P1347" style:family="paragraph" style:parent-style-name="Standard" style:list-style-name="L64">
      <style:paragraph-properties fo:line-height="100%"/>
      <style:text-properties fo:font-weight="normal" officeooo:rsid="03ed0846" officeooo:paragraph-rsid="03ed0846" style:font-weight-asian="normal" style:font-weight-complex="normal"/>
    </style:style>
    <style:style style:name="P1348" style:family="paragraph" style:parent-style-name="Standard" style:list-style-name="L25">
      <style:text-properties officeooo:paragraph-rsid="00beb82f"/>
    </style:style>
    <style:style style:name="P1349" style:family="paragraph" style:parent-style-name="Standard" style:list-style-name="L26">
      <style:text-properties officeooo:paragraph-rsid="00d139a0"/>
    </style:style>
    <style:style style:name="P1350" style:family="paragraph" style:parent-style-name="Standard" style:list-style-name="L29">
      <style:text-properties officeooo:paragraph-rsid="00f2503e"/>
    </style:style>
    <style:style style:name="P1351" style:family="paragraph" style:parent-style-name="Standard" style:list-style-name="L30">
      <style:text-properties officeooo:rsid="00f3f4f5" officeooo:paragraph-rsid="00f5260b"/>
    </style:style>
    <style:style style:name="P1352" style:family="paragraph" style:parent-style-name="Standard" style:list-style-name="L30">
      <style:text-properties officeooo:rsid="00f3f4f5" officeooo:paragraph-rsid="00f3f4f5"/>
    </style:style>
    <style:style style:name="P1353" style:family="paragraph" style:parent-style-name="Standard" style:list-style-name="L33">
      <style:paragraph-properties fo:line-height="100%"/>
      <style:text-properties officeooo:paragraph-rsid="01b5c969"/>
    </style:style>
    <style:style style:name="P1354" style:family="paragraph" style:parent-style-name="Standard" style:list-style-name="L58">
      <style:paragraph-properties fo:line-height="100%"/>
      <style:text-properties officeooo:paragraph-rsid="0346a444"/>
    </style:style>
    <style:style style:name="P1355" style:family="paragraph" style:parent-style-name="Standard" style:list-style-name="L63">
      <style:paragraph-properties fo:line-height="100%"/>
      <style:text-properties officeooo:paragraph-rsid="03ec3a95"/>
    </style:style>
    <style:style style:name="P1356" style:family="paragraph" style:parent-style-name="Standard" style:list-style-name="L64">
      <style:paragraph-properties fo:line-height="100%"/>
      <style:text-properties officeooo:paragraph-rsid="03ed0846"/>
    </style:style>
    <style:style style:name="P1357" style:family="paragraph" style:parent-style-name="Standard" style:list-style-name="L68">
      <style:paragraph-properties fo:line-height="100%"/>
      <style:text-properties officeooo:paragraph-rsid="04a57ad8"/>
    </style:style>
    <style:style style:name="P1358" style:family="paragraph" style:parent-style-name="Standard" style:list-style-name="L72">
      <style:paragraph-properties fo:line-height="100%"/>
      <style:text-properties officeooo:paragraph-rsid="04deac5d"/>
    </style:style>
    <style:style style:name="P1359" style:family="paragraph" style:parent-style-name="Standard">
      <style:paragraph-properties fo:line-height="100%"/>
      <style:text-properties officeooo:paragraph-rsid="059e7836"/>
    </style:style>
    <style:style style:name="P1360" style:family="paragraph" style:parent-style-name="Standard">
      <style:paragraph-properties fo:line-height="100%"/>
      <style:text-properties officeooo:paragraph-rsid="059f1f47"/>
    </style:style>
    <style:style style:name="P1361" style:family="paragraph" style:parent-style-name="Standard">
      <style:paragraph-properties fo:line-height="100%"/>
      <style:text-properties officeooo:paragraph-rsid="059f579e"/>
    </style:style>
    <style:style style:name="P1362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1363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1364" style:family="paragraph" style:parent-style-name="Standard" style:list-style-name="L44">
      <style:paragraph-properties fo:line-height="150%"/>
      <style:text-properties officeooo:paragraph-rsid="02df5c92"/>
    </style:style>
    <style:style style:name="P1365" style:family="paragraph" style:parent-style-name="Standard" style:list-style-name="L44">
      <style:paragraph-properties fo:line-height="150%"/>
      <style:text-properties officeooo:paragraph-rsid="02e142ec"/>
    </style:style>
    <style:style style:name="P1366" style:family="paragraph" style:parent-style-name="Standard" style:list-style-name="L53">
      <style:paragraph-properties fo:line-height="100%"/>
      <style:text-properties officeooo:rsid="02eb27fd" officeooo:paragraph-rsid="02eb27fd"/>
    </style:style>
    <style:style style:name="P1367" style:family="paragraph" style:parent-style-name="Standard" style:list-style-name="L58">
      <style:paragraph-properties fo:line-height="100%"/>
      <style:text-properties officeooo:rsid="0346a444" officeooo:paragraph-rsid="0346a444"/>
    </style:style>
    <style:style style:name="P1368" style:family="paragraph" style:parent-style-name="Standard" style:list-style-name="L60">
      <style:paragraph-properties fo:line-height="100%"/>
      <style:text-properties officeooo:rsid="03a15cc8" officeooo:paragraph-rsid="03a15cc8"/>
    </style:style>
    <style:style style:name="P1369" style:family="paragraph" style:parent-style-name="Standard" style:list-style-name="L60">
      <style:paragraph-properties fo:line-height="100%"/>
      <style:text-properties officeooo:rsid="03a24854" officeooo:paragraph-rsid="03a24854"/>
    </style:style>
    <style:style style:name="P1370" style:family="paragraph" style:parent-style-name="Standard" style:list-style-name="L60">
      <style:paragraph-properties fo:line-height="100%"/>
      <style:text-properties officeooo:rsid="03a31e81" officeooo:paragraph-rsid="03a31e81"/>
    </style:style>
    <style:style style:name="P1371" style:family="paragraph" style:parent-style-name="Standard" style:list-style-name="L68">
      <style:paragraph-properties fo:line-height="100%"/>
      <style:text-properties fo:font-style="italic" fo:font-weight="normal" officeooo:rsid="04a57ad8" officeooo:paragraph-rsid="04a57ad8" style:font-style-asian="italic" style:font-weight-asian="normal" style:font-style-complex="italic" style:font-weight-complex="normal"/>
    </style:style>
    <style:style style:name="P1372" style:family="paragraph" style:parent-style-name="Standard" style:list-style-name="L73">
      <style:paragraph-properties fo:line-height="100%"/>
      <style:text-properties fo:font-style="italic" fo:font-weight="normal" officeooo:rsid="05016cd3" officeooo:paragraph-rsid="0508fe4c" style:font-style-asian="italic" style:font-weight-asian="normal" style:font-style-complex="italic" style:font-weight-complex="normal"/>
    </style:style>
    <style:style style:name="P1373" style:family="paragraph" style:parent-style-name="Standard" style:list-style-name="L74">
      <style:paragraph-properties fo:line-height="100%"/>
      <style:text-properties fo:font-style="italic" fo:font-weight="normal" officeooo:rsid="0507149e" officeooo:paragraph-rsid="0508fe4c" style:font-style-asian="italic" style:font-weight-asian="normal" style:font-style-complex="italic" style:font-weight-complex="normal"/>
    </style:style>
    <style:style style:name="P1374" style:family="paragraph" style:parent-style-name="Standard" style:list-style-name="L74">
      <style:paragraph-properties fo:line-height="150%"/>
      <style:text-properties fo:font-style="italic" fo:font-weight="normal" officeooo:rsid="0508fe4c" officeooo:paragraph-rsid="0508fe4c" style:font-style-asian="italic" style:font-weight-asian="normal" style:font-style-complex="italic" style:font-weight-complex="normal"/>
    </style:style>
    <style:style style:name="P1375" style:family="paragraph" style:parent-style-name="Standard" style:list-style-name="L75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376" style:family="paragraph" style:parent-style-name="Standard">
      <style:paragraph-properties fo:line-height="100%"/>
      <style:text-properties fo:font-style="italic" fo:font-weight="normal" officeooo:rsid="058118a3" officeooo:paragraph-rsid="058118a3" style:font-style-asian="italic" style:font-weight-asian="normal" style:font-style-complex="italic" style:font-weight-complex="normal"/>
    </style:style>
    <style:style style:name="P1377" style:family="paragraph" style:parent-style-name="Standard">
      <style:paragraph-properties fo:line-height="100%"/>
      <style:text-properties fo:font-style="italic" fo:font-weight="normal" officeooo:rsid="0580d52a" officeooo:paragraph-rsid="0580d52a" style:font-style-asian="italic" style:font-weight-asian="normal" style:font-style-complex="italic" style:font-weight-complex="normal"/>
    </style:style>
    <style:style style:name="P1378" style:family="paragraph" style:parent-style-name="Standard">
      <style:paragraph-properties fo:line-height="100%"/>
      <style:text-properties fo:font-style="italic" fo:font-weight="normal" officeooo:rsid="058bbc5e" officeooo:paragraph-rsid="058bbc5e" style:font-style-asian="italic" style:font-weight-asian="normal" style:font-style-complex="italic" style:font-weight-complex="normal"/>
    </style:style>
    <style:style style:name="P1379" style:family="paragraph" style:parent-style-name="Standard">
      <style:paragraph-properties fo:line-height="100%"/>
      <style:text-properties fo:font-style="italic" fo:font-weight="normal" officeooo:rsid="058c34c9" officeooo:paragraph-rsid="058c34c9" style:font-style-asian="italic" style:font-weight-asian="normal" style:font-style-complex="italic" style:font-weight-complex="normal"/>
    </style:style>
    <style:style style:name="P1380" style:family="paragraph" style:parent-style-name="Standard">
      <style:paragraph-properties fo:line-height="100%"/>
      <style:text-properties fo:font-style="italic" fo:font-weight="normal" officeooo:rsid="059ca69e" officeooo:paragraph-rsid="059ca69e" style:font-style-asian="italic" style:font-weight-asian="normal" style:font-style-complex="italic" style:font-weight-complex="normal"/>
    </style:style>
    <style:style style:name="P1381" style:family="paragraph" style:parent-style-name="Standard">
      <style:paragraph-properties fo:line-height="100%"/>
      <style:text-properties fo:font-style="italic" fo:font-weight="normal" officeooo:rsid="05a116c0" officeooo:paragraph-rsid="05a116c0" style:font-style-asian="italic" style:font-weight-asian="normal" style:font-style-complex="italic" style:font-weight-complex="normal"/>
    </style:style>
    <style:style style:name="P1382" style:family="paragraph" style:parent-style-name="Standard" style:list-style-name="L68">
      <style:paragraph-properties fo:line-height="100%"/>
      <style:text-properties fo:font-style="italic" officeooo:rsid="04a6595a" officeooo:paragraph-rsid="04a6595a" style:font-style-asian="italic" style:font-style-complex="italic"/>
    </style:style>
    <style:style style:name="P1383" style:family="paragraph" style:parent-style-name="Standard" style:list-style-name="L73">
      <style:paragraph-properties fo:line-height="100%"/>
      <style:text-properties fo:font-style="italic" officeooo:rsid="04fb2214" officeooo:paragraph-rsid="0508fe4c" style:font-style-asian="italic" style:font-style-complex="italic"/>
    </style:style>
    <style:style style:name="P1384" style:family="paragraph" style:parent-style-name="Standard">
      <style:paragraph-properties fo:line-height="100%"/>
      <style:text-properties fo:font-style="italic" officeooo:rsid="059f579e" officeooo:paragraph-rsid="059f579e" style:font-style-asian="italic" style:font-style-complex="italic"/>
    </style:style>
    <style:style style:name="P1385" style:family="paragraph" style:parent-style-name="Standard">
      <style:paragraph-properties fo:line-height="100%"/>
      <style:text-properties fo:font-style="italic" officeooo:rsid="059f579e" officeooo:paragraph-rsid="05a1dcb7" style:font-style-asian="italic" style:font-style-complex="italic"/>
    </style:style>
    <style:style style:name="P1386" style:family="paragraph" style:parent-style-name="Standard" style:list-style-name="L69">
      <style:paragraph-properties fo:line-height="100%"/>
      <style:text-properties officeooo:rsid="04a8203c" officeooo:paragraph-rsid="04a9faac"/>
    </style:style>
    <style:style style:name="P1387" style:family="paragraph" style:parent-style-name="Standard" style:list-style-name="L70">
      <style:paragraph-properties fo:line-height="100%"/>
      <style:text-properties officeooo:rsid="04afb8e0" officeooo:paragraph-rsid="04afb8e0"/>
    </style:style>
    <style:style style:name="P1388" style:family="paragraph" style:parent-style-name="Standard" style:list-style-name="L72">
      <style:paragraph-properties fo:line-height="100%"/>
      <style:text-properties officeooo:rsid="04ddd894" officeooo:paragraph-rsid="04ddd894"/>
    </style:style>
    <style:style style:name="P1389" style:family="paragraph" style:parent-style-name="Standard" style:list-style-name="L72">
      <style:paragraph-properties fo:line-height="100%"/>
      <style:text-properties officeooo:rsid="04ddd894" officeooo:paragraph-rsid="04deac5d"/>
    </style:style>
    <style:style style:name="P1390" style:family="paragraph" style:parent-style-name="Standard" style:list-style-name="L76">
      <style:paragraph-properties fo:line-height="100%"/>
      <style:text-properties officeooo:rsid="05319739" officeooo:paragraph-rsid="05319739"/>
    </style:style>
    <style:style style:name="P1391" style:family="paragraph" style:parent-style-name="Standard" style:list-style-name="L78">
      <style:paragraph-properties fo:line-height="100%"/>
      <style:text-properties officeooo:rsid="057d2115" officeooo:paragraph-rsid="057d2115"/>
    </style:style>
    <style:style style:name="P1392" style:family="paragraph" style:parent-style-name="Standard" style:list-style-name="L79">
      <style:paragraph-properties fo:line-height="100%"/>
      <style:text-properties officeooo:rsid="058ba444" officeooo:paragraph-rsid="058ba444"/>
    </style:style>
    <style:style style:name="P1393" style:family="paragraph" style:parent-style-name="Standard" style:list-style-name="L81">
      <style:paragraph-properties fo:line-height="100%"/>
      <style:text-properties officeooo:rsid="058ba444" officeooo:paragraph-rsid="058bbc5e"/>
    </style:style>
    <style:style style:name="P1394" style:family="paragraph" style:parent-style-name="Standard">
      <style:paragraph-properties fo:line-height="100%"/>
      <style:text-properties officeooo:rsid="059f579e" officeooo:paragraph-rsid="059f579e"/>
    </style:style>
    <style:style style:name="P1395" style:family="paragraph" style:parent-style-name="Standard">
      <style:paragraph-properties fo:line-height="100%"/>
      <style:text-properties officeooo:rsid="059f579e" officeooo:paragraph-rsid="059fbba4"/>
    </style:style>
    <style:style style:name="P1396" style:family="paragraph" style:parent-style-name="Standard">
      <style:paragraph-properties fo:line-height="100%"/>
      <style:text-properties officeooo:rsid="05a116c0" officeooo:paragraph-rsid="05a116c0"/>
    </style:style>
    <style:style style:name="P139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0f4db" officeooo:paragraph-rsid="054d7055" style:font-style-asian="normal" style:font-weight-asian="normal" style:font-style-complex="normal" style:font-weight-complex="normal"/>
    </style:style>
    <style:style style:name="P139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23427" officeooo:paragraph-rsid="054d7055" style:font-style-asian="normal" style:font-weight-asian="normal" style:font-style-complex="normal" style:font-weight-complex="normal"/>
    </style:style>
    <style:style style:name="P139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d7ec" officeooo:paragraph-rsid="054d7055" style:font-style-asian="normal" style:font-weight-asian="normal" style:font-style-complex="normal" style:font-weight-complex="normal"/>
    </style:style>
    <style:style style:name="P140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aa40" officeooo:paragraph-rsid="054d7055" style:font-style-asian="normal" style:font-weight-asian="normal" style:font-style-complex="normal" style:font-weight-complex="normal"/>
    </style:style>
    <style:style style:name="P1401" style:family="paragraph" style:parent-style-name="Standard">
      <style:paragraph-properties fo:line-height="100%" fo:break-before="page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1402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1403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460fc" officeooo:paragraph-rsid="03ec3a95"/>
    </style:style>
    <style:style style:name="P1404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52c7f" officeooo:paragraph-rsid="03ec3a95"/>
    </style:style>
    <style:style style:name="P1405" style:family="paragraph" style:parent-style-name="Table_20_Contents" style:list-style-name="L62">
      <style:paragraph-properties fo:line-height="100%" fo:text-align="start" style:justify-single-word="false"/>
      <style:text-properties officeooo:paragraph-rsid="03ec3a95"/>
    </style:style>
    <style:style style:name="P1406" style:family="paragraph" style:parent-style-name="Table_20_Contents" style:list-style-name="L62">
      <style:paragraph-properties fo:line-height="100%" fo:text-align="start" style:justify-single-word="false"/>
      <style:text-properties fo:font-weight="normal" officeooo:rsid="03cb2c07" officeooo:paragraph-rsid="03ec3a95" style:font-weight-asian="normal" style:font-weight-complex="normal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ff00ff"/>
    </style:style>
    <style:style style:name="T11" style:family="text">
      <style:text-properties fo:color="#ff00ff" fo:font-style="italic" style:font-style-asian="italic" style:font-style-complex="italic"/>
    </style:style>
    <style:style style:name="T12" style:family="text">
      <style:text-properties fo:color="#ff00ff" officeooo:rsid="03886cf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color="#ff0000" fo:font-weight="normal" style:font-weight-asian="normal" style:font-weight-complex="normal"/>
    </style:style>
    <style:style style:name="T18" style:family="text">
      <style:text-properties fo:color="#ff0000" fo:font-weight="normal" officeooo:rsid="038e531a" style:font-weight-asian="normal" style:font-weight-complex="normal"/>
    </style:style>
    <style:style style:name="T19" style:family="text">
      <style:text-properties fo:color="#ff0000" fo:font-weight="normal" officeooo:rsid="03a31e81" style:font-weight-asian="normal" style:font-weight-complex="normal"/>
    </style:style>
    <style:style style:name="T20" style:family="text">
      <style:text-properties fo:color="#ff0000" fo:font-weight="normal" officeooo:rsid="042824b8" style:font-weight-asian="normal" style:font-weight-complex="normal"/>
    </style:style>
    <style:style style:name="T21" style:family="text">
      <style:text-properties fo:color="#ff0000" officeooo:rsid="03886cfc"/>
    </style:style>
    <style:style style:name="T22" style:family="text">
      <style:text-properties officeooo:rsid="0012a0dc"/>
    </style:style>
    <style:style style:name="T23" style:family="text">
      <style:text-properties fo:color="#0000ff"/>
    </style:style>
    <style:style style:name="T24" style:family="text">
      <style:text-properties fo:color="#0000ff" officeooo:rsid="0011b025"/>
    </style:style>
    <style:style style:name="T25" style:family="text">
      <style:text-properties fo:color="#0000ff" officeooo:rsid="0012a0dc"/>
    </style:style>
    <style:style style:name="T26" style:family="text">
      <style:text-properties fo:color="#0000ff" fo:font-style="italic" style:font-style-asian="italic" style:font-style-complex="italic"/>
    </style:style>
    <style:style style:name="T27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30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31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32" style:family="text">
      <style:text-properties fo:color="#0000ff" style:text-underline-style="none" fo:font-weight="normal" style:font-weight-asian="normal" style:font-weight-complex="normal"/>
    </style:style>
    <style:style style:name="T33" style:family="text">
      <style:text-properties fo:color="#0000ff" style:text-underline-style="none" fo:font-weight="normal" officeooo:rsid="03182d82" style:font-weight-asian="normal" style:font-weight-complex="normal"/>
    </style:style>
    <style:style style:name="T34" style:family="text">
      <style:text-properties fo:color="#0000ff" officeooo:rsid="03153caa"/>
    </style:style>
    <style:style style:name="T35" style:family="text">
      <style:text-properties fo:color="#0000ff" officeooo:rsid="03429aa5"/>
    </style:style>
    <style:style style:name="T36" style:family="text">
      <style:text-properties fo:color="#0000ff" fo:font-weight="normal" style:font-weight-asian="normal" style:font-weight-complex="normal"/>
    </style:style>
    <style:style style:name="T37" style:family="text">
      <style:text-properties fo:color="#0000ff" officeooo:rsid="03886cfc"/>
    </style:style>
    <style:style style:name="T38" style:family="text">
      <style:text-properties fo:color="#8b4513"/>
    </style:style>
    <style:style style:name="T39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41" style:family="text">
      <style:text-properties style:use-window-font-color="true"/>
    </style:style>
    <style:style style:name="T42" style:family="text">
      <style:text-properties style:use-window-font-color="true" officeooo:rsid="0013268f"/>
    </style:style>
    <style:style style:name="T43" style:family="text">
      <style:text-properties style:use-window-font-color="true" officeooo:rsid="0044d7a4"/>
    </style:style>
    <style:style style:name="T44" style:family="text">
      <style:text-properties style:use-window-font-color="true" style:text-underline-style="none"/>
    </style:style>
    <style:style style:name="T45" style:family="text">
      <style:text-properties style:use-window-font-color="true" style:text-underline-style="none" fo:font-weight="normal" style:font-weight-asian="normal" style:font-weight-complex="normal"/>
    </style:style>
    <style:style style:name="T46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47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48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49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50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288fb00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57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58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59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60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61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62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63" style:family="text">
      <style:text-properties style:use-window-font-color="true" style:text-underline-style="none" fo:font-weight="bold" style:font-weight-asian="bold" style:font-weight-complex="bold"/>
    </style:style>
    <style:style style:name="T64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65" style:family="text">
      <style:text-properties style:use-window-font-color="true" style:text-underline-style="none" officeooo:rsid="031fc4b1"/>
    </style:style>
    <style:style style:name="T66" style:family="text">
      <style:text-properties style:use-window-font-color="true" style:text-underline-style="none" officeooo:rsid="0297c923"/>
    </style:style>
    <style:style style:name="T67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68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69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70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71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29612c8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style:text-underline-style="none" fo:font-weight="normal" officeooo:rsid="0400a6e4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style:text-underline-style="none" fo:font-weight="normal" officeooo:rsid="0401b2d1" style:font-style-asian="italic" style:font-weight-asian="normal" style:font-style-complex="italic" style:font-weight-complex="normal"/>
    </style:style>
    <style:style style:name="T97" style:family="text">
      <style:text-properties style:use-window-font-color="true" fo:font-style="italic" style:text-underline-style="none" style:font-style-asian="italic" style:font-style-complex="italic"/>
    </style:style>
    <style:style style:name="T98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99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100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101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102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03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104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105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06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07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108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109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10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11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12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14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15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16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17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18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19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33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38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39" style:family="text">
      <style:text-properties style:use-window-font-color="true" fo:font-style="italic" fo:font-weight="normal" officeooo:rsid="03076efa" style:font-style-asian="italic" style:font-weight-asian="normal" style:font-style-complex="italic" style:font-weight-complex="normal"/>
    </style:style>
    <style:style style:name="T140" style:family="text">
      <style:text-properties style:use-window-font-color="true" fo:font-style="italic" fo:font-weight="normal" officeooo:rsid="03886cfc" style:font-style-asian="italic" style:font-weight-asian="normal" style:font-style-complex="italic" style:font-weight-complex="normal"/>
    </style:style>
    <style:style style:name="T141" style:family="text">
      <style:text-properties style:use-window-font-color="true" fo:font-style="italic" fo:font-weight="normal" officeooo:rsid="0486c03e" style:font-style-asian="italic" style:font-weight-asian="normal" style:font-style-complex="italic" style:font-weight-complex="normal"/>
    </style:style>
    <style:style style:name="T142" style:family="text">
      <style:text-properties style:use-window-font-color="true" fo:font-style="italic" style:font-style-asian="italic" style:font-style-complex="italic"/>
    </style:style>
    <style:style style:name="T143" style:family="text">
      <style:text-properties style:use-window-font-color="true" fo:font-style="italic" officeooo:rsid="016778b3" style:font-style-asian="italic" style:font-style-complex="italic"/>
    </style:style>
    <style:style style:name="T144" style:family="text">
      <style:text-properties style:use-window-font-color="true" fo:font-style="italic" officeooo:rsid="01e504ba" style:font-style-asian="italic" style:font-style-complex="italic"/>
    </style:style>
    <style:style style:name="T145" style:family="text">
      <style:text-properties style:use-window-font-color="true" fo:font-style="italic" officeooo:rsid="02ce8a1b" style:font-style-asian="italic" style:font-style-complex="italic"/>
    </style:style>
    <style:style style:name="T146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47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48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49" style:family="text">
      <style:text-properties style:use-window-font-color="true" fo:font-style="italic" style:text-underline-style="solid" style:text-underline-width="auto" style:text-underline-color="font-color" fo:font-weight="normal" officeooo:rsid="0304fd19" style:font-style-asian="italic" style:font-weight-asian="normal" style:font-style-complex="italic" style:font-weight-complex="normal"/>
    </style:style>
    <style:style style:name="T150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51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52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53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54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55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56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20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21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22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23" style:family="text">
      <style:text-properties style:use-window-font-color="true" fo:font-style="normal" fo:font-weight="normal" officeooo:rsid="05319739" style:font-style-asian="normal" style:font-weight-asian="normal" style:font-style-complex="normal" style:font-weight-complex="normal"/>
    </style:style>
    <style:style style:name="T224" style:family="text">
      <style:text-properties style:use-window-font-color="true" fo:font-style="normal" fo:font-weight="normal" officeooo:rsid="053ca08f" style:font-style-asian="normal" style:font-weight-asian="normal" style:font-style-complex="normal" style:font-weight-complex="normal"/>
    </style:style>
    <style:style style:name="T225" style:family="text">
      <style:text-properties style:use-window-font-color="true" fo:font-style="normal" fo:font-weight="normal" officeooo:rsid="054f83a7" style:font-style-asian="normal" style:font-weight-asian="normal" style:font-style-complex="normal" style:font-weight-complex="normal"/>
    </style:style>
    <style:style style:name="T226" style:family="text">
      <style:text-properties style:use-window-font-color="true" fo:font-style="normal" style:font-style-asian="normal" style:font-style-complex="normal"/>
    </style:style>
    <style:style style:name="T227" style:family="text">
      <style:text-properties style:use-window-font-color="true" fo:font-style="normal" officeooo:rsid="016860b9" style:font-style-asian="normal" style:font-style-complex="normal"/>
    </style:style>
    <style:style style:name="T228" style:family="text">
      <style:text-properties style:use-window-font-color="true" fo:font-style="normal" officeooo:rsid="0171553b" style:font-style-asian="normal" style:font-style-complex="normal"/>
    </style:style>
    <style:style style:name="T229" style:family="text">
      <style:text-properties style:use-window-font-color="true" fo:font-style="normal" officeooo:rsid="016c9d08" style:font-style-asian="normal" style:font-style-complex="normal"/>
    </style:style>
    <style:style style:name="T230" style:family="text">
      <style:text-properties style:use-window-font-color="true" fo:font-style="normal" officeooo:rsid="016778b3" style:font-style-asian="normal" style:font-style-complex="normal"/>
    </style:style>
    <style:style style:name="T231" style:family="text">
      <style:text-properties style:use-window-font-color="true" fo:font-style="normal" officeooo:rsid="01e2b86d" style:font-style-asian="normal" style:font-style-complex="normal"/>
    </style:style>
    <style:style style:name="T232" style:family="text">
      <style:text-properties style:use-window-font-color="true" fo:font-style="normal" officeooo:rsid="01e504ba" style:font-style-asian="normal" style:font-style-complex="normal"/>
    </style:style>
    <style:style style:name="T233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34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35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36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37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38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39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40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41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42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43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44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45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46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47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48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49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264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265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266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267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268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269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270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271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318ec45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292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293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294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295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296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297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298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299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300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301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302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303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304" style:family="text">
      <style:text-properties style:use-window-font-color="true" fo:font-style="normal" style:text-underline-style="none" fo:font-weight="normal" officeooo:rsid="035bfdfd" style:font-style-asian="normal" style:font-weight-asian="normal" style:font-style-complex="normal" style:font-weight-complex="normal"/>
    </style:style>
    <style:style style:name="T305" style:family="text">
      <style:text-properties style:use-window-font-color="true"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306" style:family="text">
      <style:text-properties style:use-window-font-color="true"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307" style:family="text">
      <style:text-properties style:use-window-font-color="true" fo:font-style="normal" style:text-underline-style="none" fo:font-weight="normal" officeooo:rsid="032c4fdc" style:font-style-asian="normal" style:font-weight-asian="normal" style:font-style-complex="normal" style:font-weight-complex="normal"/>
    </style:style>
    <style:style style:name="T308" style:family="text">
      <style:text-properties style:use-window-font-color="true" fo:font-style="normal" style:text-underline-style="none" fo:font-weight="normal" officeooo:rsid="02f51e47" style:font-style-asian="normal" style:font-weight-asian="normal" style:font-style-complex="normal" style:font-weight-complex="normal"/>
    </style:style>
    <style:style style:name="T309" style:family="text">
      <style:text-properties style:use-window-font-color="true" fo:font-style="normal" style:text-underline-style="none" fo:font-weight="normal" officeooo:rsid="03febd54" style:font-style-asian="normal" style:font-weight-asian="normal" style:font-style-complex="normal" style:font-weight-complex="normal"/>
    </style:style>
    <style:style style:name="T310" style:family="text">
      <style:text-properties style:use-window-font-color="true" fo:font-style="normal" style:text-underline-style="none" fo:font-weight="normal" officeooo:rsid="04091292" style:font-style-asian="normal" style:font-weight-asian="normal" style:font-style-complex="normal" style:font-weight-complex="normal"/>
    </style:style>
    <style:style style:name="T311" style:family="text">
      <style:text-properties style:use-window-font-color="true" fo:font-style="normal" style:text-underline-style="none" fo:font-weight="normal" officeooo:rsid="0441a098" style:font-style-asian="normal" style:font-weight-asian="normal" style:font-style-complex="normal" style:font-weight-complex="normal"/>
    </style:style>
    <style:style style:name="T312" style:family="text">
      <style:text-properties style:use-window-font-color="true" fo:font-style="normal" style:text-underline-style="none" style:font-style-asian="normal" style:font-style-complex="normal"/>
    </style:style>
    <style:style style:name="T313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314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315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316" style:family="text">
      <style:text-properties style:use-window-font-color="true" fo:font-weight="normal" style:font-weight-asian="normal" style:font-weight-complex="normal"/>
    </style:style>
    <style:style style:name="T317" style:family="text">
      <style:text-properties style:use-window-font-color="true" fo:font-weight="normal" officeooo:rsid="016aa5ac" style:font-weight-asian="normal" style:font-weight-complex="normal"/>
    </style:style>
    <style:style style:name="T318" style:family="text">
      <style:text-properties style:use-window-font-color="true" fo:font-weight="normal" officeooo:rsid="016a5b23" style:font-weight-asian="normal" style:font-weight-complex="normal"/>
    </style:style>
    <style:style style:name="T319" style:family="text">
      <style:text-properties style:use-window-font-color="true" fo:font-weight="normal" officeooo:rsid="0171553b" style:font-weight-asian="normal" style:font-weight-complex="normal"/>
    </style:style>
    <style:style style:name="T320" style:family="text">
      <style:text-properties style:use-window-font-color="true" fo:font-weight="normal" officeooo:rsid="01aaba73" style:font-weight-asian="normal" style:font-weight-complex="normal"/>
    </style:style>
    <style:style style:name="T321" style:family="text">
      <style:text-properties style:use-window-font-color="true" fo:font-weight="normal" officeooo:rsid="01b08253" style:font-weight-asian="normal" style:font-weight-complex="normal"/>
    </style:style>
    <style:style style:name="T322" style:family="text">
      <style:text-properties style:use-window-font-color="true" fo:font-weight="normal" officeooo:rsid="0226d9d6" style:font-weight-asian="normal" style:font-weight-complex="normal"/>
    </style:style>
    <style:style style:name="T323" style:family="text">
      <style:text-properties style:use-window-font-color="true" fo:font-weight="normal" officeooo:rsid="022c7d02" style:font-weight-asian="normal" style:font-weight-complex="normal"/>
    </style:style>
    <style:style style:name="T324" style:family="text">
      <style:text-properties style:use-window-font-color="true" fo:font-weight="normal" officeooo:rsid="023b3a5d" style:font-weight-asian="normal" style:font-weight-complex="normal"/>
    </style:style>
    <style:style style:name="T325" style:family="text">
      <style:text-properties style:use-window-font-color="true" fo:font-weight="normal" officeooo:rsid="023ce39d" style:font-weight-asian="normal" style:font-weight-complex="normal"/>
    </style:style>
    <style:style style:name="T326" style:family="text">
      <style:text-properties style:use-window-font-color="true" officeooo:rsid="016f0506"/>
    </style:style>
    <style:style style:name="T327" style:family="text">
      <style:text-properties style:use-window-font-color="true" fo:font-weight="bold" style:font-weight-asian="bold" style:font-weight-complex="bold"/>
    </style:style>
    <style:style style:name="T328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29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30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31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32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33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34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35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36" style:family="text">
      <style:text-properties style:use-window-font-color="true" style:text-line-through-style="none" style:text-line-through-type="none" fo:font-style="normal" style:text-underline-style="none" fo:font-weight="normal" officeooo:rsid="03ffa765" style:font-style-asian="normal" style:font-weight-asian="normal" style:font-style-complex="normal" style:font-weight-complex="normal"/>
    </style:style>
    <style:style style:name="T337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338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39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340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341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342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343" style:family="text">
      <style:text-properties style:use-window-font-color="true" style:text-line-through-style="none" style:text-line-through-type="none" fo:font-style="italic" style:text-underline-style="none" fo:font-weight="normal" officeooo:rsid="03ffa765" style:font-style-asian="italic" style:font-weight-asian="normal" style:font-style-complex="italic" style:font-weight-complex="normal"/>
    </style:style>
    <style:style style:name="T344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345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346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347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348" style:family="text">
      <style:text-properties style:use-window-font-color="true" officeooo:rsid="02efc49c"/>
    </style:style>
    <style:style style:name="T349" style:family="text">
      <style:text-properties style:use-window-font-color="true" officeooo:rsid="02ce8a1b"/>
    </style:style>
    <style:style style:name="T350" style:family="text">
      <style:text-properties style:use-window-font-color="true" officeooo:rsid="02d1510f"/>
    </style:style>
    <style:style style:name="T351" style:family="text">
      <style:text-properties style:use-window-font-color="true" officeooo:rsid="02f51e47"/>
    </style:style>
    <style:style style:name="T352" style:family="text">
      <style:text-properties style:use-window-font-color="true" officeooo:rsid="0069ae25"/>
    </style:style>
    <style:style style:name="T353" style:family="text">
      <style:text-properties style:use-window-font-color="true" officeooo:rsid="02f8c777"/>
    </style:style>
    <style:style style:name="T354" style:family="text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T355" style:family="text">
      <style:text-properties style:use-window-font-color="true" fo:background-color="transparent" loext:char-shading-value="0"/>
    </style:style>
    <style:style style:name="T356" style:family="text">
      <style:text-properties style:use-window-font-color="true" fo:font-size="14pt" fo:font-style="normal" style:text-underline-style="none" fo:font-weight="bold" officeooo:rsid="04bd9243" style:font-size-asian="14pt" style:font-style-asian="normal" style:font-weight-asian="bold" style:font-size-complex="14pt" style:font-style-complex="normal" style:font-weight-complex="bold"/>
    </style:style>
    <style:style style:name="T357" style:family="text">
      <style:text-properties style:use-window-font-color="true" fo:font-size="14pt" fo:font-style="normal" style:text-underline-style="none" fo:font-weight="bold" officeooo:rsid="02ec4cc6" style:font-size-asian="14pt" style:font-style-asian="normal" style:font-weight-asian="bold" style:font-size-complex="14pt" style:font-style-complex="normal" style:font-weight-complex="bold"/>
    </style:style>
    <style:style style:name="T358" style:family="text">
      <style:text-properties fo:font-weight="normal" style:font-weight-asian="normal" style:font-weight-complex="normal"/>
    </style:style>
    <style:style style:name="T359" style:family="text">
      <style:text-properties fo:font-weight="normal" officeooo:rsid="003c27f0" style:font-weight-asian="normal" style:font-weight-complex="normal"/>
    </style:style>
    <style:style style:name="T360" style:family="text">
      <style:text-properties fo:font-weight="normal" officeooo:rsid="003cb407" style:font-weight-asian="normal" style:font-weight-complex="normal"/>
    </style:style>
    <style:style style:name="T361" style:family="text">
      <style:text-properties fo:font-weight="normal" officeooo:rsid="00205d85" style:font-weight-asian="normal" style:font-weight-complex="normal"/>
    </style:style>
    <style:style style:name="T362" style:family="text">
      <style:text-properties fo:font-weight="normal" officeooo:rsid="00beb82f" style:font-weight-asian="normal" style:font-weight-complex="normal"/>
    </style:style>
    <style:style style:name="T363" style:family="text">
      <style:text-properties fo:font-weight="normal" officeooo:rsid="016860b9" style:font-weight-asian="normal" style:font-weight-complex="normal"/>
    </style:style>
    <style:style style:name="T364" style:family="text">
      <style:text-properties fo:font-weight="normal" officeooo:rsid="0377ec6e" style:font-weight-asian="normal" style:font-weight-complex="normal"/>
    </style:style>
    <style:style style:name="T365" style:family="text">
      <style:text-properties fo:font-weight="normal" officeooo:rsid="03778af6" style:font-weight-asian="normal" style:font-weight-complex="normal"/>
    </style:style>
    <style:style style:name="T366" style:family="text">
      <style:text-properties fo:font-weight="normal" officeooo:rsid="03886cfc" style:font-weight-asian="normal" style:font-weight-complex="normal"/>
    </style:style>
    <style:style style:name="T367" style:family="text">
      <style:text-properties fo:font-weight="normal" officeooo:rsid="038a2c81" style:font-weight-asian="normal" style:font-weight-complex="normal"/>
    </style:style>
    <style:style style:name="T368" style:family="text">
      <style:text-properties fo:font-weight="normal" officeooo:rsid="038bbdf6" style:font-weight-asian="normal" style:font-weight-complex="normal"/>
    </style:style>
    <style:style style:name="T369" style:family="text">
      <style:text-properties fo:font-weight="normal" officeooo:rsid="038d7d5e" style:font-weight-asian="normal" style:font-weight-complex="normal"/>
    </style:style>
    <style:style style:name="T370" style:family="text">
      <style:text-properties fo:font-weight="normal" officeooo:rsid="038e531a" style:font-weight-asian="normal" style:font-weight-complex="normal"/>
    </style:style>
    <style:style style:name="T371" style:family="text">
      <style:text-properties fo:font-weight="normal" officeooo:rsid="03963307" style:font-weight-asian="normal" style:font-weight-complex="normal"/>
    </style:style>
    <style:style style:name="T372" style:family="text">
      <style:text-properties fo:font-weight="normal" officeooo:rsid="039c640b" style:font-weight-asian="normal" style:font-weight-complex="normal"/>
    </style:style>
    <style:style style:name="T373" style:family="text">
      <style:text-properties fo:font-weight="normal" officeooo:rsid="039e438c" style:font-weight-asian="normal" style:font-weight-complex="normal"/>
    </style:style>
    <style:style style:name="T374" style:family="text">
      <style:text-properties fo:font-weight="normal" officeooo:rsid="03a073aa" style:font-weight-asian="normal" style:font-weight-complex="normal"/>
    </style:style>
    <style:style style:name="T375" style:family="text">
      <style:text-properties fo:font-weight="normal" officeooo:rsid="03a15cc8" style:font-weight-asian="normal" style:font-weight-complex="normal"/>
    </style:style>
    <style:style style:name="T376" style:family="text">
      <style:text-properties fo:font-weight="normal" officeooo:rsid="03a31e81" style:font-weight-asian="normal" style:font-weight-complex="normal"/>
    </style:style>
    <style:style style:name="T377" style:family="text">
      <style:text-properties fo:font-weight="normal" officeooo:rsid="03ac69a7" style:font-weight-asian="normal" style:font-weight-complex="normal"/>
    </style:style>
    <style:style style:name="T378" style:family="text">
      <style:text-properties fo:font-weight="normal" officeooo:rsid="03af7bf7" style:font-weight-asian="normal" style:font-weight-complex="normal"/>
    </style:style>
    <style:style style:name="T379" style:family="text">
      <style:text-properties fo:font-weight="normal" officeooo:rsid="03b1fbc9" style:font-weight-asian="normal" style:font-weight-complex="normal"/>
    </style:style>
    <style:style style:name="T380" style:family="text">
      <style:text-properties fo:font-weight="normal" officeooo:rsid="03becfb9" style:font-weight-asian="normal" style:font-weight-complex="normal"/>
    </style:style>
    <style:style style:name="T381" style:family="text">
      <style:text-properties fo:font-weight="normal" officeooo:rsid="03bf675e" style:font-weight-asian="normal" style:font-weight-complex="normal"/>
    </style:style>
    <style:style style:name="T382" style:family="text">
      <style:text-properties fo:font-weight="normal" officeooo:rsid="03bf92cd" style:font-weight-asian="normal" style:font-weight-complex="normal"/>
    </style:style>
    <style:style style:name="T383" style:family="text">
      <style:text-properties fo:font-weight="normal" officeooo:rsid="03c2a4d1" style:font-weight-asian="normal" style:font-weight-complex="normal"/>
    </style:style>
    <style:style style:name="T384" style:family="text">
      <style:text-properties fo:font-weight="normal" officeooo:rsid="03c34d65" style:font-weight-asian="normal" style:font-weight-complex="normal"/>
    </style:style>
    <style:style style:name="T385" style:family="text">
      <style:text-properties fo:font-weight="normal" officeooo:rsid="03c39617" style:font-weight-asian="normal" style:font-weight-complex="normal"/>
    </style:style>
    <style:style style:name="T386" style:family="text">
      <style:text-properties fo:font-weight="normal" officeooo:rsid="03c44ca6" style:font-weight-asian="normal" style:font-weight-complex="normal"/>
    </style:style>
    <style:style style:name="T387" style:family="text">
      <style:text-properties fo:font-weight="normal" officeooo:rsid="03c51260" style:font-weight-asian="normal" style:font-weight-complex="normal"/>
    </style:style>
    <style:style style:name="T388" style:family="text">
      <style:text-properties fo:font-weight="normal" officeooo:rsid="03c51463" style:font-weight-asian="normal" style:font-weight-complex="normal"/>
    </style:style>
    <style:style style:name="T389" style:family="text">
      <style:text-properties fo:font-weight="normal" officeooo:rsid="03c51c71" style:font-weight-asian="normal" style:font-weight-complex="normal"/>
    </style:style>
    <style:style style:name="T390" style:family="text">
      <style:text-properties fo:font-weight="normal" officeooo:rsid="03c6f534" style:font-weight-asian="normal" style:font-weight-complex="normal"/>
    </style:style>
    <style:style style:name="T391" style:family="text">
      <style:text-properties fo:font-weight="normal" officeooo:rsid="03cb2c07" style:font-weight-asian="normal" style:font-weight-complex="normal"/>
    </style:style>
    <style:style style:name="T392" style:family="text">
      <style:text-properties fo:font-weight="normal" officeooo:rsid="03d088e0" style:font-weight-asian="normal" style:font-weight-complex="normal"/>
    </style:style>
    <style:style style:name="T393" style:family="text">
      <style:text-properties fo:font-weight="normal" officeooo:rsid="03d7a2a4" style:font-weight-asian="normal" style:font-weight-complex="normal"/>
    </style:style>
    <style:style style:name="T394" style:family="text">
      <style:text-properties fo:font-weight="normal" officeooo:rsid="03d9bd6c" style:font-weight-asian="normal" style:font-weight-complex="normal"/>
    </style:style>
    <style:style style:name="T395" style:family="text">
      <style:text-properties fo:font-weight="normal" officeooo:rsid="03db91db" style:font-weight-asian="normal" style:font-weight-complex="normal"/>
    </style:style>
    <style:style style:name="T396" style:family="text">
      <style:text-properties fo:font-weight="normal" officeooo:rsid="03e4514e" style:font-weight-asian="normal" style:font-weight-complex="normal"/>
    </style:style>
    <style:style style:name="T397" style:family="text">
      <style:text-properties fo:font-weight="normal" officeooo:rsid="03e90de3" style:font-weight-asian="normal" style:font-weight-complex="normal"/>
    </style:style>
    <style:style style:name="T398" style:family="text">
      <style:text-properties fo:font-weight="normal" officeooo:rsid="03e93625" style:font-weight-asian="normal" style:font-weight-complex="normal"/>
    </style:style>
    <style:style style:name="T399" style:family="text">
      <style:text-properties fo:font-weight="normal" officeooo:rsid="03ea64bf" style:font-weight-asian="normal" style:font-weight-complex="normal"/>
    </style:style>
    <style:style style:name="T400" style:family="text">
      <style:text-properties fo:font-weight="normal" officeooo:rsid="03eb005c" style:font-weight-asian="normal" style:font-weight-complex="normal"/>
    </style:style>
    <style:style style:name="T401" style:family="text">
      <style:text-properties fo:font-weight="normal" officeooo:rsid="03ec3a95" style:font-weight-asian="normal" style:font-weight-complex="normal"/>
    </style:style>
    <style:style style:name="T402" style:family="text">
      <style:text-properties fo:font-weight="normal" officeooo:rsid="03ed0846" style:font-weight-asian="normal" style:font-weight-complex="normal"/>
    </style:style>
    <style:style style:name="T403" style:family="text">
      <style:text-properties fo:font-weight="normal" officeooo:rsid="03ede337" style:font-weight-asian="normal" style:font-weight-complex="normal"/>
    </style:style>
    <style:style style:name="T404" style:family="text">
      <style:text-properties fo:font-weight="normal" officeooo:rsid="03ee7eb1" style:font-weight-asian="normal" style:font-weight-complex="normal"/>
    </style:style>
    <style:style style:name="T405" style:family="text">
      <style:text-properties fo:font-weight="normal" officeooo:rsid="03de8421" style:font-weight-asian="normal" style:font-weight-complex="normal"/>
    </style:style>
    <style:style style:name="T406" style:family="text">
      <style:text-properties fo:font-weight="normal" officeooo:rsid="03f27278" style:font-weight-asian="normal" style:font-weight-complex="normal"/>
    </style:style>
    <style:style style:name="T407" style:family="text">
      <style:text-properties fo:font-weight="normal" officeooo:rsid="03f4b1ba" style:font-weight-asian="normal" style:font-weight-complex="normal"/>
    </style:style>
    <style:style style:name="T408" style:family="text">
      <style:text-properties fo:font-weight="normal" officeooo:rsid="03f501e7" style:font-weight-asian="normal" style:font-weight-complex="normal"/>
    </style:style>
    <style:style style:name="T409" style:family="text">
      <style:text-properties fo:font-weight="normal" officeooo:rsid="03f56006" style:font-weight-asian="normal" style:font-weight-complex="normal"/>
    </style:style>
    <style:style style:name="T410" style:family="text">
      <style:text-properties fo:font-weight="normal" officeooo:rsid="03f8c064" style:font-weight-asian="normal" style:font-weight-complex="normal"/>
    </style:style>
    <style:style style:name="T411" style:family="text">
      <style:text-properties fo:font-weight="normal" officeooo:rsid="03fc17c3" style:font-weight-asian="normal" style:font-weight-complex="normal"/>
    </style:style>
    <style:style style:name="T412" style:family="text">
      <style:text-properties fo:font-weight="normal" officeooo:rsid="03fc65b4" style:font-weight-asian="normal" style:font-weight-complex="normal"/>
    </style:style>
    <style:style style:name="T413" style:family="text">
      <style:text-properties fo:font-weight="normal" officeooo:rsid="03fd5e01" style:font-weight-asian="normal" style:font-weight-complex="normal"/>
    </style:style>
    <style:style style:name="T414" style:family="text">
      <style:text-properties fo:font-weight="normal" officeooo:rsid="040aae1c" style:font-weight-asian="normal" style:font-weight-complex="normal"/>
    </style:style>
    <style:style style:name="T415" style:family="text">
      <style:text-properties fo:font-weight="normal" officeooo:rsid="040ce935" style:font-weight-asian="normal" style:font-weight-complex="normal"/>
    </style:style>
    <style:style style:name="T416" style:family="text">
      <style:text-properties fo:font-weight="normal" officeooo:rsid="042824b8" style:font-weight-asian="normal" style:font-weight-complex="normal"/>
    </style:style>
    <style:style style:name="T417" style:family="text">
      <style:text-properties fo:font-weight="normal" officeooo:rsid="0427ec09" style:font-weight-asian="normal" style:font-weight-complex="normal"/>
    </style:style>
    <style:style style:name="T418" style:family="text">
      <style:text-properties fo:font-weight="normal" officeooo:rsid="0424a315" style:font-weight-asian="normal" style:font-weight-complex="normal"/>
    </style:style>
    <style:style style:name="T419" style:family="text">
      <style:text-properties fo:font-weight="normal" officeooo:rsid="03c13113" style:font-weight-asian="normal" style:font-weight-complex="normal"/>
    </style:style>
    <style:style style:name="T420" style:family="text">
      <style:text-properties fo:font-weight="normal" officeooo:rsid="0428c8e2" style:font-weight-asian="normal" style:font-weight-complex="normal"/>
    </style:style>
    <style:style style:name="T421" style:family="text">
      <style:text-properties fo:font-weight="normal" officeooo:rsid="045e6749" style:font-weight-asian="normal" style:font-weight-complex="normal"/>
    </style:style>
    <style:style style:name="T422" style:family="text">
      <style:text-properties fo:font-weight="normal" officeooo:rsid="04602400" style:font-weight-asian="normal" style:font-weight-complex="normal"/>
    </style:style>
    <style:style style:name="T423" style:family="text">
      <style:text-properties fo:font-weight="normal" officeooo:rsid="04161d3e" style:font-weight-asian="normal" style:font-weight-complex="normal"/>
    </style:style>
    <style:style style:name="T424" style:family="text">
      <style:text-properties fo:font-weight="normal" officeooo:rsid="041746e7" style:font-weight-asian="normal" style:font-weight-complex="normal"/>
    </style:style>
    <style:style style:name="T425" style:family="text">
      <style:text-properties fo:font-weight="normal" officeooo:rsid="041d4261" style:font-weight-asian="normal" style:font-weight-complex="normal"/>
    </style:style>
    <style:style style:name="T426" style:family="text">
      <style:text-properties fo:font-weight="normal" officeooo:rsid="0419037b" style:font-weight-asian="normal" style:font-weight-complex="normal"/>
    </style:style>
    <style:style style:name="T427" style:family="text">
      <style:text-properties fo:font-weight="normal" officeooo:rsid="04226783" style:font-weight-asian="normal" style:font-weight-complex="normal"/>
    </style:style>
    <style:style style:name="T428" style:family="text">
      <style:text-properties fo:font-weight="normal" officeooo:rsid="04329278" style:font-weight-asian="normal" style:font-weight-complex="normal"/>
    </style:style>
    <style:style style:name="T429" style:family="text">
      <style:text-properties fo:font-weight="normal" officeooo:rsid="042d7117" style:font-weight-asian="normal" style:font-weight-complex="normal"/>
    </style:style>
    <style:style style:name="T430" style:family="text">
      <style:text-properties fo:font-weight="normal" officeooo:rsid="04253c68" style:font-weight-asian="normal" style:font-weight-complex="normal"/>
    </style:style>
    <style:style style:name="T431" style:family="text">
      <style:text-properties fo:font-weight="normal" officeooo:rsid="043c6125" style:font-weight-asian="normal" style:font-weight-complex="normal"/>
    </style:style>
    <style:style style:name="T432" style:family="text">
      <style:text-properties fo:font-weight="normal" officeooo:rsid="044401b2" style:font-weight-asian="normal" style:font-weight-complex="normal"/>
    </style:style>
    <style:style style:name="T433" style:family="text">
      <style:text-properties fo:font-weight="normal" officeooo:rsid="043a3360" style:font-weight-asian="normal" style:font-weight-complex="normal"/>
    </style:style>
    <style:style style:name="T434" style:family="text">
      <style:text-properties fo:font-weight="normal" officeooo:rsid="04438193" style:font-weight-asian="normal" style:font-weight-complex="normal"/>
    </style:style>
    <style:style style:name="T435" style:family="text">
      <style:text-properties fo:font-weight="normal" officeooo:rsid="043fc929" style:font-weight-asian="normal" style:font-weight-complex="normal"/>
    </style:style>
    <style:style style:name="T436" style:family="text">
      <style:text-properties fo:font-weight="normal" officeooo:rsid="04496025" style:font-weight-asian="normal" style:font-weight-complex="normal"/>
    </style:style>
    <style:style style:name="T437" style:family="text">
      <style:text-properties fo:font-weight="normal" officeooo:rsid="04592f7c" style:font-weight-asian="normal" style:font-weight-complex="normal"/>
    </style:style>
    <style:style style:name="T438" style:family="text">
      <style:text-properties fo:font-weight="normal" officeooo:rsid="0480ffab" style:font-weight-asian="normal" style:font-weight-complex="normal"/>
    </style:style>
    <style:style style:name="T439" style:family="text">
      <style:text-properties fo:font-weight="normal" officeooo:rsid="04822256" style:font-weight-asian="normal" style:font-weight-complex="normal"/>
    </style:style>
    <style:style style:name="T440" style:family="text">
      <style:text-properties fo:font-weight="normal" officeooo:rsid="048ffd4a" style:font-weight-asian="normal" style:font-weight-complex="normal"/>
    </style:style>
    <style:style style:name="T441" style:family="text">
      <style:text-properties fo:font-weight="normal" officeooo:rsid="048fe3f8" style:font-weight-asian="normal" style:font-weight-complex="normal"/>
    </style:style>
    <style:style style:name="T442" style:family="text">
      <style:text-properties fo:font-weight="normal" officeooo:rsid="0494bc64" style:font-weight-asian="normal" style:font-weight-complex="normal"/>
    </style:style>
    <style:style style:name="T443" style:family="text">
      <style:text-properties fo:font-weight="normal" officeooo:rsid="049a8a7e" style:font-weight-asian="normal" style:font-weight-complex="normal"/>
    </style:style>
    <style:style style:name="T444" style:family="text">
      <style:text-properties fo:font-weight="normal" officeooo:rsid="04a57ad8" style:font-weight-asian="normal" style:font-weight-complex="normal"/>
    </style:style>
    <style:style style:name="T445" style:family="text">
      <style:text-properties fo:font-weight="normal" officeooo:rsid="04b2ffc5" style:font-weight-asian="normal" style:font-weight-complex="normal"/>
    </style:style>
    <style:style style:name="T446" style:family="text">
      <style:text-properties fo:font-weight="normal" officeooo:rsid="04ba1b39" style:font-weight-asian="normal" style:font-weight-complex="normal"/>
    </style:style>
    <style:style style:name="T447" style:family="text">
      <style:text-properties fo:font-weight="normal" officeooo:rsid="04b3c5c0" style:font-weight-asian="normal" style:font-weight-complex="normal"/>
    </style:style>
    <style:style style:name="T448" style:family="text">
      <style:text-properties fo:font-weight="normal" officeooo:rsid="04cce5bf" style:font-weight-asian="normal" style:font-weight-complex="normal"/>
    </style:style>
    <style:style style:name="T449" style:family="text">
      <style:text-properties fo:font-weight="normal" officeooo:rsid="050199cb" style:font-weight-asian="normal" style:font-weight-complex="normal"/>
    </style:style>
    <style:style style:name="T450" style:family="text">
      <style:text-properties fo:font-weight="normal" officeooo:rsid="0502c86e" style:font-weight-asian="normal" style:font-weight-complex="normal"/>
    </style:style>
    <style:style style:name="T451" style:family="text">
      <style:text-properties fo:font-weight="normal" officeooo:rsid="04f1c42d" style:font-weight-asian="normal" style:font-weight-complex="normal"/>
    </style:style>
    <style:style style:name="T452" style:family="text">
      <style:text-properties fo:font-weight="normal" officeooo:rsid="04f0bfd5" style:font-weight-asian="normal" style:font-weight-complex="normal"/>
    </style:style>
    <style:style style:name="T453" style:family="text">
      <style:text-properties fo:font-weight="normal" officeooo:rsid="05319739" style:font-weight-asian="normal" style:font-weight-complex="normal"/>
    </style:style>
    <style:style style:name="T454" style:family="text">
      <style:text-properties fo:font-weight="normal" officeooo:rsid="05604a7a" style:font-weight-asian="normal" style:font-weight-complex="normal"/>
    </style:style>
    <style:style style:name="T455" style:family="text">
      <style:text-properties fo:font-weight="normal" officeooo:rsid="0560f59c" style:font-weight-asian="normal" style:font-weight-complex="normal"/>
    </style:style>
    <style:style style:name="T456" style:family="text">
      <style:text-properties fo:font-weight="normal" officeooo:rsid="0569d9ca" style:font-weight-asian="normal" style:font-weight-complex="normal"/>
    </style:style>
    <style:style style:name="T457" style:family="text">
      <style:text-properties fo:font-weight="normal" officeooo:rsid="056aa2db" style:font-weight-asian="normal" style:font-weight-complex="normal"/>
    </style:style>
    <style:style style:name="T458" style:family="text">
      <style:text-properties fo:font-weight="normal" officeooo:rsid="0573ee33" style:font-weight-asian="normal" style:font-weight-complex="normal"/>
    </style:style>
    <style:style style:name="T459" style:family="text">
      <style:text-properties fo:font-weight="normal" officeooo:rsid="0577776f" style:font-weight-asian="normal" style:font-weight-complex="normal"/>
    </style:style>
    <style:style style:name="T460" style:family="text">
      <style:text-properties fo:font-weight="normal" officeooo:rsid="0580d52a" style:font-weight-asian="normal" style:font-weight-complex="normal"/>
    </style:style>
    <style:style style:name="T461" style:family="text">
      <style:text-properties fo:font-weight="normal" officeooo:rsid="058bbc5e" style:font-weight-asian="normal" style:font-weight-complex="normal"/>
    </style:style>
    <style:style style:name="T462" style:family="text">
      <style:text-properties fo:font-style="italic" style:font-style-asian="italic" style:font-style-complex="italic"/>
    </style:style>
    <style:style style:name="T463" style:family="text">
      <style:text-properties fo:font-style="italic" officeooo:rsid="00256ecc" style:font-style-asian="italic" style:font-style-complex="italic"/>
    </style:style>
    <style:style style:name="T464" style:family="text">
      <style:text-properties fo:font-style="italic" officeooo:rsid="006c1d47" style:font-style-asian="italic" style:font-style-complex="italic"/>
    </style:style>
    <style:style style:name="T465" style:family="text">
      <style:text-properties fo:font-style="italic" officeooo:rsid="00e09913" style:font-style-asian="italic" style:font-style-complex="italic"/>
    </style:style>
    <style:style style:name="T466" style:family="text">
      <style:text-properties fo:font-style="italic" officeooo:rsid="005b5cd3" style:font-style-asian="italic" style:font-style-complex="italic"/>
    </style:style>
    <style:style style:name="T467" style:family="text">
      <style:text-properties fo:font-style="italic" officeooo:rsid="0034ed8b" style:font-style-asian="italic" style:font-style-complex="italic"/>
    </style:style>
    <style:style style:name="T468" style:family="text">
      <style:text-properties fo:font-style="italic" officeooo:rsid="00367935" style:font-style-asian="italic" style:font-style-complex="italic"/>
    </style:style>
    <style:style style:name="T469" style:family="text">
      <style:text-properties fo:font-style="italic" officeooo:rsid="003b4e50" style:font-style-asian="italic" style:font-style-complex="italic"/>
    </style:style>
    <style:style style:name="T470" style:family="text">
      <style:text-properties fo:font-style="italic" officeooo:rsid="01758a0f" style:font-style-asian="italic" style:font-style-complex="italic"/>
    </style:style>
    <style:style style:name="T471" style:family="text">
      <style:text-properties fo:font-style="italic" officeooo:rsid="0080477a" style:font-style-asian="italic" style:font-style-complex="italic"/>
    </style:style>
    <style:style style:name="T472" style:family="text">
      <style:text-properties fo:font-style="italic" officeooo:rsid="01113d34" style:font-style-asian="italic" style:font-style-complex="italic"/>
    </style:style>
    <style:style style:name="T473" style:family="text">
      <style:text-properties fo:font-style="italic" officeooo:rsid="018c0d5b" style:font-style-asian="italic" style:font-style-complex="italic"/>
    </style:style>
    <style:style style:name="T474" style:family="text">
      <style:text-properties fo:font-style="italic" officeooo:rsid="01c64853" style:font-style-asian="italic" style:font-style-complex="italic"/>
    </style:style>
    <style:style style:name="T475" style:family="text">
      <style:text-properties fo:font-style="italic" officeooo:rsid="01d9cd4e" style:font-style-asian="italic" style:font-style-complex="italic"/>
    </style:style>
    <style:style style:name="T476" style:family="text">
      <style:text-properties fo:font-style="italic" officeooo:rsid="01dc67de" style:font-style-asian="italic" style:font-style-complex="italic"/>
    </style:style>
    <style:style style:name="T477" style:family="text">
      <style:text-properties fo:font-style="italic" officeooo:rsid="01ec8e18" style:font-style-asian="italic" style:font-style-complex="italic"/>
    </style:style>
    <style:style style:name="T478" style:family="text">
      <style:text-properties fo:font-style="italic" officeooo:rsid="019e70b3" style:font-style-asian="italic" style:font-style-complex="italic"/>
    </style:style>
    <style:style style:name="T479" style:family="text">
      <style:text-properties fo:font-style="italic" officeooo:rsid="02685e01" style:font-style-asian="italic" style:font-style-complex="italic"/>
    </style:style>
    <style:style style:name="T480" style:family="text">
      <style:text-properties fo:font-style="italic" officeooo:rsid="026b5506" style:font-style-asian="italic" style:font-style-complex="italic"/>
    </style:style>
    <style:style style:name="T481" style:family="text">
      <style:text-properties fo:font-style="italic" officeooo:rsid="0288fb00" style:font-style-asian="italic" style:font-style-complex="italic"/>
    </style:style>
    <style:style style:name="T482" style:family="text">
      <style:text-properties fo:font-style="italic" officeooo:rsid="02ccc8f6" style:font-style-asian="italic" style:font-style-complex="italic"/>
    </style:style>
    <style:style style:name="T483" style:family="text">
      <style:text-properties fo:font-style="italic" officeooo:rsid="0069ae25" style:font-style-asian="italic" style:font-style-complex="italic"/>
    </style:style>
    <style:style style:name="T484" style:family="text">
      <style:text-properties fo:font-style="italic" officeooo:rsid="0022c018" style:font-style-asian="italic" style:font-style-complex="italic"/>
    </style:style>
    <style:style style:name="T485" style:family="text">
      <style:text-properties fo:font-style="italic" officeooo:rsid="02efc49c" style:font-style-asian="italic" style:font-style-complex="italic"/>
    </style:style>
    <style:style style:name="T486" style:family="text">
      <style:text-properties fo:font-style="italic" officeooo:rsid="02ec089f" style:font-style-asian="italic" style:font-style-complex="italic"/>
    </style:style>
    <style:style style:name="T487" style:family="text">
      <style:text-properties fo:font-style="italic" officeooo:rsid="032c4fdc" style:font-style-asian="italic" style:font-style-complex="italic"/>
    </style:style>
    <style:style style:name="T488" style:family="text">
      <style:text-properties fo:font-style="italic" officeooo:rsid="0335ea2c" style:font-style-asian="italic" style:font-style-complex="italic"/>
    </style:style>
    <style:style style:name="T489" style:family="text">
      <style:text-properties fo:font-style="italic" officeooo:rsid="0346a444" style:font-style-asian="italic" style:font-style-complex="italic"/>
    </style:style>
    <style:style style:name="T490" style:family="text">
      <style:text-properties fo:font-style="italic" officeooo:rsid="03a24854" style:font-style-asian="italic" style:font-style-complex="italic"/>
    </style:style>
    <style:style style:name="T491" style:family="text">
      <style:text-properties fo:font-style="italic" officeooo:rsid="03804bbd" style:font-style-asian="italic" style:font-style-complex="italic"/>
    </style:style>
    <style:style style:name="T492" style:family="text">
      <style:text-properties fo:font-style="italic" officeooo:rsid="03aaef44" style:font-style-asian="italic" style:font-style-complex="italic"/>
    </style:style>
    <style:style style:name="T493" style:family="text">
      <style:text-properties fo:font-style="italic" officeooo:rsid="04a57ad8" style:font-style-asian="italic" style:font-style-complex="italic"/>
    </style:style>
    <style:style style:name="T494" style:family="text">
      <style:text-properties fo:font-style="italic" officeooo:rsid="04ba1b39" style:font-style-asian="italic" style:font-style-complex="italic"/>
    </style:style>
    <style:style style:name="T495" style:family="text">
      <style:text-properties fo:font-style="italic" officeooo:rsid="04a08898" style:font-style-asian="italic" style:font-style-complex="italic"/>
    </style:style>
    <style:style style:name="T496" style:family="text">
      <style:text-properties fo:font-style="italic" officeooo:rsid="051c4636" style:font-style-asian="italic" style:font-style-complex="italic"/>
    </style:style>
    <style:style style:name="T497" style:family="text">
      <style:text-properties fo:font-style="italic" officeooo:rsid="04dd833a" style:font-style-asian="italic" style:font-weight-asian="normal" style:font-style-complex="italic" style:font-weight-complex="normal"/>
    </style:style>
    <style:style style:name="T49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99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500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501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502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503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504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505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506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507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508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509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510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511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512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513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514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515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516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517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518" style:family="text">
      <style:text-properties fo:font-style="italic" style:text-underline-style="none" fo:font-weight="normal" officeooo:rsid="03711f0a" style:font-style-asian="italic" style:font-weight-asian="normal" style:font-style-complex="italic" style:font-weight-complex="normal"/>
    </style:style>
    <style:style style:name="T519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520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521" style:family="text">
      <style:text-properties fo:font-style="italic" style:text-underline-style="none" style:font-style-asian="italic" style:font-style-complex="italic"/>
    </style:style>
    <style:style style:name="T522" style:family="text">
      <style:text-properties fo:font-style="italic" style:text-underline-style="none" officeooo:rsid="00baae4f" style:font-style-asian="italic" style:font-style-complex="italic"/>
    </style:style>
    <style:style style:name="T523" style:family="text">
      <style:text-properties fo:font-style="italic" style:text-underline-style="none" officeooo:rsid="00d708a6" style:font-style-asian="italic" style:font-style-complex="italic"/>
    </style:style>
    <style:style style:name="T524" style:family="text">
      <style:text-properties fo:font-style="italic" style:text-underline-style="none" officeooo:rsid="00beb82f" style:font-style-asian="italic" style:font-style-complex="italic"/>
    </style:style>
    <style:style style:name="T525" style:family="text">
      <style:text-properties fo:font-style="italic" style:text-underline-style="none" officeooo:rsid="00d9c9e4" style:font-style-asian="italic" style:font-style-complex="italic"/>
    </style:style>
    <style:style style:name="T526" style:family="text">
      <style:text-properties fo:font-style="italic" style:text-underline-style="none" officeooo:rsid="00f55bb2" style:font-style-asian="italic" style:font-style-complex="italic"/>
    </style:style>
    <style:style style:name="T527" style:family="text">
      <style:text-properties fo:font-style="italic" style:text-underline-style="none" officeooo:rsid="00f74e17" style:font-style-asian="italic" style:font-style-complex="italic"/>
    </style:style>
    <style:style style:name="T528" style:family="text">
      <style:text-properties fo:font-style="italic" style:text-underline-style="none" officeooo:rsid="00fde6f2" style:font-style-asian="italic" style:font-style-complex="italic"/>
    </style:style>
    <style:style style:name="T529" style:family="text">
      <style:text-properties fo:font-style="italic" style:text-underline-style="none" officeooo:rsid="0130fd48" style:font-style-asian="italic" style:font-style-complex="italic"/>
    </style:style>
    <style:style style:name="T530" style:family="text">
      <style:text-properties fo:font-style="italic" style:text-underline-style="none" officeooo:rsid="013401b3" style:font-style-asian="italic" style:font-style-complex="italic"/>
    </style:style>
    <style:style style:name="T531" style:family="text">
      <style:text-properties fo:font-style="italic" style:text-underline-style="none" officeooo:rsid="013f3c54" style:font-style-asian="italic" style:font-style-complex="italic"/>
    </style:style>
    <style:style style:name="T532" style:family="text">
      <style:text-properties fo:font-style="italic" style:text-underline-style="none" officeooo:rsid="00bfa17d" style:font-style-asian="italic" style:font-style-complex="italic"/>
    </style:style>
    <style:style style:name="T533" style:family="text">
      <style:text-properties fo:font-style="italic" style:text-underline-style="none" officeooo:rsid="02a94de9" style:font-style-asian="italic" style:font-style-complex="italic"/>
    </style:style>
    <style:style style:name="T534" style:family="text">
      <style:text-properties fo:font-style="italic" style:text-underline-style="none" officeooo:rsid="00bbbf73" style:font-style-asian="italic" style:font-style-complex="italic"/>
    </style:style>
    <style:style style:name="T535" style:family="text">
      <style:text-properties fo:font-style="italic" style:text-underline-style="none" officeooo:rsid="00a639f7" style:font-style-asian="italic" style:font-style-complex="italic"/>
    </style:style>
    <style:style style:name="T536" style:family="text">
      <style:text-properties fo:font-style="italic" style:text-underline-style="none" officeooo:rsid="00bd11a0" style:font-style-asian="italic" style:font-style-complex="italic"/>
    </style:style>
    <style:style style:name="T53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38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539" style:family="text">
      <style:text-properties fo:font-style="italic" fo:font-weight="normal" officeooo:rsid="039c640b" style:font-style-asian="italic" style:font-weight-asian="normal" style:font-style-complex="italic" style:font-weight-complex="normal"/>
    </style:style>
    <style:style style:name="T540" style:family="text">
      <style:text-properties fo:font-style="italic" fo:font-weight="normal" officeooo:rsid="038a2c81" style:font-style-asian="italic" style:font-weight-asian="normal" style:font-style-complex="italic" style:font-weight-complex="normal"/>
    </style:style>
    <style:style style:name="T541" style:family="text">
      <style:text-properties fo:font-style="italic" fo:font-weight="normal" officeooo:rsid="038bbdf6" style:font-style-asian="italic" style:font-weight-asian="normal" style:font-style-complex="italic" style:font-weight-complex="normal"/>
    </style:style>
    <style:style style:name="T542" style:family="text">
      <style:text-properties fo:font-style="italic" fo:font-weight="normal" officeooo:rsid="038d7d5e" style:font-style-asian="italic" style:font-weight-asian="normal" style:font-style-complex="italic" style:font-weight-complex="normal"/>
    </style:style>
    <style:style style:name="T543" style:family="text">
      <style:text-properties fo:font-style="italic" fo:font-weight="normal" officeooo:rsid="03a073aa" style:font-style-asian="italic" style:font-weight-asian="normal" style:font-style-complex="italic" style:font-weight-complex="normal"/>
    </style:style>
    <style:style style:name="T544" style:family="text">
      <style:text-properties fo:font-style="italic" fo:font-weight="normal" officeooo:rsid="03ac69a7" style:font-style-asian="italic" style:font-weight-asian="normal" style:font-style-complex="italic" style:font-weight-complex="normal"/>
    </style:style>
    <style:style style:name="T545" style:family="text">
      <style:text-properties fo:font-style="italic" fo:font-weight="normal" officeooo:rsid="03af7bf7" style:font-style-asian="italic" style:font-weight-asian="normal" style:font-style-complex="italic" style:font-weight-complex="normal"/>
    </style:style>
    <style:style style:name="T546" style:family="text">
      <style:text-properties fo:font-style="italic" fo:font-weight="normal" officeooo:rsid="03b1fbc9" style:font-style-asian="italic" style:font-weight-asian="normal" style:font-style-complex="italic" style:font-weight-complex="normal"/>
    </style:style>
    <style:style style:name="T547" style:family="text">
      <style:text-properties fo:font-style="italic" fo:font-weight="normal" officeooo:rsid="03c34d65" style:font-style-asian="italic" style:font-weight-asian="normal" style:font-style-complex="italic" style:font-weight-complex="normal"/>
    </style:style>
    <style:style style:name="T548" style:family="text">
      <style:text-properties fo:font-style="italic" fo:font-weight="normal" officeooo:rsid="03c51260" style:font-style-asian="italic" style:font-weight-asian="normal" style:font-style-complex="italic" style:font-weight-complex="normal"/>
    </style:style>
    <style:style style:name="T549" style:family="text">
      <style:text-properties fo:font-style="italic" fo:font-weight="normal" officeooo:rsid="03fd5e01" style:font-style-asian="italic" style:font-weight-asian="normal" style:font-style-complex="italic" style:font-weight-complex="normal"/>
    </style:style>
    <style:style style:name="T550" style:family="text">
      <style:text-properties fo:font-style="italic" fo:font-weight="normal" officeooo:rsid="04102973" style:font-style-asian="italic" style:font-weight-asian="normal" style:font-style-complex="italic" style:font-weight-complex="normal"/>
    </style:style>
    <style:style style:name="T551" style:family="text">
      <style:text-properties fo:font-style="italic" fo:font-weight="normal" officeooo:rsid="0411d16e" style:font-style-asian="italic" style:font-weight-asian="normal" style:font-style-complex="italic" style:font-weight-complex="normal"/>
    </style:style>
    <style:style style:name="T552" style:family="text">
      <style:text-properties fo:font-style="italic" fo:font-weight="normal" officeooo:rsid="0473548b" style:font-style-asian="italic" style:font-weight-asian="normal" style:font-style-complex="italic" style:font-weight-complex="normal"/>
    </style:style>
    <style:style style:name="T553" style:family="text">
      <style:text-properties fo:font-style="italic" fo:font-weight="normal" officeooo:rsid="0419a5f7" style:font-style-asian="italic" style:font-weight-asian="normal" style:font-style-complex="italic" style:font-weight-complex="normal"/>
    </style:style>
    <style:style style:name="T554" style:family="text">
      <style:text-properties fo:font-style="italic" fo:font-weight="normal" officeooo:rsid="04496025" style:font-style-asian="italic" style:font-weight-asian="normal" style:font-style-complex="italic" style:font-weight-complex="normal"/>
    </style:style>
    <style:style style:name="T555" style:family="text">
      <style:text-properties fo:font-style="italic" fo:font-weight="normal" officeooo:rsid="043a3360" style:font-style-asian="italic" style:font-weight-asian="normal" style:font-style-complex="italic" style:font-weight-complex="normal"/>
    </style:style>
    <style:style style:name="T556" style:family="text">
      <style:text-properties fo:font-style="italic" fo:font-weight="normal" officeooo:rsid="043c6125" style:font-style-asian="italic" style:font-weight-asian="normal" style:font-style-complex="italic" style:font-weight-complex="normal"/>
    </style:style>
    <style:style style:name="T557" style:family="text">
      <style:text-properties fo:font-style="italic" fo:font-weight="normal" officeooo:rsid="044401b2" style:font-style-asian="italic" style:font-weight-asian="normal" style:font-style-complex="italic" style:font-weight-complex="normal"/>
    </style:style>
    <style:style style:name="T558" style:family="text">
      <style:text-properties fo:font-style="italic" fo:font-weight="normal" officeooo:rsid="047415b6" style:font-style-asian="italic" style:font-weight-asian="normal" style:font-style-complex="italic" style:font-weight-complex="normal"/>
    </style:style>
    <style:style style:name="T559" style:family="text">
      <style:text-properties fo:font-style="italic" fo:font-weight="normal" officeooo:rsid="043c29f4" style:font-style-asian="italic" style:font-weight-asian="normal" style:font-style-complex="italic" style:font-weight-complex="normal"/>
    </style:style>
    <style:style style:name="T560" style:family="text">
      <style:text-properties fo:font-style="italic" fo:font-weight="normal" officeooo:rsid="04518e70" style:font-style-asian="italic" style:font-weight-asian="normal" style:font-style-complex="italic" style:font-weight-complex="normal"/>
    </style:style>
    <style:style style:name="T561" style:family="text">
      <style:text-properties fo:font-style="italic" fo:font-weight="normal" officeooo:rsid="0458c70f" style:font-style-asian="italic" style:font-weight-asian="normal" style:font-style-complex="italic" style:font-weight-complex="normal"/>
    </style:style>
    <style:style style:name="T562" style:family="text">
      <style:text-properties fo:font-style="italic" fo:font-weight="normal" officeooo:rsid="04592f7c" style:font-style-asian="italic" style:font-weight-asian="normal" style:font-style-complex="italic" style:font-weight-complex="normal"/>
    </style:style>
    <style:style style:name="T563" style:family="text">
      <style:text-properties fo:font-style="italic" fo:font-weight="normal" officeooo:rsid="03f56006" style:font-style-asian="italic" style:font-weight-asian="normal" style:font-style-complex="italic" style:font-weight-complex="normal"/>
    </style:style>
    <style:style style:name="T564" style:family="text">
      <style:text-properties fo:font-style="italic" fo:font-weight="normal" officeooo:rsid="03f501e7" style:font-style-asian="italic" style:font-weight-asian="normal" style:font-style-complex="italic" style:font-weight-complex="normal"/>
    </style:style>
    <style:style style:name="T565" style:family="text">
      <style:text-properties fo:font-style="italic" fo:font-weight="normal" officeooo:rsid="047a2c66" style:font-style-asian="italic" style:font-weight-asian="normal" style:font-style-complex="italic" style:font-weight-complex="normal"/>
    </style:style>
    <style:style style:name="T566" style:family="text">
      <style:text-properties fo:font-style="italic" fo:font-weight="normal" officeooo:rsid="047a8ac1" style:font-style-asian="italic" style:font-weight-asian="normal" style:font-style-complex="italic" style:font-weight-complex="normal"/>
    </style:style>
    <style:style style:name="T567" style:family="text">
      <style:text-properties fo:font-style="italic" fo:font-weight="normal" officeooo:rsid="047e7b09" style:font-style-asian="italic" style:font-weight-asian="normal" style:font-style-complex="italic" style:font-weight-complex="normal"/>
    </style:style>
    <style:style style:name="T568" style:family="text">
      <style:text-properties fo:font-style="italic" fo:font-weight="normal" officeooo:rsid="04915c32" style:font-style-asian="italic" style:font-weight-asian="normal" style:font-style-complex="italic" style:font-weight-complex="normal"/>
    </style:style>
    <style:style style:name="T569" style:family="text">
      <style:text-properties fo:font-style="italic" fo:font-weight="normal" officeooo:rsid="0494bc64" style:font-style-asian="italic" style:font-weight-asian="normal" style:font-style-complex="italic" style:font-weight-complex="normal"/>
    </style:style>
    <style:style style:name="T570" style:family="text">
      <style:text-properties fo:font-style="italic" fo:font-weight="normal" officeooo:rsid="04ad05fc" style:font-style-asian="italic" style:font-weight-asian="normal" style:font-style-complex="italic" style:font-weight-complex="normal"/>
    </style:style>
    <style:style style:name="T571" style:family="text">
      <style:text-properties fo:font-style="italic" fo:font-weight="normal" officeooo:rsid="04b3c5c0" style:font-style-asian="italic" style:font-weight-asian="normal" style:font-style-complex="italic" style:font-weight-complex="normal"/>
    </style:style>
    <style:style style:name="T572" style:family="text">
      <style:text-properties fo:font-style="italic" fo:font-weight="normal" officeooo:rsid="04ba1b39" style:font-style-asian="italic" style:font-weight-asian="normal" style:font-style-complex="italic" style:font-weight-complex="normal"/>
    </style:style>
    <style:style style:name="T573" style:family="text">
      <style:text-properties fo:font-style="italic" fo:font-weight="normal" officeooo:rsid="049b99bf" style:font-style-asian="italic" style:font-weight-asian="normal" style:font-style-complex="italic" style:font-weight-complex="normal"/>
    </style:style>
    <style:style style:name="T574" style:family="text">
      <style:text-properties fo:font-style="italic" fo:font-weight="normal" officeooo:rsid="04a57ad8" style:font-style-asian="italic" style:font-weight-asian="normal" style:font-style-complex="italic" style:font-weight-complex="normal"/>
    </style:style>
    <style:style style:name="T575" style:family="text">
      <style:text-properties fo:font-style="italic" fo:font-weight="normal" officeooo:rsid="04d7a840" style:font-style-asian="italic" style:font-weight-asian="normal" style:font-style-complex="italic" style:font-weight-complex="normal"/>
    </style:style>
    <style:style style:name="T576" style:family="text">
      <style:text-properties fo:font-style="italic" fo:font-weight="normal" officeooo:rsid="04d9fb2e" style:font-style-asian="italic" style:font-weight-asian="normal" style:font-style-complex="italic" style:font-weight-complex="normal"/>
    </style:style>
    <style:style style:name="T577" style:family="text">
      <style:text-properties fo:font-style="italic" fo:font-weight="normal" officeooo:rsid="04deac5d" style:font-style-asian="italic" style:font-weight-asian="normal" style:font-style-complex="italic" style:font-weight-complex="normal"/>
    </style:style>
    <style:style style:name="T578" style:family="text">
      <style:text-properties fo:font-style="italic" fo:font-weight="normal" officeooo:rsid="04e6acd5" style:font-style-asian="italic" style:font-weight-asian="normal" style:font-style-complex="italic" style:font-weight-complex="normal"/>
    </style:style>
    <style:style style:name="T579" style:family="text">
      <style:text-properties fo:font-style="italic" fo:font-weight="normal" officeooo:rsid="04dd833a" style:font-style-asian="italic" style:font-weight-asian="normal" style:font-style-complex="italic" style:font-weight-complex="normal"/>
    </style:style>
    <style:style style:name="T580" style:family="text">
      <style:text-properties fo:font-style="italic" fo:font-weight="normal" officeooo:rsid="04ddd894" style:font-style-asian="italic" style:font-weight-asian="normal" style:font-style-complex="italic" style:font-weight-complex="normal"/>
    </style:style>
    <style:style style:name="T581" style:family="text">
      <style:text-properties fo:font-style="italic" fo:font-weight="normal" officeooo:rsid="04d7b913" style:font-style-asian="italic" style:font-weight-asian="normal" style:font-style-complex="italic" style:font-weight-complex="normal"/>
    </style:style>
    <style:style style:name="T582" style:family="text">
      <style:text-properties fo:font-style="italic" fo:font-weight="normal" officeooo:rsid="04f29906" style:font-style-asian="italic" style:font-weight-asian="normal" style:font-style-complex="italic" style:font-weight-complex="normal"/>
    </style:style>
    <style:style style:name="T583" style:family="text">
      <style:text-properties fo:font-style="italic" fo:font-weight="normal" officeooo:rsid="04faca3a" style:font-style-asian="italic" style:font-weight-asian="normal" style:font-style-complex="italic" style:font-weight-complex="normal"/>
    </style:style>
    <style:style style:name="T584" style:family="text">
      <style:text-properties fo:font-style="italic" fo:font-weight="normal" officeooo:rsid="050e283a" style:font-style-asian="italic" style:font-weight-asian="normal" style:font-style-complex="italic" style:font-weight-complex="normal"/>
    </style:style>
    <style:style style:name="T585" style:family="text">
      <style:text-properties fo:font-style="italic" fo:font-weight="normal" officeooo:rsid="05115d8e" style:font-style-asian="italic" style:font-weight-asian="normal" style:font-style-complex="italic" style:font-weight-complex="normal"/>
    </style:style>
    <style:style style:name="T586" style:family="text">
      <style:text-properties fo:font-style="italic" fo:font-weight="normal" officeooo:rsid="0510a6b4" style:font-style-asian="italic" style:font-weight-asian="normal" style:font-style-complex="italic" style:font-weight-complex="normal"/>
    </style:style>
    <style:style style:name="T587" style:family="text">
      <style:text-properties fo:font-style="italic" fo:font-weight="normal" officeooo:rsid="05149db7" style:font-style-asian="italic" style:font-weight-asian="normal" style:font-style-complex="italic" style:font-weight-complex="normal"/>
    </style:style>
    <style:style style:name="T588" style:family="text">
      <style:text-properties fo:font-style="italic" fo:font-weight="normal" officeooo:rsid="051755b6" style:font-style-asian="italic" style:font-weight-asian="normal" style:font-style-complex="italic" style:font-weight-complex="normal"/>
    </style:style>
    <style:style style:name="T589" style:family="text">
      <style:text-properties fo:font-style="italic" fo:font-weight="normal" officeooo:rsid="051a37d3" style:font-style-asian="italic" style:font-weight-asian="normal" style:font-style-complex="italic" style:font-weight-complex="normal"/>
    </style:style>
    <style:style style:name="T590" style:family="text">
      <style:text-properties fo:font-style="italic" fo:font-weight="normal" officeooo:rsid="051228a5" style:font-style-asian="italic" style:font-weight-asian="normal" style:font-style-complex="italic" style:font-weight-complex="normal"/>
    </style:style>
    <style:style style:name="T591" style:family="text">
      <style:text-properties fo:font-style="italic" fo:font-weight="normal" officeooo:rsid="052e1d4e" style:font-style-asian="italic" style:font-weight-asian="normal" style:font-style-complex="italic" style:font-weight-complex="normal"/>
    </style:style>
    <style:style style:name="T592" style:family="text">
      <style:text-properties fo:font-style="italic" fo:font-weight="normal" officeooo:rsid="0544d531" style:font-style-asian="italic" style:font-weight-asian="normal" style:font-style-complex="italic" style:font-weight-complex="normal"/>
    </style:style>
    <style:style style:name="T593" style:family="text">
      <style:text-properties fo:font-style="italic" fo:font-weight="normal" officeooo:rsid="054d7055" style:font-style-asian="italic" style:font-weight-asian="normal" style:font-style-complex="italic" style:font-weight-complex="normal"/>
    </style:style>
    <style:style style:name="T594" style:family="text">
      <style:text-properties fo:font-style="italic" fo:font-weight="normal" officeooo:rsid="0562ba85" style:font-style-asian="italic" style:font-weight-asian="normal" style:font-style-complex="italic" style:font-weight-complex="normal"/>
    </style:style>
    <style:style style:name="T595" style:family="text">
      <style:text-properties fo:font-style="italic" fo:font-weight="normal" officeooo:rsid="0569d9ca" style:font-style-asian="italic" style:font-weight-asian="normal" style:font-style-complex="italic" style:font-weight-complex="normal"/>
    </style:style>
    <style:style style:name="T596" style:family="text">
      <style:text-properties fo:font-style="italic" fo:font-weight="normal" officeooo:rsid="0571649d" style:font-style-asian="italic" style:font-weight-asian="normal" style:font-style-complex="italic" style:font-weight-complex="normal"/>
    </style:style>
    <style:style style:name="T597" style:family="text">
      <style:text-properties fo:font-style="italic" fo:font-weight="normal" officeooo:rsid="056d9742" style:font-style-asian="italic" style:font-weight-asian="normal" style:font-style-complex="italic" style:font-weight-complex="normal"/>
    </style:style>
    <style:style style:name="T598" style:family="text">
      <style:text-properties fo:font-style="italic" fo:font-weight="normal" officeooo:rsid="05864f67" style:font-style-asian="italic" style:font-weight-asian="normal" style:font-style-complex="italic" style:font-weight-complex="normal"/>
    </style:style>
    <style:style style:name="T599" style:family="text">
      <style:text-properties fo:font-style="italic" fo:font-weight="normal" officeooo:rsid="059f579e" style:font-style-asian="italic" style:font-weight-asian="normal" style:font-style-complex="italic" style:font-weight-complex="normal"/>
    </style:style>
    <style:style style:name="T600" style:family="text">
      <style:text-properties fo:font-style="italic" fo:font-weight="normal" officeooo:rsid="059fbba4" style:font-style-asian="italic" style:font-weight-asian="normal" style:font-style-complex="italic" style:font-weight-complex="normal"/>
    </style:style>
    <style:style style:name="T60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02" style:family="text">
      <style:text-properties fo:font-style="italic" fo:font-weight="bold" style:font-style-asian="italic" style:font-weight-asian="bold" style:font-style-complex="italic" style:font-weight-complex="bold"/>
    </style:style>
    <style:style style:name="T603" style:family="text">
      <style:text-properties fo:font-style="italic" fo:font-weight="bold" officeooo:rsid="03f56006" style:font-style-asian="italic" style:font-weight-asian="bold" style:font-style-complex="italic" style:font-weight-complex="bold"/>
    </style:style>
    <style:style style:name="T604" style:family="text">
      <style:text-properties fo:font-style="italic" fo:font-weight="bold" officeooo:rsid="047a2c66" style:font-style-asian="italic" style:font-weight-asian="bold" style:font-style-complex="italic" style:font-weight-complex="bold"/>
    </style:style>
    <style:style style:name="T605" style:family="text">
      <style:text-properties fo:font-style="italic" fo:font-weight="bold" officeooo:rsid="04915c32" style:font-style-asian="italic" style:font-weight-asian="bold" style:font-style-complex="italic" style:font-weight-complex="bold"/>
    </style:style>
    <style:style style:name="T606" style:family="text">
      <style:text-properties fo:font-style="italic" fo:font-weight="bold" officeooo:rsid="04ad05fc" style:font-style-asian="italic" style:font-weight-asian="bold" style:font-style-complex="italic" style:font-weight-complex="bold"/>
    </style:style>
    <style:style style:name="T607" style:family="text">
      <style:text-properties fo:font-style="italic" fo:font-weight="bold" officeooo:rsid="04a57ad8" style:font-style-asian="italic" style:font-weight-asian="bold" style:font-style-complex="italic" style:font-weight-complex="bold"/>
    </style:style>
    <style:style style:name="T608" style:family="text">
      <style:text-properties fo:font-style="italic" fo:font-weight="bold" officeooo:rsid="04a08898" style:font-style-asian="italic" style:font-weight-asian="bold" style:font-style-complex="italic" style:font-weight-complex="bold"/>
    </style:style>
    <style:style style:name="T609" style:family="text">
      <style:text-properties fo:font-style="italic" fo:font-weight="bold" officeooo:rsid="04d9fb2e" style:font-style-asian="italic" style:font-weight-asian="bold" style:font-style-complex="italic" style:font-weight-complex="bold"/>
    </style:style>
    <style:style style:name="T610" style:family="text">
      <style:text-properties officeooo:rsid="00205d85"/>
    </style:style>
    <style:style style:name="T611" style:family="text">
      <style:text-properties officeooo:rsid="0027fcfd"/>
    </style:style>
    <style:style style:name="T612" style:family="text">
      <style:text-properties officeooo:rsid="0029525d"/>
    </style:style>
    <style:style style:name="T613" style:family="text">
      <style:text-properties officeooo:rsid="0034ed8b"/>
    </style:style>
    <style:style style:name="T614" style:family="text">
      <style:text-properties officeooo:rsid="00367935"/>
    </style:style>
    <style:style style:name="T615" style:family="text">
      <style:text-properties officeooo:rsid="00398ddf"/>
    </style:style>
    <style:style style:name="T616" style:family="text">
      <style:text-properties officeooo:rsid="003b4e50"/>
    </style:style>
    <style:style style:name="T61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18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619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620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621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622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623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624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625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626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627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628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629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630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631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632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633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634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635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636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637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638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639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640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641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642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643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644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645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646" style:family="text">
      <style:text-properties fo:font-style="normal" style:text-underline-style="none" fo:font-weight="normal" officeooo:rsid="03711f0a" style:font-style-asian="normal" style:font-weight-asian="normal" style:font-style-complex="normal" style:font-weight-complex="normal"/>
    </style:style>
    <style:style style:name="T647" style:family="text">
      <style:text-properties fo:font-style="normal" style:text-underline-style="none" fo:font-weight="normal" officeooo:rsid="0371fb1b" style:font-style-asian="normal" style:font-weight-asian="normal" style:font-style-complex="normal" style:font-weight-complex="normal"/>
    </style:style>
    <style:style style:name="T648" style:family="text">
      <style:text-properties fo:font-style="normal" style:text-underline-style="none" fo:font-weight="normal" officeooo:rsid="04d7b913" style:font-style-asian="normal" style:font-weight-asian="normal" style:font-style-complex="normal" style:font-weight-complex="normal"/>
    </style:style>
    <style:style style:name="T649" style:family="text">
      <style:text-properties fo:font-style="normal" style:text-underline-style="none" fo:font-weight="normal" officeooo:rsid="04d7a840" style:font-style-asian="normal" style:font-weight-asian="normal" style:font-style-complex="normal" style:font-weight-complex="normal"/>
    </style:style>
    <style:style style:name="T650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651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652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653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654" style:family="text">
      <style:text-properties fo:font-style="normal" style:text-underline-style="none" style:font-style-asian="normal" style:font-style-complex="normal"/>
    </style:style>
    <style:style style:name="T655" style:family="text">
      <style:text-properties fo:font-style="normal" style:text-underline-style="none" officeooo:rsid="00a8a4b1" style:font-style-asian="normal" style:font-style-complex="normal"/>
    </style:style>
    <style:style style:name="T656" style:family="text">
      <style:text-properties fo:font-style="normal" style:text-underline-style="none" officeooo:rsid="00ba4170" style:font-style-asian="normal" style:font-style-complex="normal"/>
    </style:style>
    <style:style style:name="T657" style:family="text">
      <style:text-properties fo:font-style="normal" style:text-underline-style="none" officeooo:rsid="00b1e303" style:font-style-asian="normal" style:font-style-complex="normal"/>
    </style:style>
    <style:style style:name="T658" style:family="text">
      <style:text-properties fo:font-style="normal" style:text-underline-style="none" officeooo:rsid="00baae4f" style:font-style-asian="normal" style:font-style-complex="normal"/>
    </style:style>
    <style:style style:name="T659" style:family="text">
      <style:text-properties fo:font-style="normal" style:text-underline-style="none" officeooo:rsid="00bbbf73" style:font-style-asian="normal" style:font-style-complex="normal"/>
    </style:style>
    <style:style style:name="T660" style:family="text">
      <style:text-properties fo:font-style="normal" style:text-underline-style="none" officeooo:rsid="00be4749" style:font-style-asian="normal" style:font-style-complex="normal"/>
    </style:style>
    <style:style style:name="T661" style:family="text">
      <style:text-properties fo:font-style="normal" style:text-underline-style="none" officeooo:rsid="00d139a0" style:font-style-asian="normal" style:font-style-complex="normal"/>
    </style:style>
    <style:style style:name="T662" style:family="text">
      <style:text-properties fo:font-style="normal" style:text-underline-style="none" officeooo:rsid="00d1487d" style:font-style-asian="normal" style:font-style-complex="normal"/>
    </style:style>
    <style:style style:name="T663" style:family="text">
      <style:text-properties fo:font-style="normal" style:text-underline-style="none" officeooo:rsid="00d2fc06" style:font-style-asian="normal" style:font-style-complex="normal"/>
    </style:style>
    <style:style style:name="T664" style:family="text">
      <style:text-properties fo:font-style="normal" style:text-underline-style="none" officeooo:rsid="00d40111" style:font-style-asian="normal" style:font-style-complex="normal"/>
    </style:style>
    <style:style style:name="T665" style:family="text">
      <style:text-properties fo:font-style="normal" style:text-underline-style="none" officeooo:rsid="00d4c5ce" style:font-style-asian="normal" style:font-style-complex="normal"/>
    </style:style>
    <style:style style:name="T666" style:family="text">
      <style:text-properties fo:font-style="normal" style:text-underline-style="none" officeooo:rsid="00d708a6" style:font-style-asian="normal" style:font-style-complex="normal"/>
    </style:style>
    <style:style style:name="T667" style:family="text">
      <style:text-properties fo:font-style="normal" style:text-underline-style="none" officeooo:rsid="00d77d7d" style:font-style-asian="normal" style:font-style-complex="normal"/>
    </style:style>
    <style:style style:name="T668" style:family="text">
      <style:text-properties fo:font-style="normal" style:text-underline-style="none" officeooo:rsid="00d83381" style:font-style-asian="normal" style:font-style-complex="normal"/>
    </style:style>
    <style:style style:name="T669" style:family="text">
      <style:text-properties fo:font-style="normal" style:text-underline-style="none" officeooo:rsid="00d75809" style:font-style-asian="normal" style:font-style-complex="normal"/>
    </style:style>
    <style:style style:name="T670" style:family="text">
      <style:text-properties fo:font-style="normal" style:text-underline-style="none" officeooo:rsid="00dd6c8d" style:font-style-asian="normal" style:font-style-complex="normal"/>
    </style:style>
    <style:style style:name="T671" style:family="text">
      <style:text-properties fo:font-style="normal" style:text-underline-style="none" officeooo:rsid="00dedcd7" style:font-style-asian="normal" style:font-style-complex="normal"/>
    </style:style>
    <style:style style:name="T672" style:family="text">
      <style:text-properties fo:font-style="normal" style:text-underline-style="none" officeooo:rsid="00beb82f" style:font-style-asian="normal" style:font-style-complex="normal"/>
    </style:style>
    <style:style style:name="T673" style:family="text">
      <style:text-properties fo:font-style="normal" style:text-underline-style="none" officeooo:rsid="00e4290b" style:font-style-asian="normal" style:font-style-complex="normal"/>
    </style:style>
    <style:style style:name="T674" style:family="text">
      <style:text-properties fo:font-style="normal" style:text-underline-style="none" officeooo:rsid="00eb50e0" style:font-style-asian="normal" style:font-style-complex="normal"/>
    </style:style>
    <style:style style:name="T675" style:family="text">
      <style:text-properties fo:font-style="normal" style:text-underline-style="none" officeooo:rsid="00d9c9e4" style:font-style-asian="normal" style:font-style-complex="normal"/>
    </style:style>
    <style:style style:name="T676" style:family="text">
      <style:text-properties fo:font-style="normal" style:text-underline-style="none" officeooo:rsid="00ec1e8c" style:font-style-asian="normal" style:font-style-complex="normal"/>
    </style:style>
    <style:style style:name="T677" style:family="text">
      <style:text-properties fo:font-style="normal" style:text-underline-style="none" officeooo:rsid="00f0f7f8" style:font-style-asian="normal" style:font-style-complex="normal"/>
    </style:style>
    <style:style style:name="T678" style:family="text">
      <style:text-properties fo:font-style="normal" style:text-underline-style="none" officeooo:rsid="00f2503e" style:font-style-asian="normal" style:font-style-complex="normal"/>
    </style:style>
    <style:style style:name="T679" style:family="text">
      <style:text-properties fo:font-style="normal" style:text-underline-style="none" officeooo:rsid="00f5260b" style:font-style-asian="normal" style:font-style-complex="normal"/>
    </style:style>
    <style:style style:name="T680" style:family="text">
      <style:text-properties fo:font-style="normal" style:text-underline-style="none" officeooo:rsid="00f55bb2" style:font-style-asian="normal" style:font-style-complex="normal"/>
    </style:style>
    <style:style style:name="T681" style:family="text">
      <style:text-properties fo:font-style="normal" style:text-underline-style="none" officeooo:rsid="00f74e17" style:font-style-asian="normal" style:font-style-complex="normal"/>
    </style:style>
    <style:style style:name="T682" style:family="text">
      <style:text-properties fo:font-style="normal" style:text-underline-style="none" officeooo:rsid="00fbef0d" style:font-style-asian="normal" style:font-style-complex="normal"/>
    </style:style>
    <style:style style:name="T683" style:family="text">
      <style:text-properties fo:font-style="normal" style:text-underline-style="none" officeooo:rsid="00fde6f2" style:font-style-asian="normal" style:font-style-complex="normal"/>
    </style:style>
    <style:style style:name="T684" style:family="text">
      <style:text-properties fo:font-style="normal" style:text-underline-style="none" officeooo:rsid="010185dc" style:font-style-asian="normal" style:font-style-complex="normal"/>
    </style:style>
    <style:style style:name="T685" style:family="text">
      <style:text-properties fo:font-style="normal" style:text-underline-style="none" officeooo:rsid="0103be48" style:font-style-asian="normal" style:font-style-complex="normal"/>
    </style:style>
    <style:style style:name="T686" style:family="text">
      <style:text-properties fo:font-style="normal" style:text-underline-style="none" officeooo:rsid="010c486e" style:font-style-asian="normal" style:font-style-complex="normal"/>
    </style:style>
    <style:style style:name="T687" style:family="text">
      <style:text-properties fo:font-style="normal" style:text-underline-style="none" officeooo:rsid="010db770" style:font-style-asian="normal" style:font-style-complex="normal"/>
    </style:style>
    <style:style style:name="T688" style:family="text">
      <style:text-properties fo:font-style="normal" style:text-underline-style="none" officeooo:rsid="011cabfd" style:font-style-asian="normal" style:font-style-complex="normal"/>
    </style:style>
    <style:style style:name="T689" style:family="text">
      <style:text-properties fo:font-style="normal" style:text-underline-style="none" officeooo:rsid="011d9595" style:font-style-asian="normal" style:font-style-complex="normal"/>
    </style:style>
    <style:style style:name="T690" style:family="text">
      <style:text-properties fo:font-style="normal" style:text-underline-style="none" officeooo:rsid="011fc384" style:font-style-asian="normal" style:font-style-complex="normal"/>
    </style:style>
    <style:style style:name="T691" style:family="text">
      <style:text-properties fo:font-style="normal" style:text-underline-style="none" officeooo:rsid="012dfde8" style:font-style-asian="normal" style:font-style-complex="normal"/>
    </style:style>
    <style:style style:name="T692" style:family="text">
      <style:text-properties fo:font-style="normal" style:text-underline-style="none" officeooo:rsid="0130fd48" style:font-style-asian="normal" style:font-style-complex="normal"/>
    </style:style>
    <style:style style:name="T693" style:family="text">
      <style:text-properties fo:font-style="normal" style:text-underline-style="none" officeooo:rsid="013282b3" style:font-style-asian="normal" style:font-style-complex="normal"/>
    </style:style>
    <style:style style:name="T694" style:family="text">
      <style:text-properties fo:font-style="normal" style:text-underline-style="none" officeooo:rsid="013401b3" style:font-style-asian="normal" style:font-style-complex="normal"/>
    </style:style>
    <style:style style:name="T695" style:family="text">
      <style:text-properties fo:font-style="normal" style:text-underline-style="none" officeooo:rsid="013a8584" style:font-style-asian="normal" style:font-style-complex="normal"/>
    </style:style>
    <style:style style:name="T696" style:family="text">
      <style:text-properties fo:font-style="normal" style:text-underline-style="none" officeooo:rsid="013f3c54" style:font-style-asian="normal" style:font-style-complex="normal"/>
    </style:style>
    <style:style style:name="T697" style:family="text">
      <style:text-properties fo:font-style="normal" style:text-underline-style="none" officeooo:rsid="013e347a" style:font-style-asian="normal" style:font-style-complex="normal"/>
    </style:style>
    <style:style style:name="T698" style:family="text">
      <style:text-properties fo:font-style="normal" style:text-underline-style="none" officeooo:rsid="01408f03" style:font-style-asian="normal" style:font-style-complex="normal"/>
    </style:style>
    <style:style style:name="T699" style:family="text">
      <style:text-properties fo:font-style="normal" style:text-underline-style="none" officeooo:rsid="013cc971" style:font-style-asian="normal" style:font-style-complex="normal"/>
    </style:style>
    <style:style style:name="T700" style:family="text">
      <style:text-properties fo:font-style="normal" style:text-underline-style="none" officeooo:rsid="0150aafa" style:font-style-asian="normal" style:font-style-complex="normal"/>
    </style:style>
    <style:style style:name="T701" style:family="text">
      <style:text-properties fo:font-style="normal" style:text-underline-style="none" officeooo:rsid="0152f194" style:font-style-asian="normal" style:font-style-complex="normal"/>
    </style:style>
    <style:style style:name="T702" style:family="text">
      <style:text-properties fo:font-style="normal" style:text-underline-style="none" officeooo:rsid="0157e2d4" style:font-style-asian="normal" style:font-style-complex="normal"/>
    </style:style>
    <style:style style:name="T703" style:family="text">
      <style:text-properties fo:font-style="normal" style:text-underline-style="none" officeooo:rsid="015c452a" style:font-style-asian="normal" style:font-style-complex="normal"/>
    </style:style>
    <style:style style:name="T704" style:family="text">
      <style:text-properties fo:font-style="normal" style:text-underline-style="none" officeooo:rsid="0176ee1b" style:font-style-asian="normal" style:font-style-complex="normal"/>
    </style:style>
    <style:style style:name="T705" style:family="text">
      <style:text-properties fo:font-style="normal" style:text-underline-style="none" officeooo:rsid="02b807dc" style:font-style-asian="normal" style:font-style-complex="normal"/>
    </style:style>
    <style:style style:name="T706" style:family="text">
      <style:text-properties fo:font-style="normal" style:text-underline-style="none" officeooo:rsid="00bd11a0" style:font-style-asian="normal" style:font-style-complex="normal"/>
    </style:style>
    <style:style style:name="T707" style:family="text">
      <style:text-properties fo:font-style="normal" style:text-underline-style="none" officeooo:rsid="02edc963" style:font-style-asian="normal" style:font-style-complex="normal"/>
    </style:style>
    <style:style style:name="T708" style:family="text">
      <style:text-properties fo:font-style="normal" style:font-style-asian="normal" style:font-style-complex="normal"/>
    </style:style>
    <style:style style:name="T709" style:family="text">
      <style:text-properties fo:font-style="normal" officeooo:rsid="00524926" style:font-style-asian="normal" style:font-style-complex="normal"/>
    </style:style>
    <style:style style:name="T710" style:family="text">
      <style:text-properties fo:font-style="normal" officeooo:rsid="0033fbdf" style:font-style-asian="normal" style:font-style-complex="normal"/>
    </style:style>
    <style:style style:name="T711" style:family="text">
      <style:text-properties fo:font-style="normal" officeooo:rsid="0034ed8b" style:font-style-asian="normal" style:font-style-complex="normal"/>
    </style:style>
    <style:style style:name="T712" style:family="text">
      <style:text-properties fo:font-style="normal" officeooo:rsid="0052a33a" style:font-style-asian="normal" style:font-style-complex="normal"/>
    </style:style>
    <style:style style:name="T713" style:family="text">
      <style:text-properties fo:font-style="normal" officeooo:rsid="0092f82d" style:font-style-asian="normal" style:font-style-complex="normal"/>
    </style:style>
    <style:style style:name="T714" style:family="text">
      <style:text-properties fo:font-style="normal" officeooo:rsid="00c6421c" style:font-style-asian="normal" style:font-style-complex="normal"/>
    </style:style>
    <style:style style:name="T715" style:family="text">
      <style:text-properties fo:font-style="normal" officeooo:rsid="00cc5bce" style:font-style-asian="normal" style:font-style-complex="normal"/>
    </style:style>
    <style:style style:name="T716" style:family="text">
      <style:text-properties fo:font-style="normal" officeooo:rsid="0106c767" style:font-style-asian="normal" style:font-style-complex="normal"/>
    </style:style>
    <style:style style:name="T717" style:family="text">
      <style:text-properties fo:font-style="normal" officeooo:rsid="0164a6ee" style:font-style-asian="normal" style:font-style-complex="normal"/>
    </style:style>
    <style:style style:name="T718" style:family="text">
      <style:text-properties fo:font-style="normal" officeooo:rsid="0168d8d5" style:font-style-asian="normal" style:font-style-complex="normal"/>
    </style:style>
    <style:style style:name="T719" style:family="text">
      <style:text-properties fo:font-style="normal" officeooo:rsid="0179221f" style:font-style-asian="normal" style:font-style-complex="normal"/>
    </style:style>
    <style:style style:name="T720" style:family="text">
      <style:text-properties fo:font-style="normal" officeooo:rsid="017941db" style:font-style-asian="normal" style:font-style-complex="normal"/>
    </style:style>
    <style:style style:name="T721" style:family="text">
      <style:text-properties fo:font-style="normal" officeooo:rsid="017a7161" style:font-style-asian="normal" style:font-style-complex="normal"/>
    </style:style>
    <style:style style:name="T722" style:family="text">
      <style:text-properties fo:font-style="normal" officeooo:rsid="0288fb00" style:font-style-asian="normal" style:font-style-complex="normal"/>
    </style:style>
    <style:style style:name="T723" style:family="text">
      <style:text-properties fo:font-style="normal" officeooo:rsid="02f2e947" style:font-style-asian="normal" style:font-style-complex="normal"/>
    </style:style>
    <style:style style:name="T724" style:family="text">
      <style:text-properties fo:font-style="normal" officeooo:rsid="02edc963" style:font-style-asian="normal" style:font-style-complex="normal"/>
    </style:style>
    <style:style style:name="T725" style:family="text">
      <style:text-properties fo:font-style="normal" officeooo:rsid="03355d74" style:font-style-asian="normal" style:font-style-complex="normal"/>
    </style:style>
    <style:style style:name="T726" style:family="text">
      <style:text-properties fo:font-style="normal" officeooo:rsid="0335ea2c" style:font-style-asian="normal" style:font-style-complex="normal"/>
    </style:style>
    <style:style style:name="T727" style:family="text">
      <style:text-properties fo:font-style="normal" officeooo:rsid="0346a444" style:font-style-asian="normal" style:font-style-complex="normal"/>
    </style:style>
    <style:style style:name="T728" style:family="text">
      <style:text-properties fo:font-style="normal" officeooo:rsid="0347bb43" style:font-style-asian="normal" style:font-style-complex="normal"/>
    </style:style>
    <style:style style:name="T729" style:family="text">
      <style:text-properties fo:font-style="normal" officeooo:rsid="03343ce6" style:font-style-asian="normal" style:font-style-complex="normal"/>
    </style:style>
    <style:style style:name="T730" style:family="text">
      <style:text-properties fo:font-style="normal" officeooo:rsid="034dbe4d" style:font-style-asian="normal" style:font-style-complex="normal"/>
    </style:style>
    <style:style style:name="T731" style:family="text">
      <style:text-properties fo:font-style="normal" officeooo:rsid="034f33b6" style:font-style-asian="normal" style:font-style-complex="normal"/>
    </style:style>
    <style:style style:name="T732" style:family="text">
      <style:text-properties fo:font-style="normal" officeooo:rsid="035051aa" style:font-style-asian="normal" style:font-style-complex="normal"/>
    </style:style>
    <style:style style:name="T733" style:family="text">
      <style:text-properties fo:font-style="normal" officeooo:rsid="035de550" style:font-style-asian="normal" style:font-style-complex="normal"/>
    </style:style>
    <style:style style:name="T734" style:family="text">
      <style:text-properties fo:font-style="normal" officeooo:rsid="0364e15d" style:font-style-asian="normal" style:font-style-complex="normal"/>
    </style:style>
    <style:style style:name="T735" style:family="text">
      <style:text-properties fo:font-style="normal" officeooo:rsid="033e56cf" style:font-style-asian="normal" style:font-style-complex="normal"/>
    </style:style>
    <style:style style:name="T736" style:family="text">
      <style:text-properties fo:font-style="normal" officeooo:rsid="0367f8e1" style:font-style-asian="normal" style:font-style-complex="normal"/>
    </style:style>
    <style:style style:name="T737" style:family="text">
      <style:text-properties fo:font-style="normal" officeooo:rsid="0369854f" style:font-style-asian="normal" style:font-style-complex="normal"/>
    </style:style>
    <style:style style:name="T738" style:family="text">
      <style:text-properties fo:font-style="normal" officeooo:rsid="040ce935" style:font-style-asian="normal" style:font-style-complex="normal"/>
    </style:style>
    <style:style style:name="T739" style:family="text">
      <style:text-properties fo:font-style="normal" officeooo:rsid="040ea9fd" style:font-style-asian="normal" style:font-style-complex="normal"/>
    </style:style>
    <style:style style:name="T740" style:family="text">
      <style:text-properties fo:font-style="normal" officeooo:rsid="041e6a3e" style:font-style-asian="normal" style:font-style-complex="normal"/>
    </style:style>
    <style:style style:name="T741" style:family="text">
      <style:text-properties fo:font-style="normal" officeooo:rsid="04a8203c" style:font-style-asian="normal" style:font-style-complex="normal"/>
    </style:style>
    <style:style style:name="T742" style:family="text">
      <style:text-properties fo:font-style="normal" officeooo:rsid="04b80b14" style:font-style-asian="normal" style:font-style-complex="normal"/>
    </style:style>
    <style:style style:name="T743" style:family="text">
      <style:text-properties fo:font-style="normal" officeooo:rsid="04dd833a" style:font-style-asian="normal" style:font-weight-asian="normal" style:font-style-complex="normal" style:font-weight-complex="normal"/>
    </style:style>
    <style:style style:name="T744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745" style:family="text">
      <style:text-properties fo:font-style="normal" style:text-underline-style="solid" style:text-underline-width="auto" style:text-underline-color="font-color" fo:font-weight="normal" officeooo:rsid="048fe3f8" style:font-style-asian="normal" style:font-weight-asian="normal" style:font-style-complex="normal" style:font-weight-complex="normal"/>
    </style:style>
    <style:style style:name="T7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47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748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749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750" style:family="text">
      <style:text-properties fo:font-style="normal" fo:font-weight="normal" officeooo:rsid="040ce935" style:font-style-asian="normal" style:font-weight-asian="normal" style:font-style-complex="normal" style:font-weight-complex="normal"/>
    </style:style>
    <style:style style:name="T751" style:family="text">
      <style:text-properties fo:font-style="normal" fo:font-weight="normal" officeooo:rsid="040aae1c" style:font-style-asian="normal" style:font-weight-asian="normal" style:font-style-complex="normal" style:font-weight-complex="normal"/>
    </style:style>
    <style:style style:name="T752" style:family="text">
      <style:text-properties fo:font-style="normal" fo:font-weight="normal" officeooo:rsid="04102973" style:font-style-asian="normal" style:font-weight-asian="normal" style:font-style-complex="normal" style:font-weight-complex="normal"/>
    </style:style>
    <style:style style:name="T753" style:family="text">
      <style:text-properties fo:font-style="normal" fo:font-weight="normal" officeooo:rsid="041746e7" style:font-style-asian="normal" style:font-weight-asian="normal" style:font-style-complex="normal" style:font-weight-complex="normal"/>
    </style:style>
    <style:style style:name="T754" style:family="text">
      <style:text-properties fo:font-style="normal" fo:font-weight="normal" officeooo:rsid="041e6a3e" style:font-style-asian="normal" style:font-weight-asian="normal" style:font-style-complex="normal" style:font-weight-complex="normal"/>
    </style:style>
    <style:style style:name="T755" style:family="text">
      <style:text-properties fo:font-style="normal" fo:font-weight="normal" officeooo:rsid="0419a5f7" style:font-style-asian="normal" style:font-weight-asian="normal" style:font-style-complex="normal" style:font-weight-complex="normal"/>
    </style:style>
    <style:style style:name="T756" style:family="text">
      <style:text-properties fo:font-style="normal" fo:font-weight="normal" officeooo:rsid="041ff252" style:font-style-asian="normal" style:font-weight-asian="normal" style:font-style-complex="normal" style:font-weight-complex="normal"/>
    </style:style>
    <style:style style:name="T757" style:family="text">
      <style:text-properties fo:font-style="normal" fo:font-weight="normal" officeooo:rsid="0421681d" style:font-style-asian="normal" style:font-weight-asian="normal" style:font-style-complex="normal" style:font-weight-complex="normal"/>
    </style:style>
    <style:style style:name="T758" style:family="text">
      <style:text-properties fo:font-style="normal" fo:font-weight="normal" officeooo:rsid="04226783" style:font-style-asian="normal" style:font-weight-asian="normal" style:font-style-complex="normal" style:font-weight-complex="normal"/>
    </style:style>
    <style:style style:name="T759" style:family="text">
      <style:text-properties fo:font-style="normal" fo:font-weight="normal" officeooo:rsid="043a3360" style:font-style-asian="normal" style:font-weight-asian="normal" style:font-style-complex="normal" style:font-weight-complex="normal"/>
    </style:style>
    <style:style style:name="T760" style:family="text">
      <style:text-properties fo:font-style="normal" fo:font-weight="normal" officeooo:rsid="043c29f4" style:font-style-asian="normal" style:font-weight-asian="normal" style:font-style-complex="normal" style:font-weight-complex="normal"/>
    </style:style>
    <style:style style:name="T761" style:family="text">
      <style:text-properties fo:font-style="normal" fo:font-weight="normal" officeooo:rsid="043fc929" style:font-style-asian="normal" style:font-weight-asian="normal" style:font-style-complex="normal" style:font-weight-complex="normal"/>
    </style:style>
    <style:style style:name="T762" style:family="text">
      <style:text-properties fo:font-style="normal" fo:font-weight="normal" officeooo:rsid="04472f62" style:font-style-asian="normal" style:font-weight-asian="normal" style:font-style-complex="normal" style:font-weight-complex="normal"/>
    </style:style>
    <style:style style:name="T763" style:family="text">
      <style:text-properties fo:font-style="normal" fo:font-weight="normal" officeooo:rsid="04485791" style:font-style-asian="normal" style:font-weight-asian="normal" style:font-style-complex="normal" style:font-weight-complex="normal"/>
    </style:style>
    <style:style style:name="T764" style:family="text">
      <style:text-properties fo:font-style="normal" fo:font-weight="normal" officeooo:rsid="04496025" style:font-style-asian="normal" style:font-weight-asian="normal" style:font-style-complex="normal" style:font-weight-complex="normal"/>
    </style:style>
    <style:style style:name="T765" style:family="text">
      <style:text-properties fo:font-style="normal" fo:font-weight="normal" officeooo:rsid="043a0ede" style:font-style-asian="normal" style:font-weight-asian="normal" style:font-style-complex="normal" style:font-weight-complex="normal"/>
    </style:style>
    <style:style style:name="T766" style:family="text">
      <style:text-properties fo:font-style="normal" fo:font-weight="normal" officeooo:rsid="04518e70" style:font-style-asian="normal" style:font-weight-asian="normal" style:font-style-complex="normal" style:font-weight-complex="normal"/>
    </style:style>
    <style:style style:name="T767" style:family="text">
      <style:text-properties fo:font-style="normal" fo:font-weight="normal" officeooo:rsid="0458c70f" style:font-style-asian="normal" style:font-weight-asian="normal" style:font-style-complex="normal" style:font-weight-complex="normal"/>
    </style:style>
    <style:style style:name="T768" style:family="text">
      <style:text-properties fo:font-style="normal" fo:font-weight="normal" officeooo:rsid="04592f7c" style:font-style-asian="normal" style:font-weight-asian="normal" style:font-style-complex="normal" style:font-weight-complex="normal"/>
    </style:style>
    <style:style style:name="T769" style:family="text">
      <style:text-properties fo:font-style="normal" fo:font-weight="normal" officeooo:rsid="045a6b37" style:font-style-asian="normal" style:font-weight-asian="normal" style:font-style-complex="normal" style:font-weight-complex="normal"/>
    </style:style>
    <style:style style:name="T770" style:family="text">
      <style:text-properties fo:font-style="normal" fo:font-weight="normal" officeooo:rsid="045c66e1" style:font-style-asian="normal" style:font-weight-asian="normal" style:font-style-complex="normal" style:font-weight-complex="normal"/>
    </style:style>
    <style:style style:name="T771" style:family="text">
      <style:text-properties fo:font-style="normal" fo:font-weight="normal" officeooo:rsid="0461e049" style:font-style-asian="normal" style:font-weight-asian="normal" style:font-style-complex="normal" style:font-weight-complex="normal"/>
    </style:style>
    <style:style style:name="T772" style:family="text">
      <style:text-properties fo:font-style="normal" fo:font-weight="normal" officeooo:rsid="0412d727" style:font-style-asian="normal" style:font-weight-asian="normal" style:font-style-complex="normal" style:font-weight-complex="normal"/>
    </style:style>
    <style:style style:name="T773" style:family="text">
      <style:text-properties fo:font-style="normal" fo:font-weight="normal" officeooo:rsid="0473548b" style:font-style-asian="normal" style:font-weight-asian="normal" style:font-style-complex="normal" style:font-weight-complex="normal"/>
    </style:style>
    <style:style style:name="T774" style:family="text">
      <style:text-properties fo:font-style="normal" fo:font-weight="normal" officeooo:rsid="0411d16e" style:font-style-asian="normal" style:font-weight-asian="normal" style:font-style-complex="normal" style:font-weight-complex="normal"/>
    </style:style>
    <style:style style:name="T775" style:family="text">
      <style:text-properties fo:font-style="normal" fo:font-weight="normal" officeooo:rsid="047415b6" style:font-style-asian="normal" style:font-weight-asian="normal" style:font-style-complex="normal" style:font-weight-complex="normal"/>
    </style:style>
    <style:style style:name="T776" style:family="text">
      <style:text-properties fo:font-style="normal" fo:font-weight="normal" officeooo:rsid="048fe3f8" style:font-style-asian="normal" style:font-weight-asian="normal" style:font-style-complex="normal" style:font-weight-complex="normal"/>
    </style:style>
    <style:style style:name="T777" style:family="text">
      <style:text-properties fo:font-style="normal" fo:font-weight="normal" officeooo:rsid="048ffd4a" style:font-style-asian="normal" style:font-weight-asian="normal" style:font-style-complex="normal" style:font-weight-complex="normal"/>
    </style:style>
    <style:style style:name="T778" style:family="text">
      <style:text-properties fo:font-style="normal" fo:font-weight="normal" officeooo:rsid="04915c32" style:font-style-asian="normal" style:font-weight-asian="normal" style:font-style-complex="normal" style:font-weight-complex="normal"/>
    </style:style>
    <style:style style:name="T779" style:family="text">
      <style:text-properties fo:font-style="normal" fo:font-weight="normal" officeooo:rsid="0494bc64" style:font-style-asian="normal" style:font-weight-asian="normal" style:font-style-complex="normal" style:font-weight-complex="normal"/>
    </style:style>
    <style:style style:name="T780" style:family="text">
      <style:text-properties fo:font-style="normal" fo:font-weight="normal" officeooo:rsid="0496a172" style:font-style-asian="normal" style:font-weight-asian="normal" style:font-style-complex="normal" style:font-weight-complex="normal"/>
    </style:style>
    <style:style style:name="T781" style:family="text">
      <style:text-properties fo:font-style="normal" fo:font-weight="normal" officeooo:rsid="04a57ad8" style:font-style-asian="normal" style:font-weight-asian="normal" style:font-style-complex="normal" style:font-weight-complex="normal"/>
    </style:style>
    <style:style style:name="T782" style:family="text">
      <style:text-properties fo:font-style="normal" fo:font-weight="normal" officeooo:rsid="04a6595a" style:font-style-asian="normal" style:font-weight-asian="normal" style:font-style-complex="normal" style:font-weight-complex="normal"/>
    </style:style>
    <style:style style:name="T783" style:family="text">
      <style:text-properties fo:font-style="normal" fo:font-weight="normal" officeooo:rsid="04a9faac" style:font-style-asian="normal" style:font-weight-asian="normal" style:font-style-complex="normal" style:font-weight-complex="normal"/>
    </style:style>
    <style:style style:name="T784" style:family="text">
      <style:text-properties fo:font-style="normal" fo:font-weight="normal" officeooo:rsid="04ad05fc" style:font-style-asian="normal" style:font-weight-asian="normal" style:font-style-complex="normal" style:font-weight-complex="normal"/>
    </style:style>
    <style:style style:name="T785" style:family="text">
      <style:text-properties fo:font-style="normal" fo:font-weight="normal" officeooo:rsid="04b29a62" style:font-style-asian="normal" style:font-weight-asian="normal" style:font-style-complex="normal" style:font-weight-complex="normal"/>
    </style:style>
    <style:style style:name="T786" style:family="text">
      <style:text-properties fo:font-style="normal" fo:font-weight="normal" officeooo:rsid="04b3c5c0" style:font-style-asian="normal" style:font-weight-asian="normal" style:font-style-complex="normal" style:font-weight-complex="normal"/>
    </style:style>
    <style:style style:name="T787" style:family="text">
      <style:text-properties fo:font-style="normal" fo:font-weight="normal" officeooo:rsid="04b40f0a" style:font-style-asian="normal" style:font-weight-asian="normal" style:font-style-complex="normal" style:font-weight-complex="normal"/>
    </style:style>
    <style:style style:name="T788" style:family="text">
      <style:text-properties fo:font-style="normal" fo:font-weight="normal" officeooo:rsid="04b80b14" style:font-style-asian="normal" style:font-weight-asian="normal" style:font-style-complex="normal" style:font-weight-complex="normal"/>
    </style:style>
    <style:style style:name="T789" style:family="text">
      <style:text-properties fo:font-style="normal" fo:font-weight="normal" officeooo:rsid="04c627f1" style:font-style-asian="normal" style:font-weight-asian="normal" style:font-style-complex="normal" style:font-weight-complex="normal"/>
    </style:style>
    <style:style style:name="T790" style:family="text">
      <style:text-properties fo:font-style="normal" fo:font-weight="normal" officeooo:rsid="04c78e12" style:font-style-asian="normal" style:font-weight-asian="normal" style:font-style-complex="normal" style:font-weight-complex="normal"/>
    </style:style>
    <style:style style:name="T791" style:family="text">
      <style:text-properties fo:font-style="normal" fo:font-weight="normal" officeooo:rsid="04cce5bf" style:font-style-asian="normal" style:font-weight-asian="normal" style:font-style-complex="normal" style:font-weight-complex="normal"/>
    </style:style>
    <style:style style:name="T792" style:family="text">
      <style:text-properties fo:font-style="normal" fo:font-weight="normal" officeooo:rsid="04ce2a98" style:font-style-asian="normal" style:font-weight-asian="normal" style:font-style-complex="normal" style:font-weight-complex="normal"/>
    </style:style>
    <style:style style:name="T793" style:family="text">
      <style:text-properties fo:font-style="normal" fo:font-weight="normal" officeooo:rsid="04d7a840" style:font-style-asian="normal" style:font-weight-asian="normal" style:font-style-complex="normal" style:font-weight-complex="normal"/>
    </style:style>
    <style:style style:name="T794" style:family="text">
      <style:text-properties fo:font-style="normal" fo:font-weight="normal" officeooo:rsid="04d7b913" style:font-style-asian="normal" style:font-weight-asian="normal" style:font-style-complex="normal" style:font-weight-complex="normal"/>
    </style:style>
    <style:style style:name="T795" style:family="text">
      <style:text-properties fo:font-style="normal" fo:font-weight="normal" officeooo:rsid="04d9fb2e" style:font-style-asian="normal" style:font-weight-asian="normal" style:font-style-complex="normal" style:font-weight-complex="normal"/>
    </style:style>
    <style:style style:name="T796" style:family="text">
      <style:text-properties fo:font-style="normal" fo:font-weight="normal" officeooo:rsid="04dd833a" style:font-style-asian="normal" style:font-weight-asian="normal" style:font-style-complex="normal" style:font-weight-complex="normal"/>
    </style:style>
    <style:style style:name="T797" style:family="text">
      <style:text-properties fo:font-style="normal" fo:font-weight="normal" officeooo:rsid="04ddd894" style:font-style-asian="normal" style:font-weight-asian="normal" style:font-style-complex="normal" style:font-weight-complex="normal"/>
    </style:style>
    <style:style style:name="T798" style:family="text">
      <style:text-properties fo:font-style="normal" fo:font-weight="normal" officeooo:rsid="04deac5d" style:font-style-asian="normal" style:font-weight-asian="normal" style:font-style-complex="normal" style:font-weight-complex="normal"/>
    </style:style>
    <style:style style:name="T799" style:family="text">
      <style:text-properties fo:font-style="normal" fo:font-weight="normal" officeooo:rsid="04eb130c" style:font-style-asian="normal" style:font-weight-asian="normal" style:font-style-complex="normal" style:font-weight-complex="normal"/>
    </style:style>
    <style:style style:name="T800" style:family="text">
      <style:text-properties fo:font-style="normal" fo:font-weight="normal" officeooo:rsid="04ee3d5e" style:font-style-asian="normal" style:font-weight-asian="normal" style:font-style-complex="normal" style:font-weight-complex="normal"/>
    </style:style>
    <style:style style:name="T801" style:family="text">
      <style:text-properties fo:font-style="normal" fo:font-weight="normal" officeooo:rsid="04ee86bb" style:font-style-asian="normal" style:font-weight-asian="normal" style:font-style-complex="normal" style:font-weight-complex="normal"/>
    </style:style>
    <style:style style:name="T802" style:family="text">
      <style:text-properties fo:font-style="normal" fo:font-weight="normal" officeooo:rsid="04f0bfd5" style:font-style-asian="normal" style:font-weight-asian="normal" style:font-style-complex="normal" style:font-weight-complex="normal"/>
    </style:style>
    <style:style style:name="T803" style:family="text">
      <style:text-properties fo:font-style="normal" fo:font-weight="normal" officeooo:rsid="04f1c42d" style:font-style-asian="normal" style:font-weight-asian="normal" style:font-style-complex="normal" style:font-weight-complex="normal"/>
    </style:style>
    <style:style style:name="T804" style:family="text">
      <style:text-properties fo:font-style="normal" fo:font-weight="normal" officeooo:rsid="04f29906" style:font-style-asian="normal" style:font-weight-asian="normal" style:font-style-complex="normal" style:font-weight-complex="normal"/>
    </style:style>
    <style:style style:name="T805" style:family="text">
      <style:text-properties fo:font-style="normal" fo:font-weight="normal" officeooo:rsid="04f62663" style:font-style-asian="normal" style:font-weight-asian="normal" style:font-style-complex="normal" style:font-weight-complex="normal"/>
    </style:style>
    <style:style style:name="T806" style:family="text">
      <style:text-properties fo:font-style="normal" fo:font-weight="normal" officeooo:rsid="050c0179" style:font-style-asian="normal" style:font-weight-asian="normal" style:font-style-complex="normal" style:font-weight-complex="normal"/>
    </style:style>
    <style:style style:name="T807" style:family="text">
      <style:text-properties fo:font-style="normal" fo:font-weight="normal" officeooo:rsid="050e283a" style:font-style-asian="normal" style:font-weight-asian="normal" style:font-style-complex="normal" style:font-weight-complex="normal"/>
    </style:style>
    <style:style style:name="T808" style:family="text">
      <style:text-properties fo:font-style="normal" fo:font-weight="normal" officeooo:rsid="050fa579" style:font-style-asian="normal" style:font-weight-asian="normal" style:font-style-complex="normal" style:font-weight-complex="normal"/>
    </style:style>
    <style:style style:name="T809" style:family="text">
      <style:text-properties fo:font-style="normal" fo:font-weight="normal" officeooo:rsid="05115d8e" style:font-style-asian="normal" style:font-weight-asian="normal" style:font-style-complex="normal" style:font-weight-complex="normal"/>
    </style:style>
    <style:style style:name="T810" style:family="text">
      <style:text-properties fo:font-style="normal" fo:font-weight="normal" officeooo:rsid="0510a6b4" style:font-style-asian="normal" style:font-weight-asian="normal" style:font-style-complex="normal" style:font-weight-complex="normal"/>
    </style:style>
    <style:style style:name="T811" style:family="text">
      <style:text-properties fo:font-style="normal" fo:font-weight="normal" officeooo:rsid="05149db7" style:font-style-asian="normal" style:font-weight-asian="normal" style:font-style-complex="normal" style:font-weight-complex="normal"/>
    </style:style>
    <style:style style:name="T812" style:family="text">
      <style:text-properties fo:font-style="normal" fo:font-weight="normal" officeooo:rsid="051755b6" style:font-style-asian="normal" style:font-weight-asian="normal" style:font-style-complex="normal" style:font-weight-complex="normal"/>
    </style:style>
    <style:style style:name="T813" style:family="text">
      <style:text-properties fo:font-style="normal" fo:font-weight="normal" officeooo:rsid="051a37d3" style:font-style-asian="normal" style:font-weight-asian="normal" style:font-style-complex="normal" style:font-weight-complex="normal"/>
    </style:style>
    <style:style style:name="T814" style:family="text">
      <style:text-properties fo:font-style="normal" fo:font-weight="normal" officeooo:rsid="051c4636" style:font-style-asian="normal" style:font-weight-asian="normal" style:font-style-complex="normal" style:font-weight-complex="normal"/>
    </style:style>
    <style:style style:name="T815" style:family="text">
      <style:text-properties fo:font-style="normal" fo:font-weight="normal" officeooo:rsid="051fdc2f" style:font-style-asian="normal" style:font-weight-asian="normal" style:font-style-complex="normal" style:font-weight-complex="normal"/>
    </style:style>
    <style:style style:name="T816" style:family="text">
      <style:text-properties fo:font-style="normal" fo:font-weight="normal" officeooo:rsid="05270c2d" style:font-style-asian="normal" style:font-weight-asian="normal" style:font-style-complex="normal" style:font-weight-complex="normal"/>
    </style:style>
    <style:style style:name="T817" style:family="text">
      <style:text-properties fo:font-style="normal" fo:font-weight="normal" officeooo:rsid="051228a5" style:font-style-asian="normal" style:font-weight-asian="normal" style:font-style-complex="normal" style:font-weight-complex="normal"/>
    </style:style>
    <style:style style:name="T818" style:family="text">
      <style:text-properties fo:font-style="normal" fo:font-weight="normal" officeooo:rsid="052c470d" style:font-style-asian="normal" style:font-weight-asian="normal" style:font-style-complex="normal" style:font-weight-complex="normal"/>
    </style:style>
    <style:style style:name="T819" style:family="text">
      <style:text-properties fo:font-style="normal" fo:font-weight="normal" officeooo:rsid="052e1d4e" style:font-style-asian="normal" style:font-weight-asian="normal" style:font-style-complex="normal" style:font-weight-complex="normal"/>
    </style:style>
    <style:style style:name="T820" style:family="text">
      <style:text-properties fo:font-style="normal" fo:font-weight="normal" officeooo:rsid="052f8aed" style:font-style-asian="normal" style:font-weight-asian="normal" style:font-style-complex="normal" style:font-weight-complex="normal"/>
    </style:style>
    <style:style style:name="T821" style:family="text">
      <style:text-properties fo:font-style="normal" fo:font-weight="normal" officeooo:rsid="052fd794" style:font-style-asian="normal" style:font-weight-asian="normal" style:font-style-complex="normal" style:font-weight-complex="normal"/>
    </style:style>
    <style:style style:name="T822" style:family="text">
      <style:text-properties fo:font-style="normal" fo:font-weight="normal" officeooo:rsid="05329ac8" style:font-style-asian="normal" style:font-weight-asian="normal" style:font-style-complex="normal" style:font-weight-complex="normal"/>
    </style:style>
    <style:style style:name="T823" style:family="text">
      <style:text-properties fo:font-style="normal" fo:font-weight="normal" officeooo:rsid="05319739" style:font-style-asian="normal" style:font-weight-asian="normal" style:font-style-complex="normal" style:font-weight-complex="normal"/>
    </style:style>
    <style:style style:name="T824" style:family="text">
      <style:text-properties fo:font-style="normal" fo:font-weight="normal" officeooo:rsid="0544d531" style:font-style-asian="normal" style:font-weight-asian="normal" style:font-style-complex="normal" style:font-weight-complex="normal"/>
    </style:style>
    <style:style style:name="T825" style:family="text">
      <style:text-properties fo:font-style="normal" fo:font-weight="normal" officeooo:rsid="054d7055" style:font-style-asian="normal" style:font-weight-asian="normal" style:font-style-complex="normal" style:font-weight-complex="normal"/>
    </style:style>
    <style:style style:name="T826" style:family="text">
      <style:text-properties fo:font-style="normal" fo:font-weight="normal" officeooo:rsid="054df4cc" style:font-style-asian="normal" style:font-weight-asian="normal" style:font-style-complex="normal" style:font-weight-complex="normal"/>
    </style:style>
    <style:style style:name="T827" style:family="text">
      <style:text-properties fo:font-style="normal" fo:font-weight="normal" officeooo:rsid="054f83a7" style:font-style-asian="normal" style:font-weight-asian="normal" style:font-style-complex="normal" style:font-weight-complex="normal"/>
    </style:style>
    <style:style style:name="T828" style:family="text">
      <style:text-properties fo:font-style="normal" fo:font-weight="normal" officeooo:rsid="055181ff" style:font-style-asian="normal" style:font-weight-asian="normal" style:font-style-complex="normal" style:font-weight-complex="normal"/>
    </style:style>
    <style:style style:name="T829" style:family="text">
      <style:text-properties fo:font-style="normal" fo:font-weight="normal" officeooo:rsid="05549c6b" style:font-style-asian="normal" style:font-weight-asian="normal" style:font-style-complex="normal" style:font-weight-complex="normal"/>
    </style:style>
    <style:style style:name="T830" style:family="text">
      <style:text-properties fo:font-style="normal" fo:font-weight="normal" officeooo:rsid="0556c69f" style:font-style-asian="normal" style:font-weight-asian="normal" style:font-style-complex="normal" style:font-weight-complex="normal"/>
    </style:style>
    <style:style style:name="T831" style:family="text">
      <style:text-properties fo:font-style="normal" fo:font-weight="normal" officeooo:rsid="0569d9ca" style:font-style-asian="normal" style:font-weight-asian="normal" style:font-style-complex="normal" style:font-weight-complex="normal"/>
    </style:style>
    <style:style style:name="T832" style:family="text">
      <style:text-properties fo:font-style="normal" fo:font-weight="normal" officeooo:rsid="0562ba85" style:font-style-asian="normal" style:font-weight-asian="normal" style:font-style-complex="normal" style:font-weight-complex="normal"/>
    </style:style>
    <style:style style:name="T833" style:family="text">
      <style:text-properties fo:font-style="normal" fo:font-weight="normal" officeooo:rsid="056848b7" style:font-style-asian="normal" style:font-weight-asian="normal" style:font-style-complex="normal" style:font-weight-complex="normal"/>
    </style:style>
    <style:style style:name="T834" style:family="text">
      <style:text-properties fo:font-style="normal" fo:font-weight="normal" officeooo:rsid="0575ce56" style:font-style-asian="normal" style:font-weight-asian="normal" style:font-style-complex="normal" style:font-weight-complex="normal"/>
    </style:style>
    <style:style style:name="T835" style:family="text">
      <style:text-properties fo:font-style="normal" fo:font-weight="normal" officeooo:rsid="057b1a47" style:font-style-asian="normal" style:font-weight-asian="normal" style:font-style-complex="normal" style:font-weight-complex="normal"/>
    </style:style>
    <style:style style:name="T836" style:family="text">
      <style:text-properties fo:font-style="normal" fo:font-weight="normal" officeooo:rsid="057d2115" style:font-style-asian="normal" style:font-weight-asian="normal" style:font-style-complex="normal" style:font-weight-complex="normal"/>
    </style:style>
    <style:style style:name="T837" style:family="text">
      <style:text-properties fo:font-style="normal" fo:font-weight="normal" officeooo:rsid="057e9023" style:font-style-asian="normal" style:font-weight-asian="normal" style:font-style-complex="normal" style:font-weight-complex="normal"/>
    </style:style>
    <style:style style:name="T838" style:family="text">
      <style:text-properties fo:font-style="normal" fo:font-weight="normal" officeooo:rsid="057a46d4" style:font-style-asian="normal" style:font-weight-asian="normal" style:font-style-complex="normal" style:font-weight-complex="normal"/>
    </style:style>
    <style:style style:name="T839" style:family="text">
      <style:text-properties fo:font-style="normal" fo:font-weight="normal" officeooo:rsid="0580d52a" style:font-style-asian="normal" style:font-weight-asian="normal" style:font-style-complex="normal" style:font-weight-complex="normal"/>
    </style:style>
    <style:style style:name="T840" style:family="text">
      <style:text-properties fo:font-style="normal" fo:font-weight="normal" officeooo:rsid="058118a3" style:font-style-asian="normal" style:font-weight-asian="normal" style:font-style-complex="normal" style:font-weight-complex="normal"/>
    </style:style>
    <style:style style:name="T841" style:family="text">
      <style:text-properties fo:font-style="normal" fo:font-weight="normal" officeooo:rsid="058417f5" style:font-style-asian="normal" style:font-weight-asian="normal" style:font-style-complex="normal" style:font-weight-complex="normal"/>
    </style:style>
    <style:style style:name="T842" style:family="text">
      <style:text-properties fo:font-style="normal" fo:font-weight="normal" officeooo:rsid="05861261" style:font-style-asian="normal" style:font-weight-asian="normal" style:font-style-complex="normal" style:font-weight-complex="normal"/>
    </style:style>
    <style:style style:name="T843" style:family="text">
      <style:text-properties fo:font-style="normal" fo:font-weight="normal" officeooo:rsid="05864f67" style:font-style-asian="normal" style:font-weight-asian="normal" style:font-style-complex="normal" style:font-weight-complex="normal"/>
    </style:style>
    <style:style style:name="T844" style:family="text">
      <style:text-properties fo:font-style="normal" fo:font-weight="normal" officeooo:rsid="058a5955" style:font-style-asian="normal" style:font-weight-asian="normal" style:font-style-complex="normal" style:font-weight-complex="normal"/>
    </style:style>
    <style:style style:name="T845" style:family="text">
      <style:text-properties fo:font-style="normal" fo:font-weight="normal" officeooo:rsid="058bbc5e" style:font-style-asian="normal" style:font-weight-asian="normal" style:font-style-complex="normal" style:font-weight-complex="normal"/>
    </style:style>
    <style:style style:name="T846" style:family="text">
      <style:text-properties fo:font-style="normal" fo:font-weight="normal" officeooo:rsid="058ba444" style:font-style-asian="normal" style:font-weight-asian="normal" style:font-style-complex="normal" style:font-weight-complex="normal"/>
    </style:style>
    <style:style style:name="T847" style:family="text">
      <style:text-properties fo:font-style="normal" fo:font-weight="normal" officeooo:rsid="0597190c" style:font-style-asian="normal" style:font-weight-asian="normal" style:font-style-complex="normal" style:font-weight-complex="normal"/>
    </style:style>
    <style:style style:name="T848" style:family="text">
      <style:text-properties fo:font-style="normal" fo:font-weight="normal" officeooo:rsid="059e7836" style:font-style-asian="normal" style:font-weight-asian="normal" style:font-style-complex="normal" style:font-weight-complex="normal"/>
    </style:style>
    <style:style style:name="T849" style:family="text">
      <style:text-properties fo:font-style="normal" fo:font-weight="normal" officeooo:rsid="059f1f47" style:font-style-asian="normal" style:font-weight-asian="normal" style:font-style-complex="normal" style:font-weight-complex="normal"/>
    </style:style>
    <style:style style:name="T850" style:family="text">
      <style:text-properties fo:font-style="normal" fo:font-weight="normal" officeooo:rsid="059f579e" style:font-style-asian="normal" style:font-weight-asian="normal" style:font-style-complex="normal" style:font-weight-complex="normal"/>
    </style:style>
    <style:style style:name="T851" style:family="text">
      <style:text-properties fo:font-style="normal" fo:font-weight="normal" officeooo:rsid="059fbba4" style:font-style-asian="normal" style:font-weight-asian="normal" style:font-style-complex="normal" style:font-weight-complex="normal"/>
    </style:style>
    <style:style style:name="T852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853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854" style:family="text">
      <style:text-properties officeooo:rsid="004d4d0b"/>
    </style:style>
    <style:style style:name="T855" style:family="text">
      <style:text-properties officeooo:rsid="0013268f"/>
    </style:style>
    <style:style style:name="T856" style:family="text">
      <style:text-properties officeooo:rsid="004f4350"/>
    </style:style>
    <style:style style:name="T857" style:family="text">
      <style:text-properties officeooo:rsid="00501b3c"/>
    </style:style>
    <style:style style:name="T858" style:family="text">
      <style:text-properties officeooo:rsid="00147dd9"/>
    </style:style>
    <style:style style:name="T859" style:family="text">
      <style:text-properties officeooo:rsid="005521a3"/>
    </style:style>
    <style:style style:name="T860" style:family="text">
      <style:text-properties fo:font-weight="bold" style:font-weight-asian="bold" style:font-weight-complex="bold"/>
    </style:style>
    <style:style style:name="T861" style:family="text">
      <style:text-properties fo:font-weight="bold" officeooo:rsid="005f7223" style:font-weight-asian="bold" style:font-weight-complex="bold"/>
    </style:style>
    <style:style style:name="T862" style:family="text">
      <style:text-properties fo:font-weight="bold" officeooo:rsid="01871851" style:font-weight-asian="bold" style:font-weight-complex="bold"/>
    </style:style>
    <style:style style:name="T863" style:family="text">
      <style:text-properties fo:font-weight="bold" officeooo:rsid="02070606" style:font-weight-asian="bold" style:font-weight-complex="bold"/>
    </style:style>
    <style:style style:name="T864" style:family="text">
      <style:text-properties fo:font-weight="bold" officeooo:rsid="0206e857" style:font-weight-asian="bold" style:font-weight-complex="bold"/>
    </style:style>
    <style:style style:name="T865" style:family="text">
      <style:text-properties fo:font-weight="bold" officeooo:rsid="03153caa" style:font-weight-asian="bold" style:font-weight-complex="bold"/>
    </style:style>
    <style:style style:name="T866" style:family="text">
      <style:text-properties fo:font-weight="bold" officeooo:rsid="03429aa5" style:font-weight-asian="bold" style:font-weight-complex="bold"/>
    </style:style>
    <style:style style:name="T867" style:family="text">
      <style:text-properties fo:font-weight="bold" officeooo:rsid="0356cf1b" style:font-weight-asian="bold" style:font-weight-complex="bold"/>
    </style:style>
    <style:style style:name="T868" style:family="text">
      <style:text-properties fo:font-weight="bold" officeooo:rsid="03c34d65" style:font-weight-asian="bold" style:font-weight-complex="bold"/>
    </style:style>
    <style:style style:name="T869" style:family="text">
      <style:text-properties fo:font-weight="bold" officeooo:rsid="03c39617" style:font-weight-asian="bold" style:font-weight-complex="bold"/>
    </style:style>
    <style:style style:name="T870" style:family="text">
      <style:text-properties fo:font-weight="bold" officeooo:rsid="03c44ca6" style:font-weight-asian="bold" style:font-weight-complex="bold"/>
    </style:style>
    <style:style style:name="T871" style:family="text">
      <style:text-properties fo:font-weight="bold" officeooo:rsid="03ea64bf" style:font-weight-asian="bold" style:font-weight-complex="bold"/>
    </style:style>
    <style:style style:name="T872" style:family="text">
      <style:text-properties fo:font-weight="bold" officeooo:rsid="03f8c064" style:font-weight-asian="bold" style:font-weight-complex="bold"/>
    </style:style>
    <style:style style:name="T873" style:family="text">
      <style:text-properties fo:font-weight="bold" officeooo:rsid="0411d16e" style:font-weight-asian="bold" style:font-weight-complex="bold"/>
    </style:style>
    <style:style style:name="T874" style:family="text">
      <style:text-properties fo:font-weight="bold" officeooo:rsid="048fe3f8" style:font-weight-asian="bold" style:font-weight-complex="bold"/>
    </style:style>
    <style:style style:name="T875" style:family="text">
      <style:text-properties fo:font-weight="bold" officeooo:rsid="048ffd4a" style:font-weight-asian="bold" style:font-weight-complex="bold"/>
    </style:style>
    <style:style style:name="T876" style:family="text">
      <style:text-properties fo:font-weight="bold" officeooo:rsid="04a08898" style:font-weight-asian="bold" style:font-weight-complex="bold"/>
    </style:style>
    <style:style style:name="T877" style:family="text">
      <style:text-properties officeooo:rsid="005b5f51"/>
    </style:style>
    <style:style style:name="T878" style:family="text">
      <style:text-properties officeooo:rsid="005d12fa"/>
    </style:style>
    <style:style style:name="T879" style:family="text">
      <style:text-properties officeooo:rsid="005f7223"/>
    </style:style>
    <style:style style:name="T880" style:family="text">
      <style:text-properties style:text-underline-style="none"/>
    </style:style>
    <style:style style:name="T881" style:family="text">
      <style:text-properties style:text-underline-style="none" fo:font-weight="normal" style:font-weight-asian="normal" style:font-weight-complex="normal"/>
    </style:style>
    <style:style style:name="T882" style:family="text">
      <style:text-properties style:text-underline-style="none" fo:font-weight="normal" officeooo:rsid="00721e09" style:font-weight-asian="normal" style:font-weight-complex="normal"/>
    </style:style>
    <style:style style:name="T883" style:family="text">
      <style:text-properties style:text-underline-style="none" fo:font-weight="normal" officeooo:rsid="00722a19" style:font-weight-asian="normal" style:font-weight-complex="normal"/>
    </style:style>
    <style:style style:name="T884" style:family="text">
      <style:text-properties style:text-underline-style="none" fo:font-weight="normal" officeooo:rsid="006a9ead" style:font-weight-asian="normal" style:font-weight-complex="normal"/>
    </style:style>
    <style:style style:name="T885" style:family="text">
      <style:text-properties style:text-underline-style="none" fo:font-weight="normal" officeooo:rsid="00a639f7" style:font-weight-asian="normal" style:font-weight-complex="normal"/>
    </style:style>
    <style:style style:name="T886" style:family="text">
      <style:text-properties style:text-underline-style="none" fo:font-weight="normal" officeooo:rsid="00a69bec" style:font-weight-asian="normal" style:font-weight-complex="normal"/>
    </style:style>
    <style:style style:name="T887" style:family="text">
      <style:text-properties style:text-underline-style="none" fo:font-weight="normal" officeooo:rsid="009e29ef" style:font-weight-asian="normal" style:font-weight-complex="normal"/>
    </style:style>
    <style:style style:name="T888" style:family="text">
      <style:text-properties style:text-underline-style="none" fo:font-weight="normal" officeooo:rsid="00a75993" style:font-weight-asian="normal" style:font-weight-complex="normal"/>
    </style:style>
    <style:style style:name="T889" style:family="text">
      <style:text-properties style:text-underline-style="none" fo:font-weight="normal" officeooo:rsid="00e7b674" style:font-weight-asian="normal" style:font-weight-complex="normal"/>
    </style:style>
    <style:style style:name="T890" style:family="text">
      <style:text-properties style:text-underline-style="none" fo:font-weight="normal" officeooo:rsid="0123bb39" style:font-weight-asian="normal" style:font-weight-complex="normal"/>
    </style:style>
    <style:style style:name="T891" style:family="text">
      <style:text-properties style:text-underline-style="none" fo:font-weight="normal" officeooo:rsid="02e59398" style:font-weight-asian="normal" style:font-weight-complex="normal"/>
    </style:style>
    <style:style style:name="T892" style:family="text">
      <style:text-properties style:text-underline-style="none" fo:font-weight="normal" officeooo:rsid="0043121f" style:font-weight-asian="normal" style:font-weight-complex="normal"/>
    </style:style>
    <style:style style:name="T893" style:family="text">
      <style:text-properties style:text-underline-style="none" fo:font-weight="normal" officeooo:rsid="04329278" style:font-weight-asian="normal" style:font-weight-complex="normal"/>
    </style:style>
    <style:style style:name="T894" style:family="text">
      <style:text-properties style:text-underline-style="none" fo:font-weight="bold" style:font-weight-asian="bold" style:font-weight-complex="bold"/>
    </style:style>
    <style:style style:name="T895" style:family="text">
      <style:text-properties style:text-underline-style="none" fo:font-weight="bold" officeooo:rsid="00a75993" style:font-weight-asian="bold" style:font-weight-complex="bold"/>
    </style:style>
    <style:style style:name="T896" style:family="text">
      <style:text-properties style:text-underline-style="none" fo:font-weight="bold" officeooo:rsid="013013d9" style:font-weight-asian="bold" style:font-weight-complex="bold"/>
    </style:style>
    <style:style style:name="T897" style:family="text">
      <style:text-properties style:text-underline-style="none" fo:font-weight="bold" officeooo:rsid="01408f03" style:font-weight-asian="bold" style:font-weight-complex="bold"/>
    </style:style>
    <style:style style:name="T898" style:family="text">
      <style:text-properties style:text-underline-style="none" officeooo:rsid="00bbbf73"/>
    </style:style>
    <style:style style:name="T899" style:family="text">
      <style:text-properties style:text-underline-style="none" officeooo:rsid="00d40111"/>
    </style:style>
    <style:style style:name="T900" style:family="text">
      <style:text-properties style:text-underline-style="none" officeooo:rsid="00d708a6"/>
    </style:style>
    <style:style style:name="T901" style:family="text">
      <style:text-properties style:text-underline-style="none" officeooo:rsid="00d5826a"/>
    </style:style>
    <style:style style:name="T902" style:family="text">
      <style:text-properties style:text-underline-style="none" officeooo:rsid="00d9c9e4"/>
    </style:style>
    <style:style style:name="T903" style:family="text">
      <style:text-properties style:text-underline-style="none" officeooo:rsid="00ec1e8c"/>
    </style:style>
    <style:style style:name="T904" style:family="text">
      <style:text-properties style:text-underline-style="none" officeooo:rsid="00fde6f2"/>
    </style:style>
    <style:style style:name="T905" style:family="text">
      <style:text-properties style:text-underline-style="none" officeooo:rsid="013013d9"/>
    </style:style>
    <style:style style:name="T906" style:family="text">
      <style:text-properties style:text-underline-style="none" officeooo:rsid="0137af9f"/>
    </style:style>
    <style:style style:name="T907" style:family="text">
      <style:text-properties style:text-underline-style="none" officeooo:rsid="013282b3"/>
    </style:style>
    <style:style style:name="T908" style:family="text">
      <style:text-properties style:text-underline-style="none" officeooo:rsid="01408f03"/>
    </style:style>
    <style:style style:name="T909" style:family="text">
      <style:text-properties style:text-underline-style="none" officeooo:rsid="01416cb6"/>
    </style:style>
    <style:style style:name="T910" style:family="text">
      <style:text-properties style:text-underline-style="none" officeooo:rsid="01435f2a"/>
    </style:style>
    <style:style style:name="T911" style:family="text">
      <style:text-properties style:text-underline-style="none" officeooo:rsid="015f15fe"/>
    </style:style>
    <style:style style:name="T912" style:family="text">
      <style:text-properties officeooo:rsid="00722a19"/>
    </style:style>
    <style:style style:name="T913" style:family="text">
      <style:text-properties officeooo:rsid="0082538a"/>
    </style:style>
    <style:style style:name="T914" style:family="text">
      <style:text-properties officeooo:rsid="008a06de"/>
    </style:style>
    <style:style style:name="T915" style:family="text">
      <style:text-properties officeooo:rsid="00937b11"/>
    </style:style>
    <style:style style:name="T916" style:family="text">
      <style:text-properties officeooo:rsid="0093b191"/>
    </style:style>
    <style:style style:name="T917" style:family="text">
      <style:text-properties officeooo:rsid="00b502cc"/>
    </style:style>
    <style:style style:name="T918" style:family="text">
      <style:text-properties officeooo:rsid="00ba4170"/>
    </style:style>
    <style:style style:name="T919" style:family="text">
      <style:text-properties officeooo:rsid="00bbbf73"/>
    </style:style>
    <style:style style:name="T920" style:family="text">
      <style:text-properties officeooo:rsid="00bd3f9d"/>
    </style:style>
    <style:style style:name="T921" style:family="text">
      <style:text-properties officeooo:rsid="00beb82f"/>
    </style:style>
    <style:style style:name="T922" style:family="text">
      <style:text-properties officeooo:rsid="00c2a166"/>
    </style:style>
    <style:style style:name="T923" style:family="text">
      <style:text-properties officeooo:rsid="00c7406f"/>
    </style:style>
    <style:style style:name="T924" style:family="text">
      <style:text-properties officeooo:rsid="00c93592"/>
    </style:style>
    <style:style style:name="T925" style:family="text">
      <style:text-properties officeooo:rsid="00d83381"/>
    </style:style>
    <style:style style:name="T926" style:family="text">
      <style:text-properties officeooo:rsid="00e09913"/>
    </style:style>
    <style:style style:name="T927" style:family="text">
      <style:text-properties officeooo:rsid="00ed9297"/>
    </style:style>
    <style:style style:name="T928" style:family="text">
      <style:text-properties officeooo:rsid="00ef4875"/>
    </style:style>
    <style:style style:name="T929" style:family="text">
      <style:text-properties officeooo:rsid="00f0f7f8"/>
    </style:style>
    <style:style style:name="T930" style:family="text">
      <style:text-properties officeooo:rsid="00f5260b"/>
    </style:style>
    <style:style style:name="T931" style:family="text">
      <style:text-properties officeooo:rsid="010185dc"/>
    </style:style>
    <style:style style:name="T932" style:family="text">
      <style:text-properties officeooo:rsid="01095847"/>
    </style:style>
    <style:style style:name="T933" style:family="text">
      <style:text-properties officeooo:rsid="010f422a"/>
    </style:style>
    <style:style style:name="T934" style:family="text">
      <style:text-properties officeooo:rsid="01113d34"/>
    </style:style>
    <style:style style:name="T935" style:family="text">
      <style:text-properties officeooo:rsid="011bd541"/>
    </style:style>
    <style:style style:name="T936" style:family="text">
      <style:text-properties style:text-line-through-style="none" style:text-line-through-type="none"/>
    </style:style>
    <style:style style:name="T937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938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939" style:family="text">
      <style:text-properties style:text-line-through-style="none" style:text-line-through-type="none" fo:font-style="italic" fo:font-weight="normal" officeooo:rsid="0546c5e7" style:font-style-asian="italic" style:font-weight-asian="normal" style:font-style-complex="italic" style:font-weight-complex="normal"/>
    </style:style>
    <style:style style:name="T940" style:family="text">
      <style:text-properties style:text-line-through-style="none" style:text-line-through-type="none" fo:font-style="italic" fo:font-weight="normal" officeooo:rsid="05549c6b" style:font-style-asian="italic" style:font-weight-asian="normal" style:font-style-complex="italic" style:font-weight-complex="normal"/>
    </style:style>
    <style:style style:name="T941" style:family="text">
      <style:text-properties style:text-line-through-style="none" style:text-line-through-type="none" fo:font-style="italic" fo:font-weight="bold" officeooo:rsid="0546c5e7" style:font-style-asian="italic" style:font-weight-asian="bold" style:font-style-complex="italic" style:font-weight-complex="bold"/>
    </style:style>
    <style:style style:name="T942" style:family="text">
      <style:text-properties style:text-line-through-style="none" style:text-line-through-type="none" fo:font-style="italic" style:font-style-asian="italic" style:font-style-complex="italic"/>
    </style:style>
    <style:style style:name="T943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944" style:family="text">
      <style:text-properties style:text-line-through-style="none" style:text-line-through-type="none" style:text-underline-style="none"/>
    </style:style>
    <style:style style:name="T945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946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947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948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949" style:family="text">
      <style:text-properties style:text-line-through-style="none" style:text-line-through-type="none" officeooo:rsid="03d52c7f"/>
    </style:style>
    <style:style style:name="T950" style:family="text">
      <style:text-properties style:text-line-through-style="none" style:text-line-through-type="none" officeooo:rsid="03ef2dc7"/>
    </style:style>
    <style:style style:name="T951" style:family="text">
      <style:text-properties style:text-line-through-style="none" style:text-line-through-type="none" officeooo:rsid="03ec3a95"/>
    </style:style>
    <style:style style:name="T952" style:family="text">
      <style:text-properties style:text-line-through-style="none" style:text-line-through-type="none" officeooo:rsid="03f0c84b"/>
    </style:style>
    <style:style style:name="T953" style:family="text">
      <style:text-properties style:text-line-through-style="none" style:text-line-through-type="none" fo:font-style="normal" officeooo:rsid="03febd54" style:font-style-asian="normal" style:font-style-complex="normal"/>
    </style:style>
    <style:style style:name="T954" style:family="text">
      <style:text-properties style:text-line-through-style="none" style:text-line-through-type="none" fo:font-style="normal" fo:font-weight="normal" officeooo:rsid="054d7055" style:font-style-asian="normal" style:font-weight-asian="normal" style:font-style-complex="normal" style:font-weight-complex="normal"/>
    </style:style>
    <style:style style:name="T955" style:family="text">
      <style:text-properties style:text-line-through-style="none" style:text-line-through-type="none" fo:font-style="normal" fo:font-weight="normal" officeooo:rsid="054f83a7" style:font-style-asian="normal" style:font-weight-asian="normal" style:font-style-complex="normal" style:font-weight-complex="normal"/>
    </style:style>
    <style:style style:name="T956" style:family="text">
      <style:text-properties style:text-line-through-style="none" style:text-line-through-type="none" fo:font-style="normal" fo:font-weight="normal" officeooo:rsid="0557f31f" style:font-style-asian="normal" style:font-weight-asian="normal" style:font-style-complex="normal" style:font-weight-complex="normal"/>
    </style:style>
    <style:style style:name="T957" style:family="text">
      <style:text-properties style:text-line-through-style="none" style:text-line-through-type="none" fo:font-style="normal" fo:font-weight="normal" officeooo:rsid="05482685" style:font-style-asian="normal" style:font-weight-asian="normal" style:font-style-complex="normal" style:font-weight-complex="normal"/>
    </style:style>
    <style:style style:name="T958" style:family="text">
      <style:text-properties style:text-line-through-style="none" style:text-line-through-type="none" fo:font-style="normal" fo:font-weight="normal" officeooo:rsid="05549c6b" style:font-style-asian="normal" style:font-weight-asian="normal" style:font-style-complex="normal" style:font-weight-complex="normal"/>
    </style:style>
    <style:style style:name="T959" style:family="text">
      <style:text-properties style:text-line-through-style="none" style:text-line-through-type="none" fo:font-style="normal" fo:font-weight="normal" officeooo:rsid="05557dbd" style:font-style-asian="normal" style:font-weight-asian="normal" style:font-style-complex="normal" style:font-weight-complex="normal"/>
    </style:style>
    <style:style style:name="T960" style:family="text">
      <style:text-properties style:text-line-through-style="none" style:text-line-through-type="none" fo:font-style="normal" fo:font-weight="normal" officeooo:rsid="055a623a" style:font-style-asian="normal" style:font-weight-asian="normal" style:font-style-complex="normal" style:font-weight-complex="normal"/>
    </style:style>
    <style:style style:name="T961" style:family="text">
      <style:text-properties style:text-line-through-style="none" style:text-line-through-type="none" fo:font-style="normal" fo:font-weight="normal" officeooo:rsid="0544d531" style:font-style-asian="normal" style:font-weight-asian="normal" style:font-style-complex="normal" style:font-weight-complex="normal"/>
    </style:style>
    <style:style style:name="T962" style:family="text">
      <style:text-properties style:text-line-through-style="none" style:text-line-through-type="none" fo:font-style="normal" fo:font-weight="normal" officeooo:rsid="056e773e" style:font-style-asian="normal" style:font-weight-asian="normal" style:font-style-complex="normal" style:font-weight-complex="normal"/>
    </style:style>
    <style:style style:name="T963" style:family="text">
      <style:text-properties style:text-line-through-style="none" style:text-line-through-type="none" officeooo:rsid="044cd909"/>
    </style:style>
    <style:style style:name="T964" style:family="text">
      <style:text-properties style:text-line-through-style="none" style:text-line-through-type="none" officeooo:rsid="0557f31f"/>
    </style:style>
    <style:style style:name="T965" style:family="text">
      <style:text-properties officeooo:rsid="0152f194"/>
    </style:style>
    <style:style style:name="T966" style:family="text">
      <style:text-properties officeooo:rsid="016860b9"/>
    </style:style>
    <style:style style:name="T967" style:family="text">
      <style:text-properties officeooo:rsid="01758a0f"/>
    </style:style>
    <style:style style:name="T968" style:family="text">
      <style:text-properties officeooo:rsid="01871851"/>
    </style:style>
    <style:style style:name="T969" style:family="text">
      <style:text-properties officeooo:rsid="0188ed42"/>
    </style:style>
    <style:style style:name="T970" style:family="text">
      <style:text-properties officeooo:rsid="018c0d5b"/>
    </style:style>
    <style:style style:name="T971" style:family="text">
      <style:text-properties officeooo:rsid="019479eb"/>
    </style:style>
    <style:style style:name="T972" style:family="text">
      <style:text-properties officeooo:rsid="0198a2ea"/>
    </style:style>
    <style:style style:name="T973" style:family="text">
      <style:text-properties officeooo:rsid="01c64853"/>
    </style:style>
    <style:style style:name="T974" style:family="text">
      <style:text-properties officeooo:rsid="01d80854"/>
    </style:style>
    <style:style style:name="T975" style:family="text">
      <style:text-properties officeooo:rsid="01d90cf6"/>
    </style:style>
    <style:style style:name="T976" style:family="text">
      <style:text-properties officeooo:rsid="01d9cd4e"/>
    </style:style>
    <style:style style:name="T977" style:family="text">
      <style:text-properties officeooo:rsid="01dc67de"/>
    </style:style>
    <style:style style:name="T978" style:family="text">
      <style:text-properties officeooo:rsid="01df8731"/>
    </style:style>
    <style:style style:name="T979" style:family="text">
      <style:text-properties officeooo:rsid="01e917c9"/>
    </style:style>
    <style:style style:name="T980" style:family="text">
      <style:text-properties officeooo:rsid="01e5182b"/>
    </style:style>
    <style:style style:name="T981" style:family="text">
      <style:text-properties officeooo:rsid="01e966ec"/>
    </style:style>
    <style:style style:name="T982" style:family="text">
      <style:text-properties officeooo:rsid="01eb88a9"/>
    </style:style>
    <style:style style:name="T983" style:family="text">
      <style:text-properties officeooo:rsid="01ec8e18"/>
    </style:style>
    <style:style style:name="T984" style:family="text">
      <style:text-properties officeooo:rsid="01f79ca2"/>
    </style:style>
    <style:style style:name="T985" style:family="text">
      <style:text-properties officeooo:rsid="01f9794d"/>
    </style:style>
    <style:style style:name="T986" style:family="text">
      <style:text-properties officeooo:rsid="01fb1d79"/>
    </style:style>
    <style:style style:name="T987" style:family="text">
      <style:text-properties officeooo:rsid="01fde08a"/>
    </style:style>
    <style:style style:name="T988" style:family="text">
      <style:text-properties officeooo:rsid="0200b58e"/>
    </style:style>
    <style:style style:name="T989" style:family="text">
      <style:text-properties officeooo:rsid="01c48a9e"/>
    </style:style>
    <style:style style:name="T990" style:family="text">
      <style:text-properties officeooo:rsid="020294d1"/>
    </style:style>
    <style:style style:name="T991" style:family="text">
      <style:text-properties officeooo:rsid="019e70b3"/>
    </style:style>
    <style:style style:name="T992" style:family="text">
      <style:text-properties officeooo:rsid="020131ae"/>
    </style:style>
    <style:style style:name="T993" style:family="text">
      <style:text-properties officeooo:rsid="01b08253"/>
    </style:style>
    <style:style style:name="T994" style:family="text">
      <style:text-properties officeooo:rsid="01ffec25"/>
    </style:style>
    <style:style style:name="T995" style:family="text">
      <style:text-properties officeooo:rsid="0212a48a"/>
    </style:style>
    <style:style style:name="T996" style:family="text">
      <style:text-properties officeooo:rsid="021d76dd"/>
    </style:style>
    <style:style style:name="T997" style:family="text">
      <style:text-properties officeooo:rsid="022053cd"/>
    </style:style>
    <style:style style:name="T998" style:family="text">
      <style:text-properties officeooo:rsid="01e2b86d"/>
    </style:style>
    <style:style style:name="T999" style:family="text">
      <style:text-properties officeooo:rsid="022dff2a"/>
    </style:style>
    <style:style style:name="T1000" style:family="text">
      <style:text-properties officeooo:rsid="02540cb9"/>
    </style:style>
    <style:style style:name="T1001" style:family="text">
      <style:text-properties officeooo:rsid="025798af"/>
    </style:style>
    <style:style style:name="T1002" style:family="text">
      <style:text-properties officeooo:rsid="0259f4ad"/>
    </style:style>
    <style:style style:name="T1003" style:family="text">
      <style:text-properties officeooo:rsid="025b11c7"/>
    </style:style>
    <style:style style:name="T1004" style:family="text">
      <style:text-properties officeooo:rsid="02685e01"/>
    </style:style>
    <style:style style:name="T1005" style:family="text">
      <style:text-properties officeooo:rsid="024d9b01"/>
    </style:style>
    <style:style style:name="T1006" style:family="text">
      <style:text-properties officeooo:rsid="026b5506"/>
    </style:style>
    <style:style style:name="T1007" style:family="text">
      <style:text-properties officeooo:rsid="02727518"/>
    </style:style>
    <style:style style:name="T1008" style:family="text">
      <style:text-properties officeooo:rsid="02743cef"/>
    </style:style>
    <style:style style:name="T1009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1010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1011" style:family="text">
      <style:text-properties officeooo:rsid="02abf8f2"/>
    </style:style>
    <style:style style:name="T1012" style:family="text">
      <style:text-properties officeooo:rsid="02ac7db0"/>
    </style:style>
    <style:style style:name="T1013" style:family="text">
      <style:text-properties officeooo:rsid="02b14a1d"/>
    </style:style>
    <style:style style:name="T1014" style:family="text">
      <style:text-properties officeooo:rsid="02b245f2"/>
    </style:style>
    <style:style style:name="T1015" style:family="text">
      <style:text-properties officeooo:rsid="004826c4"/>
    </style:style>
    <style:style style:name="T1016" style:family="text">
      <style:text-properties officeooo:rsid="02b807dc"/>
    </style:style>
    <style:style style:name="T1017" style:family="text">
      <style:text-properties officeooo:rsid="0063f3c5"/>
    </style:style>
    <style:style style:name="T1018" style:family="text">
      <style:text-properties officeooo:rsid="00c0d7c6"/>
    </style:style>
    <style:style style:name="T1019" style:family="text">
      <style:text-properties officeooo:rsid="02bfe198"/>
    </style:style>
    <style:style style:name="T1020" style:family="text">
      <style:text-properties officeooo:rsid="02ccc8f6"/>
    </style:style>
    <style:style style:name="T1021" style:family="text">
      <style:text-properties officeooo:rsid="02e142ec"/>
    </style:style>
    <style:style style:name="T1022" style:family="text">
      <style:text-properties officeooo:rsid="02ec089f"/>
    </style:style>
    <style:style style:name="T1023" style:family="text">
      <style:text-properties officeooo:rsid="008d7148"/>
    </style:style>
    <style:style style:name="T1024" style:family="text">
      <style:text-properties officeooo:rsid="0069ae25"/>
    </style:style>
    <style:style style:name="T1025" style:family="text">
      <style:text-properties officeooo:rsid="02edc963"/>
    </style:style>
    <style:style style:name="T1026" style:family="text">
      <style:text-properties officeooo:rsid="03049b98"/>
    </style:style>
    <style:style style:name="T1027" style:family="text">
      <style:text-properties officeooo:rsid="0304fd19"/>
    </style:style>
    <style:style style:name="T1028" style:family="text">
      <style:text-properties officeooo:rsid="030f0c9b"/>
    </style:style>
    <style:style style:name="T1029" style:family="text">
      <style:text-properties style:text-underline-style="solid" style:text-underline-width="auto" style:text-underline-color="font-color"/>
    </style:style>
    <style:style style:name="T1030" style:family="text">
      <style:text-properties style:text-underline-style="solid" style:text-underline-width="auto" style:text-underline-color="font-color" officeooo:rsid="030f0c9b"/>
    </style:style>
    <style:style style:name="T1031" style:family="text">
      <style:text-properties style:text-underline-style="solid" style:text-underline-width="auto" style:text-underline-color="font-color" fo:font-weight="normal" officeooo:rsid="04329278" style:font-weight-asian="normal" style:font-weight-complex="normal"/>
    </style:style>
    <style:style style:name="T1032" style:family="text">
      <style:text-properties officeooo:rsid="0329fac1"/>
    </style:style>
    <style:style style:name="T1033" style:family="text">
      <style:text-properties officeooo:rsid="032c4fdc"/>
    </style:style>
    <style:style style:name="T1034" style:family="text">
      <style:text-properties officeooo:rsid="032e6032"/>
    </style:style>
    <style:style style:name="T1035" style:family="text">
      <style:text-properties officeooo:rsid="033f17a3"/>
    </style:style>
    <style:style style:name="T1036" style:family="text">
      <style:text-properties officeooo:rsid="03182d82"/>
    </style:style>
    <style:style style:name="T1037" style:family="text">
      <style:text-properties officeooo:rsid="03153caa"/>
    </style:style>
    <style:style style:name="T1038" style:family="text">
      <style:text-properties officeooo:rsid="03429aa5"/>
    </style:style>
    <style:style style:name="T1039" style:family="text">
      <style:text-properties officeooo:rsid="0346a444"/>
    </style:style>
    <style:style style:name="T1040" style:family="text">
      <style:text-properties officeooo:rsid="034adc9b"/>
    </style:style>
    <style:style style:name="T1041" style:family="text">
      <style:text-properties officeooo:rsid="034c7df6"/>
    </style:style>
    <style:style style:name="T1042" style:family="text">
      <style:text-properties officeooo:rsid="034f33b6"/>
    </style:style>
    <style:style style:name="T1043" style:family="text">
      <style:text-properties officeooo:rsid="034f5b13"/>
    </style:style>
    <style:style style:name="T1044" style:family="text">
      <style:text-properties officeooo:rsid="034f680a"/>
    </style:style>
    <style:style style:name="T1045" style:family="text">
      <style:text-properties officeooo:rsid="031fc4b1"/>
    </style:style>
    <style:style style:name="T1046" style:family="text">
      <style:text-properties officeooo:rsid="0354d22d"/>
    </style:style>
    <style:style style:name="T1047" style:family="text">
      <style:text-properties officeooo:rsid="0356cf1b"/>
    </style:style>
    <style:style style:name="T1048" style:family="text">
      <style:text-properties officeooo:rsid="035fe67f"/>
    </style:style>
    <style:style style:name="T1049" style:family="text">
      <style:text-properties officeooo:rsid="035ffaa8"/>
    </style:style>
    <style:style style:name="T1050" style:family="text">
      <style:text-properties officeooo:rsid="036197c0"/>
    </style:style>
    <style:style style:name="T1051" style:family="text">
      <style:text-properties officeooo:rsid="037541ab"/>
    </style:style>
    <style:style style:name="T1052" style:family="text">
      <style:text-properties officeooo:rsid="037607bd"/>
    </style:style>
    <style:style style:name="T1053" style:family="text">
      <style:text-properties officeooo:rsid="03804bbd"/>
    </style:style>
    <style:style style:name="T1054" style:family="text">
      <style:text-properties officeooo:rsid="03886cfc"/>
    </style:style>
    <style:style style:name="T1055" style:family="text">
      <style:text-properties officeooo:rsid="03a24854"/>
    </style:style>
    <style:style style:name="T1056" style:family="text">
      <style:text-properties officeooo:rsid="03a27e76"/>
    </style:style>
    <style:style style:name="T1057" style:family="text">
      <style:text-properties officeooo:rsid="03a4e520"/>
    </style:style>
    <style:style style:name="T1058" style:family="text">
      <style:text-properties officeooo:rsid="03778af6"/>
    </style:style>
    <style:style style:name="T1059" style:family="text">
      <style:text-properties officeooo:rsid="03aaef44"/>
    </style:style>
    <style:style style:name="T1060" style:family="text">
      <style:text-properties style:text-line-through-style="solid" style:text-line-through-type="single" fo:font-weight="normal" officeooo:rsid="038d7d5e" style:font-weight-asian="normal" style:font-weight-complex="normal"/>
    </style:style>
    <style:style style:name="T1061" style:family="text">
      <style:text-properties officeooo:rsid="03bf675e"/>
    </style:style>
    <style:style style:name="T1062" style:family="text">
      <style:text-properties officeooo:rsid="03c34d65"/>
    </style:style>
    <style:style style:name="T1063" style:family="text">
      <style:text-properties officeooo:rsid="03d26e6d"/>
    </style:style>
    <style:style style:name="T1064" style:family="text">
      <style:text-properties fo:color="#008000"/>
    </style:style>
    <style:style style:name="T1065" style:family="text">
      <style:text-properties fo:color="#008000" fo:font-style="italic" style:font-style-asian="italic" style:font-style-complex="italic"/>
    </style:style>
    <style:style style:name="T1066" style:family="text">
      <style:text-properties fo:color="#008000" officeooo:rsid="03153caa" fo:background-color="transparent" loext:char-shading-value="0"/>
    </style:style>
    <style:style style:name="T1067" style:family="text">
      <style:text-properties fo:color="#008000" style:text-underline-style="none" fo:font-weight="normal" fo:background-color="transparent" loext:char-shading-value="0" style:font-weight-asian="normal" style:font-weight-complex="normal"/>
    </style:style>
    <style:style style:name="T1068" style:family="text">
      <style:text-properties fo:color="#008000" style:text-underline-style="none" fo:font-weight="normal" officeooo:rsid="03182d82" fo:background-color="transparent" loext:char-shading-value="0" style:font-weight-asian="normal" style:font-weight-complex="normal"/>
    </style:style>
    <style:style style:name="T1069" style:family="text">
      <style:text-properties fo:color="#008000" officeooo:rsid="03429aa5"/>
    </style:style>
    <style:style style:name="T1070" style:family="text">
      <style:text-properties fo:color="#008000" officeooo:rsid="03886cfc"/>
    </style:style>
    <style:style style:name="T1071" style:family="text">
      <style:text-properties officeooo:rsid="03e2358d"/>
    </style:style>
    <style:style style:name="T1072" style:family="text">
      <style:text-properties officeooo:rsid="03e6bad7"/>
    </style:style>
    <style:style style:name="T1073" style:family="text">
      <style:text-properties officeooo:rsid="03e718ea"/>
    </style:style>
    <style:style style:name="T1074" style:family="text">
      <style:text-properties officeooo:rsid="03e90de3"/>
    </style:style>
    <style:style style:name="T1075" style:family="text">
      <style:text-properties officeooo:rsid="0015f1ff"/>
    </style:style>
    <style:style style:name="T1076" style:family="text">
      <style:text-properties officeooo:rsid="03e93625"/>
    </style:style>
    <style:style style:name="T1077" style:family="text">
      <style:text-properties officeooo:rsid="0019f535"/>
    </style:style>
    <style:style style:name="T1078" style:family="text">
      <style:text-properties officeooo:rsid="03ec3a95"/>
    </style:style>
    <style:style style:name="T1079" style:family="text">
      <style:text-properties officeooo:rsid="03ed0846"/>
    </style:style>
    <style:style style:name="T1080" style:family="text">
      <style:text-properties officeooo:rsid="03ee7eb1"/>
    </style:style>
    <style:style style:name="T1081" style:family="text">
      <style:text-properties officeooo:rsid="03f0c84b"/>
    </style:style>
    <style:style style:name="T1082" style:family="text">
      <style:text-properties officeooo:rsid="03f27278"/>
    </style:style>
    <style:style style:name="T1083" style:family="text">
      <style:text-properties officeooo:rsid="03f7049e"/>
    </style:style>
    <style:style style:name="T1084" style:family="text">
      <style:text-properties officeooo:rsid="04045fb5"/>
    </style:style>
    <style:style style:name="T1085" style:family="text">
      <style:text-properties officeooo:rsid="0411d16e"/>
    </style:style>
    <style:style style:name="T1086" style:family="text">
      <style:text-properties officeooo:rsid="0437fd59"/>
    </style:style>
    <style:style style:name="T1087" style:family="text">
      <style:text-properties officeooo:rsid="043c6125"/>
    </style:style>
    <style:style style:name="T1088" style:family="text">
      <style:text-properties officeooo:rsid="045019c0"/>
    </style:style>
    <style:style style:name="T1089" style:family="text">
      <style:text-properties officeooo:rsid="0455d30c"/>
    </style:style>
    <style:style style:name="T1090" style:family="text">
      <style:text-properties officeooo:rsid="046a1124"/>
    </style:style>
    <style:style style:name="T1091" style:family="text">
      <style:text-properties officeooo:rsid="046a9d46"/>
    </style:style>
    <style:style style:name="T1092" style:family="text">
      <style:text-properties officeooo:rsid="046fb62d"/>
    </style:style>
    <style:style style:name="T1093" style:family="text">
      <style:text-properties officeooo:rsid="04719231"/>
    </style:style>
    <style:style style:name="T1094" style:family="text">
      <style:text-properties officeooo:rsid="040ce935"/>
    </style:style>
    <style:style style:name="T1095" style:family="text">
      <style:text-properties officeooo:rsid="048bee3c"/>
    </style:style>
    <style:style style:name="T1096" style:family="text">
      <style:text-properties officeooo:rsid="048df38c"/>
    </style:style>
    <style:style style:name="T1097" style:family="text">
      <style:text-properties officeooo:rsid="048ffd4a"/>
    </style:style>
    <style:style style:name="T1098" style:family="text">
      <style:text-properties officeooo:rsid="04915c32"/>
    </style:style>
    <style:style style:name="T1099" style:family="text">
      <style:text-properties officeooo:rsid="04a08898"/>
    </style:style>
    <style:style style:name="T1100" style:family="text">
      <style:text-properties officeooo:rsid="04a3c98b"/>
    </style:style>
    <style:style style:name="T1101" style:family="text">
      <style:text-properties officeooo:rsid="04a57ad8"/>
    </style:style>
    <style:style style:name="T1102" style:family="text">
      <style:text-properties officeooo:rsid="04a6595a"/>
    </style:style>
    <style:style style:name="T1103" style:family="text">
      <style:text-properties officeooo:rsid="04a6679a"/>
    </style:style>
    <style:style style:name="T1104" style:family="text">
      <style:text-properties officeooo:rsid="04bb11b5"/>
    </style:style>
    <style:style style:name="T1105" style:family="text">
      <style:text-properties fo:font-size="14pt" fo:font-style="normal" fo:font-weight="bold" officeooo:rsid="02be3c45" style:font-size-asian="14pt" style:font-style-asian="normal" style:font-weight-asian="bold" style:font-size-complex="14pt" style:font-style-complex="normal" style:font-weight-complex="bold"/>
    </style:style>
    <style:style style:name="T1106" style:family="text">
      <style:text-properties fo:font-size="14pt" fo:font-style="normal" fo:font-weight="bold" officeooo:rsid="04bb11b5" style:font-size-asian="14pt" style:font-style-asian="normal" style:font-weight-asian="bold" style:font-size-complex="14pt" style:font-style-complex="normal" style:font-weight-complex="bold"/>
    </style:style>
    <style:style style:name="T1107" style:family="text">
      <style:text-properties officeooo:rsid="04bc7059"/>
    </style:style>
    <style:style style:name="T1108" style:family="text">
      <style:text-properties officeooo:rsid="04c36d3f"/>
    </style:style>
    <style:style style:name="T1109" style:family="text">
      <style:text-properties officeooo:rsid="04c627f1"/>
    </style:style>
    <style:style style:name="T1110" style:family="text">
      <style:text-properties officeooo:rsid="04cce5bf"/>
    </style:style>
    <style:style style:name="T1111" style:family="text">
      <style:text-properties officeooo:rsid="04cfcb47"/>
    </style:style>
    <style:style style:name="T1112" style:family="text">
      <style:text-properties officeooo:rsid="04e24210"/>
    </style:style>
    <style:style style:name="T1113" style:family="text">
      <style:text-properties officeooo:rsid="04ec533d"/>
    </style:style>
    <style:style style:name="T1114" style:family="text">
      <style:text-properties officeooo:rsid="04ed871b"/>
    </style:style>
    <style:style style:name="T1115" style:family="text">
      <style:text-properties officeooo:rsid="0508fe4c"/>
    </style:style>
    <style:style style:name="T1116" style:family="text">
      <style:text-properties officeooo:rsid="05115d8e"/>
    </style:style>
    <style:style style:name="T1117" style:family="text">
      <style:text-properties officeooo:rsid="051c4636"/>
    </style:style>
    <style:style style:name="T1118" style:family="text">
      <style:text-properties officeooo:rsid="0524ab2e"/>
    </style:style>
    <style:style style:name="T1119" style:family="text">
      <style:text-properties officeooo:rsid="05250d74"/>
    </style:style>
    <style:style style:name="T1120" style:family="text">
      <style:text-properties officeooo:rsid="052672fc"/>
    </style:style>
    <style:style style:name="T1121" style:family="text">
      <style:text-properties officeooo:rsid="0540f4db"/>
    </style:style>
    <style:style style:name="T1122" style:family="text">
      <style:text-properties officeooo:rsid="057b1a47"/>
    </style:style>
    <style:style style:name="T1123" style:family="text">
      <style:text-properties officeooo:rsid="057cbee6"/>
    </style:style>
    <style:style style:name="T1124" style:family="text">
      <style:text-properties officeooo:rsid="057e9023"/>
    </style:style>
    <style:style style:name="T1125" style:family="text">
      <style:text-properties officeooo:rsid="0585d555"/>
    </style:style>
    <style:style style:name="T1126" style:family="text">
      <style:text-properties officeooo:rsid="058a5955"/>
    </style:style>
    <style:style style:name="T1127" style:family="text">
      <style:text-properties officeooo:rsid="058bbc5e"/>
    </style:style>
    <style:style style:name="T1128" style:family="text">
      <style:text-properties officeooo:rsid="059df9ef"/>
    </style:style>
    <style:style style:name="T1129" style:family="text">
      <style:text-properties officeooo:rsid="05a116c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72in" fo:text-indent="-0.25in" fo:margin-left="0.2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19"><text:span text:style-name="T859">А</text:span>нглийско<text:span text:style-name="T859">е</text:span> предложени<text:span text:style-name="T859">е</text:span></text:p>
      <text:p text:style-name="P1110"/>
      <text:p text:style-name="P534"><text:span text:style-name="T855">Слова </text:span><text:span text:style-name="T856">в предложении </text:span><text:span text:style-name="T855">делятся на </text:span><text:span text:style-name="T932">две</text:span><text:span text:style-name="T855"> смысловые группы:</text:span></text:p>
      <text:list xml:id="list1496888896" text:style-name="L1">
        <text:list-item>
          <text:p text:style-name="P1209"><text:span text:style-name="T855">главные члены предложения — подлежащее и сказуемое </text:span><text:span text:style-name="T1051">(</text:span><text:span text:style-name="T1076">основа</text:span><text:span text:style-name="T1051"> предложения)</text:span><text:span text:style-name="T855">;</text:span></text:p>
        </text:list-item>
        <text:list-item>
          <text:p text:style-name="P1210">второстепенные члены предложения — определение, дополнение и обстоятельтсво.</text:p>
        </text:list-item>
      </text:list>
      <text:p text:style-name="P187"/>
      <text:p text:style-name="P1106">Подлежащее — эт<text:span text:style-name="T967">о</text:span> автор действия (существительное).</text:p>
      <text:p text:style-name="P885">Сказуемое — это действие совершенное автором (глагол).</text:p>
      <text:p text:style-name="P186"/>
      <text:p text:style-name="P1107"><text:span text:style-name="T1075">Дополнение — это то, на </text:span><text:span text:style-name="T1074">кого </text:span><text:span text:style-name="T1076">или на что</text:span><text:span text:style-name="T1075"> направлено действие. </text:span><text:span text:style-name="T1076">В</text:span><text:span text:style-name="T1075">ыражено существительным, </text:span>перед которым может <text:span text:style-name="T1076">быть</text:span> предлог или глаголом <text:span text:style-name="T1076">с</text:span> частиц<text:span text:style-name="T1076">ей</text:span> <text:span text:style-name="T462">to</text:span><text:span text:style-name="T623">. </text:span>Обычно стоит <text:span text:style-name="T1063">во второй половине предложения, после </text:span><text:span text:style-name="T1076">сказуемого</text:span><text:span text:style-name="T1063">.</text:span></text:p>
      <text:p text:style-name="P186"/>
      <text:p text:style-name="P1108">Обстоятельство — это слово или группа слов, отвечающая на вопросы: как? когда? </text:p>
      <text:p text:style-name="P1107"><text:span text:style-name="T1077">каким образом? </text:span><text:span text:style-name="T1076">О</text:span><text:span text:style-name="T1077">бозначает: время, место, способ или причину действия.</text:span></text:p>
      <text:p text:style-name="P186"/>
      <text:p text:style-name="P530"><text:span text:style-name="T858">В английском </text:span><text:span text:style-name="T859">языке</text:span><text:span text:style-name="T858"> не бывает предложений без подлежащего и сказуемого.</text:span></text:p>
      <text:p text:style-name="P886">Исключение составляют разговорные фразы: <text:span text:style-name="T462">nice to meet you</text:span><text:span text:style-name="T481">, come here, have fun </text:span><text:span text:style-name="T722">и пр</text:span><text:span text:style-name="T708">.</text:span></text:p>
      <text:p text:style-name="P1"/>
      <text:p text:style-name="P188"><text:span text:style-name="T922">Порядок слов в у</text:span>тведрдительны<text:span text:style-name="T922">х</text:span> и отрицательны<text:span text:style-name="T922">х</text:span> предложения<text:span text:style-name="T922">х</text:span>:</text:p>
      <text:list xml:id="list2589274099" text:style-name="L2">
        <text:list-item>
          <text:p text:style-name="P1211"><text:span text:style-name="T14">подлежащее</text:span><text:span text:style-name="T1">;</text:span></text:p>
        </text:list-item>
        <text:list-item>
          <text:p text:style-name="P1211"><text:span text:style-name="T24">сказуемое</text:span><text:span text:style-name="T2">;</text:span></text:p>
        </text:list-item>
        <text:list-item>
          <text:p text:style-name="P1212"><text:span text:style-name="T1064">дополнение</text:span>;</text:p>
        </text:list-item>
        <text:list-item>
          <text:p text:style-name="P1212"><text:span text:style-name="T10">обстоятельство</text:span>.</text:p>
        </text:list-item>
      </text:list>
      <text:p text:style-name="P16"/>
      <text:p text:style-name="P17"><text:span text:style-name="T13">We</text:span> <text:span text:style-name="T23">do</text:span> <text:span text:style-name="T1064">our work</text:span> <text:span text:style-name="T10">with pleasure</text:span> — <text:span text:style-name="T22">М</text:span>ы делаем нашу работу с удовол<text:span text:style-name="T22">ь</text:span>ствием.</text:p>
      <text:p text:style-name="P17"><text:span text:style-name="T13">They</text:span> <text:span text:style-name="T3">have n</text:span><text:span text:style-name="T7">o</text:span><text:span text:style-name="T3">t</text:span><text:span text:style-name="T23"> finish</text:span><text:span text:style-name="T25">ed</text:span> <text:span text:style-name="T1064">their work</text:span> <text:span text:style-name="T10">in time</text:span> — <text:span text:style-name="T22">Они не закончили работу вовремя.</text:span></text:p>
      <text:p text:style-name="P18"><text:span text:style-name="T13">I</text:span> <text:span text:style-name="T3">will</text:span><text:span text:style-name="T23"> give</text:span> <text:span text:style-name="T1064">you money</text:span> — Я дам тебе деньги.</text:p>
      <text:p text:style-name="P16"/>
      <text:p text:style-name="P199"><text:span text:style-name="T922">Порядок слов в в</text:span>опросительны<text:span text:style-name="T922">х</text:span> предложения<text:span text:style-name="T922">х</text:span>:</text:p>
      <text:list xml:id="list884246106" text:style-name="L3">
        <text:list-item>
          <text:p text:style-name="P1250"><text:span text:style-name="T38">вопросительное слово</text:span>;</text:p>
        </text:list-item>
        <text:list-item>
          <text:p text:style-name="P1250"><text:span text:style-name="T3">вспомогательный глагол</text:span><text:span text:style-name="T23"> </text:span><text:span text:style-name="T42">(часть сказуемого)</text:span><text:span text:style-name="T41">;</text:span></text:p>
        </text:list-item>
        <text:list-item>
          <text:p text:style-name="P1250"><text:span text:style-name="T13">подлежащее</text:span>;</text:p>
        </text:list-item>
        <text:list-item>
          <text:p text:style-name="P1250"><text:span text:style-name="T23">смысловой глагол</text:span><text:span text:style-name="T3"> </text:span><text:span text:style-name="T42">(часть сказуемого)</text:span><text:span text:style-name="T41">;</text:span></text:p>
        </text:list-item>
        <text:list-item>
          <text:p text:style-name="P1250"><text:span text:style-name="T8">дополнение</text:span>;</text:p>
        </text:list-item>
        <text:list-item>
          <text:p text:style-name="P1250"><text:span text:style-name="T10">обстоятельство</text:span>.</text:p>
        </text:list-item>
      </text:list>
      <text:p text:style-name="P529"/>
      <text:p text:style-name="P19"><text:span text:style-name="T38">What</text:span> <text:span text:style-name="T3">are</text:span> <text:span text:style-name="T13">you</text:span> <text:span text:style-name="T23">doing</text:span> <text:span text:style-name="T10">here</text:span>? <text:span text:style-name="T610">—</text:span> Что ты здесь делаешь?</text:p>
      <text:p text:style-name="P531"><text:span text:style-name="T4">Do</text:span><text:span text:style-name="T462"> </text:span><text:span text:style-name="T15">you</text:span><text:span text:style-name="T462"> </text:span><text:span text:style-name="T26">want</text:span><text:span text:style-name="T9"> </text:span><text:span text:style-name="T1065">to live</text:span><text:span text:style-name="T9"> </text:span><text:span text:style-name="T11">in Spain</text:span><text:span text:style-name="T462">? — Ты хочешь жить в Испании?</text:span></text:p>
      <text:p text:style-name="P1035"/>
      <text:p text:style-name="P1035">Местоимение <text:span text:style-name="T462">I</text:span> всегда пишется с большой буквы.</text:p>
      <text:p text:style-name="P1038">В английском языке всего 2 падежа: именительный и объектный. <text:s/></text:p>
      <text:p text:style-name="P1044"><text:span text:style-name="T360">В предложениях, которые используют глаголы: </text:span><text:span text:style-name="T538">like, have, enjoy, need</text:span><text:span text:style-name="T359">, </text:span><text:span text:style-name="T360">подлежащие </text:span></text:p>
      <text:p text:style-name="P1044"><text:span text:style-name="T360">не переводятся на русский в именительном падеже</text:span><text:span text:style-name="T361">:</text:span></text:p>
      <text:p text:style-name="P1034">I like my job — Мне нравится моя работа (а не «Я нравится моя работа»).</text:p>
      <text:p text:style-name="P104"/>
      <text:p text:style-name="P383">Английское предложение, в большинстве случаем, удобнее переводить с конца.</text:p>
      <text:p text:style-name="P382"/>
      <text:p text:style-name="P135">I have something in my eye → in my eye (в моем глазу), something (что-то), I have (есть).</text:p>
      <text:p text:style-name="P998"><text:span text:style-name="T140">There </text:span><text:span text:style-name="T141">was a cup on the table → on the table (на столе), was (была), a cup (чашка).</text:span></text:p>
      <text:p text:style-name="P1205"><text:span text:style-name="T1105">Глагол и </text:span><text:span text:style-name="T1106">времена</text:span></text:p>
      <text:p text:style-name="P458"/>
      <text:p text:style-name="P854"><text:span text:style-name="T1017">С</text:span><text:span text:style-name="T611">казуемое </text:span><text:span text:style-name="T1017">п</text:span><text:span text:style-name="T611">очти всегда делится на </text:span><text:span text:style-name="T932">две</text:span><text:span text:style-name="T611"> части: </text:span><text:span text:style-name="T913">на </text:span><text:span text:style-name="T611">вспомогательный </text:span><text:span text:style-name="T1018">глагол </text:span><text:span text:style-name="T611">и смысловой.</text:span></text:p>
      <text:p text:style-name="P854"><text:span text:style-name="T611">Вспомогательный глагол не переводится. Он </text:span><text:span text:style-name="T612">сообщает</text:span><text:span text:style-name="T611"> о том, в каком времени нужно переводить смысловой. Смысловой глогол передает суть действия.</text:span></text:p>
      <text:p text:style-name="P854"/>
      <text:p text:style-name="P853">Смысловой глагол имеет несколько форм:</text:p>
      <text:list xml:id="list2460297401" text:style-name="L4">
        <text:list-item>
          <text:p text:style-name="P1213">начальная форма (инфинитив) — форма глагола, как в словаре;</text:p>
        </text:list-item>
        <text:list-item>
          <text:p text:style-name="P1213">с окончанием <text:span text:style-name="T462">-s (-es)</text:span> — в утверждениях <text:span text:style-name="T708">Present Simple</text:span> после <text:span text:style-name="T462">he/she/it</text:span>;</text:p>
        </text:list-item>
        <text:list-item>
          <text:p text:style-name="P1213">с окончанием <text:span text:style-name="T462">-ing</text:span> (причастие) — в основном для образования <text:span text:style-name="T708">Present Continuous</text:span>;</text:p>
        </text:list-item>
        <text:list-item>
          <text:p text:style-name="P1213">2я форма <text:span text:style-name="T926">(с окончанием </text:span><text:span text:style-name="T465">-ed</text:span><text:span text:style-name="T926">)</text:span> — для образования <text:span text:style-name="T708">Past Simple</text:span>;</text:p>
        </text:list-item>
        <text:list-item>
          <text:p text:style-name="P1214">3я форма (прошедшее причастие) — для времен группы Perfect и пассивного залога.</text:p>
        </text:list-item>
      </text:list>
      <text:p text:style-name="P104"/>
      <text:p text:style-name="P342">Самыми распорстраненными являются 2 формы — инфинитив и глагол с окончанием -ing.</text:p>
      <text:p text:style-name="P342">Они входят в состав разных времен и используются в связке с модальными глаголами.</text:p>
      <text:p text:style-name="P344"/>
      <text:p text:style-name="P343">Инфинитив используется в след. ситуациях:</text:p>
      <text:list xml:id="list453813185" text:style-name="L5">
        <text:list-item>
          <text:p text:style-name="P1251">после модальных глаголов;</text:p>
        </text:list-item>
        <text:list-item>
          <text:p text:style-name="P1251">после вспомогательных глаголов в Present <text:span text:style-name="T1032">Simple и </text:span>Past Simple;</text:p>
        </text:list-item>
        <text:list-item>
          <text:p text:style-name="P1251">в конструкциях going to, have to, used to, would like to.</text:p>
        </text:list-item>
      </text:list>
      <text:p text:style-name="P342"/>
      <text:p text:style-name="P343">Глагол с окончанием -ing используется:</text:p>
      <text:list xml:id="list3115610928" text:style-name="L6">
        <text:list-item>
          <text:p text:style-name="P1252">во временах группы Continuous;</text:p>
        </text:list-item>
        <text:list-item>
          <text:p text:style-name="P1253">в форме герундия.</text:p>
        </text:list-item>
      </text:list>
      <text:p text:style-name="P105"/>
      <text:p text:style-name="P345">Глагол с окончанием -ing грамматически является существительным.</text:p>
      <text:p text:style-name="P105"/>
      <text:p text:style-name="P5"><text:span text:style-name="T928">Настоящее.</text:span> Present</text:p>
      <text:p text:style-name="P339"/>
      <text:p text:style-name="P339">Present Simple (я делаю это сейчас):</text:p>
      <text:p text:style-name="P107">I live in Spain — Я живу в испании (факт).</text:p>
      <text:p text:style-name="P340"/>
      <text:p text:style-name="P339">Present Continuous (я делаю это прямо сейчас):</text:p>
      <text:p text:style-name="P31">I am reading a book — Я читаю книгу (именно сейчас).</text:p>
      <text:p text:style-name="P341"/>
      <text:p text:style-name="P339">Present Perfect (я сделал это ранее, но именно сейчас это важно):</text:p>
      <text:p text:style-name="P106">I have lost the keys — Я потерял ключи (результат).</text:p>
      <text:p text:style-name="P106"/>
      <text:p text:style-name="P339">Present Perfect <text:span text:style-name="T927">Continuous (я делаю это уже какое-то время):</text:span></text:p>
      <text:p text:style-name="P532"><text:span text:style-name="T463">I have been reading for 2 hours — </text:span><text:span text:style-name="T511">Я читаю уже 2 часа</text:span></text:p>
      <text:p text:style-name="P167"/>
      <text:p text:style-name="P257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280"/>
      <text:p text:style-name="P6">Present Simple</text:p>
      <text:p text:style-name="P470"/>
      <text:p text:style-name="P189">Используется чтобы:</text:p>
      <text:list xml:id="list293156353" text:style-name="L7">
        <text:list-item>
          <text:p text:style-name="P1330">сообщить факты настоящего, описать текущую реальность;</text:p>
        </text:list-item>
        <text:list-item>
          <text:p text:style-name="P1330">говорить о событиях, которые происходят с какой-то регулярностью.</text:p>
        </text:list-item>
      </text:list>
      <text:p text:style-name="P223"><text:soft-page-break/>В утверждениях глагол используется в 2х вариантах:</text:p>
      <text:list xml:id="list52776110" text:style-name="L8">
        <text:list-item>
          <text:p text:style-name="P1332">без изменений, если подлежащее в первом лице или множеств<text:span text:style-name="T913">ен.</text:span> числе <text:span text:style-name="T462">(</text:span><text:span text:style-name="T466">I</text:span><text:span text:style-name="T462">, </text:span><text:span text:style-name="T466">you</text:span><text:span text:style-name="T462">, </text:span><text:span text:style-name="T466">we,</text:span><text:span text:style-name="T462"> </text:span><text:span text:style-name="T466">they</text:span><text:span text:style-name="T462">)</text:span>;</text:p>
        </text:list-item>
        <text:list-item>
          <text:p text:style-name="P1332"><text:span text:style-name="T613">с окончанием </text:span><text:span text:style-name="T467">-s </text:span><text:span text:style-name="T468">(-es)</text:span><text:span text:style-name="T613">, если подлежащ</text:span><text:span text:style-name="T877">ее</text:span><text:span text:style-name="T613"> в третьем лице, единств</text:span><text:span text:style-name="T878">ен</text:span><text:span text:style-name="T913">ном</text:span><text:span text:style-name="T613"> числе </text:span><text:span text:style-name="T467">(</text:span><text:span text:style-name="T466">he</text:span><text:span text:style-name="T467">, </text:span><text:span text:style-name="T466">she</text:span><text:span text:style-name="T467">, </text:span><text:span text:style-name="T466">it</text:span><text:span text:style-name="T467">)</text:span></text:p>
        </text:list-item>
      </text:list>
      <text:p text:style-name="P1065"/>
      <text:p text:style-name="P898"><text:span text:style-name="T937">I </text:span><text:span text:style-name="T29">live</text:span><text:span text:style-name="T937"> in New York — Я живу в Нью Йорке.</text:span></text:p>
      <text:p text:style-name="P900"><text:span text:style-name="T937">Peter </text:span><text:span text:style-name="T29">work</text:span><text:span text:style-name="T30">s</text:span><text:span text:style-name="T937"> in New York — Питер работает в Нью Йорке;</text:span></text:p>
      <text:p text:style-name="P191"/>
      <text:p text:style-name="P190">Окончание <text:span text:style-name="T462">-es</text:span> ставится, если глагол заканчивается: на гласную букву, </text:p>
      <text:p text:style-name="P192">на шипящий звук <text:span text:style-name="T462">(sh, ch)</text:span> <text:span text:style-name="T857">или</text:span> на букву <text:span text:style-name="T462">s/x</text:span>:</text:p>
      <text:list xml:id="list2800798765" text:style-name="L9">
        <text:list-item>
          <text:p text:style-name="P1334"><text:span text:style-name="T615">go — </text:span>goes;</text:p>
        </text:list-item>
        <text:list-item>
          <text:p text:style-name="P1334"><text:span text:style-name="T615">teach — </text:span>teaches;</text:p>
        </text:list-item>
        <text:list-item>
          <text:p text:style-name="P1333"><text:span text:style-name="T615">mix — </text:span><text:span text:style-name="T614">mixes.</text:span></text:p>
        </text:list-item>
      </text:list>
      <text:p text:style-name="P470"/>
      <text:p text:style-name="P194">Если глагол заканчивается на букву y, перед которой согласная, то вместо y </text:p>
      <text:p text:style-name="P193">пишется <text:span text:style-name="T462">i</text:span> <text:span text:style-name="T616">(помимо добавления </text:span><text:span text:style-name="T469">-es</text:span><text:span text:style-name="T616">)</text:span>:</text:p>
      <text:list xml:id="list465041705" text:style-name="L10">
        <text:list-item>
          <text:p text:style-name="P1335">fly — flies; </text:p>
        </text:list-item>
        <text:list-item>
          <text:p text:style-name="P1335">cry — cries.</text:p>
        </text:list-item>
      </text:list>
      <text:p text:style-name="P470"/>
      <text:p text:style-name="P537"><text:span text:style-name="T709">П</text:span><text:span text:style-name="T710">еред сказуемым часто </text:span><text:span text:style-name="T712">стоят</text:span><text:span text:style-name="T710"> маячки времени </text:span><text:span text:style-name="T716">(</text:span><text:span text:style-name="T710">наречия частности</text:span><text:span text:style-name="T716">)</text:span><text:span text:style-name="T711">:</text:span></text:p>
      <text:list xml:id="list1968565715" text:style-name="L11">
        <text:list-item>
          <text:p text:style-name="P1331">always - <text:span text:style-name="T613">всегда</text:span>;</text:p>
        </text:list-item>
        <text:list-item>
          <text:p text:style-name="P1331">usually - <text:span text:style-name="T613">обычно</text:span>;</text:p>
        </text:list-item>
        <text:list-item>
          <text:p text:style-name="P1331">often - <text:span text:style-name="T613">часто</text:span>;</text:p>
        </text:list-item>
        <text:list-item>
          <text:p text:style-name="P1331">sometimes - <text:span text:style-name="T613">иногда</text:span>;</text:p>
        </text:list-item>
        <text:list-item>
          <text:p text:style-name="P1331">never — <text:span text:style-name="T613">никогда</text:span>.</text:p>
        </text:list-item>
      </text:list>
      <text:p text:style-name="P20"/>
      <text:p text:style-name="P471"><text:span text:style-name="T462">I </text:span><text:span text:style-name="T537">always</text:span><text:span text:style-name="T462"> wash my hands before eating — Я всегда мою руки перед едой.</text:span></text:p>
      <text:p text:style-name="P470"/>
      <text:p text:style-name="P2">Отрицания в Present Simple</text:p>
      <text:p text:style-name="P2"/>
      <text:p text:style-name="P535"><text:span text:style-name="T620">Использу</text:span><text:span text:style-name="T621">ю</text:span><text:span text:style-name="T620">тся чтобы сказать о том, что что-либо:</text:span></text:p>
      <text:list xml:id="list339641716" text:style-name="L12">
        <text:list-item>
          <text:p text:style-name="P1336">не является фактом настоящего <text:span text:style-name="T878">или истиной</text:span>;</text:p>
        </text:list-item>
        <text:list-item>
          <text:p text:style-name="P1336">не происходит с какой-то регулярностью.</text:p>
        </text:list-item>
      </text:list>
      <text:p text:style-name="P528"/>
      <text:p text:style-name="P527">За отрицание отвечает частица <text:span text:style-name="T462">not</text:span>, которая идет в паре со вспомогательным глаголом <text:span text:style-name="T462">do</text:span>.</text:p>
      <text:p text:style-name="P527">Если подлежащее <text:span text:style-name="T462">he/she/it</text:span>, то испольузется <text:span text:style-name="T462">does</text:span>. <text:span text:style-name="T854">Смысловой глагол без изменений.</text:span></text:p>
      <text:p text:style-name="P526"/>
      <text:p text:style-name="P157">People <text:span text:style-name="T3">do </text:span><text:span text:style-name="T43">not</text:span> <text:span text:style-name="T23">live</text:span> in space — Люди не живут в космосе.</text:p>
      <text:p text:style-name="P157">Water <text:span text:style-name="T3">does </text:span><text:span text:style-name="T43">not</text:span> <text:span text:style-name="T23">boil</text:span> at 50 degrees Celsius — Вода не кипит при 50 грудусах.</text:p>
      <text:p text:style-name="P157"/>
      <text:p text:style-name="P949"><text:span text:style-name="T618">Практически всегда </text:span><text:span text:style-name="T513">do/</text:span><text:span text:style-name="T514">does</text:span><text:span text:style-name="T513"> not</text:span><text:span text:style-name="T618"> использу</text:span><text:span text:style-name="T619">е</text:span><text:span text:style-name="T618">тся в сокращении: </text:span></text:p>
      <text:p text:style-name="P158">We don`t drink whisky — Мы не пьем виски. <text:span text:style-name="T1015">He doesn`t drink tea — Он не пьет чай.</text:span></text:p>
      <text:p text:style-name="P277"/>
      <text:p text:style-name="P277">Вопросы в Present Simple</text:p>
      <text:p text:style-name="P158"/>
      <text:p text:style-name="P237">Используюся чтобы:</text:p>
      <text:list xml:id="list664815520" text:style-name="L13">
        <text:list-item>
          <text:p text:style-name="P1308">узнать о фактах настоящего;</text:p>
        </text:list-item>
        <text:list-item>
          <text:p text:style-name="P1308">о событиях, которые происходят с какой-то регулярностью.</text:p>
        </text:list-item>
      </text:list>
      <text:p text:style-name="P236"/>
      <text:p text:style-name="P236"><text:soft-page-break/>Вопрос задается с помощью вспомогательного глагола <text:span text:style-name="T462">do/</text:span><text:span text:style-name="T470">does</text:span>, который ставится перед подлежащим. Смысловой глагол без изменений (в начальной форме).</text:p>
      <text:p text:style-name="P1077"/>
      <text:p text:style-name="P533"><text:span text:style-name="T5">Do</text:span><text:span text:style-name="T617"> you </text:span><text:span text:style-name="T28">like</text:span><text:span text:style-name="T617"> action movies? </text:span><text:span text:style-name="T499">— </text:span><text:span text:style-name="T617">Тебе нравятся экшен фильмы? </text:span></text:p>
      <text:p text:style-name="P72"><text:span text:style-name="T881">What books </text:span><text:span text:style-name="T6">do</text:span><text:span text:style-name="T881"> you </text:span><text:span text:style-name="T32">read</text:span><text:span text:style-name="T881">? </text:span><text:span text:style-name="T892">—</text:span><text:span text:style-name="T881"> Какие книги тебе нравятся?</text:span></text:p>
      <text:p text:style-name="P165"/>
      <text:p text:style-name="P271">Present Continuous</text:p>
      <text:p text:style-name="P238"/>
      <text:p text:style-name="P238">Указывает на событие, происходящее именно сейчас и которое еще не закончилось.</text:p>
      <text:p text:style-name="P242">Состоит из связки вспомогательного глагола <text:span text:style-name="T462">be</text:span> и смыслового с окончанием <text:span text:style-name="T462">-ing</text:span>:</text:p>
      <text:p text:style-name="P239"/>
      <text:p text:style-name="P159">She <text:span text:style-name="T860">is</text:span> driv<text:span text:style-name="T860">ing</text:span> to work. <text:span text:style-name="T912">—</text:span> Она (сейчас) едет на работу.</text:p>
      <text:p text:style-name="P161">You <text:span text:style-name="T860">are</text:span> do<text:span text:style-name="T860">ing</text:span> great! <text:span text:style-name="T912">—</text:span> У тебя отлично получается!</text:p>
      <text:p text:style-name="P238"/>
      <text:p text:style-name="P555"><text:span text:style-name="T624">Если глагол заканчивается на </text:span><text:span text:style-name="T505">-e</text:span><text:span text:style-name="T624">, то при добавлении </text:span><text:span text:style-name="T505">-ing</text:span><text:span text:style-name="T624"> она выпадает: </text:span><text:span text:style-name="T505">make → making.</text:span></text:p>
      <text:p text:style-name="P241">Если глагол заканчивается на <text:span text:style-name="T462">-ie</text:span>, то при добавлении <text:span text:style-name="T462">-ing</text:span> оно меняется на <text:span text:style-name="T462">-y</text:span>: <text:span text:style-name="T462">lie → lying. </text:span></text:p>
      <text:p text:style-name="P160"/>
      <text:p text:style-name="P241">Если глагол из 1 слога, с одной гласной буквой, после которой солгасная, то при </text:p>
      <text:p text:style-name="P555"><text:span text:style-name="T624">добавлении </text:span><text:span text:style-name="T505">-ing</text:span><text:span text:style-name="T624"> согласная удваивается: </text:span><text:span text:style-name="T505">hit → hitting, sit → sitting.</text:span></text:p>
      <text:p text:style-name="P240"/>
      <text:p text:style-name="P556"><text:span text:style-name="T624">В </text:span><text:span text:style-name="T617">окончании </text:span><text:span text:style-name="T498">-ing</text:span><text:span text:style-name="T617"> буква </text:span><text:span text:style-name="T498">g</text:span><text:span text:style-name="T617"> не произносится. Сочетание </text:span><text:span text:style-name="T498">ng</text:span><text:span text:style-name="T617"> образет необычный звук, которого нет в русском языке — носовой </text:span><text:span text:style-name="T498">n</text:span><text:span text:style-name="T617"> (при произнесении пускается воздух через нос).</text:span></text:p>
      <text:p text:style-name="P242"/>
      <text:p text:style-name="P243"><text:span text:style-name="T917">Слова-м</text:span>аячки Present Continuous:</text:p>
      <text:list xml:id="list2627121772" text:style-name="L14">
        <text:list-item>
          <text:p text:style-name="P1309">look — смотри;</text:p>
        </text:list-item>
        <text:list-item>
          <text:p text:style-name="P1309">now — сейчас (обычно стоит в конце);</text:p>
        </text:list-item>
        <text:list-item>
          <text:p text:style-name="P1309">at the moment — в этот момент (обычно в конце).</text:p>
        </text:list-item>
      </text:list>
      <text:p text:style-name="P240"/>
      <text:p text:style-name="P161">I am working right <text:span text:style-name="T860">now</text:span>. — Прямо сейчас я работаю.</text:p>
      <text:p text:style-name="P161"><text:span text:style-name="T860">Look</text:span> out of the window! It`s raining. — Посмотри в окно. Идет дождь.</text:p>
      <text:p text:style-name="P244"/>
      <text:p text:style-name="P270">Отрицания в Present Continuous</text:p>
      <text:p text:style-name="P270"/>
      <text:p text:style-name="P245">Используется чтобы сказать, что что-то не происходит именно сейчас.</text:p>
      <text:p text:style-name="P245">Для этого к глаголу <text:span text:style-name="T462">be</text:span> добавляется частица <text:span text:style-name="T462">not</text:span>.</text:p>
      <text:p text:style-name="P245"/>
      <text:p text:style-name="P162">I`m not listening to you. <text:span text:style-name="T914">—</text:span> Я не слушаю тебя.</text:p>
      <text:p text:style-name="P162">He isn`t cleaning the carpet. <text:span text:style-name="T914">—</text:span> Он не чистит ковер.</text:p>
      <text:p text:style-name="P162"/>
      <text:p text:style-name="P274">Вопросы в Present Continuous</text:p>
      <text:p text:style-name="P163"/>
      <text:p text:style-name="P1207">Здесь использ<text:span text:style-name="T916">уются</text:span> теже правила, что при составлении вопросов в </text:p>
      <text:p text:style-name="P1208">Present Simple с глаголом <text:span text:style-name="T462">be</text:span>:</text:p>
      <text:p text:style-name="P163">Am I listening? <text:span text:style-name="T914">—</text:span> Я слушаю?</text:p>
      <text:p text:style-name="P163">Are you playing? Yes, I am. <text:span text:style-name="T914">—</text:span> Ты играешь? Да.</text:p>
      <text:p text:style-name="P163">Where is he going? <text:span text:style-name="T914">—</text:span> Куда он идет?</text:p>
      <text:p text:style-name="P164">What book is she reading? <text:span text:style-name="T914">— </text:span>Какую книгу она читает? <text:span text:style-name="T915">(сейчас)</text:span></text:p>
      <text:p text:style-name="P164"/>
      <text:p text:style-name="P285"/>
      <text:p text:style-name="P1204"><text:span text:style-name="T650">Глаголы, которые не использ</text:span><text:span text:style-name="T653">уются</text:span><text:span text:style-name="T650"> в </text:span><text:span text:style-name="T651">Continuous</text:span></text:p>
      <text:p text:style-name="P272"/>
      <text:p text:style-name="P246">Это глаголы, обозначающие состояние, которое не меняется под дейсвтием момента.</text:p>
      <text:p text:style-name="P1088"><text:span text:style-name="T629">Как правило это </text:span><text:span text:style-name="T630">описание</text:span><text:span text:style-name="T629"> чувств или мыслей. </text:span></text:p>
      <text:p text:style-name="P247"/>
      <text:p text:style-name="P1090"><text:span text:style-name="T630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 </text:span><text:span text:style-name="T646">(могут </text:span><text:span text:style-name="T647">встречаться </text:span><text:span text:style-name="T646">с </text:span><text:span text:style-name="T518">-ing </text:span><text:span text:style-name="T646">в форме герундия)</text:span><text:span text:style-name="T630">:</text:span></text:p>
      <text:p text:style-name="P248"/>
      <text:p text:style-name="P249">Глаголы восприятия:</text:p>
      <text:list xml:id="list2849922823" text:style-name="L15">
        <text:list-item>
          <text:p text:style-name="P1310">see — видеть;</text:p>
        </text:list-item>
        <text:list-item>
          <text:p text:style-name="P1310">hear — слышать;</text:p>
        </text:list-item>
        <text:list-item>
          <text:p text:style-name="P1310">feel — чувствовать;</text:p>
        </text:list-item>
        <text:list-item>
          <text:p text:style-name="P1310">taste — чувствовать вкус (пробовать);</text:p>
        </text:list-item>
        <text:list-item>
          <text:p text:style-name="P1310">smell — чувствовать запах (нюхать).</text:p>
        </text:list-item>
      </text:list>
      <text:p text:style-name="P248"/>
      <text:p text:style-name="P249">Глаголы для выражения мнения:</text:p>
      <text:list xml:id="list1396051414" text:style-name="L16">
        <text:list-item>
          <text:p text:style-name="P1311">belive — верить;</text:p>
        </text:list-item>
        <text:list-item>
          <text:p text:style-name="P1311">doubt — сомневаться;</text:p>
        </text:list-item>
        <text:list-item>
          <text:p text:style-name="P1311">think — думать.</text:p>
        </text:list-item>
      </text:list>
      <text:p text:style-name="P250"/>
      <text:p text:style-name="P249">Глаголы, показывающие состояние мыслей:</text:p>
      <text:list xml:id="list1586222164" text:style-name="L17">
        <text:list-item>
          <text:p text:style-name="P1312">forget — забывать;</text:p>
        </text:list-item>
        <text:list-item>
          <text:p text:style-name="P1312">imagine — представлять;</text:p>
        </text:list-item>
        <text:list-item>
          <text:p text:style-name="P1312">know — знать;</text:p>
        </text:list-item>
        <text:list-item>
          <text:p text:style-name="P1312">understand — понимать.</text:p>
        </text:list-item>
      </text:list>
      <text:p text:style-name="P248"/>
      <text:p text:style-name="P251">Глаголы, указывающие на эмоции и желания:</text:p>
      <text:list xml:id="list3367125947" text:style-name="L18">
        <text:list-item>
          <text:p text:style-name="P1313">love — любить;</text:p>
        </text:list-item>
        <text:list-item>
          <text:p text:style-name="P1313">like — нравиться;</text:p>
        </text:list-item>
        <text:list-item>
          <text:p text:style-name="P1313">hate — ненавидеть;</text:p>
        </text:list-item>
        <text:list-item>
          <text:p text:style-name="P1313">hope — надеяться;</text:p>
        </text:list-item>
        <text:list-item>
          <text:p text:style-name="P1313">want — хотеть;</text:p>
        </text:list-item>
        <text:list-item>
          <text:p text:style-name="P1313">wish — желать.</text:p>
        </text:list-item>
      </text:list>
      <text:p text:style-name="P252"/>
      <text:p text:style-name="P251">Другие глаголы:</text:p>
      <text:list xml:id="list3172655979" text:style-name="L19">
        <text:list-item>
          <text:p text:style-name="P1314">look — выглядеть;</text:p>
        </text:list-item>
        <text:list-item>
          <text:p text:style-name="P1314">have — иметь.</text:p>
        </text:list-item>
      </text:list>
      <text:p text:style-name="P252"/>
      <text:p text:style-name="P168">I think Amy is a strange girl. - Я думаю, Эмми странная девушка.</text:p>
      <text:p text:style-name="P168">Do you know this man? - Вы знаете этого мужчину?</text:p>
      <text:p text:style-name="P168">You look great! - Ты выглядишь отлично!</text:p>
      <text:p text:style-name="P275"/>
      <text:p text:style-name="P275">Present Perfect</text:p>
      <text:p text:style-name="P253"/>
      <text:p text:style-name="P557"><text:span text:style-name="T637">У</text:span><text:span text:style-name="T633">казывает на дейсвтие совершенное когда-то в прошлом, но подчеркивает, что результат важен сейчас </text:span><text:span text:style-name="T634">(т. е. к какому результату в итоге это привело)</text:span><text:span text:style-name="T633">.</text:span></text:p>
      <text:p text:style-name="P254"/>
      <text:p text:style-name="P1083"><text:span text:style-name="T633">С</text:span><text:span text:style-name="T636">остоит и</text:span><text:span text:style-name="T638">з </text:span><text:span text:style-name="T639">2х частей:</text:span><text:span text:style-name="T636"> вспомогат</text:span><text:span text:style-name="T639">ельного</text:span><text:span text:style-name="T636"> глагола </text:span><text:span text:style-name="T515">have</text:span><text:span text:style-name="T636"> и смыслового глагола </text:span></text:p>
      <text:p text:style-name="P1083"><text:span text:style-name="T636">в 3й форме (</text:span><text:span text:style-name="T645">передает значение</text:span><text:span text:style-name="T640"> «сделанный»</text:span><text:span text:style-name="T636">).</text:span></text:p>
      <text:p text:style-name="P557"><text:soft-page-break/><text:span text:style-name="T633">На русский язык Present Perfect переводится в прошлом </text:span><text:span text:style-name="T635">(иногда настоящ</text:span><text:span text:style-name="T637">и</text:span><text:span text:style-name="T635">м, </text:span><text:span text:style-name="T637">для удобства</text:span><text:span text:style-name="T635">)</text:span><text:span text:style-name="T633">, </text:span></text:p>
      <text:p text:style-name="P255">а в английском принадлежит к катергории настоящих времен.</text:p>
      <text:p text:style-name="P255"/>
      <text:p text:style-name="P21"><text:span text:style-name="T886">I </text:span><text:span text:style-name="T894">have</text:span><text:span text:style-name="T881"> already </text:span><text:span text:style-name="T894">seen</text:span><text:span text:style-name="T881"> this movie. </text:span><text:span text:style-name="T887">—</text:span><text:span text:style-name="T881"> Я уже видел этот фильм (просмотрел, т. е. опыт).</text:span></text:p>
      <text:p text:style-name="P21"><text:span text:style-name="T881">You </text:span><text:span text:style-name="T894">have</text:span><text:span text:style-name="T881"> </text:span><text:span text:style-name="T894">broken</text:span><text:span text:style-name="T881"> the vase. </text:span><text:span text:style-name="T887">— </text:span><text:span text:style-name="T881">Ты разбил вазу. (есть очевидный результат, кот. случился ранее) </text:span></text:p>
      <text:p text:style-name="P22"><text:span text:style-name="T888">It`s the fitst time I </text:span><text:span text:style-name="T895">have</text:span><text:span text:style-name="T888"> </text:span><text:span text:style-name="T895">driven</text:span><text:span text:style-name="T888"> a car — Это впервые, когда я веду машину. (в настоящем)</text:span></text:p>
      <text:p text:style-name="P262"/>
      <text:p text:style-name="P263">Как проявляется результат:</text:p>
      <text:list xml:id="list1212110476" text:style-name="L20">
        <text:list-item>
          <text:p text:style-name="P1338"><text:span text:style-name="T655">это </text:span><text:span text:style-name="T654">очевидные изменения;</text:span></text:p>
        </text:list-item>
        <text:list-item>
          <text:p text:style-name="P1337"><text:span text:style-name="T634">полученный </text:span><text:span text:style-name="T638">ранее</text:span><text:span text:style-name="T634"> опыт или впечатления;</text:span></text:p>
        </text:list-item>
        <text:list-item>
          <text:p text:style-name="P1315">недавно произошедшие события или новая информация.</text:p>
        </text:list-item>
      </text:list>
      <text:p text:style-name="P256"/>
      <text:p text:style-name="P256">Также Present Perfect используют, если что-то произошло впервые:</text:p>
      <text:p text:style-name="P166">It`s the first time something has happend. - Этой первый раз, когда что-то произошло.</text:p>
      <text:p text:style-name="P166">(вместо first можно указать любое порядковое число: second, third)</text:p>
      <text:p text:style-name="P256"/>
      <text:p text:style-name="P256">Present Perferct — яркий пример того, что нельзя переводить английские </text:p>
      <text:p text:style-name="P211"><text:span text:style-name="T885">предложения слово в слово: </text:span><text:span text:style-name="T521">I have done. </text:span><text:span text:style-name="T516">—</text:span><text:span text:style-name="T521"> Я сделал (</text:span><text:span text:style-name="T535">досл. </text:span><text:span text:style-name="T521">Я имею сделанным).</text:span></text:p>
      <text:p text:style-name="P336"/>
      <text:p text:style-name="P337">Есть 2 варианта образования 3й формы глагола:</text:p>
      <text:list xml:id="list1032101987" text:style-name="L21">
        <text:list-item>
          <text:p text:style-name="P1316">если глагол правильный, то добавляем к его начальной форме окончание <text:span text:style-name="T462">-ed</text:span>;</text:p>
        </text:list-item>
        <text:list-item>
          <text:p text:style-name="P1316">если неправильный, то находим в таблице неправильных глаголов.</text:p>
        </text:list-item>
      </text:list>
      <text:p text:style-name="P286"/>
      <text:p text:style-name="P881"><text:span text:style-name="T656">Н</text:span><text:span text:style-name="T657">еправильны</text:span><text:span text:style-name="T656">й</text:span><text:span text:style-name="T657"> глагол </text:span><text:span text:style-name="T656">это </text:span><text:span text:style-name="T657">тот, который во 2й или 3й форме </text:span><text:span text:style-name="T671">записывается</text:span><text:span text:style-name="T657"> </text:span><text:span text:style-name="T671">по особенному</text:span><text:span text:style-name="T657">. </text:span></text:p>
      <text:p text:style-name="P287">Самые популярные неправильные глаголы нужно заучить (см. таблицу ниже).</text:p>
      <text:p text:style-name="P286"/>
      <text:p text:style-name="P289">Слова-маячки Present Perfect:</text:p>
      <text:list xml:id="list3079005715" text:style-name="L22">
        <text:list-item>
          <text:p text:style-name="P1317">just — только что;</text:p>
        </text:list-item>
        <text:list-item>
          <text:p text:style-name="P1317">already — уже;</text:p>
        </text:list-item>
        <text:list-item>
          <text:p text:style-name="P1317">yet — еще не;</text:p>
        </text:list-item>
      </text:list>
      <text:p text:style-name="P291"/>
      <text:p text:style-name="P882"><text:span text:style-name="T522">Just</text:span><text:span text:style-name="T658"> и </text:span><text:span text:style-name="T522">already</text:span><text:span text:style-name="T658"> используются в утверждениях. </text:span><text:span text:style-name="T522">Yet</text:span><text:span text:style-name="T658"> — в вопросах и отрицаниях</text:span><text:span text:style-name="T659">. </text:span></text:p>
      <text:p text:style-name="P1063"><text:span text:style-name="T659">(</text:span><text:span text:style-name="T536">already</text:span><text:span text:style-name="T706"> также </text:span><text:span text:style-name="T705">иногда можно встретить</text:span><text:span text:style-name="T706"> в вопросах).</text:span></text:p>
      <text:p text:style-name="P293"/>
      <text:p text:style-name="P292">Место <text:span text:style-name="T462">just</text:span>, <text:span text:style-name="T462">already</text:span> в предложении — между <text:span text:style-name="T462">have</text:span> и 3й формой глагола. </text:p>
      <text:p text:style-name="P292">Слово <text:span text:style-name="T462">yet</text:span> стоит <text:span text:style-name="T1016">всегда </text:span>в конце предложения.</text:p>
      <text:p text:style-name="P290"/>
      <text:p text:style-name="P169">I have <text:span text:style-name="T860">just</text:span> eaten a sandwich. <text:span text:style-name="T918">—</text:span> Я только что съел бутерброд.</text:p>
      <text:p text:style-name="P169">We have n<text:span text:style-name="T921">o</text:span>t finished <text:span text:style-name="T860">yet</text:span>. <text:span text:style-name="T918">—</text:span> Мы еще не закончили.</text:p>
      <text:p text:style-name="P288"/>
      <text:p text:style-name="P294">Другие указатели времени:</text:p>
      <text:list xml:id="list2661023484" text:style-name="L23">
        <text:list-item>
          <text:p text:style-name="P1318">ever — когда либо;</text:p>
        </text:list-item>
        <text:list-item>
          <text:p text:style-name="P1318">never — никогда;</text:p>
        </text:list-item>
        <text:list-item>
          <text:p text:style-name="P1318">recently — в последнее время;</text:p>
        </text:list-item>
        <text:list-item>
          <text:p text:style-name="P1318">these days — в последние дни;</text:p>
        </text:list-item>
        <text:list-item>
          <text:p text:style-name="P1318">словосочетание с this (this mornig, this week).</text:p>
        </text:list-item>
      </text:list>
      <text:p text:style-name="P293"/>
      <text:p text:style-name="P293">Место <text:span text:style-name="T462">ever</text:span>, <text:span text:style-name="T462">never</text:span> — перед 3й формой глагола, <text:span text:style-name="T920">а</text:span> <text:span text:style-name="T462">recently</text:span>, <text:span text:style-name="T462">these days</text:span> и </text:p>
      <text:p text:style-name="P293">словосочетания с <text:span text:style-name="T462">this</text:span> — в конце предложения.</text:p>
      <text:p text:style-name="P293"/>
      <text:p text:style-name="P170"><text:soft-page-break/>I <text:span text:style-name="T921">ha</text:span>ve <text:span text:style-name="T860">never</text:span> been to New York. <text:span text:style-name="T919">— </text:span>Я никогда не был в Нью Йорке.</text:p>
      <text:p text:style-name="P170">I <text:span text:style-name="T921">ha</text:span>ve worked a lot <text:span text:style-name="T860">these days</text:span>. <text:span text:style-name="T919">—</text:span> Я много работал в эти дни.</text:p>
      <text:p text:style-name="P295"/>
      <text:p text:style-name="P283">Отрицания в Present Perfect</text:p>
      <text:p text:style-name="P296"/>
      <text:p text:style-name="P297">Используются, когда хотят сказать:</text:p>
      <text:list xml:id="list855497092" text:style-name="L24">
        <text:list-item>
          <text:p text:style-name="P1319">об отсутствии ожидаемого результата;</text:p>
        </text:list-item>
        <text:list-item>
          <text:p text:style-name="P1319">о том, чего автор никогда не делал или не испытывал.</text:p>
        </text:list-item>
      </text:list>
      <text:p text:style-name="P296"/>
      <text:p text:style-name="P296">Для этого ставится частица <text:span text:style-name="T462">not</text:span> после вспомогательного глагола <text:span text:style-name="T462">have</text:span>.</text:p>
      <text:p text:style-name="P296"/>
      <text:p text:style-name="P296">Также отрицательным считается предложение со словом <text:span text:style-name="T462">never</text:span>, которое передает отрицательный контекст.</text:p>
      <text:p text:style-name="P296"/>
      <text:p text:style-name="P883"><text:span text:style-name="T660">В </text:span><text:span text:style-name="T654">отрицаниях почти всегда используется сокращенная форма глагола — </text:span><text:span text:style-name="T521">haven`t</text:span><text:span text:style-name="T654">.</text:span></text:p>
      <text:p text:style-name="P884"><text:span text:style-name="T672">Сокращени</text:span><text:span text:style-name="T704">е</text:span><text:span text:style-name="T672"> </text:span><text:span text:style-name="T524">`ve not</text:span><text:span text:style-name="T672"> не используется.</text:span></text:p>
      <text:p text:style-name="P171">I have<text:span text:style-name="T358">n</text:span><text:span text:style-name="T362">`</text:span><text:span text:style-name="T358">t</text:span> expected that. <text:span text:style-name="T919">—</text:span> Я этого не ожидал.</text:p>
      <text:p text:style-name="P171">I<text:span text:style-name="T921">`</text:span>ve <text:span text:style-name="T358">never</text:span> seen this movie before. <text:span text:style-name="T919">— </text:span>Я до этого не видел этот фильм. </text:p>
      <text:p text:style-name="P282"/>
      <text:p text:style-name="P282">Вопросы в Present Perfect</text:p>
      <text:p text:style-name="P172"/>
      <text:p text:style-name="P299">Используются, если хоят узнать:</text:p>
      <text:list xml:id="list29259198" text:style-name="L25">
        <text:list-item>
          <text:p text:style-name="P1320">сделано ли дело к этом моменту, каким образом оно сделано;</text:p>
        </text:list-item>
        <text:list-item>
          <text:p text:style-name="P1348"><text:span text:style-name="T672">имеет ли человек определенный опыт </text:span><text:span text:style-name="T670">или совершил ли он </text:span><text:span text:style-name="T673">нужное</text:span><text:span text:style-name="T670"> действие</text:span><text:span text:style-name="T672">;</text:span></text:p>
        </text:list-item>
      </text:list>
      <text:p text:style-name="P298"/>
      <text:p text:style-name="P884">Для этого используется уже знакомая схема. Глагол <text:span text:style-name="T462">have</text:span> ставится перед по<text:span text:style-name="T925">д</text:span>л<text:span text:style-name="T925">е</text:span>ж<text:span text:style-name="T925">а</text:span>щим.</text:p>
      <text:p text:style-name="P884"/>
      <text:p text:style-name="P173">Why have you done it? <text:span text:style-name="T919">—</text:span> Зачем ты это сделал?</text:p>
      <text:p text:style-name="P1062"><text:span text:style-name="T532">Ha</text:span><text:span text:style-name="T533">s</text:span><text:span text:style-name="T532"> </text:span><text:span text:style-name="T533">he</text:span><text:span text:style-name="T532"> ever been to Rome? </text:span><text:span text:style-name="T534">—</text:span><text:span text:style-name="T532"> </text:span><text:span text:style-name="T533">Он</text:span><text:span text:style-name="T532"> бывал в Риме?</text:span></text:p>
      <text:p text:style-name="P173"/>
      <text:p text:style-name="P273">Present Perfect Continuous</text:p>
      <text:p text:style-name="P300"/>
      <text:p text:style-name="P302">Для того, чтобы использовать, нужно чтобы совпало сразу несколько условий:</text:p>
      <text:list xml:id="list3503132580" text:style-name="L26">
        <text:list-item>
          <text:p text:style-name="P1349"><text:span text:style-name="T661">действие не закончено либо закончено не</text:span><text:span text:style-name="T665">давно</text:span><text:span text:style-name="T661">;</text:span></text:p>
        </text:list-item>
        <text:list-item>
          <text:p text:style-name="P1349"><text:span text:style-name="T661">известн</text:span><text:span text:style-name="T665">а его продолжительность </text:span><text:span text:style-name="T679">(обычно из контекста предложения)</text:span><text:span text:style-name="T665">.</text:span></text:p>
        </text:list-item>
      </text:list>
      <text:p text:style-name="P301"/>
      <text:p text:style-name="P306">Схема состоит из 3х частей: вспомогательного глагола <text:span text:style-name="T462">have</text:span>, слова <text:span text:style-name="T462">been</text:span> <text:span text:style-name="T1020">(особая форма </text:span></text:p>
      <text:p text:style-name="P306"><text:span text:style-name="T1020">глагола </text:span><text:span text:style-name="T482">be</text:span><text:span text:style-name="T1020">) </text:span>и смыслового глагола с окончанием <text:span text:style-name="T462">-ing</text:span>. </text:p>
      <text:p text:style-name="P304"/>
      <text:p text:style-name="P895"><text:span text:style-name="T654">На русский </text:span><text:span text:style-name="T663">язык </text:span><text:span text:style-name="T642">Present Perfect Continuous</text:span><text:span text:style-name="T652"> </text:span><text:span text:style-name="T654">переводится настоящим временем</text:span></text:p>
      <text:p text:style-name="P887"><text:span text:style-name="T662">(редко в прошлом). </text:span><text:span text:style-name="T663">При этом все 3 части </text:span><text:span text:style-name="T664">переводятся</text:span><text:span text:style-name="T663"> одним словом.</text:span></text:p>
      <text:p text:style-name="P303"/>
      <text:p text:style-name="P23"><text:span text:style-name="T880">I </text:span><text:span text:style-name="T894">have been learning</text:span><text:span text:style-name="T880"> English for 2 years. </text:span><text:span text:style-name="T898">—</text:span><text:span text:style-name="T880"> Я </text:span><text:span text:style-name="T894">учу</text:span><text:span text:style-name="T880"> английский уже 2 года (и еще не закончил).</text:span></text:p>
      <text:p text:style-name="P23"><text:span text:style-name="T880">We </text:span><text:span text:style-name="T894">have been cleaning</text:span><text:span text:style-name="T880"> the flat the whole morning. </text:span><text:span text:style-name="T898">— </text:span><text:span text:style-name="T880">Мы </text:span><text:span text:style-name="T894">убирали</text:span><text:span text:style-name="T880"> </text:span><text:span text:style-name="T899">квартиру все утро.</text:span></text:p>
      <text:p text:style-name="P305"/>
      <text:p text:style-name="P307">Формы глагола <text:span text:style-name="T462">have</text:span> <text:span text:style-name="T462">verb-ing</text:span> (подобно <text:span text:style-name="T462">am/is/are verb-ing</text:span>, как в Continuous) не существует.</text:p>
      <text:p text:style-name="P307">Если у смыслового глагола окончание<text:span text:style-name="T462"> -ing</text:span>, то <text:span text:style-name="T462">have</text:span> применяется только с <text:span text:style-name="T462">been</text:span>.</text:p>
      <text:p text:style-name="P307"/>
      <text:p text:style-name="P888"><text:span text:style-name="T665">С</text:span><text:span text:style-name="T654">лова-маячки Present Perfect Continuous:</text:span></text:p>
      <text:list xml:id="list796008130" text:style-name="L27">
        <text:list-item>
          <text:p text:style-name="P1321">for — в течении;</text:p>
        </text:list-item>
        <text:list-item>
          <text:p text:style-name="P1321"><text:soft-page-break/>since — с какого-то времени;</text:p>
        </text:list-item>
        <text:list-item>
          <text:p text:style-name="P1321">how long — как долго.</text:p>
        </text:list-item>
      </text:list>
      <text:p text:style-name="P309"/>
      <text:p text:style-name="P308">Дополнительно могут использоваться указатели периода:</text:p>
      <text:list xml:id="list3020778272" text:style-name="L28">
        <text:list-item>
          <text:p text:style-name="P1322">all — весь (день/год);</text:p>
        </text:list-item>
        <text:list-item>
          <text:p text:style-name="P1322">the whole — целый (день/вечер); </text:p>
        </text:list-item>
      </text:list>
      <text:p text:style-name="P303"/>
      <text:p text:style-name="P24"><text:span text:style-name="T880">He</text:span><text:span text:style-name="T900">`</text:span><text:span text:style-name="T881">s been playing</text:span><text:span text:style-name="T880"> for an hour. — Он </text:span><text:span text:style-name="T881">играет</text:span><text:span text:style-name="T880"> уже час </text:span><text:span text:style-name="T900">(в течении часа).</text:span></text:p>
      <text:p text:style-name="P25"><text:span text:style-name="T900">W</text:span><text:span text:style-name="T880">e`</text:span><text:span text:style-name="T881">ve been staying</text:span><text:span text:style-name="T880"> in this hotel since Tuesday. </text:span><text:span text:style-name="T901">— </text:span><text:span text:style-name="T880">Мы </text:span><text:span text:style-name="T881">находимся</text:span><text:span text:style-name="T880"> в этом отеле со вторника.</text:span></text:p>
      <text:p text:style-name="P310"/>
      <text:p text:style-name="P891"><text:span text:style-name="T666">В утверждениях глагол </text:span><text:span text:style-name="T523">have</text:span><text:span text:style-name="T666"> </text:span><text:span text:style-name="T667">часто</text:span><text:span text:style-name="T666"> сокращают до </text:span><text:span text:style-name="T523">`ve</text:span><text:span text:style-name="T666">, а </text:span><text:span text:style-name="T523">has</text:span><text:span text:style-name="T666"> — до </text:span><text:span text:style-name="T523">`s</text:span><text:span text:style-name="T666"> (лего перепутать с </text:span><text:span text:style-name="T523">is</text:span><text:span text:style-name="T666">, посему здесь вспомогательный глагол можно понять только по контексту).</text:span></text:p>
      <text:p text:style-name="P311"/>
      <text:p text:style-name="P890"><text:span text:style-name="T666">Е</text:span><text:span text:style-name="T654">сли используется глагол </text:span><text:span text:style-name="T521">be</text:span><text:span text:style-name="T654"> или глаголы состояния, которые не стоят в Continuous</text:span><text:span text:style-name="T676">,</text:span><text:span text:style-name="T654"> </text:span></text:p>
      <text:p text:style-name="P312">то предложение будет в Present Perfect. </text:p>
      <text:p text:style-name="P312"/>
      <text:p text:style-name="P28"><text:span text:style-name="T881">I </text:span><text:span text:style-name="T894">have known </text:span><text:span text:style-name="T881">(</text:span><text:span text:style-name="T889">а </text:span><text:span text:style-name="T881">не have been knowing)</text:span><text:span text:style-name="T880"> Alice for 3 years. </text:span><text:span text:style-name="T666">—</text:span><text:span text:style-name="T880"> Я </text:span><text:span text:style-name="T894">знаю</text:span><text:span text:style-name="T880"> Алису уже 3 года </text:span></text:p>
      <text:p text:style-name="P29"><text:span text:style-name="T880">I </text:span><text:span text:style-name="T894">haven`t seen</text:span><text:span text:style-name="T880"> Mary for years. </text:span><text:span text:style-name="T900">— </text:span><text:span text:style-name="T880">Я н</text:span><text:span text:style-name="T894">е видел</text:span><text:span text:style-name="T880"> Мэри много лет. </text:span></text:p>
      <text:p text:style-name="P312"/>
      <text:p text:style-name="P892"><text:span text:style-name="T675">Present Perfect Continuous можно упрощать до Present Perfect с пом</text:span><text:span text:style-name="T674">.</text:span><text:span text:style-name="T675"> глаголов </text:span><text:span text:style-name="T525">live</text:span><text:span text:style-name="T675"> </text:span><text:span text:style-name="T674">и</text:span><text:span text:style-name="T675"> </text:span><text:span text:style-name="T525">work</text:span><text:span text:style-name="T675">:</text:span></text:p>
      <text:p text:style-name="P27"><text:span text:style-name="T902">I</text:span><text:span text:style-name="T880">`ve </text:span><text:span text:style-name="T894">been working</text:span><text:span text:style-name="T880"> here for 2 years → I`ve </text:span><text:span text:style-name="T894">worked</text:span><text:span text:style-name="T880"> here for 2 years. </text:span><text:span text:style-name="T903">(смысл одинаковый)</text:span></text:p>
      <text:p text:style-name="P311"/>
      <text:p text:style-name="P3"><text:span text:style-name="T666">О</text:span><text:span text:style-name="T654">трицания в Present Perfect Continuous</text:span></text:p>
      <text:p text:style-name="P313"/>
      <text:p text:style-name="P889"><text:span text:style-name="T667">Использу</text:span><text:span text:style-name="T668">ю</text:span><text:span text:style-name="T667">тся, чтобы сказать, что что-то не происходит в течении указанного времени.</text:span></text:p>
      <text:p text:style-name="P314">Для этого добавляется частица <text:span text:style-name="T462">not</text:span> после вспомогательного глагола <text:span text:style-name="T462">have</text:span>.</text:p>
      <text:p text:style-name="P314"/>
      <text:p text:style-name="P26"><text:span text:style-name="T880">I </text:span><text:span text:style-name="T881">have not been waiting</text:span><text:span text:style-name="T880"> long. </text:span><text:span text:style-name="T901">—</text:span><text:span text:style-name="T880"> Я </text:span><text:span text:style-name="T881">не жду</text:span><text:span text:style-name="T880"> долго.</text:span></text:p>
      <text:p text:style-name="P303"/>
      <text:p text:style-name="P4"><text:span text:style-name="T654">Вопросы </text:span><text:span text:style-name="T669">в Present Perfect Continuous</text:span><text:span text:style-name="T654"> </text:span></text:p>
      <text:p text:style-name="P303"/>
      <text:p text:style-name="P315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315"/>
      <text:p text:style-name="P103"><text:span text:style-name="T880">Have you been waiting long? </text:span><text:span text:style-name="T901">— </text:span><text:span text:style-name="T880">Вы давно ждете? </text:span></text:p>
      <text:p text:style-name="P103"><text:span text:style-name="T880">How long have you been waiting? </text:span><text:span text:style-name="T901">—</text:span><text:span text:style-name="T880"> Как долго вы ждете?</text:span></text:p>
      <text:p text:style-name="P278"/>
      <text:p text:style-name="P278"><text:span text:style-name="T928">Прошедшее. </text:span>Past</text:p>
      <text:p text:style-name="P316"/>
      <text:p text:style-name="P328">Past Perfect и Past Perfect Continuous относительно редки и <text:span text:style-name="T935">в</text:span> рамках начального курса </text:p>
      <text:p text:style-name="P328">не проходятся. <text:span text:style-name="T929">В художественной литературе почти всегда используется Past Simple.</text:span></text:p>
      <text:p text:style-name="P316"/>
      <text:p text:style-name="P276">Past Simple</text:p>
      <text:p text:style-name="P317"/>
      <text:p text:style-name="P319">Используется, чтобы:</text:p>
      <text:list xml:id="list2250231511" text:style-name="L29">
        <text:list-item>
          <text:p text:style-name="P1350"><text:span text:style-name="T677">сообщить факты </text:span><text:span text:style-name="T678">прошлого,</text:span><text:span text:style-name="T677"> рассказать историю, </text:span><text:span text:style-name="T685">биографию</text:span><text:span text:style-name="T677">; </text:span></text:p>
        </text:list-item>
        <text:list-item>
          <text:p text:style-name="P1323">описать действие из прошлого, результат которого не важен в настоящем.</text:p>
        </text:list-item>
      </text:list>
      <text:p text:style-name="P318"/>
      <text:p text:style-name="P896"><text:span text:style-name="T679">Для этого использются глаголы во 2й форме. </text:span><text:span text:style-name="T680">Вторая форма правильного глагола образуется добавлением окончания </text:span><text:span text:style-name="T526">-ed</text:span><text:span text:style-name="T680">. </text:span><text:span text:style-name="T688">Ф</text:span><text:span text:style-name="T680">орма </text:span><text:span text:style-name="T688">неправильного глагола </text:span><text:span text:style-name="T680">находится в таблице.</text:span></text:p>
      <text:p text:style-name="P318"/>
      <text:p text:style-name="P30"><text:soft-page-break/><text:span text:style-name="T880">Mozart </text:span><text:span text:style-name="T894">lived</text:span><text:span text:style-name="T880"> from 1756 to 1791 — Моцарт </text:span><text:span text:style-name="T894">жил</text:span><text:span text:style-name="T880"> с 1756 по 1791 год (факт прошлого). </text:span></text:p>
      <text:p text:style-name="P30"><text:span text:style-name="T880">I </text:span><text:span text:style-name="T894">visited</text:span><text:span text:style-name="T880"> my parents yesterday — Вчера я </text:span><text:span text:style-name="T894">навещал</text:span><text:span text:style-name="T880"> родителей (действие из прошлого).</text:span></text:p>
      <text:p text:style-name="P559"/>
      <text:p text:style-name="P560">Если глагол заканчивается на глухой звук, то <text:span text:style-name="T462">-ed</text:span> читается как <text:span text:style-name="T462">t</text:span>, а если на звконкий </text:p>
      <text:p text:style-name="P560">согласный или на гласный звук — то как <text:span text:style-name="T462">d</text:span>: <text:span text:style-name="T462">worked [воркт], played [плэйд]</text:span>.</text:p>
      <text:p text:style-name="P894"/>
      <text:p text:style-name="P558">Если глагол заканчивается на <text:span text:style-name="T462">d </text:span>или <text:span text:style-name="T462">t</text:span>, то <text:span text:style-name="T462">-ed</text:span> читается как <text:span text:style-name="T462">id</text:span>: <text:span text:style-name="T462">recorded [рикодид]</text:span>. </text:p>
      <text:p text:style-name="P561">Если глагол заканчивается на <text:span text:style-name="T462">-e</text:span>, то её не надо писать 2 раза: <text:span text:style-name="T462">chase</text:span> → <text:span text:style-name="T462">chased</text:span>.</text:p>
      <text:p text:style-name="P894"/>
      <text:p text:style-name="P893">Слова-маячки Past Simple:</text:p>
      <text:list xml:id="list3050078018" text:style-name="L30">
        <text:list-item>
          <text:p text:style-name="P1351">ago — <text:span text:style-name="T930">тому назад</text:span>;</text:p>
        </text:list-item>
        <text:list-item>
          <text:p text:style-name="P1352">last — <text:span text:style-name="T930">прошлый</text:span>;</text:p>
        </text:list-item>
        <text:list-item>
          <text:p text:style-name="P1324">yesterday — вчера;</text:p>
        </text:list-item>
      </text:list>
      <text:p text:style-name="P338"/>
      <text:p text:style-name="P897"><text:span text:style-name="T686">Past Simple часто путают с Present Perfect, потому что на русский они переводятся </text:span><text:span text:style-name="T687">почти</text:span><text:span text:style-name="T686"> одинаково. Главное отличие в том, что Present Perfect всегда будет сообщать доп</text:span><text:span text:style-name="T687">олнительную</text:span><text:span text:style-name="T686"> информацию, указывающ</text:span><text:span text:style-name="T687">ую </text:span><text:span text:style-name="T686">на настоящее время </text:span><text:span text:style-name="T687">(</text:span><text:span text:style-name="T688">чтобы сообщить</text:span><text:span text:style-name="T687"> результат).</text:span></text:p>
      <text:p text:style-name="P325"/>
      <text:p text:style-name="P326">Past Simple используется когда известен момент в прошлом. Если мы знаешь, </text:p>
      <text:p text:style-name="P326">когда произошло событие, то Present Perfect использовать нельзя.</text:p>
      <text:p text:style-name="P326"/>
      <text:p text:style-name="P178">Tom has lost his key — Том потерал ключ (у него сейчас нет ключа, </text:p>
      <text:p text:style-name="P178">потому что он его потерян).</text:p>
      <text:p text:style-name="P178"/>
      <text:p text:style-name="P178">Tom lost his key last weak — Том потерял ключ на прошлой неделе </text:p>
      <text:p text:style-name="P178">(не важно, есть у него ключ или нет).</text:p>
      <text:p text:style-name="P322"/>
      <text:p text:style-name="P323">В английском, если вопрос задается в настоящем, то и ответ должен быть в настоящем. </text:p>
      <text:p text:style-name="P323">Если вопрос в прошлом, то ответ также должен быть в прошлом.</text:p>
      <text:p text:style-name="P323"/>
      <text:p text:style-name="P323">Но если вопрос был в Present Perfect, а в ответе дается информация, когда именно это случилось, тогда необходимо отвечать в Past Simple.</text:p>
      <text:p text:style-name="P323"/>
      <text:p text:style-name="P176">Have you already started to learn English? Yes, I started to learn it 3 month ago — </text:p>
      <text:p text:style-name="P176">Ты уже начал учить английский? Да, 3 месяца назад (информация о времени).</text:p>
      <text:p text:style-name="P175"/>
      <text:p text:style-name="P324">Если вопрос содержит слово <text:span text:style-name="T462">when</text:span>, то он автоматически привязывает нас к моменту </text:p>
      <text:p text:style-name="P324">в прошлом. <text:span text:style-name="T934">Поэтому Present Perfect в вопросах с </text:span><text:span text:style-name="T472">when</text:span><text:span text:style-name="T934"> не используется.</text:span></text:p>
      <text:p text:style-name="P324"/>
      <text:p text:style-name="P177">Have you met him before? <text:span text:style-name="T933">—</text:span> Вы раньше с ним встречались?</text:p>
      <text:p text:style-name="P177">When did you meet him? <text:span text:style-name="T933">—</text:span> Когда вы встречались с ним?</text:p>
      <text:p text:style-name="P322"/>
      <text:p text:style-name="P279">Отрицания и вопросы в Past Simple</text:p>
      <text:p text:style-name="P321"/>
      <text:p text:style-name="P899"><text:span text:style-name="T680">Отрицание представляет связку </text:span><text:span text:style-name="T526">did</text:span><text:span text:style-name="T680"> с частицей </text:span><text:span text:style-name="T526">not</text:span><text:span text:style-name="T680">, </text:span><text:span text:style-name="T690">которая ставится перед смысловым глаголом в начальной форме. </text:span><text:span text:style-name="T681">Обычно </text:span><text:span text:style-name="T690">эта связка</text:span><text:span text:style-name="T681"> сокращается до </text:span><text:span text:style-name="T527">didn`t</text:span><text:span text:style-name="T681">.</text:span></text:p>
      <text:p text:style-name="P331"/>
      <text:p text:style-name="P899"><text:span text:style-name="T689">В вопросах </text:span><text:span text:style-name="T680">вспомогательный глагол </text:span><text:span text:style-name="T526">did</text:span><text:span text:style-name="T680"> используется </text:span><text:span text:style-name="T690">по тем же грамматическим </text:span></text:p>
      <text:p text:style-name="P899"><text:span text:style-name="T690">правилам</text:span><text:span text:style-name="T680">, </text:span><text:span text:style-name="T681">как</text:span><text:span text:style-name="T680"> </text:span><text:span text:style-name="T526">do</text:span><text:span text:style-name="T680"> для Present Simple. </text:span></text:p>
      <text:p text:style-name="P320"/>
      <text:p text:style-name="P174"><text:span text:style-name="T860">Did</text:span> you <text:span text:style-name="T860">go</text:span> to Los Angeles last week? - Ты <text:span text:style-name="T860">ездил</text:span> в Лос Анжелес на прошлой неделе?</text:p>
      <text:p text:style-name="P174">I <text:span text:style-name="T860">didn`t go</text:span> to Los Angeles, I <text:span text:style-name="T860">went</text:span> to Bostom — Я <text:span text:style-name="T860">не ездил</text:span> в Лос Анжелес, я <text:span text:style-name="T860">ездил</text:span> в Бостон.</text:p>
      <text:p text:style-name="P1045"><text:soft-page-break/></text:p>
      <text:p text:style-name="P284">Past Continuous</text:p>
      <text:p text:style-name="P327"/>
      <text:p text:style-name="P902"><text:span text:style-name="T692">О</text:span><text:span text:style-name="T691">значает процесс или незаконченное действие, которое привязано к точному моменту </text:span></text:p>
      <text:p text:style-name="P902"><text:span text:style-name="T691">в </text:span><text:span text:style-name="T744">прошлом</text:span><text:span text:style-name="T691"> (т. е. действие происходило и не было закончено).</text:span></text:p>
      <text:p text:style-name="P329"/>
      <text:p text:style-name="P901"><text:span text:style-name="T691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695">обсуждаемая ситуация</text:span><text:span text:style-name="T691">).</text:span></text:p>
      <text:p text:style-name="P329"/>
      <text:p text:style-name="P903"><text:span text:style-name="T692">Состоит из 2х частей: вспомогательного глагола </text:span><text:span text:style-name="T529">be</text:span><text:span text:style-name="T692"> (</text:span><text:span text:style-name="T693">формы как в Past Simple</text:span><text:span text:style-name="T692">) и смыслового глагола с окончанием </text:span><text:span text:style-name="T529">-ing</text:span><text:span text:style-name="T692">. </text:span><text:span text:style-name="T691">На русский переводится глаголом в прошедшем времени.</text:span></text:p>
      <text:p text:style-name="P330"/>
      <text:p text:style-name="P179">Last Sunday at 5 I <text:span text:style-name="T860">was having</text:span> dinner with my friends — В прошлое воскресенье в 5 </text:p>
      <text:p text:style-name="P179">я <text:span text:style-name="T860">ужинал</text:span> со своими друзьями (привязка к точному моменту в прошлом).</text:p>
      <text:p text:style-name="P32"><text:span text:style-name="T905">My parents </text:span><text:span text:style-name="T896">were watching</text:span><text:span text:style-name="T905"> TV when I came home yesterday — Мои родители </text:span><text:span text:style-name="T896">смотрели</text:span><text:span text:style-name="T905"> телевизор, когда я пришел вчера домой (незаконченное действие </text:span><text:span text:style-name="T906">в тот момент</text:span><text:span text:style-name="T905">).</text:span></text:p>
      <text:p text:style-name="P180"/>
      <text:p text:style-name="P903"><text:span text:style-name="T693">В отрицаниях и вопросах </text:span><text:span text:style-name="T694">глагол </text:span><text:span text:style-name="T530">be</text:span><text:span text:style-name="T693"> ведет себя точно так же, как и </text:span><text:span text:style-name="T694">для</text:span><text:span text:style-name="T693"> Past Simple:</text:span></text:p>
      <text:p text:style-name="P33"><text:span text:style-name="T907">W</text:span><text:span text:style-name="T880">e weren`t reading — Мы не читали (именно тогда). Was I running? — Я бежал?</text:span></text:p>
      <text:p text:style-name="P182"/>
      <text:p text:style-name="P334">В одном предложении часто используются Past Continuous и Past Simple одновременно.</text:p>
      <text:p text:style-name="P906"><text:span text:style-name="T696">Действие, длящееся какое-то время (</text:span><text:span text:style-name="T697">Past Continuous</text:span><text:span text:style-name="T696">) может прерываться более коротким действием (</text:span><text:span text:style-name="T697">Past Simple</text:span><text:span text:style-name="T702">)</text:span><text:span text:style-name="T696"> </text:span><text:span text:style-name="T700">либо другим Past Continuous </text:span><text:span text:style-name="T703">(смотреть по контексту)</text:span><text:span text:style-name="T700">.</text:span></text:p>
      <text:p text:style-name="P332"/>
      <text:p text:style-name="P904"><text:span text:style-name="T696">В этом случае предложение может содержать слово </text:span><text:span text:style-name="T531">while</text:span><text:span text:style-name="T696"> </text:span><text:span text:style-name="T698">(в то время, как)</text:span><text:span text:style-name="T696"> в той части, которая относится к <text:s/></text:span><text:span text:style-name="T697">Past Continuous, </text:span><text:span text:style-name="T696">либо </text:span><text:span text:style-name="T531">when</text:span><text:span text:style-name="T696">, там, где используется Past Simple.</text:span></text:p>
      <text:p text:style-name="P332"/>
      <text:p text:style-name="P34"><text:span text:style-name="T897">While</text:span><text:span text:style-name="T908"> I was working in the garden, I </text:span><text:span text:style-name="T909">kicked</text:span><text:span text:style-name="T908"> my leg — Пока я работал в саду, я </text:span><text:span text:style-name="T910">пнул</text:span><text:span text:style-name="T908"> ногу.</text:span></text:p>
      <text:p text:style-name="P35"><text:span text:style-name="T880">I was working in the garden </text:span><text:span text:style-name="T894">when</text:span><text:span text:style-name="T880"> I kicked my leg — </text:span><text:span text:style-name="T909">Я работал в саду, когда </text:span><text:span text:style-name="T910">пнул</text:span><text:span text:style-name="T909"> ногу</text:span><text:span text:style-name="T880">.</text:span></text:p>
      <text:p text:style-name="P183"/>
      <text:p text:style-name="P36"><text:span text:style-name="T894">While</text:span><text:span text:style-name="T880"> Tom was reading, Amely was watching a documentary on TV — Пока </text:span><text:span text:style-name="T911">Т</text:span><text:span text:style-name="T880">ом читал, </text:span></text:p>
      <text:p text:style-name="P184">Эмили смотрела документальный фильм по телевизору.</text:p>
      <text:p text:style-name="P335"/>
      <text:p text:style-name="P905"><text:span text:style-name="T701">Если действия происходят не одновременно, а следуют одно за другим</text:span><text:span text:style-name="T699">, то в этом </text:span></text:p>
      <text:p text:style-name="P333">случае нужно использовать <text:span text:style-name="T965">только</text:span> Past Simple.</text:p>
      <text:p text:style-name="P333"/>
      <text:p text:style-name="P181">I saw Jane in the street yesterday. I stopped and said hello — Я увидел Джейн вчера на улице. </text:p>
      <text:p text:style-name="P181">Я остановился и поздоровался (сказал «привет»).</text:p>
      <text:p text:style-name="P281"/>
      <text:p text:style-name="P281">Будущие. Future</text:p>
      <text:p text:style-name="P196"/>
      <text:p text:style-name="P201">В английском языке о будущем можно говорить не только с помощью формы Future, но и </text:p>
      <text:p text:style-name="P912"><text:span text:style-name="T717">с помощью </text:span><text:span text:style-name="T721">формы</text:span><text:span text:style-name="T717"> </text:span><text:span text:style-name="T719">Present</text:span><text:span text:style-name="T717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200"/>
      <text:p text:style-name="P911"><text:span text:style-name="T718">Другие варианты Future (кроме </text:span><text:span text:style-name="T720">Future </text:span><text:span text:style-name="T718">Simple) используются редко, </text:span><text:span text:style-name="T720">т. к.</text:span><text:span text:style-name="T718"> они громоздкие и довольно неудобные. В современном английском можно обойтись без них.</text:span></text:p>
      <text:p text:style-name="P200"/>
      <text:p text:style-name="P909"><text:span text:style-name="T227">На будущ</text:span><text:span text:style-name="T228">и</text:span><text:span text:style-name="T227">е могут также указы</text:span><text:span text:style-name="T228">вать</text:span><text:span text:style-name="T227"> модальные глаголы </text:span><text:span text:style-name="T229">и оборот </text:span><text:span text:style-name="T143">be going to</text:span><text:span text:style-name="T230">, </text:span><text:span text:style-name="T229">который </text:span></text:p>
      <text:p text:style-name="P909"><text:span text:style-name="T229">в основном</text:span><text:span text:style-name="T230"> встречается </text:span><text:span text:style-name="T229">в разговорной речи и нередко используется вместо Future Simple.</text:span></text:p>
      <text:p text:style-name="P200"/>
      <text:p text:style-name="P459"/>
      <text:p text:style-name="P1195">Present Continuous в значении будущего</text:p>
      <text:p text:style-name="P202"/>
      <text:p text:style-name="P202">Используется, чтобы сказать о личных планах. В предложении обычно указывается дата </text:p>
      <text:p text:style-name="P202">или время, связанные с будущим. Переводить можно как будущим так и настоящим.</text:p>
      <text:p text:style-name="P202"/>
      <text:p text:style-name="P756">What are you doing on Satureday? <text:span text:style-name="T363">—</text:span> Что ты делаешь в субботу? (какие у тебя планы?)</text:p>
      <text:p text:style-name="P765">I am flying to London tomorrow — <text:span text:style-name="T966">Завтра я лечу в Лондон (личный план)</text:span></text:p>
      <text:p text:style-name="P765"/>
      <text:p text:style-name="P660">Present Simple в значении будущего</text:p>
      <text:p text:style-name="P766"/>
      <text:p text:style-name="P203"><text:span text:style-name="T317">Используется, чтобы сказать о том, что </text:span><text:span text:style-name="T319">что-то </text:span><text:span text:style-name="T317">должно произойти по рассписанию, либо </text:span></text:p>
      <text:p text:style-name="P203"><text:span text:style-name="T317">о собственном графике. </text:span><text:span text:style-name="T318">Переводить можно как будущим так и настоящим.</text:span></text:p>
      <text:p text:style-name="P671"/>
      <text:p text:style-name="P671">Ключевое отличие от Present Continuous в том, что расписание не зависит от говорящего, </text:p>
      <text:p text:style-name="P907"><text:span text:style-name="T151">т. е. речь может идти </text:span><text:span text:style-name="T152">о </text:span><text:span text:style-name="T151">рассписании транспорта, сеансов в кино и т. </text:span><text:span text:style-name="T152">п</text:span><text:span text:style-name="T151">.</text:span></text:p>
      <text:p text:style-name="P767">My airplane flies at 6 o`clock tomorrow — Мой самолет летит завтра в 6 (рассписание)</text:p>
      <text:p text:style-name="P1046"><text:span text:style-name="T102">What time do you finish work tommorow? </text:span><text:span text:style-name="T103">— </text:span><text:span text:style-name="T102">В какое время ты заканчиваешь работу завтра?</text:span></text:p>
      <text:p text:style-name="P769"/>
      <text:p text:style-name="P661">Оборот <text:span text:style-name="T462">be going to</text:span></text:p>
      <text:p text:style-name="P672"/>
      <text:p text:style-name="P908"><text:span text:style-name="T153">Подразумевает, что человек говорит не о спонтанном решении что-либо сделать, </text:span><text:span text:style-name="T156">а о заранее </text:span><text:span text:style-name="T157">продуманных</text:span><text:span text:style-name="T156"> действиях. </text:span><text:span text:style-name="T153">На русский переводится как «собираюсь сделать».</text:span></text:p>
      <text:p text:style-name="P672"/>
      <text:p text:style-name="P205"><text:span text:style-name="T316">Чтобы использовать, нужно поставить глагол </text:span><text:span text:style-name="T102">be</text:span><text:span text:style-name="T316"> в форму </text:span><text:span text:style-name="T102">am/is/are</text:span><text:span text:style-name="T316">, а смысловой глагол оставить в начальной форме, после </text:span><text:span text:style-name="T102">going to</text:span><text:span text:style-name="T316">.</text:span></text:p>
      <text:p text:style-name="P672"/>
      <text:p text:style-name="P768">I`m going to meet my friends tomorrow — Я собираюсь встретиться с друзьями завтра.</text:p>
      <text:p text:style-name="P1033"><text:span text:style-name="T41">I`m going to go</text:span><text:span text:style-name="T326"> out after I finish my work — Я собираюсь погулять после, как закончу работу.</text:span></text:p>
      <text:p text:style-name="P672"/>
      <text:p text:style-name="P910"><text:span text:style-name="T153">В разговорной </text:span><text:span text:style-name="T157">стиле</text:span><text:span text:style-name="T154"> </text:span><text:span text:style-name="T155">этот </text:span><text:span text:style-name="T154">оборот </text:span><text:span text:style-name="T153">очень часто </text:span><text:span text:style-name="T157">записывается</text:span><text:span text:style-name="T153"> как </text:span><text:span text:style-name="T104">gonna</text:span><text:span text:style-name="T153"> </text:span><text:span text:style-name="T104">[гона].</text:span></text:p>
      <text:p text:style-name="P770"/>
      <text:p text:style-name="P206"><text:span text:style-name="T316">Также его используют, когда очевидно, что вот-вот случится какое-то действие. В этом случае </text:span><text:span text:style-name="T102">be goin to </text:span><text:span text:style-name="T316">передает оттенок неизбежности происходящего и применяется по отношению </text:span></text:p>
      <text:p text:style-name="P673">к постороннему человеку или объетку.</text:p>
      <text:p text:style-name="P673"/>
      <text:p text:style-name="P771">Look! He`s going to fall — Смотри! Он сейчас упадет.</text:p>
      <text:p text:style-name="P771">The sky is dark. It`s going to rain — Небо темное. Сейчас пойдет дождь.</text:p>
      <text:p text:style-name="P663"/>
      <text:p text:style-name="P662">Future Simple</text:p>
      <text:p text:style-name="P674"/>
      <text:p text:style-name="P913"><text:span text:style-name="T158">Сообщает о будущих, еще не случившихся событиях. </text:span><text:span text:style-name="T159">Эта форма говорит о том, что человек сделает что-то в будущем, но решение он принял в момент речи, </text:span><text:span text:style-name="T160">т. е. описывает не спланированные, а спонтанные дейсвтия. </text:span></text:p>
      <text:p text:style-name="P677"/>
      <text:p text:style-name="P913"><text:span text:style-name="T161">В</text:span><text:span text:style-name="T160"> предложени</text:span><text:span text:style-name="T161">ях</text:span><text:span text:style-name="T160"> </text:span><text:span text:style-name="T161">будут </text:span><text:span text:style-name="T160">часто </text:span><text:span text:style-name="T161">попадаться слова</text:span><text:span text:style-name="T160">, </text:span><text:span text:style-name="T161">выражающие</text:span><text:span text:style-name="T160"> мнение: <text:s/></text:span><text:span text:style-name="T105">I think </text:span><text:span text:style-name="T106">(я думаю)</text:span><text:span text:style-name="T105">, </text:span></text:p>
      <text:p text:style-name="P913"><text:span text:style-name="T105">I`m sure </text:span><text:span text:style-name="T106">(я уверен), I hope (я надеюсь), </text:span><text:span text:style-name="T105">probably (возможно).</text:span><text:span text:style-name="T106"> </text:span></text:p>
      <text:p text:style-name="P681"/>
      <text:p text:style-name="P676">Схема состоит из 2х частей: вспомогательного глагола <text:span text:style-name="T462">will </text:span><text:span text:style-name="T970">(заменяет </text:span><text:span text:style-name="T473">do/did</text:span><text:span text:style-name="T970">)</text:span> </text:p>
      <text:p text:style-name="P676">и смыслового глагола в начальной форме. </text:p>
      <text:p text:style-name="P773"/>
      <text:p text:style-name="P676"><text:span text:style-name="T462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462">not</text:span>.</text:p>
      <text:p text:style-name="P675"><text:soft-page-break/>В речи и на письме <text:span text:style-name="T462">will</text:span> обычно сокращается до <text:span text:style-name="T462">`ll</text:span>, а отрицание <text:span text:style-name="T462">will</text:span> <text:span text:style-name="T462">not</text:span> д<text:span text:style-name="T969">о</text:span> <text:span text:style-name="T462">won`t</text:span>.</text:p>
      <text:p text:style-name="P675"/>
      <text:p text:style-name="P772">We <text:span text:style-name="T860">will</text:span> proobably <text:span text:style-name="T860">meet</text:span> soon — Мы, возможно, скоро <text:span text:style-name="T860">встретимся</text:span>.</text:p>
      <text:p text:style-name="P772">I hope everything <text:span text:style-name="T860">will be</text:span> fine — Надеюсь, все <text:span text:style-name="T860">будет </text:span>хорошо.</text:p>
      <text:p text:style-name="P772"><text:span text:style-name="T860">Will</text:span> you <text:span text:style-name="T860">be</text:span> at home toworrow? No, I won`t — <text:span text:style-name="T968">Ты </text:span><text:span text:style-name="T862">будешь</text:span><text:span text:style-name="T968"> завтра дома? Нет</text:span>.</text:p>
      <text:p text:style-name="P675"/>
      <text:p text:style-name="P680">Чтобы правильно подобрать нужную форму, нужно отталкиваться от контекста:</text:p>
      <text:list xml:id="list1631708203" text:style-name="L31">
        <text:list-item>
          <text:p text:style-name="P1215">I will do — я сделаю (считаю/верю, что сделаю это);</text:p>
        </text:list-item>
        <text:list-item>
          <text:p text:style-name="P1216">I am doing — я сделаю (потому что уже спланировал это);</text:p>
        </text:list-item>
        <text:list-item>
          <text:p text:style-name="P1216">I am going to do — я собираюсь сделать (ключевое слово «собираюсь»).</text:p>
        </text:list-item>
      </text:list>
      <text:p text:style-name="P678"/>
      <text:p text:style-name="P679">Нередко, вместо will используется модальный глагол might:</text:p>
      <text:p text:style-name="P775">I might do it — Наверное, я сделаю это.</text:p>
      <text:p text:style-name="P774"/>
      <text:p text:style-name="P876">Модальные глаголы</text:p>
      <text:p text:style-name="P776"/>
      <text:p text:style-name="P684">Это особенные глаголы, которые одновременно:</text:p>
      <text:list xml:id="list59476775" text:style-name="L32">
        <text:list-item>
          <text:p text:style-name="P1217">передают смысл (используются как смысловые глаголы);</text:p>
        </text:list-item>
        <text:list-item>
          <text:p text:style-name="P1217">передают время (привязывают дейсвтие к какому-то времени);</text:p>
        </text:list-item>
        <text:list-item>
          <text:p text:style-name="P1217">используются по тем же правилами, что и вспомогательные глаголы.</text:p>
        </text:list-item>
      </text:list>
      <text:p text:style-name="P682"/>
      <text:p text:style-name="P682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682">а в отрицаниях используются вместе с частицей <text:span text:style-name="T462">not</text:span>.</text:p>
      <text:p text:style-name="P682"/>
      <text:p text:style-name="P922"><text:span text:style-name="T164">Модальные глаголы не имеют окончаний и дополнительных форм. </text:span><text:span text:style-name="T186">Т. е. </text:span><text:span text:style-name="T164">не меняются в зависимости от подлежащего </text:span><text:span text:style-name="T186">(нет окончания -s, если подлежащее he/she/it и </text:span><text:span text:style-name="T187">пр</text:span><text:span text:style-name="T186">)</text:span><text:span text:style-name="T164">. </text:span></text:p>
      <text:p text:style-name="P683"/>
      <text:p text:style-name="P690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690"/>
      <text:p text:style-name="P691"><text:span text:style-name="T991">После модального глагола почти всегда </text:span><text:span text:style-name="T993">идет</text:span><text:span text:style-name="T991"> смысловой глагол в начальной форме, </text:span><text:span text:style-name="T994">но </text:span><text:span text:style-name="T991">без частицы </text:span><text:span text:style-name="T478">to. </text:span><text:span text:style-name="T992">Также смысловой глагол в начальной форме идет после модальных кострукций.</text:span></text:p>
      <text:p text:style-name="P690"/>
      <text:p text:style-name="P1047"><text:span text:style-name="T186">М</text:span><text:span text:style-name="T150">одальные глаголы: </text:span><text:span text:style-name="T102">can, could, must, might, may, should, would, will, shall</text:span><text:span text:style-name="T150">.</text:span></text:p>
      <text:p text:style-name="P950"><text:span text:style-name="T176">М</text:span><text:span text:style-name="T222">одальные конструкции: </text:span><text:span text:style-name="T136">be able to, have to, used to</text:span><text:span text:style-name="T222">.</text:span></text:p>
      <text:p text:style-name="P692"/>
      <text:p text:style-name="P950"><text:span text:style-name="T314">Глаголы </text:span><text:span text:style-name="T146">w</text:span><text:span text:style-name="T147">ill</text:span><text:span text:style-name="T315"> и </text:span><text:span text:style-name="T146">s</text:span><text:span text:style-name="T147">hall</text:span></text:p>
      <text:p text:style-name="P693"/>
      <text:p text:style-name="P1048"><text:span text:style-name="T150">В Future Simple </text:span><text:span text:style-name="T102">will</text:span><text:span text:style-name="T150"> используется как вспомогательный глагол. Но иногда он также</text:span></text:p>
      <text:p text:style-name="P1048"><text:span text:style-name="T150">используется как модальный глагол. Это касается ситуац</text:span><text:span text:style-name="T162">и</text:span><text:span text:style-name="T150">й, когда нужно предложить свою помощь либо обратиться за помощью самому.</text:span></text:p>
      <text:p text:style-name="P694"/>
      <text:p text:style-name="P777">You luggage is heavy. I`ll help you — У вас тяжелый багаж. Я помогу вам.</text:p>
      <text:p text:style-name="P777">Will you help me? — Ты мне поможешь?</text:p>
      <text:p text:style-name="P694"/>
      <text:p text:style-name="P915"><text:span text:style-name="T162">Ситуации с </text:span><text:span text:style-name="T107">will</text:span><text:span text:style-name="T162"> переводятся будущим, а с </text:span><text:span text:style-name="T107">won`t </text:span><text:span text:style-name="T162">— настоящим. </text:span><text:span text:style-name="T107">Won`t</text:span><text:span text:style-name="T162"> означает </text:span></text:p>
      <text:p text:style-name="P686">«отказывается» (не смотря на мои ожидание, действие не происходит).</text:p>
      <text:p text:style-name="P685"/>
      <text:p text:style-name="P778"/>
      <text:p text:style-name="P1201">What`s wrong? My Car won`t start — Что случилось? Моя машина не заводится. </text:p>
      <text:p text:style-name="P778">(отказывается заводиться)</text:p>
      <text:p text:style-name="P685"/>
      <text:p text:style-name="P914"><text:span text:style-name="T163">Модальный глагол </text:span><text:span text:style-name="T108">shall</text:span><text:span text:style-name="T163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108">will</text:span><text:span text:style-name="T163">.</text:span></text:p>
      <text:p text:style-name="P687"/>
      <text:p text:style-name="P914"><text:span text:style-name="T163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108">I</text:span><text:span text:style-name="T163"> или </text:span><text:span text:style-name="T108">we</text:span><text:span text:style-name="T163">.</text:span></text:p>
      <text:p text:style-name="P687"/>
      <text:p text:style-name="P779">Shall I close the door? - Я закрою дверь? (вы не против, если я закрою дверь?)</text:p>
      <text:p text:style-name="P37"><text:span text:style-name="T320">S</text:span><text:span text:style-name="T316">hall we dance? - Потанцуем? (вы не против потанцевать?)</text:span></text:p>
      <text:p text:style-name="P685"/>
      <text:p text:style-name="P664"><text:span text:style-name="T976">Глаголы </text:span><text:span text:style-name="T475">c</text:span><text:span text:style-name="T462">an</text:span> и <text:span text:style-name="T475">c</text:span><text:span text:style-name="T462">ould</text:span></text:p>
      <text:p text:style-name="P687"/>
      <text:p text:style-name="P920"><text:span text:style-name="T120">Can</text:span><text:span text:style-name="T165"> переводится как «умею», «могу», «смогу». </text:span><text:span text:style-name="T184">С</text:span><text:span text:style-name="T165"> частицей </text:span><text:span text:style-name="T120">not</text:span><text:span text:style-name="T165"> в пишется либо </text:span></text:p>
      <text:p text:style-name="P539"><text:span text:style-name="T165">слитно — </text:span><text:span text:style-name="T120">cannot</text:span><text:span text:style-name="T165">, либо сокращенно — </text:span><text:span text:style-name="T120">can`t</text:span><text:span text:style-name="T165">. </text:span><text:span text:style-name="T184">М</text:span><text:span text:style-name="T166">ожет передавать следующие значения:</text:span></text:p>
      <text:list xml:id="list733855679" text:style-name="L33">
        <text:list-item>
          <text:p text:style-name="P1353"><text:span text:style-name="T165">у</text:span><text:span text:style-name="T166">мственные или физические возможности, умение что-то сделать;</text:span></text:p>
        </text:list-item>
        <text:list-item>
          <text:p text:style-name="P1218">разрешение или запрет что-то cделать;</text:p>
        </text:list-item>
        <text:list-item>
          <text:p text:style-name="P1218">просьба или предложение о помощи;</text:p>
        </text:list-item>
        <text:list-item>
          <text:p text:style-name="P1218">неуверенность в совершении действия (в вопросах).</text:p>
        </text:list-item>
      </text:list>
      <text:p text:style-name="P689"/>
      <text:p text:style-name="P38"><text:span text:style-name="T321">H</text:span><text:span text:style-name="T316">e can understand my English — Он может понимать мой английский.</text:span></text:p>
      <text:p text:style-name="P780">You can`t smoke here — Ты не можешь сдесь курить.</text:p>
      <text:p text:style-name="P780">Can I help you? - Я могу вам помочь?</text:p>
      <text:p text:style-name="P695"/>
      <text:p text:style-name="P1049"><text:span text:style-name="T165">В </text:span><text:span text:style-name="T150">разговорной речи </text:span><text:span text:style-name="T102">can</text:span><text:span text:style-name="T150"> широко используется именно, когда нужно спросить разрешение </text:span></text:p>
      <text:p text:style-name="P1050"><text:span text:style-name="T150">что-то сделать. </text:span><text:span text:style-name="T190">Е</text:span><text:span text:style-name="T188">сли нужно спросить разрешение вежливо, то используется may.</text:span></text:p>
      <text:p text:style-name="P731"/>
      <text:p text:style-name="P923"><text:span text:style-name="T122">Can</text:span><text:span text:style-name="T123"> I use your phone? / May I use your phone? - Я мог</text:span><text:span text:style-name="T122">у</text:span><text:span text:style-name="T123"> воспольз</text:span><text:span text:style-name="T122">оваться</text:span><text:span text:style-name="T123"> </text:span></text:p>
      <text:p text:style-name="P923"><text:span text:style-name="T122">твоим/</text:span><text:span text:style-name="T123">вашим телефоном?</text:span></text:p>
      <text:p text:style-name="P688"/>
      <text:p text:style-name="P1051"><text:span text:style-name="T102">Could [куд] </text:span><text:span text:style-name="T150">переводится как «мог», «мог бы» и является прошедшей формой от </text:span><text:span text:style-name="T102">can</text:span><text:span text:style-name="T150">. </text:span></text:p>
      <text:p text:style-name="P696">Его следует использовать, когда мы говорим о том, что что-то умели или могли в прошлом.</text:p>
      <text:p text:style-name="P730">Также <text:span text:style-name="T462">could</text:span> <text:span text:style-name="T995">применяется</text:span> в качестве официальной формы обращения.</text:p>
      <text:p text:style-name="P696"/>
      <text:p text:style-name="P781">I could read at the age of 4 — Я мог читать в 4 года.</text:p>
      <text:p text:style-name="P781">This story could be true — Эта история могла бы быть правдой.</text:p>
      <text:p text:style-name="P669"/>
      <text:p text:style-name="P669"><text:span text:style-name="T974">К</text:span>онструкция <text:span text:style-name="T462">be able to</text:span></text:p>
      <text:p text:style-name="P697"/>
      <text:p text:style-name="P698">Дублирует по значению модальные глаголы <text:span text:style-name="T462">can/could</text:span>. Говорит о возможности </text:p>
      <text:p text:style-name="P698">соверишить действие. <text:span text:style-name="T989">В настоящем времени </text:span><text:span text:style-name="T973">заменяется модальным глаголом </text:span><text:span text:style-name="T474">can</text:span><text:span text:style-name="T989">.</text:span></text:p>
      <text:p text:style-name="P698"/>
      <text:p text:style-name="P699">В этой конструкции глагол <text:span text:style-name="T462">be</text:span> передает время:</text:p>
      <text:list xml:id="list3838799292" text:style-name="L34">
        <text:list-item>
          <text:p text:style-name="P1219">am/is/are able to — могу/может/могут (есть возможность);</text:p>
        </text:list-item>
        <text:list-item>
          <text:p text:style-name="P1219">was/were able to — смог/смогли;</text:p>
        </text:list-item>
        <text:list-item>
          <text:p text:style-name="P1219">will be able to — смогу/сможет/смогут.</text:p>
        </text:list-item>
      </text:list>
      <text:p text:style-name="P700"/>
      <text:p text:style-name="P916"><text:span text:style-name="T109">B</text:span><text:span text:style-name="T110">e able to</text:span><text:span text:style-name="T167"> передает оттенок </text:span><text:span text:style-name="T168">того, что </text:span><text:span text:style-name="T171">человек</text:span><text:span text:style-name="T168"> обычно не может сделать, но именно тогда </text:span></text:p>
      <text:p text:style-name="P916"><text:span text:style-name="T168">смог (в прошедшем) или сможет (в будущем).</text:span><text:span text:style-name="T167"> </text:span><text:span text:style-name="T168">Т</text:span><text:span text:style-name="T167">. е. не «мог</text:span><text:span text:style-name="T168">у</text:span><text:span text:style-name="T167">», а «</text:span><text:span text:style-name="T168">смогу</text:span><text:span text:style-name="T167">».</text:span></text:p>
      <text:p text:style-name="P701"/>
      <text:p text:style-name="P782"><text:soft-page-break/>Stacey talked rather quickly, but I was able to understand her — Стэйси говорила довольно быстро, но я смог понять её.</text:p>
      <text:p text:style-name="P782"/>
      <text:p text:style-name="P782">If I learn French, I will be able to understand it — Если я буду учить французский, </text:p>
      <text:p text:style-name="P782">я смогу понимать его.</text:p>
      <text:p text:style-name="P782"/>
      <text:p text:style-name="P665"><text:span text:style-name="T976">Глаголы </text:span><text:span text:style-name="T475">m</text:span><text:span text:style-name="T462">ight</text:span> и <text:span text:style-name="T475">m</text:span><text:span text:style-name="T462">ay</text:span></text:p>
      <text:p text:style-name="P782"/>
      <text:p text:style-name="P921"><text:span text:style-name="T185">M</text:span><text:span text:style-name="T113">ight [майт]</text:span><text:span text:style-name="T169"> переводится как «может» или «мог бы», </text:span><text:span text:style-name="T176">а</text:span><text:span text:style-name="T978"> т</text:span>акже <text:span text:style-name="T169">наречием </text:span><text:span text:style-name="T174">«возможно», «вероятно», </text:span><text:span text:style-name="T175">«должно быть», </text:span><text:span text:style-name="T174">«наверное»</text:span><text:span text:style-name="T169">. </text:span></text:p>
      <text:p text:style-name="P727"/>
      <text:p text:style-name="P702">Он указывает на вероятность того, что ситуация может происходить сейчас или произойти </text:p>
      <text:p text:style-name="P702">в ближайшем будущем. Является синонимом фразе <text:span text:style-name="T462">it is possible that</text:span> (возможно, что).</text:p>
      <text:p text:style-name="P800"/>
      <text:p text:style-name="P1052"><text:span text:style-name="T102">Look at the sky. It might rain — Посмотри на небо. Возможно </text:span><text:span text:style-name="T112">пойдет дождь.</text:span></text:p>
      <text:p text:style-name="P1053"><text:span text:style-name="T112">M</text:span><text:span text:style-name="T102">ight Tom call in the evening? - Том может позвонить вечером? (может</text:span><text:span text:style-name="T114"> ли он позвонить</text:span><text:span text:style-name="T102">?)</text:span></text:p>
      <text:p text:style-name="P782"/>
      <text:p text:style-name="P958"><text:span text:style-name="T185">Отрицание</text:span><text:span text:style-name="T170"> </text:span><text:span text:style-name="T111">might</text:span><text:span text:style-name="T170"> </text:span><text:span text:style-name="T111">not</text:span><text:span text:style-name="T170"> </text:span><text:span text:style-name="T185">сокращается до</text:span><text:span text:style-name="T170"> </text:span><text:span text:style-name="T111">mightn`t [майтэнт]</text:span><text:span text:style-name="T170">.</text:span></text:p>
      <text:p text:style-name="P728"/>
      <text:p text:style-name="P958"><text:span text:style-name="T169">Модальный глагол </text:span><text:span text:style-name="T113">may</text:span><text:span text:style-name="T169"> в современном английском используется </text:span><text:span text:style-name="T170">редко</text:span><text:span text:style-name="T169">. Но его часто применяют, когда нужно предложить помощь незнакомому человеку. </text:span><text:span text:style-name="T189">Он п</text:span><text:span text:style-name="T169">ереводится как «иметь возможность» и по сути </text:span><text:span text:style-name="T170">взаимозаменяем с</text:span><text:span text:style-name="T169"> </text:span><text:span text:style-name="T113">might</text:span><text:span text:style-name="T169">.</text:span></text:p>
      <text:p text:style-name="P783"/>
      <text:p text:style-name="P783">May I help you, sir? Я могу вам помочь, сэр? (имею ли я возможность вам помочь?)</text:p>
      <text:p text:style-name="P729"/>
      <text:p text:style-name="P666"><text:span text:style-name="T977">Глагол </text:span><text:span text:style-name="T476">m</text:span><text:span text:style-name="T462">ust</text:span></text:p>
      <text:p text:style-name="P703"/>
      <text:p text:style-name="P924"><text:span text:style-name="T191">О</text:span><text:span text:style-name="T175">дин из самых распространенных в речи модальных глаголов. </text:span><text:span text:style-name="T192">И</text:span><text:span text:style-name="T175">спользуется в настоящем времени. Переводится как «должен», «обязан» или «должно быть», «</text:span><text:span text:style-name="T172">наверное»</text:span><text:span text:style-name="T175">.</text:span></text:p>
      <text:p text:style-name="P704"/>
      <text:p text:style-name="P538"><text:span text:style-name="T172">П</text:span><text:span text:style-name="T166">ереда</text:span><text:span text:style-name="T172">ет</text:span><text:span text:style-name="T166"> следующие значения</text:span><text:span text:style-name="T173">:</text:span></text:p>
      <text:list xml:id="list986240459" text:style-name="L35">
        <text:list-item>
          <text:p text:style-name="P1220">необходимость, обязанность, долг;</text:p>
        </text:list-item>
        <text:list-item>
          <text:p text:style-name="P1221">настойчивый совет, приказ, запрет (в отрицаниях);</text:p>
        </text:list-item>
      </text:list>
      <text:p text:style-name="P801"/>
      <text:p text:style-name="P801">I must go — Я должен идти. </text:p>
      <text:p text:style-name="P786">He must not be at home now — <text:s/><text:span text:style-name="T988">О</text:span>н не должен сейчас быть дома.</text:p>
      <text:p text:style-name="P950"><text:span text:style-name="T137">Must we hurry? — Нам нужно торопиться? </text:span><text:span text:style-name="T138">(должны ли мы торопиться?)</text:span></text:p>
      <text:p text:style-name="P786"/>
      <text:p text:style-name="P950"><text:span text:style-name="T173">Отрицание </text:span><text:span text:style-name="T121">must not</text:span><text:span text:style-name="T173"> </text:span><text:span text:style-name="T185">означает</text:span><text:span text:style-name="T173"> «нельзя», «запрещено». Сокращается до </text:span><text:span text:style-name="T121">musn`t [мазнт]</text:span><text:span text:style-name="T173">.</text:span></text:p>
      <text:p text:style-name="P784">You musn`t park here — Здесь нельзя парковаться.</text:p>
      <text:p text:style-name="P704"/>
      <text:p text:style-name="P705">Когда <text:span text:style-name="T462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705"/>
      <text:p text:style-name="P785">She has worked so hard these days. She must<text:span text:style-name="T860"> </text:span>be very tired — </text:p>
      <text:p text:style-name="P785">Она так много работала в эти дни. Она, наверное, очень <text:span text:style-name="T975">уставшая.</text:span></text:p>
      <text:p text:style-name="P787"/>
      <text:p text:style-name="P667">Конструкция <text:span text:style-name="T462">have to</text:span></text:p>
      <text:p text:style-name="P706"/>
      <text:p text:style-name="P708">Дублирует по значению модальный глагол <text:span text:style-name="T462">must</text:span>. Говорит об обязанностях, </text:p>
      <text:p text:style-name="P708">которые человек вынежден выполнять <text:span text:style-name="T990">не по свое воле</text:span>. </text:p>
      <text:p text:style-name="P707"/>
      <text:p text:style-name="P707"><text:soft-page-break/>В настоящем времени <text:span text:style-name="T462">have to</text:span> и <text:span text:style-name="T462">must</text:span> взаимозаменяемы и часто разницы между ними нет.</text:p>
      <text:p text:style-name="P707">Однако <text:span text:style-name="T462">must</text:span> означает необходимость, которая исходит от самого человека, </text:p>
      <text:p text:style-name="P707">а <text:span text:style-name="T462">have to</text:span> говорит о необходимости, исходящей извне.</text:p>
      <text:p text:style-name="P707"/>
      <text:p text:style-name="P788">I must do it — Я должен это сделать (это мой долг).</text:p>
      <text:p text:style-name="P788">I have to do it — Я должен это сделать (того требуют обстоятельства).</text:p>
      <text:p text:style-name="P707"/>
      <text:p text:style-name="P917"><text:span text:style-name="T115">Have to</text:span><text:span text:style-name="T177">, в отличие от </text:span><text:span text:style-name="T115">must</text:span><text:span text:style-name="T177">, может употребляться во всех временах. Форма в будущем </text:span></text:p>
      <text:p text:style-name="P709">времени используется редко и ее предпочитают заменять на форму настоящего.</text:p>
      <text:p text:style-name="P709"/>
      <text:p text:style-name="P709">Отрицательная и вопросительная форма образуется с помощью вспомогательных </text:p>
      <text:p text:style-name="P917"><text:span text:style-name="T177">глаголов </text:span><text:span text:style-name="T115">do/did/will</text:span><text:span text:style-name="T177">. (</text:span><text:span text:style-name="T193">здесь </text:span><text:span text:style-name="T115">have</text:span><text:span text:style-name="T177"> ведет себя как смысловой глагол).</text:span></text:p>
      <text:p text:style-name="P790"/>
      <text:p text:style-name="P789"><text:span text:style-name="T998">I </text:span><text:span text:style-name="T316">had to go — Я должен был идти.</text:span></text:p>
      <text:p text:style-name="P788">He doesn`t have to go — Он не должен идти.</text:p>
      <text:p text:style-name="P802">Will they have to go? — Они должны будут идти?</text:p>
      <text:p text:style-name="P710"/>
      <text:p text:style-name="P1054"><text:span text:style-name="T177">В </text:span><text:span text:style-name="T150">отрицательных предложениях </text:span><text:span text:style-name="T102">have to</text:span><text:span text:style-name="T150"> и </text:span><text:span text:style-name="T102">must</text:span><text:span text:style-name="T150"> передают разный смысл. </text:span></text:p>
      <text:p text:style-name="P1054"><text:span text:style-name="T102">Must not</text:span><text:span text:style-name="T150"> выражает запрет, а </text:span><text:span text:style-name="T102">heve to</text:span><text:span text:style-name="T150"> — отсутсвие обязанности.</text:span></text:p>
      <text:p text:style-name="P753"/>
      <text:p text:style-name="P788">You mustn`t tell anyone — Ты не должен рассказывать никому.</text:p>
      <text:p text:style-name="P788">You don`t have to tell me everything — Можешь не рассказывать мне всего.</text:p>
      <text:p text:style-name="P709"/>
      <text:p text:style-name="P925"><text:span text:style-name="T116">Have</text:span><text:span text:style-name="T178"> в значении «должен» всегда используется с частицей </text:span><text:span text:style-name="T116">to</text:span><text:span text:style-name="T178">. Если не поставить </text:span><text:span text:style-name="T116">to</text:span><text:span text:style-name="T178"> </text:span></text:p>
      <text:p text:style-name="P925"><text:span text:style-name="T178">после </text:span><text:span text:style-name="T116">have</text:span><text:span text:style-name="T178">, то этот глагол будет ознать «иметь». </text:span></text:p>
      <text:p text:style-name="P709"/>
      <text:p text:style-name="P7"><text:span text:style-name="T231">Г</text:span><text:span text:style-name="T232">лагол </text:span><text:span text:style-name="T144">should</text:span></text:p>
      <text:p text:style-name="P711"/>
      <text:p text:style-name="P926"><text:span text:style-name="T124">Should [шуд] </text:span><text:span text:style-name="T194">подходит</text:span><text:span text:style-name="T178">, чтобы дать</text:span><text:span text:style-name="T194"> вежливый</text:span><text:span text:style-name="T178"> совет. Переводится как «</text:span><text:span text:style-name="T195">следует сделать</text:span><text:span text:style-name="T178">» </text:span></text:p>
      <text:p text:style-name="P926"><text:span text:style-name="T195">или «нужно (так поступить)». </text:span><text:span text:style-name="T197">С</text:span><text:span text:style-name="T195">вязан с на</text:span><text:span text:style-name="T197">с</text:span><text:span text:style-name="T195">тоящим и будущим временем. Грамматически использ</text:span><text:span text:style-name="T194">уется</text:span><text:span text:style-name="T195"> по тем же правилами, что и другие модальные глаголы.</text:span></text:p>
      <text:p text:style-name="P714"/>
      <text:p text:style-name="P59">You should be more attentive — Вам следует быть более внимательным.</text:p>
      <text:p text:style-name="P712"/>
      <text:p text:style-name="P927"><text:span text:style-name="T196">Для</text:span><text:span text:style-name="T195"> совет</text:span><text:span text:style-name="T196">а</text:span><text:span text:style-name="T195">, помимо </text:span><text:span text:style-name="T124">should,</text:span><text:span text:style-name="T195"> можно также использовать обороты, помогающие </text:span></text:p>
      <text:p text:style-name="P927"><text:span text:style-name="T195">выразить мненеие, например </text:span><text:span text:style-name="T124">I think, I don`t think</text:span><text:span text:style-name="T195">.</text:span></text:p>
      <text:p text:style-name="P713"/>
      <text:p text:style-name="P791">I think you should leave — Думаю, вам пора уйти.</text:p>
      <text:p text:style-name="P792"/>
      <text:p text:style-name="P918"><text:span text:style-name="T117">Should</text:span><text:span text:style-name="T179"> также выражает: недоумение, удивление, возмущение. В этом случае </text:span><text:span text:style-name="T196">он</text:span><text:span text:style-name="T179"> передает эмоциональную окраску высказыванию. Отрицательная форма говорит о плохой зате</text:span><text:span text:style-name="T180">е</text:span><text:span text:style-name="T179">.</text:span></text:p>
      <text:p text:style-name="P712"/>
      <text:p text:style-name="P791">Why should I go there? - Скакой стати мне туда идти?</text:p>
      <text:p text:style-name="P791">You shouldn`t go there — Не нужно туда идти <text:span text:style-name="T996">(это плохая идея)</text:span>.</text:p>
      <text:p text:style-name="P712"/>
      <text:p text:style-name="P8"><text:span text:style-name="T226">Глагол </text:span><text:span text:style-name="T142">would</text:span></text:p>
      <text:p text:style-name="P715"/>
      <text:p text:style-name="P717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980">Грамматически использ</text:span><text:span text:style-name="T981">уется</text:span><text:span text:style-name="T980"> по тем же правилами, что и другие модальные глаголы.</text:span></text:p>
      <text:p text:style-name="P716"/>
      <text:p text:style-name="P720"><text:soft-page-break/>При переводе <text:span text:style-name="T462">would</text:span>, <text:span text:style-name="T981">по сути, </text:span>выпадает, а идущий после него смысловой глагол, используется с частицей<text:span text:style-name="T477"> </text:span><text:span text:style-name="T462">to</text:span>. <text:span text:style-name="T477">Would</text:span><text:span text:style-name="T983"> часто сокращается до </text:span><text:span text:style-name="T477">`d</text:span><text:span text:style-name="T983"> и произносится как одна буква (поэтому поначалу расслышать </text:span><text:span text:style-name="T477">would</text:span><text:span text:style-name="T983"> в предложении довольно сложно).</text:span></text:p>
      <text:p text:style-name="P716"/>
      <text:p text:style-name="P718"><text:span text:style-name="T979">В</text:span>стречается в вариантах, <text:span text:style-name="T997">когда</text:span>:</text:p>
      <text:list xml:id="list1658590696" text:style-name="L36">
        <text:list-item>
          <text:p text:style-name="P1222">соответствует русской частице «бы» (когда представляют ситуацию);</text:p>
        </text:list-item>
        <text:list-item>
          <text:p text:style-name="P1222">сообщает о привычках прошлого (в этом случае может заменяться на <text:span text:style-name="T462">used to</text:span>).</text:p>
        </text:list-item>
      </text:list>
      <text:p text:style-name="P719"/>
      <text:p text:style-name="P793">I would like to live in New Your — Я бы хотел жить в Нью Йорке <text:span text:style-name="T979">(представил)</text:span>.</text:p>
      <text:p text:style-name="P794">I wouldn`t watch this film with my child — Я бы не смотрела этот фильм с моим ребенком.</text:p>
      <text:p text:style-name="P795">Would you like to go <text:span text:style-name="T982">to the party with us? </text:span>—<text:span text:style-name="T982"> Ты бы хотел пойти с нами на вечеринку?</text:span></text:p>
      <text:p text:style-name="P721"/>
      <text:p text:style-name="P959"><text:span text:style-name="T181">Фраза </text:span><text:span text:style-name="T118">would you like</text:span><text:span text:style-name="T181"> часто используется, когда хотят предложить человеку услугу</text:span><text:span text:style-name="T199">, </text:span><text:span text:style-name="T181">предмет </text:span></text:p>
      <text:p text:style-name="P959"><text:span text:style-name="T181">и т. п. Если человек согласен, то он отвечает </text:span><text:span text:style-name="T118">I`d like to</text:span><text:span text:style-name="T181"> (</text:span><text:span text:style-name="T198">я бы хотел</text:span><text:span text:style-name="T181">) </text:span><text:span text:style-name="T198">или </text:span><text:span text:style-name="T126">I`d love to</text:span></text:p>
      <text:p text:style-name="P959"><text:span text:style-name="T181">(с удовольствием). <text:s/></text:span><text:span text:style-name="T118">I`d like to </text:span><text:span text:style-name="T221">можно использовать вместо</text:span><text:span text:style-name="T135"> I want </text:span><text:span text:style-name="T139">(уточнить)</text:span><text:span text:style-name="T135">.</text:span></text:p>
      <text:p text:style-name="P722"/>
      <text:p text:style-name="P928"><text:span text:style-name="T118">Would you like a cup of </text:span><text:span text:style-name="T125">tea</text:span><text:span text:style-name="T118">? Yes, I would — Вы бы хотили чашечку </text:span><text:span text:style-name="T125">чая</text:span><text:span text:style-name="T118">? Да, хотел бы.</text:span></text:p>
      <text:p text:style-name="P722"/>
      <text:p text:style-name="P796">What would you like, coffee or tea? I`d like some cofee — Чтобы вы хотели, </text:p>
      <text:p text:style-name="P796">кофе или чай? Я бы хотел кофе.</text:p>
      <text:p text:style-name="P722"/>
      <text:p text:style-name="P668">Конструкция <text:span text:style-name="T462">used to</text:span></text:p>
      <text:p text:style-name="P722"/>
      <text:p text:style-name="P723">Используется, когда говорят о регулярных вещах, происходящих в прошлом. </text:p>
      <text:p text:style-name="P919"><text:span text:style-name="T182">Британцы </text:span><text:span text:style-name="T183">предпочитают</text:span><text:span text:style-name="T182"> </text:span><text:span text:style-name="T119">used to</text:span><text:span text:style-name="T182">, американцы чаще использую </text:span><text:span text:style-name="T119">would</text:span><text:span text:style-name="T182">.</text:span></text:p>
      <text:p text:style-name="P723"/>
      <text:p text:style-name="P723">На русский <text:span text:style-name="T462">would/used to</text:span> можно перевести как «имел привычку делать» <text:span text:style-name="T985">или</text:span> «раньше».</text:p>
      <text:p text:style-name="P724"><text:span text:style-name="T985">Также </text:span><text:span text:style-name="T462">would/used to</text:span> <text:span text:style-name="T985">подразумевает, что сейчас человек уже не делает того, что делал раньше.</text:span></text:p>
      <text:p text:style-name="P724"/>
      <text:p text:style-name="P725">Как правило <text:span text:style-name="T462">would</text:span> используется в ситуациях, когда указан период во время которого </text:p>
      <text:p text:style-name="P725">человек так не поступал. </text:p>
      <text:p text:style-name="P725"/>
      <text:p text:style-name="P726">После <text:span text:style-name="T462">used to</text:span> стоит глагол в начальной форме. В настоящем времени эта констуркция </text:p>
      <text:p text:style-name="P726">не используется <text:span text:style-name="T986">(для этого есть Present Simple) </text:span>и<text:span text:style-name="T984"> </text:span>часто <text:span text:style-name="T984">выпадает при переводе.</text:span></text:p>
      <text:p text:style-name="P726"/>
      <text:p text:style-name="P797">I used to live in Bristol — Раньше я жил <text:span text:style-name="T987">в Бристоле (а сейчас нет).</text:span></text:p>
      <text:p text:style-name="P798">I didn`t use to drink tea — Раньше я не пил чай (а теперь пью).</text:p>
      <text:p text:style-name="P799">Did you use to play tennis? — Ты раньше играл в теннис?</text:p>
      <text:p text:style-name="P670"/>
      <text:p text:style-name="P877">Повелительно наклонение. Imperative</text:p>
      <text:p text:style-name="P732"/>
      <text:p text:style-name="P733">Это способ озвучить распоряжение, приказ, <text:span text:style-name="T999">просьбу</text:span> или призыв к действию.</text:p>
      <text:p text:style-name="P733">В речи очень часто используются предложения в форме повелительного наклонения.</text:p>
      <text:p text:style-name="P733"/>
      <text:p text:style-name="P929"><text:span text:style-name="T200">Чтобы выразить приказ или просьбу (</text:span><text:span text:style-name="T201">настойчиво</text:span><text:span text:style-name="T200">), нужно начать предложение с глагола </text:span></text:p>
      <text:p text:style-name="P734">в начальной форме (форма повелительного наклонения только одна).</text:p>
      <text:p text:style-name="P733"/>
      <text:p text:style-name="P60"><text:span text:style-name="T322">C</text:span><text:span text:style-name="T316">ome here — Подойдите сюда ( призыв к действию).</text:span></text:p>
      <text:p text:style-name="P803">Put your gun down! — Опусти оружие! (приказ).</text:p>
      <text:p text:style-name="P803">Help! — Помогите! (настойчивая просьба).</text:p>
      <text:p text:style-name="P735"/>
      <text:p text:style-name="P1055"><text:span text:style-name="T150">Чтобы просьба звучала вежливее, </text:span><text:span text:style-name="T202">используют слово please: </text:span><text:span text:style-name="T127">Come here, please</text:span><text:span text:style-name="T202">.</text:span></text:p>
      <text:p text:style-name="P1056"><text:soft-page-break/><text:span text:style-name="T202">Е</text:span><text:span text:style-name="T150">сли </text:span><text:span text:style-name="T203">человеку предлагают угоститься едой, то часто начинают предложение с </text:span><text:span text:style-name="T128">have</text:span><text:span text:style-name="T203">.</text:span></text:p>
      <text:p text:style-name="P804">Have a cake, please — Угощайтесь тортом, пожалуйста.</text:p>
      <text:p text:style-name="P736"/>
      <text:p text:style-name="P1087"><text:span text:style-name="T150">Глагол </text:span><text:span text:style-name="T102">have</text:span><text:span text:style-name="T150"> может входить в устойчивые обороты, связанные с пожеланием. </text:span></text:p>
      <text:p text:style-name="P736">В этом случае он обычно выпадает при переводе.</text:p>
      <text:p text:style-name="P737"/>
      <text:p text:style-name="P61"><text:span text:style-name="T323">H</text:span><text:span text:style-name="T316">ave a nice time — Приятно провести время.</text:span></text:p>
      <text:p text:style-name="P805">Have fun — Повеселитесь.</text:p>
      <text:p text:style-name="P805"/>
      <text:p text:style-name="P207"><text:span text:style-name="T316">Если нужно призвать человека или группу людей совершить что-то вместе, то нужно использовать </text:span><text:span text:style-name="T102">let`s (let us)</text:span><text:span text:style-name="T316"> перед глаголом. Это еще один способ говорить вежливее </text:span></text:p>
      <text:p text:style-name="P738">в повелительном наклонении.</text:p>
      <text:p text:style-name="P738"/>
      <text:p text:style-name="P805">Let`s do it — Давай сделаем это (досл. Позволь нам сделать это).</text:p>
      <text:p text:style-name="P805">Let`s not watch this movie — Давай не будем смотреть этот фильм.</text:p>
      <text:p text:style-name="P738"/>
      <text:p text:style-name="P207"><text:span text:style-name="T316">Если нужно попросить человека не делать что-либо, то нужно начать с </text:span><text:span text:style-name="T102">don`t</text:span><text:span text:style-name="T316">.</text:span></text:p>
      <text:p text:style-name="P805"/>
      <text:p text:style-name="P806">Don`t come here — Не подходи сюда. </text:p>
      <text:p text:style-name="P806">Don`t do it — Не делай этого.</text:p>
      <text:p text:style-name="P806"/>
      <text:p text:style-name="P878">Пассивный<text:span text:style-name="T1007"> </text:span>залог. <text:span text:style-name="T1008">Passive Voice</text:span></text:p>
      <text:p text:style-name="P739"/>
      <text:p text:style-name="P208"><text:span text:style-name="T316">В английском языке, как и в русском, </text:span><text:span text:style-name="T324">есть 2</text:span><text:span text:style-name="T316"> вида залога: активный и пассивный.</text:span></text:p>
      <text:p text:style-name="P930"><text:span text:style-name="T204">Активный залог </text:span><text:span text:style-name="T205">по другому</text:span><text:span text:style-name="T204"> называется действительным (я сам совершаю действие), </text:span></text:p>
      <text:p text:style-name="P740">а пассивный — страдательным (надо мной совершают действие.)</text:p>
      <text:p text:style-name="P741"/>
      <text:p text:style-name="P742">Порядок слов у предложения в пассивном залоге: </text:p>
      <text:list xml:id="list453797717" text:style-name="L37">
        <text:list-item>
          <text:p text:style-name="P1223">подлежащее;</text:p>
        </text:list-item>
        <text:list-item>
          <text:p text:style-name="P1223">сказуемое в пассивном залоге (что сделано?);</text:p>
        </text:list-item>
        <text:list-item>
          <text:p text:style-name="P1223">дополнение;</text:p>
        </text:list-item>
        <text:list-item>
          <text:p text:style-name="P1223">обстоятельство.</text:p>
        </text:list-item>
      </text:list>
      <text:p text:style-name="P743"/>
      <text:p text:style-name="P931"><text:span text:style-name="T206">Сказуемое в пассивном залоге состоит из 2х частей: вспомогательного глагола </text:span><text:span text:style-name="T132">be</text:span><text:span text:style-name="T206"> </text:span></text:p>
      <text:p text:style-name="P931"><text:span text:style-name="T206">и смыслового глагола в 3й форме </text:span><text:span text:style-name="T219">(для </text:span><text:span text:style-name="T220">группы </text:span><text:span text:style-name="T219">Simple)</text:span><text:span text:style-name="T206">.</text:span></text:p>
      <text:p text:style-name="P744"/>
      <text:p text:style-name="P62"><text:span text:style-name="T327">I finished my work</text:span><text:span text:style-name="T316"> yesterday — </text:span><text:span text:style-name="T327">Я закончил работу</text:span><text:span text:style-name="T316"> вчера (активный залог).</text:span></text:p>
      <text:p text:style-name="P62"><text:span text:style-name="T327">The work was finished</text:span><text:span text:style-name="T316"> yesterday — </text:span><text:span text:style-name="T327">Работа была закончена</text:span><text:span text:style-name="T316"> вчера (пассивный залог).</text:span></text:p>
      <text:p text:style-name="P754"/>
      <text:p text:style-name="P936"><text:span text:style-name="T217">П</text:span><text:span text:style-name="T216">ассивный залог </text:span><text:span text:style-name="T217">обычно </text:span><text:span text:style-name="T216">используется, когда автор действия неизвестен, не важен </text:span></text:p>
      <text:p text:style-name="P209"><text:span text:style-name="T316">или намеренно скрыт. </text:span><text:span text:style-name="T325">Пассивный залог часто применяется в деловой речи.</text:span></text:p>
      <text:p text:style-name="P807"/>
      <text:p text:style-name="P808">This house is quite old. It was buil in 1990 — Дом старый. Он был простроен в 1990 году.</text:p>
      <text:p text:style-name="P808">(кто построил дом — неизвестно; известен только дом, и что с ним сделали — построили).</text:p>
      <text:p text:style-name="P809"/>
      <text:p text:style-name="P932"><text:span text:style-name="T207">Если нужно указать </text:span><text:span text:style-name="T208">автора</text:span><text:span text:style-name="T207"> действи</text:span><text:span text:style-name="T208">я</text:span><text:span text:style-name="T207">, то это можно сделать в дополнении </text:span></text:p>
      <text:p text:style-name="P932"><text:span text:style-name="T207">с использованием предлога </text:span><text:span text:style-name="T133">by</text:span><text:span text:style-name="T207"> (кем).</text:span></text:p>
      <text:p text:style-name="P745"/>
      <text:p text:style-name="P808">Ann Karenina was written by Leo Tolstoy — Анна Каренина была написана Львом Толстым.</text:p>
      <text:p text:style-name="P933"><text:span text:style-name="T129">(</text:span><text:span text:style-name="T130">над книгой совершили действие — ее написали</text:span><text:span text:style-name="T129">)</text:span></text:p>
      <text:p text:style-name="P810"/>
      <text:p text:style-name="P746"/>
      <text:p text:style-name="P1199"><text:span text:style-name="T209">Подлежащие </text:span><text:span text:style-name="T131">I</text:span><text:span text:style-name="T209">, в предложении с пассивным залогом, часто переводится </text:span></text:p>
      <text:p text:style-name="P746">не как «я», а как «мне/мной/меня».</text:p>
      <text:p text:style-name="P747"/>
      <text:p text:style-name="P811">I am ignored all the time — Меня игнорируют все время.</text:p>
      <text:p text:style-name="P811">I was born in 1990 — Я родился в 1990 году (Меня родили в 1990 году).</text:p>
      <text:p text:style-name="P811"/>
      <text:p text:style-name="P937"><text:span text:style-name="T209">При переводе </text:span><text:span text:style-name="T131">I was born</text:span><text:span text:style-name="T209">, не совсем понятно, что это пассивный залог </text:span><text:span text:style-name="T215">(</text:span><text:span text:style-name="T134">I</text:span><text:span text:style-name="T215"> переводится как «я»)</text:span><text:span text:style-name="T209">.</text:span></text:p>
      <text:p text:style-name="P540"><text:span text:style-name="T209">В английском таких фраз мног. </text:span><text:span text:style-name="T218">Их</text:span><text:span text:style-name="T209"> нужно просто </text:span><text:span text:style-name="T218">запомнить</text:span><text:span text:style-name="T209">, </text:span><text:span text:style-name="T210">например:</text:span></text:p>
      <text:list xml:id="list3745585715" text:style-name="L38">
        <text:list-item>
          <text:p text:style-name="P1224">be born — родился (в Past Simple);</text:p>
        </text:list-item>
        <text:list-item>
          <text:p text:style-name="P1224">be gone — умер (в Present Simple).</text:p>
        </text:list-item>
      </text:list>
      <text:p text:style-name="P748"/>
      <text:p text:style-name="P749">Present Simple Passive:</text:p>
      <text:p text:style-name="P812">Children are taught at school — Детей учат в школе.</text:p>
      <text:p text:style-name="P749"/>
      <text:p text:style-name="P749">Past Simple Passive:</text:p>
      <text:p text:style-name="P812">I was taught to ride a bike by my dadschool — Меня научил ездить на велосипеде папа.</text:p>
      <text:p text:style-name="P749"/>
      <text:p text:style-name="P749">Future Simple Passive:</text:p>
      <text:p text:style-name="P812">I will be taught English at university — Меня будут учить английскому в универе.</text:p>
      <text:p text:style-name="P812"/>
      <text:p text:style-name="P750">Present Perfect Passive <text:span text:style-name="T1004">требует дополнительно</text:span><text:span text:style-name="T1006">го</text:span><text:span text:style-name="T1004"> слов</text:span><text:span text:style-name="T1006">а</text:span><text:span text:style-name="T1004"> </text:span><text:span text:style-name="T479">been, </text:span><text:span text:style-name="T1006">после</text:span><text:span text:style-name="T480"> have</text:span><text:span text:style-name="T1004">. </text:span></text:p>
      <text:p text:style-name="P751"><text:span text:style-name="T1046">Е</text:span>сли его не указать, то предложение будет в форме активного залога (Present Perfect).</text:p>
      <text:p text:style-name="P813"/>
      <text:p text:style-name="P813">I have been taught an important lesson — Мне преподали важный урок.</text:p>
      <text:p text:style-name="P814">I have <text:span text:style-name="T1005">taught an important lesson — </text:span>Я преподал важный урок.</text:p>
      <text:p text:style-name="P752"/>
      <text:p text:style-name="P749">Предложение в Present Perfect Passive можно перепутать с Present Perfect Continuous.</text:p>
      <text:p text:style-name="P749">Здесь главное в том, что в Passive смысловой глагол стоит в 3й форме, </text:p>
      <text:p text:style-name="P210"><text:span text:style-name="T316">а в Continuous — с окончанием </text:span><text:span text:style-name="T102">ing</text:span><text:span text:style-name="T316">.</text:span></text:p>
      <text:p text:style-name="P749"/>
      <text:p text:style-name="P934"><text:span text:style-name="T68">I have been </text:span><text:span text:style-name="T70">speaking</text:span><text:span text:style-name="T68"> English for 2 years. </text:span><text:span text:style-name="T69">—</text:span><text:span text:style-name="T68"> Я </text:span><text:span text:style-name="T70">говорю по</text:span><text:span text:style-name="T68"> английски уже 2 года.</text:span></text:p>
      <text:p text:style-name="P934"><text:span text:style-name="T68">I </text:span><text:span text:style-name="T71">have been </text:span><text:span text:style-name="T70">spoken English — </text:span><text:span text:style-name="T72">Со мной</text:span><text:span text:style-name="T70"> говорили по английски.</text:span></text:p>
      <text:p text:style-name="P816"/>
      <text:p text:style-name="P935"><text:span text:style-name="T234">Т</text:span><text:span text:style-name="T235">акже можно легко перепутать ситуации, когда be используется с прилагательным </text:span><text:span text:style-name="T236">и</text:span><text:span text:style-name="T235"> когда </text:span></text:p>
      <text:p text:style-name="P935"><text:span text:style-name="T236">с</text:span><text:span text:style-name="T235"> пассивн</text:span><text:span text:style-name="T236">ым</text:span><text:span text:style-name="T235"> залог</text:span><text:span text:style-name="T236">ом</text:span><text:span text:style-name="T235">. Здесь важно отлич</text:span><text:span text:style-name="T236">а</text:span><text:span text:style-name="T235">ть прилагательное от глагола.</text:span></text:p>
      <text:p text:style-name="P817"/>
      <text:p text:style-name="P472"><text:span text:style-name="T98">I am interested in art — Я</text:span><text:span text:style-name="T99"> интересуюсь</text:span><text:span text:style-name="T100"> </text:span><text:span text:style-name="T99">искусством </text:span><text:span text:style-name="T97">(interested — прилагательное)</text:span><text:span text:style-name="T99">.</text:span></text:p>
      <text:p text:style-name="P1064"><text:span text:style-name="T70">I </text:span><text:span text:style-name="T67">am ignored all the time — Меня игнорируют все время (ignored — глагол в 3й форме).</text:span></text:p>
      <text:p text:style-name="P824"/>
      <text:p text:style-name="P879">Вопросительные предложения</text:p>
      <text:p text:style-name="P562"/>
      <text:p text:style-name="P564">Чтобы задать вопрос, нужно придерживаться обратного порядка слов, когда </text:p>
      <text:p text:style-name="P564">вспомогательный глагол стоит перед подлежащим (см. выше).</text:p>
      <text:p text:style-name="P564"/>
      <text:p text:style-name="P564">В вопросе может не быть вопросительного слова, смыслового глагола, дополнения, </text:p>
      <text:p text:style-name="P564">но в нем всегда есть вспомогательный глагол и подлежащее.</text:p>
      <text:p text:style-name="P564"/>
      <text:p text:style-name="P1007">В английском есть 5 типов вопросов: <text:span text:style-name="T1104">общий, разделительный, </text:span><text:span text:style-name="T1107">специальный, </text:span></text:p>
      <text:p text:style-name="P1126">вопрос к подлежащему и вопрос с альтернативой.</text:p>
      <text:p text:style-name="P566"/>
      <text:p text:style-name="P565"/>
      <text:p text:style-name="P1202">Общий вопрос</text:p>
      <text:p text:style-name="P565"/>
      <text:p text:style-name="P565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565"/>
      <text:p text:style-name="P1057"><text:span text:style-name="T237">Чтобы коротко ответить на </text:span><text:span text:style-name="T238">такой </text:span><text:span text:style-name="T237">вопрос, недостаточно просто написать </text:span><text:span text:style-name="T73">yes/no</text:span><text:span text:style-name="T237">. Нужно также добавить корешок — местоимение со вспомогательным глаголом. </text:span><text:span text:style-name="T239">Корешок</text:span><text:span text:style-name="T237"> будет указыват</text:span><text:span text:style-name="T239">ь</text:span><text:span text:style-name="T237"> на мысль, которая была сказана в предыдушем предложении:</text:span></text:p>
      <text:p text:style-name="P852"/>
      <text:p text:style-name="P850"><text:span text:style-name="T860">Do you play</text:span> the piano? <text:span text:style-name="T610">—</text:span> Yes, <text:span text:style-name="T861">I do</text:span><text:span text:style-name="T879">.</text:span></text:p>
      <text:p text:style-name="P851"><text:span text:style-name="T861">Does Rita play</text:span><text:span text:style-name="T879"> football? </text:span><text:span text:style-name="T610">— </text:span><text:span text:style-name="T879">No, </text:span><text:span text:style-name="T861">she doesn`t</text:span><text:span text:style-name="T879">.</text:span> </text:p>
      <text:p text:style-name="P563"/>
      <text:p text:style-name="P654">Разделительный вопрос</text:p>
      <text:p text:style-name="P565"/>
      <text:p text:style-name="P941"><text:span text:style-name="T240">Вопрос, который часто используется в разговорной речи, когда собеседник пытается </text:span><text:span text:style-name="T246">начать или поддержать беседу. Также с помощью таких вопросов можно </text:span><text:span text:style-name="T240">выяснить какую-то информацию на основе имеющихся фактов.</text:span></text:p>
      <text:p text:style-name="P567"/>
      <text:p text:style-name="P938"><text:span text:style-name="T240">С</text:span><text:span text:style-name="T241">остоит из 2х частей, разделенных запятой: утверждения и противоположного корешка. </text:span></text:p>
      <text:p text:style-name="P568">Корешок можно переводить словами: «правда?» «да?», «не так ли?», «верно?»</text:p>
      <text:p text:style-name="P63"><text:span text:style-name="T46">Y</text:span><text:span text:style-name="T45">ou play tennis every day, don`t you? </text:span><text:span text:style-name="T47">—</text:span><text:span text:style-name="T45"> Ты играешь в теннис, да?</text:span></text:p>
      <text:p text:style-name="P568"/>
      <text:p text:style-name="P938"><text:span text:style-name="T241">В </text:span><text:span text:style-name="T242">корешке </text:span><text:span text:style-name="T241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569"/>
      <text:p text:style-name="P571">Если в главной части отрицание, то в корешке должно быть утверждение (и наоборот). </text:p>
      <text:p text:style-name="P39"><text:span text:style-name="T48">You </text:span><text:span text:style-name="T49">don`t like tomato juice, do you? </text:span><text:span text:style-name="T47">—</text:span><text:span text:style-name="T49"> Ты не любишь томатный сок, да?</text:span></text:p>
      <text:p text:style-name="P571"/>
      <text:p text:style-name="P939"><text:span text:style-name="T243">Если в гланой части используется </text:span><text:span text:style-name="T74">I am</text:span><text:span text:style-name="T243">, то в корешке нужно говорить </text:span><text:span text:style-name="T74">aren`t I</text:span><text:span text:style-name="T243">, а не </text:span><text:span text:style-name="T74">amn`t I</text:span><text:span text:style-name="T243">.</text:span></text:p>
      <text:p text:style-name="P64"><text:span text:style-name="T48">I </text:span><text:span text:style-name="T45">am a famous artist, aren`t I? - Я знаменитая художница, да?</text:span></text:p>
      <text:p text:style-name="P571"/>
      <text:p text:style-name="P572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572"/>
      <text:p text:style-name="P940"><text:span text:style-name="T244">П</text:span><text:span text:style-name="T245">осему на такие вопросы лучше отвечать так, чтобы ответ отражал реальное </text:span></text:p>
      <text:p text:style-name="P573">положение дел, а не форму вопроса.</text:p>
      <text:p text:style-name="P573"/>
      <text:p text:style-name="P40"><text:span text:style-name="T50">T</text:span><text:span text:style-name="T45">hat isn`t your car, is it? Yes, it is — Это не твоя машина, да? Нет, моя</text:span></text:p>
      <text:p text:style-name="P948"><text:span text:style-name="T81">Можно</text:span><text:span text:style-name="T67"> ответить </text:span><text:span text:style-name="T81">и так</text:span><text:span text:style-name="T67">: Yes, it is my car — Да, это моя машина.</text:span></text:p>
      <text:p text:style-name="P570"/>
      <text:p text:style-name="P656">Специальный вопрос</text:p>
      <text:p text:style-name="P574"/>
      <text:p text:style-name="P575">Самый популярный тип вопроса. Используется для получения доп. информации, </text:p>
      <text:p text:style-name="P1058"><text:span text:style-name="T233">поэтому всегда начинается с вопросительного слова </text:span><text:span text:style-name="T248">или связки</text:span><text:span text:style-name="T233">.</text:span></text:p>
      <text:p text:style-name="P576"/>
      <text:p text:style-name="P577">Вопросительные слова:</text:p>
      <text:list xml:id="list2052418119" text:style-name="L39">
        <text:list-item>
          <text:p text:style-name="P1362"><text:span text:style-name="T233">who [ху] — </text:span><text:span text:style-name="T247">кто</text:span><text:span text:style-name="T233">;</text:span></text:p>
        </text:list-item>
        <text:list-item>
          <text:p text:style-name="P1362"><text:span text:style-name="T233">whom [хум] — </text:span><text:span text:style-name="T247">кого</text:span><text:span text:style-name="T233">;</text:span></text:p>
        </text:list-item>
        <text:list-item>
          <text:p text:style-name="P1362"><text:span text:style-name="T233">whose [хуз] — </text:span><text:span text:style-name="T247">чей</text:span><text:span text:style-name="T233">;</text:span></text:p>
        </text:list-item>
        <text:list-item>
          <text:p text:style-name="P1362"><text:span text:style-name="T233">what — </text:span><text:span text:style-name="T247">что, какой</text:span><text:span text:style-name="T233">;</text:span></text:p>
        </text:list-item>
        <text:list-item>
          <text:p text:style-name="P1362"><text:soft-page-break/><text:span text:style-name="T233">which — </text:span><text:span text:style-name="T247">который</text:span><text:span text:style-name="T233">;</text:span></text:p>
        </text:list-item>
        <text:list-item>
          <text:p text:style-name="P1362"><text:span text:style-name="T233">where [</text:span><text:span text:style-name="T247">вэа</text:span><text:span text:style-name="T233">] — </text:span><text:span text:style-name="T247">где, куда</text:span><text:span text:style-name="T233">;</text:span></text:p>
        </text:list-item>
        <text:list-item>
          <text:p text:style-name="P1362"><text:span text:style-name="T233">when — </text:span><text:span text:style-name="T247">когда</text:span><text:span text:style-name="T233">;</text:span></text:p>
        </text:list-item>
        <text:list-item>
          <text:p text:style-name="P1362"><text:span text:style-name="T233">why [</text:span><text:span text:style-name="T247">вай</text:span><text:span text:style-name="T233">] — </text:span><text:span text:style-name="T247">зачем, почему</text:span><text:span text:style-name="T233">;</text:span></text:p>
        </text:list-item>
        <text:list-item>
          <text:p text:style-name="P1225">how [хау] — как;</text:p>
        </text:list-item>
        <text:list-item>
          <text:p text:style-name="P1362"><text:span text:style-name="T233">how often [хау офэн] — </text:span><text:span text:style-name="T247">как часто</text:span><text:span text:style-name="T233">;</text:span></text:p>
        </text:list-item>
        <text:list-item>
          <text:p text:style-name="P1362"><text:span text:style-name="T233">how many — </text:span><text:span text:style-name="T247">сколько (исчисляемые существительные)</text:span><text:span text:style-name="T233">;</text:span></text:p>
        </text:list-item>
        <text:list-item>
          <text:p text:style-name="P1362"><text:span text:style-name="T233">how much — </text:span><text:span text:style-name="T247">сколько (неисчесляемые существительные)</text:span><text:span text:style-name="T233">;</text:span></text:p>
        </text:list-item>
        <text:list-item>
          <text:p text:style-name="P1362"><text:span text:style-name="T233">how long [хау лон] — </text:span><text:span text:style-name="T247">как долго</text:span><text:span text:style-name="T233">;</text:span></text:p>
        </text:list-item>
        <text:list-item>
          <text:p text:style-name="P1362"><text:span text:style-name="T233">how long ago — </text:span><text:span text:style-name="T247">как давно</text:span><text:span text:style-name="T233">;</text:span></text:p>
        </text:list-item>
        <text:list-item>
          <text:p text:style-name="P1362"><text:span text:style-name="T233">how old — </text:span><text:span text:style-name="T247">сколько лет</text:span><text:span text:style-name="T233">.</text:span></text:p>
        </text:list-item>
      </text:list>
      <text:p text:style-name="P569"/>
      <text:p text:style-name="P1059"><text:span text:style-name="T75">W</text:span><text:span text:style-name="T67">hat</text:span><text:span text:style-name="T233"> и </text:span><text:span text:style-name="T67">which</text:span><text:span text:style-name="T233"> могут использоваться отдельно или с уточняющим словом, обычно, существительным, и тогда переводятся как «какой» и «какой из» </text:span><text:span text:style-name="T248">соотв</text:span><text:span text:style-name="T233">. </text:span></text:p>
      <text:p text:style-name="P578"/>
      <text:p text:style-name="P818">What do you like? — Что ты любишь?</text:p>
      <text:p text:style-name="P818">What car have you got? — Какая у тебя машина?</text:p>
      <text:p text:style-name="P818">Which car is yours? — Какая из машин твоя? </text:p>
      <text:p text:style-name="P818"/>
      <text:p text:style-name="P65"><text:span text:style-name="T51">Which</text:span><text:span text:style-name="T248"> подразумевает выбор из нескольких вариантов.</text:span></text:p>
      <text:p text:style-name="P942"><text:span text:style-name="T249">Слово </text:span><text:span text:style-name="T76">how</text:span><text:span text:style-name="T249"> чаще присутствует в </text:span><text:span text:style-name="T251">связке</text:span><text:span text:style-name="T249"> с прилагательным или наречием, но может употребляться и самостоятельно.</text:span></text:p>
      <text:p text:style-name="P579"/>
      <text:p text:style-name="P819">How old are you? — Сколько тебе лет?</text:p>
      <text:p text:style-name="P819">How are you? — Как ты?</text:p>
      <text:p text:style-name="P580"/>
      <text:p text:style-name="P66"><text:span text:style-name="T233">Вопрос с </text:span><text:span text:style-name="T45">how much</text:span><text:span text:style-name="T233"> задают, когда спрашивают о веществах, жидкостях или абстрактных понятиях </text:span><text:span text:style-name="T250">(что нельзя количественно посчитать)</text:span><text:span text:style-name="T233">. А с </text:span><text:span text:style-name="T45">how many</text:span><text:span text:style-name="T233">, когда спрашивают </text:span></text:p>
      <text:p text:style-name="P580">о нескольких предметах. </text:p>
      <text:p text:style-name="P579"/>
      <text:p text:style-name="P819">How much money have you got? — Сколько у тебя денег? (<text:span text:style-name="T1011">много, </text:span>абстракция).</text:p>
      <text:p text:style-name="P819">How many friends have you got? — Сколько у тебя друзей? (<text:span text:style-name="T1012">10, </text:span>количество).</text:p>
      <text:p text:style-name="P819"/>
      <text:p text:style-name="P655">Вопрос к подлежащему</text:p>
      <text:p text:style-name="P581"/>
      <text:p text:style-name="P943"><text:span text:style-name="T252">Задается, когда хотят узнать кто или что совершает действие. Начинается со слова </text:span><text:span text:style-name="T77">who</text:span><text:span text:style-name="T252"> </text:span></text:p>
      <text:p text:style-name="P943"><text:span text:style-name="T252">или </text:span><text:span text:style-name="T77">what</text:span><text:span text:style-name="T252">, которое заменяют собой подлежащее. При этом порядок слов остается таким же, что и в утрверждении. В</text:span><text:span text:style-name="T253">спомогательный глагол часто отсутсвует в таком вопросе.</text:span></text:p>
      <text:p text:style-name="P582"/>
      <text:p text:style-name="P820">Who is in the Room? — Кто в комнате?</text:p>
      <text:p text:style-name="P821">What was that? — Что это было?</text:p>
      <text:p text:style-name="P821"/>
      <text:p text:style-name="P950"><text:span text:style-name="T78">W</text:span><text:span text:style-name="T67">ho/what</text:span><text:span text:style-name="T233"> </text:span><text:span text:style-name="T254">условно </text:span><text:span text:style-name="T233">являются 3м лицом единственного числа — т. е. </text:span><text:span text:style-name="T67">he/she/it</text:span><text:span text:style-name="T233">.</text:span></text:p>
      <text:p text:style-name="P583"/>
      <text:p text:style-name="P944"><text:span text:style-name="T233">Если подлежащее предполагается во множественном числе, то </text:span><text:span text:style-name="T253">в форму множественного числа нужно поставить глагол.</text:span></text:p>
      <text:p text:style-name="P583"/>
      <text:p text:style-name="P67"><text:span text:style-name="T45">Who </text:span><text:span text:style-name="T63">are</text:span><text:span text:style-name="T45"> my best friends? → </text:span><text:span text:style-name="T63">Mike and Paul</text:span><text:span text:style-name="T45"> are my best friends.</text:span></text:p>
      <text:p text:style-name="P583"/>
      <text:p text:style-name="P584"/>
      <text:p text:style-name="P1203">Вопрос с альтернативой</text:p>
      <text:p text:style-name="P584"/>
      <text:p text:style-name="P1060"><text:span text:style-name="T233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67">or</text:span><text:span text:style-name="T233"> (в подлежащем, сказуемоем, дополнении или даже в слове </text:span><text:span text:style-name="T67">not</text:span><text:span text:style-name="T233">).</text:span></text:p>
      <text:p text:style-name="P855"/>
      <text:p text:style-name="P945"><text:span text:style-name="T45">Does </text:span><text:span text:style-name="T63">your mother or your father</text:span><text:span text:style-name="T45"> help you? (</text:span><text:span text:style-name="T52">п</text:span><text:span text:style-name="T45">одлежаще</text:span><text:span text:style-name="T52">е</text:span><text:span text:style-name="T45">)</text:span></text:p>
      <text:p text:style-name="P945"><text:span text:style-name="T79">Has he just </text:span><text:span text:style-name="T101">arrived or left</text:span><text:span text:style-name="T79">? (в смыслово</text:span><text:span text:style-name="T80">й</text:span><text:span text:style-name="T79"> глагол)</text:span></text:p>
      <text:p text:style-name="P945"><text:span text:style-name="T79">Will you go to Kiev </text:span><text:span text:style-name="T101">by train or by plane</text:span><text:span text:style-name="T79">? (дополнени</text:span><text:span text:style-name="T80">е</text:span><text:span text:style-name="T79">)</text:span></text:p>
      <text:p text:style-name="P945"><text:span text:style-name="T79">Do you like </text:span><text:span text:style-name="T101">sushi or not</text:span><text:span text:style-name="T79">? (слов</text:span><text:span text:style-name="T80">о</text:span><text:span text:style-name="T79"> not)</text:span></text:p>
      <text:p text:style-name="P587"/>
      <text:p text:style-name="P461"><text:span text:style-name="T66">В</text:span><text:span text:style-name="T44">опросы с предлогами</text:span></text:p>
      <text:p text:style-name="P585"/>
      <text:p text:style-name="P588">По началу вызывают много трудностей, т. к. в русском языке предлог и вопросительное </text:p>
      <text:p text:style-name="P588">слово стоят рядом, а в английском они находятся в разных местах. </text:p>
      <text:p text:style-name="P589"/>
      <text:p text:style-name="P589">В английском вопросе предлог стоит в самом конце, но при переводе </text:p>
      <text:p text:style-name="P589">относится к началу предложения.</text:p>
      <text:p text:style-name="P589"/>
      <text:p text:style-name="P1061"><text:span text:style-name="T40">W</text:span><text:span text:style-name="T39">ho</text:span><text:span text:style-name="T233"> do you meet </text:span><text:span text:style-name="T1009">with</text:span><text:span text:style-name="T233">? — </text:span><text:span text:style-name="T1009">С</text:span><text:span text:style-name="T233"> </text:span><text:span text:style-name="T39">кем</text:span><text:span text:style-name="T233"> ты встречаешься?</text:span></text:p>
      <text:p text:style-name="P1061"><text:span text:style-name="T40">W</text:span><text:span text:style-name="T39">hat</text:span><text:span text:style-name="T233"> are you looking </text:span><text:span text:style-name="T1009">at</text:span><text:span text:style-name="T233">? — </text:span><text:span text:style-name="T1009">На</text:span><text:span text:style-name="T233"> </text:span><text:span text:style-name="T39">что</text:span><text:span text:style-name="T233"> ты смотришь?</text:span></text:p>
      <text:p text:style-name="P590"/>
      <text:p text:style-name="P946"><text:span text:style-name="T256">Ч</text:span><text:span text:style-name="T255">асто логика использования предлогов в русском и английском не совпадают. </text:span></text:p>
      <text:p text:style-name="P591">Поэтому лучше запомнить некоторые устойчивые сочетания предлогов с глаголами, </text:p>
      <text:p text:style-name="P592">которые встречаются достаточно часто:</text:p>
      <text:list xml:id="list1564398947" text:style-name="L40">
        <text:list-item>
          <text:p text:style-name="P1363"><text:span text:style-name="T233">what … like — на что похож (здесь </text:span><text:span text:style-name="T67">like</text:span><text:span text:style-name="T233"> не глагол, а предлог);</text:span></text:p>
        </text:list-item>
        <text:list-item>
          <text:p text:style-name="P1226">look at — стмотреть на;</text:p>
        </text:list-item>
        <text:list-item>
          <text:p text:style-name="P1226">look for — искать;</text:p>
        </text:list-item>
        <text:list-item>
          <text:p text:style-name="P1226">listen to — слушать;</text:p>
        </text:list-item>
        <text:list-item>
          <text:p text:style-name="P1226">wait for — ждать;</text:p>
        </text:list-item>
        <text:list-item>
          <text:p text:style-name="P1226">stay at — останавливаться (например, в отеле).</text:p>
        </text:list-item>
      </text:list>
      <text:p text:style-name="P1061"/>
      <text:p text:style-name="P822">What does he look like? — Как он выглядит?</text:p>
      <text:p text:style-name="P822">What are you looking at? — На что ты смотришь?</text:p>
      <text:p text:style-name="P590"/>
      <text:p text:style-name="P947"><text:span text:style-name="T255">П</text:span><text:span text:style-name="T258">римеры </text:span><text:span text:style-name="T257">5</text:span><text:span text:style-name="T258"> типов вопросов во всех временах, а также с модальными глаголами </text:span></text:p>
      <text:p text:style-name="P594">можно найти на стр. 146.</text:p>
      <text:p text:style-name="P593"/>
      <text:p text:style-name="P880">Отрицательные предложения</text:p>
      <text:p text:style-name="P586"/>
      <text:p text:style-name="P596">Чтобы придать мысли отрицательное значение, используются 2 способа:</text:p>
      <text:list xml:id="list1116442699" text:style-name="L41">
        <text:list-item>
          <text:p text:style-name="P1227">отрицательная частица <text:span text:style-name="T462">not</text:span>;</text:p>
        </text:list-item>
        <text:list-item>
          <text:p text:style-name="P1227">слово <text:span text:style-name="T462">never</text:span> (и другие слова, придающие отрицательное значение).</text:p>
        </text:list-item>
      </text:list>
      <text:p text:style-name="P595"/>
      <text:p text:style-name="P597">Частица <text:span text:style-name="T462">not</text:span> стоит всегда в связке либо со вспомогательным глаголом, либо с модальным.</text:p>
      <text:p text:style-name="P597">Она является частью сказуемого. Переводится как «не».</text:p>
      <text:p text:style-name="P597"/>
      <text:p text:style-name="P823">I not like horror movies (неправильно, остуствует вспомогательный глагол)</text:p>
      <text:p text:style-name="P823">I do n<text:span text:style-name="T1013">o</text:span>t like horror movies (правильно <text:span text:style-name="T1014">для простых предложений</text:span>)</text:p>
      <text:p text:style-name="P597"/>
      <text:p text:style-name="P598"><text:soft-page-break/>В сложных предложениях, где несколько глаголов, используются другие правила.</text:p>
      <text:p text:style-name="P600"><text:span text:style-name="T1019">C</text:span>казуемым обычно является самый первый глагол. Если отрицатульную мысль сообщить </text:p>
      <text:p text:style-name="P600">в дополнении, то not будет стоять самостоятельно.</text:p>
      <text:p text:style-name="P599"/>
      <text:p text:style-name="P601">It`s quite impolite not to call me back — Очень не вежливо не перезванивать мне.</text:p>
      <text:p text:style-name="P601">(здесь сказуемым является первый глагол — is)</text:p>
      <text:p text:style-name="P601"/>
      <text:p text:style-name="P1120"><text:span text:style-name="T313">С</text:span><text:span text:style-name="T312">амые важные глаголы</text:span></text:p>
      <text:p text:style-name="P602"/>
      <text:p text:style-name="P603">Это <text:span text:style-name="T462">be</text:span>, <text:span text:style-name="T462">do</text:span>, <text:span text:style-name="T462">have</text:span> и <text:span text:style-name="T462">get</text:span>. Они могут быть как смысловыми, так и вспомогательными <text:span text:style-name="T1022">(кроме </text:span><text:span text:style-name="T486">get</text:span><text:span text:style-name="T1022">)</text:span>.</text:p>
      <text:p text:style-name="P603">Они могут входить в устойчивые сочетания, где меняют свое значение.</text:p>
      <text:p text:style-name="P603"/>
      <text:p text:style-name="P647">Глагол <text:span text:style-name="T462">be</text:span></text:p>
      <text:p text:style-name="P603"/>
      <text:p text:style-name="P548"><text:span text:style-name="T329">Э</text:span><text:span text:style-name="T330">то начальная форма глагола</text:span><text:span text:style-name="T331"> «быть». </text:span><text:span text:style-name="T336">В </text:span><text:span text:style-name="T329">Present Simple </text:span><text:span text:style-name="T343">be</text:span><text:span text:style-name="T329"> </text:span><text:span text:style-name="T328">изменяется</text:span><text:span text:style-name="T329"> на</text:span><text:span text:style-name="T331">: </text:span></text:p>
      <text:list xml:id="list2682693920" text:style-name="L42">
        <text:list-item>
          <text:p text:style-name="P1245"><text:span text:style-name="T622">a</text:span><text:span text:style-name="T617">m — если подлежащее в первом лице (</text:span><text:span text:style-name="T498">I</text:span><text:span text:style-name="T617">);</text:span></text:p>
        </text:list-item>
        <text:list-item>
          <text:p text:style-name="P1246">is — если подлежащее в третьем лице, единственном числе (<text:span text:style-name="T462">he/she/it</text:span>);</text:p>
        </text:list-item>
        <text:list-item>
          <text:p text:style-name="P1246">are — если подлежащее во множественном числе (<text:span text:style-name="T462">you/we/they</text:span>).</text:p>
        </text:list-item>
      </text:list>
      <text:p text:style-name="P857"/>
      <text:p text:style-name="P1039"><text:span text:style-name="T348">Г</text:span><text:span text:style-name="T349">лагол </text:span><text:span text:style-name="T145">be</text:span><text:span text:style-name="T349"> в форме </text:span><text:span text:style-name="T145">am/is/are</text:span><text:span text:style-name="T349"> является смысловым, но при переводе на русский выпадает. </text:span></text:p>
      <text:p text:style-name="P860"/>
      <text:p text:style-name="P874"><text:span text:style-name="T723">Одновременно с этим формы </text:span><text:span text:style-name="T1025">am/is/are</text:span><text:span text:style-name="T724"> </text:span><text:span text:style-name="T723">привязывают предложение к настоящему времени. </text:span><text:span text:style-name="T953">(привязывает ко времени во всех формах)</text:span></text:p>
      <text:p text:style-name="P875"/>
      <text:p text:style-name="P860">После <text:span text:style-name="T462">be</text:span> обычно указывается характеристика (какой) или место (где).</text:p>
      <text:p text:style-name="P857"/>
      <text:p text:style-name="P856"><text:span text:style-name="T464">This dress is blue — </text:span><text:span text:style-name="T485">Это платье синие.</text:span></text:p>
      <text:p text:style-name="P954"><text:span text:style-name="T337">I</text:span><text:span text:style-name="T338"> </text:span><text:span text:style-name="T337">am</text:span><text:span text:style-name="T338"> in </text:span><text:span text:style-name="T337">my</text:span><text:span text:style-name="T338"> office now — </text:span><text:span text:style-name="T337">Я</text:span><text:span text:style-name="T339"> у себя в офисе сейчас.</text:span></text:p>
      <text:p text:style-name="P858"/>
      <text:p text:style-name="P1084"><text:span text:style-name="T333">В русском языке предложение может </text:span><text:span text:style-name="T332">не иметь</text:span><text:span text:style-name="T333"> сказуемого. </text:span><text:span text:style-name="T332">Там где в русском сказуемое отсутсвует, в английском будет стоять глагол </text:span><text:span text:style-name="T337">be</text:span><text:span text:style-name="T332"> в форме </text:span><text:span text:style-name="T342">am/is/are</text:span><text:span text:style-name="T329"> </text:span><text:span text:style-name="T332">(т. к. для английского не характерно, когда в предложении нет сказуемого)</text:span><text:span text:style-name="T329">. </text:span></text:p>
      <text:p text:style-name="P857"/>
      <text:p text:style-name="P867"><text:span text:style-name="T517">I </text:span><text:span text:style-name="T500">am a doctor — Я (</text:span><text:span text:style-name="T501">есть</text:span><text:span text:style-name="T500">) доктор.</text:span></text:p>
      <text:p text:style-name="P868"><text:span text:style-name="T881">We are happy </text:span><text:span text:style-name="T884">— </text:span><text:span text:style-name="T881">Мы (есть) счастливы.</text:span></text:p>
      <text:p text:style-name="P862"/>
      <text:p text:style-name="P1093"><text:span text:style-name="T305">Глагол</text:span><text:span text:style-name="T306"> </text:span><text:span text:style-name="T94">be</text:span><text:span text:style-name="T306"> может использоваться в связке с прилагательным. </text:span><text:span text:style-name="T307">П</text:span><text:span text:style-name="T308">ри переводе такая связка </text:span></text:p>
      <text:p text:style-name="P1093"><text:span text:style-name="T308">может образовывать новый глагол, которого нет в </text:span><text:span text:style-name="T309">словаре</text:span><text:span text:style-name="T308">.</text:span></text:p>
      <text:p text:style-name="P863"/>
      <text:p text:style-name="P872"><text:span text:style-name="T502">I </text:span><text:span text:style-name="T519">am interested</text:span><text:span text:style-name="T502"> in art — Я</text:span><text:span text:style-name="T503"> </text:span><text:span text:style-name="T520">интересуюсь</text:span><text:span text:style-name="T512"> </text:span><text:span text:style-name="T503">искусством </text:span><text:span text:style-name="T512">(есть заинтересованный)</text:span><text:span text:style-name="T503">.</text:span></text:p>
      <text:p text:style-name="P872"><text:span text:style-name="T503">My hands </text:span><text:span text:style-name="T520">are cold</text:span><text:span text:style-name="T503"> — Мои руки</text:span><text:span text:style-name="T504"> </text:span><text:span text:style-name="T520">замерзли </text:span><text:span text:style-name="T512">(есть замерзшие)</text:span><text:span text:style-name="T504">.</text:span></text:p>
      <text:p text:style-name="P825"/>
      <text:p text:style-name="P629">В вопросительных предложениях глагол <text:span text:style-name="T462">be</text:span> меняется местами с подлежащим, </text:p>
      <text:p text:style-name="P629">а в отрицательных, используется с частицей <text:span text:style-name="T462">not</text:span>:</text:p>
      <text:p text:style-name="P629"/>
      <text:p text:style-name="P757"><text:span text:style-name="T882">I </text:span><text:span text:style-name="T881">am not a student — Я не студент.</text:span></text:p>
      <text:p text:style-name="P826">We are not English speakers — Они не англоговорящие люди.</text:p>
      <text:p text:style-name="P757"><text:span text:style-name="T882">I</text:span><text:span text:style-name="T881">s it dark? — Сейчас темно?</text:span></text:p>
      <text:p text:style-name="P826">Are they hungry? — Они голодны?</text:p>
      <text:p text:style-name="P826"/>
      <text:p text:style-name="P630">Если перед <text:span text:style-name="T471">am/is/are</text:span> нет вопросительного слова, то это общий вопрос. </text:p>
      <text:p text:style-name="P630">В корешке ответа вместо <text:span text:style-name="T462">do/does</text:span> используется <text:span text:style-name="T462">am/is/are</text:span>:</text:p>
      <text:p text:style-name="P630"><text:soft-page-break/></text:p>
      <text:p text:style-name="P758"><text:span text:style-name="T881">Am I in danger? Yes, you are. </text:span><text:span text:style-name="T883">—</text:span><text:span text:style-name="T881"> Я в опасности? Да.</text:span></text:p>
      <text:p text:style-name="P758"><text:span text:style-name="T881">Is John married? - No, he isn`t. </text:span><text:span text:style-name="T883">— </text:span><text:span text:style-name="T881">Джон женат? </text:span><text:span text:style-name="T883">— </text:span><text:span text:style-name="T881">Нет.</text:span></text:p>
      <text:p text:style-name="P827"><text:span text:style-name="T708">Специальный вопрос начинается с вопросительного слова </text:span><text:span text:style-name="T713">или связки</text:span><text:span text:style-name="T708">:</text:span> </text:p>
      <text:p text:style-name="P827">Where is Jill?<text:span text:style-name="T912"> </text:span>She is at school. <text:span text:style-name="T912">— </text:span>Где Джил? Она в школе.</text:p>
      <text:p text:style-name="P827"/>
      <text:p text:style-name="P872"><text:span text:style-name="T625">Очень часто </text:span><text:span text:style-name="T506">am/is/are</text:span><text:span text:style-name="T625"> сокращаются: </text:span><text:span text:style-name="T506">I am → I`m, he is → he`s, <text:s/></text:span></text:p>
      <text:p text:style-name="P872"><text:span text:style-name="T506">you are → you`re, John is → John`s, </text:span><text:span text:style-name="T508">t</text:span><text:span text:style-name="T506">hey are → </text:span><text:span text:style-name="T508">t</text:span><text:span text:style-name="T506">hey`re</text:span><text:span text:style-name="T507">. </text:span></text:p>
      <text:p text:style-name="P828"/>
      <text:p text:style-name="P872"><text:span text:style-name="T626">С</text:span><text:span text:style-name="T627">окращать можно как по </text:span><text:span text:style-name="T628">вспом.</text:span><text:span text:style-name="T627"> глаголу, так и по частице </text:span><text:span text:style-name="T509">not</text:span><text:span text:style-name="T627">: </text:span><text:span text:style-name="T509">he is not → he`s not</text:span><text:span text:style-name="T510"> или</text:span><text:span text:style-name="T509"> he isn`t.</text:span></text:p>
      <text:p text:style-name="P859"><text:span text:style-name="T1023">П</text:span>ри этом <text:span text:style-name="T462">am</text:span> сокращается только по <text:span text:style-name="T462">am</text:span> → <text:span text:style-name="T462">I`m not (I amn`t не существует).</text:span></text:p>
      <text:p text:style-name="P659"/>
      <text:p text:style-name="P873"><text:span text:style-name="T682">Глагол be</text:span><text:span text:style-name="T684"> </text:span><text:span text:style-name="T682">в Past Simple имеет 2 формы: </text:span></text:p>
      <text:list xml:id="list2286974822" text:style-name="L43">
        <text:list-item>
          <text:p text:style-name="P1249"><text:span text:style-name="T682">was — </text:span><text:span text:style-name="T683">если подлежащее в первом лице или множественном числе (</text:span><text:span text:style-name="T528">I, you, we, they</text:span><text:span text:style-name="T683">);</text:span></text:p>
        </text:list-item>
        <text:list-item>
          <text:p text:style-name="P1249"><text:span text:style-name="T683">were <text:s/>— если подлежащее в третьем лице, единственно</text:span><text:span text:style-name="T707">го</text:span><text:span text:style-name="T683"> числ</text:span><text:span text:style-name="T707">а </text:span><text:span text:style-name="T683">(</text:span><text:span text:style-name="T528">he, she, it</text:span><text:span text:style-name="T683">).</text:span></text:p>
        </text:list-item>
      </text:list>
      <text:p text:style-name="P657"/>
      <text:p text:style-name="P759"><text:span text:style-name="T904">I </text:span><text:span text:style-name="T881">was</text:span><text:span text:style-name="T880"> satisfied with my work — Я </text:span><text:span text:style-name="T881">был</text:span><text:span text:style-name="T880"> доволен своей работой.</text:span></text:p>
      <text:p text:style-name="P759"><text:span text:style-name="T881">Was</text:span><text:span text:style-name="T880"> the weather good? No, it </text:span><text:span text:style-name="T881">wasn`t</text:span><text:span text:style-name="T880"> — </text:span><text:span text:style-name="T881">Погода была хорош</text:span><text:span text:style-name="T890">ая</text:span><text:span text:style-name="T881">? Нет.</text:span></text:p>
      <text:p text:style-name="P604"/>
      <text:p text:style-name="P646">В Future Simple принимает только одну форму — <text:span text:style-name="T462">will be</text:span> (буду).</text:p>
      <text:p text:style-name="P981"><text:span text:style-name="T95">I will be happy to eat — Я буду </text:span><text:span text:style-name="T96">рад </text:span><text:span text:style-name="T95">поесть.</text:span></text:p>
      <text:p text:style-name="P604"/>
      <text:p text:style-name="P649">Глагол <text:span text:style-name="T462">do</text:span></text:p>
      <text:p text:style-name="P605"/>
      <text:p text:style-name="P871"><text:span text:style-name="T748">Переводится как </text:span><text:span text:style-name="T747">«делать». В </text:span><text:span text:style-name="T749">одном предложении </text:span><text:span text:style-name="T747">может встречаться несколько раз, </text:span></text:p>
      <text:p text:style-name="P1040"><text:span text:style-name="T352">в качестве вспомогательного </text:span><text:span text:style-name="T353">глагола </text:span><text:span text:style-name="T352">и смыслового.</text:span><text:span text:style-name="T1024"> </text:span><text:span text:style-name="T350">Вспомогательным глаголом </text:span><text:span text:style-name="T351">он </text:span><text:span text:style-name="T350">может быть только в отрицаниях и вопросах, времен группы Simple.</text:span></text:p>
      <text:p text:style-name="P1042"/>
      <text:p text:style-name="P861"><text:span text:style-name="T483">What do you do? </text:span><text:span text:style-name="T484">— </text:span><text:span text:style-name="T483">Что ты делаешь?</text:span></text:p>
      <text:p text:style-name="P1041"><text:span text:style-name="T350">D</text:span><text:span text:style-name="T41">o you like pets? </text:span><text:span text:style-name="T350">—</text:span><text:span text:style-name="T41"> No, I don`t.</text:span></text:p>
      <text:p text:style-name="P1043"/>
      <text:p text:style-name="P204"><text:span text:style-name="T344">В</text:span><text:span text:style-name="T345"> </text:span><text:span text:style-name="T346">прошедшем времени</text:span><text:span text:style-name="T347"> преорбазуется в </text:span><text:span text:style-name="T341">did</text:span><text:span text:style-name="T347"> — «</text:span><text:span text:style-name="T345">делал» (2я форма </text:span><text:span text:style-name="T340">do</text:span><text:span text:style-name="T345">)</text:span><text:span text:style-name="T347">.</text:span></text:p>
      <text:p text:style-name="P658">Если в предложении появляется <text:span text:style-name="T462">was/were</text:span>, <text:span text:style-name="T943">то </text:span><text:span text:style-name="T938">did</text:span><text:span text:style-name="T943"> уже не нужно использовать.</text:span></text:p>
      <text:p text:style-name="P651"/>
      <text:p text:style-name="P650">Глагол <text:span text:style-name="T462">have</text:span></text:p>
      <text:p text:style-name="P631"/>
      <text:p text:style-name="P955"><text:span text:style-name="T273">Переводится как «иметь». </text:span><text:span text:style-name="T275">Д</text:span><text:span text:style-name="T273">ля времен группы Perfect </text:span><text:span text:style-name="T275">выступает в роли вспомогательного глагола</text:span><text:span text:style-name="T273">. </text:span><text:span text:style-name="T259">Также </text:span><text:span text:style-name="T273">может быть</text:span><text:span text:style-name="T259"> частью устойчивых словосотечаний. В </text:span><text:span text:style-name="T276">прошедшем </text:span></text:p>
      <text:p text:style-name="P955"><text:span text:style-name="T276">времени</text:span><text:span text:style-name="T259"> преобразуется в </text:span><text:span text:style-name="T82">had</text:span><text:span text:style-name="T259"> </text:span><text:span text:style-name="T341">—</text:span><text:span text:style-name="T259"> «</text:span><text:span text:style-name="T276">имел</text:span><text:span text:style-name="T259">».</text:span></text:p>
      <text:p text:style-name="P633"/>
      <text:p text:style-name="P951"><text:span text:style-name="T259">В некоторых ситуациях его можно не переводить (когда он смысловой). </text:span><text:span text:style-name="T260">Но при этом в предложении он обязан быть. </text:span><text:span text:style-name="T273">Это </text:span><text:span text:style-name="T260">из-за особенностей английской грамматики, которая требует, обязательного наличия подлежащего и сказуемого.</text:span></text:p>
      <text:p text:style-name="P606"/>
      <text:p text:style-name="P829">I have a lot of friends — У меня (есть) много друзей.</text:p>
      <text:p text:style-name="P830">We heave a big house — У нас (есть) большой дом.</text:p>
      <text:p text:style-name="P632"/>
      <text:p text:style-name="P956"><text:span text:style-name="T277">Когда </text:span><text:span text:style-name="T85">have</text:span><text:span text:style-name="T277"> является смысловым глаголом, он </text:span><text:span text:style-name="T263">работает по тем же правилам что и </text:span><text:span text:style-name="T264">другие</text:span><text:span text:style-name="T263"> </text:span><text:span text:style-name="T277">смысловые </text:span><text:span text:style-name="T263">глаголы, т. е. требует вспомогательного </text:span><text:span text:style-name="T83">do</text:span><text:span text:style-name="T263"> для отрицаний и вопросов. </text:span></text:p>
      <text:p text:style-name="P956"><text:span text:style-name="T275">В утверждениях </text:span><text:span text:style-name="T85">have</text:span><text:span text:style-name="T277"> </text:span><text:span text:style-name="T275">не пишется с окончанием </text:span><text:span text:style-name="T84">-s</text:span><text:span text:style-name="T275">, а преобразуется в </text:span><text:span text:style-name="T84">has</text:span><text:span text:style-name="T275">.</text:span></text:p>
      <text:p text:style-name="P606"/>
      <text:p text:style-name="P41"><text:span text:style-name="T53">Mike has </text:span><text:span text:style-name="T54">many friends</text:span><text:span text:style-name="T53"> — У Майка много друзей.</text:span></text:p>
      <text:p text:style-name="P42"><text:soft-page-break/><text:span text:style-name="T53">He</text:span><text:span text:style-name="T54"> do</text:span><text:span text:style-name="T53">es</text:span><text:span text:style-name="T54">n`t have many friends </text:span><text:span text:style-name="T55">—</text:span><text:span text:style-name="T54"> У </text:span><text:span text:style-name="T53">него </text:span><text:span text:style-name="T54">не много друзей.</text:span></text:p>
      <text:p text:style-name="P68"><text:span text:style-name="T45">Do you have many friends? </text:span><text:span text:style-name="T55">—</text:span><text:span text:style-name="T45"> У тебя много друзей?</text:span></text:p>
      <text:p text:style-name="P839"/>
      <text:p text:style-name="P212"><text:span text:style-name="T45">Когда </text:span><text:span text:style-name="T67">have</text:span><text:span text:style-name="T45"> является вспомогательным глаголом, то для </text:span><text:span text:style-name="T67">he/she/it</text:span><text:span text:style-name="T45"> он всегда в форме </text:span><text:span text:style-name="T67">has</text:span><text:span text:style-name="T45">.</text:span></text:p>
      <text:p text:style-name="P69">He hasn`t lost his keys — Он не потерял свои ключи <text:span text:style-name="T1026">(has в отрицании)</text:span>.</text:p>
      <text:p text:style-name="P840"/>
      <text:p text:style-name="P607">Have в значении «иметь» не употребляется во временах группы Continuous.</text:p>
      <text:p text:style-name="P607"/>
      <text:p text:style-name="P831">I am having many friends now → Неправильно</text:p>
      <text:p text:style-name="P831">I have many friends → Правильно</text:p>
      <text:p text:style-name="P606"/>
      <text:p text:style-name="P1078"><text:span text:style-name="T233">В разговорной речи очесть часто используется оборот </text:span><text:span text:style-name="T67">have got</text:span><text:span text:style-name="T233">. </text:span><text:span text:style-name="T261">Он обозначает тоже самое, что и </text:span><text:span text:style-name="T86">have</text:span><text:span text:style-name="T261"> </text:span><text:span text:style-name="T233">(иметь/владеть/</text:span><text:span text:style-name="T311">есть</text:span><text:span text:style-name="T233">)</text:span><text:span text:style-name="T261">, но используется только в настоящем времени.</text:span></text:p>
      <text:p text:style-name="P614"/>
      <text:p text:style-name="P1078"><text:span text:style-name="T261">Г</text:span><text:span text:style-name="T233">рамматически, </text:span><text:span text:style-name="T67">have got</text:span><text:span text:style-name="T233"> — это Present Perfect, т. е. </text:span><text:span text:style-name="T67">have</text:span><text:span text:style-name="T233"> здесь вспомогательный глагол, </text:span></text:p>
      <text:p text:style-name="P982"><text:span text:style-name="T274">а основное значение «</text:span><text:span text:style-name="T310">есть</text:span><text:span text:style-name="T274">» передает </text:span><text:span text:style-name="T87">got</text:span><text:span text:style-name="T274"> </text:span><text:span text:style-name="T262">(3я форма get)</text:span><text:span text:style-name="T274">. </text:span></text:p>
      <text:p text:style-name="P608"/>
      <text:p text:style-name="P832">Have you got a Mercedes? / Do you have a Mercedes? — У тебя есть мерседес?</text:p>
      <text:p text:style-name="P832">I haven`t got a Mercedes / I don`t have a Mercedes — У меня нет мерседеса.</text:p>
      <text:p text:style-name="P609"/>
      <text:p text:style-name="P957"><text:span text:style-name="T265">Глагол </text:span><text:span text:style-name="T88">have</text:span><text:span text:style-name="T266"> может входить в состав устойчивых выражений и словосочетаний. </text:span></text:p>
      <text:p text:style-name="P611">В этом случае он может переводится по другому. Также здесь отменяется правило, </text:p>
      <text:p text:style-name="P610">по которому <text:span text:style-name="T462">have</text:span> нельзя употребять в Continuous:</text:p>
      <text:p text:style-name="P610"/>
      <text:list xml:id="list1156181656" text:style-name="L44">
        <text:list-item>
          <text:p text:style-name="P1228"><text:span text:style-name="T1047">в</text:span>ыражения, связанные с приемом пищи:</text:p>
        </text:list-item>
      </text:list>
      <text:list xml:id="list1422441094" text:style-name="L45">
        <text:list-item>
          <text:list>
            <text:list-item>
              <text:p text:style-name="P1229">have a coffee/tea/<text:span text:style-name="T1021">drink</text:span> — пить кофе/чай/<text:span text:style-name="T1021">напиток</text:span>;</text:p>
            </text:list-item>
            <text:list-item>
              <text:p text:style-name="P1229">have a meal — принимать пищу;</text:p>
            </text:list-item>
            <text:list-item>
              <text:p text:style-name="P1229">have a breakfast/luch/dinner — завтракать/обедать/ужинать.</text:p>
            </text:list-item>
          </text:list>
        </text:list-item>
      </text:list>
      <text:p text:style-name="P612"/>
      <text:list xml:id="list152206629411621" text:continue-list="list1156181656" text:style-name="L44">
        <text:list-item>
          <text:p text:style-name="P1364"><text:span text:style-name="T302">в</text:span><text:span text:style-name="T266">ыражения, связанные с времяпровождением:</text:span></text:p>
        </text:list-item>
      </text:list>
      <text:list xml:id="list137749666" text:style-name="L46">
        <text:list-item>
          <text:list>
            <text:list-item>
              <text:p text:style-name="P1230">have a date — ходить на свидание;</text:p>
            </text:list-item>
            <text:list-item>
              <text:p text:style-name="P1230">have a good time — хорошо проводить время;</text:p>
            </text:list-item>
            <text:list-item>
              <text:p text:style-name="P1230">have a meeting / an appointment — назначать встречу;</text:p>
            </text:list-item>
            <text:list-item>
              <text:p text:style-name="P1230">have a nice day — удачного дня (пожелание);</text:p>
            </text:list-item>
            <text:list-item>
              <text:p text:style-name="P1230">have fun — веселиться.</text:p>
            </text:list-item>
          </text:list>
        </text:list-item>
      </text:list>
      <text:p text:style-name="P610"/>
      <text:list xml:id="list152206072824117" text:continue-list="list152206629411621" text:style-name="L44">
        <text:list-item>
          <text:p text:style-name="P1364"><text:span text:style-name="T302">в</text:span><text:span text:style-name="T266">ыражения, связанные </text:span><text:span text:style-name="T303">с внешностью:</text:span></text:p>
        </text:list-item>
      </text:list>
      <text:list xml:id="list1650914931" text:style-name="L47">
        <text:list-item>
          <text:list>
            <text:list-item>
              <text:p text:style-name="P1231">have a bath/shower/shave — принимать ванну/душ, побриться;</text:p>
            </text:list-item>
            <text:list-item>
              <text:p text:style-name="P1231">have a haircat — постричься.</text:p>
            </text:list-item>
          </text:list>
        </text:list-item>
      </text:list>
      <text:p text:style-name="P613"/>
      <text:list xml:id="list152206613543177" text:continue-list="list152206072824117" text:style-name="L44">
        <text:list-item>
          <text:p text:style-name="P1365"><text:span text:style-name="T302">в</text:span><text:span text:style-name="T303">ыражения, связанные с общением:</text:span></text:p>
        </text:list-item>
      </text:list>
      <text:list xml:id="list1588463059" text:style-name="L48">
        <text:list-item>
          <text:list>
            <text:list-item>
              <text:p text:style-name="P1232">have a guess — угадывать, догадываться;</text:p>
            </text:list-item>
            <text:list-item>
              <text:p text:style-name="P1232">have a chat — болтать;</text:p>
            </text:list-item>
            <text:list-item>
              <text:p text:style-name="P1232">have a talk/discussion — беседовать/обсуждать;</text:p>
            </text:list-item>
            <text:list-item>
              <text:p text:style-name="P1232">have a call — позвонить.</text:p>
            </text:list-item>
          </text:list>
        </text:list-item>
      </text:list>
      <text:p text:style-name="P613"/>
      <text:list xml:id="list152206552739338" text:continue-list="list152206613543177" text:style-name="L44">
        <text:list-item>
          <text:p text:style-name="P1365"><text:span text:style-name="T302">в</text:span><text:span text:style-name="T303">ыражения связанные со здоровьем:</text:span></text:p>
        </text:list-item>
      </text:list>
      <text:list xml:id="list1124856285" text:style-name="L49">
        <text:list-item>
          <text:list>
            <text:list-item>
              <text:p text:style-name="P1233">have a baby — родить;</text:p>
            </text:list-item>
            <text:list-item>
              <text:p text:style-name="P1233">have a cold — простудиться;</text:p>
            </text:list-item>
            <text:list-item>
              <text:p text:style-name="P1233"><text:soft-page-break/>have a cough — кашлять;</text:p>
            </text:list-item>
            <text:list-item>
              <text:p text:style-name="P1233">have a headache — болит голова.</text:p>
            </text:list-item>
          </text:list>
        </text:list-item>
      </text:list>
      <text:p text:style-name="P613"/>
      <text:list xml:id="list152207287430251" text:continue-list="list152206552739338" text:style-name="L44">
        <text:list-item>
          <text:p text:style-name="P1365"><text:span text:style-name="T302">в</text:span><text:span text:style-name="T303">ыражения, связанные с отдыхом:</text:span></text:p>
          <text:list>
            <text:list-item>
              <text:p text:style-name="P1234">have a day off — взять выходной;</text:p>
            </text:list-item>
            <text:list-item>
              <text:p text:style-name="P1234">have a dream — видеть сон;</text:p>
            </text:list-item>
            <text:list-item>
              <text:p text:style-name="P1234">have a nightmare — видеть кошмар;</text:p>
            </text:list-item>
            <text:list-item>
              <text:p text:style-name="P1234">have a rest — отдыхать;</text:p>
            </text:list-item>
            <text:list-item>
              <text:p text:style-name="P1234">have a sleep — спать.</text:p>
            </text:list-item>
          </text:list>
        </text:list-item>
      </text:list>
      <text:p text:style-name="P613"/>
      <text:list xml:id="list152206731742370" text:continue-numbering="true" text:style-name="L44">
        <text:list-item>
          <text:p text:style-name="P1365"><text:span text:style-name="T302">в</text:span><text:span text:style-name="T303">ыражения, свяханые с физической активностью:</text:span></text:p>
        </text:list-item>
      </text:list>
      <text:list xml:id="list537224099" text:style-name="L50">
        <text:list-item>
          <text:list>
            <text:list-item>
              <text:p text:style-name="P1235">have a good journey — добраться без проблем (пожелание);</text:p>
            </text:list-item>
            <text:list-item>
              <text:p text:style-name="P1235">have a good flight — хорошо долететь (пожелание);</text:p>
            </text:list-item>
            <text:list-item>
              <text:p text:style-name="P1235">have a lift — подвести (на машине);</text:p>
            </text:list-item>
            <text:list-item>
              <text:p text:style-name="P1236">have a ride — проехаться;</text:p>
            </text:list-item>
            <text:list-item>
              <text:p text:style-name="P1236">have a walk — пройтись (прогуляться);</text:p>
            </text:list-item>
            <text:list-item>
              <text:p text:style-name="P1236">have a swim — поплавать;</text:p>
            </text:list-item>
            <text:list-item>
              <text:p text:style-name="P1236">have a hug — обняться;</text:p>
            </text:list-item>
            <text:list-item>
              <text:p text:style-name="P1236">have a kiss — поцеловаться.</text:p>
            </text:list-item>
          </text:list>
        </text:list-item>
      </text:list>
      <text:p text:style-name="P613"/>
      <text:p text:style-name="P652">Глагол <text:span text:style-name="T462">get</text:span></text:p>
      <text:p text:style-name="P615"/>
      <text:p text:style-name="P952"><text:span text:style-name="T268">Один и самых запутанных глаголов, который может переводится по разному,</text:span><text:span text:style-name="T267"> в записимости </text:span></text:p>
      <text:p text:style-name="P616">от слов, идущих после него. Поэтому его нужно переводить в связке с соседними словами.</text:p>
      <text:p text:style-name="P617"/>
      <text:p text:style-name="P952"><text:span text:style-name="T268">Если после </text:span><text:span text:style-name="T89">get</text:span><text:span text:style-name="T268"> идет существительное, то он передает значение </text:span><text:span text:style-name="T267">«</text:span><text:span text:style-name="T268">получать, покупать</text:span><text:span text:style-name="T267">».</text:span></text:p>
      <text:p text:style-name="P616"/>
      <text:p text:style-name="P70"><text:span text:style-name="T56">I </text:span><text:span text:style-name="T45">got a new car — Я купил новую машину.</text:span></text:p>
      <text:p text:style-name="P833">I got an A today — Я получил пятерку сегодня. (A — <text:span text:style-name="T1026">это </text:span>оценка)</text:p>
      <text:p text:style-name="P1079"><text:span text:style-name="T267">Е</text:span><text:span text:style-name="T233">сли </text:span><text:span text:style-name="T67">get</text:span><text:span text:style-name="T233"> используется со средством передвижения, то он приобретает значение </text:span></text:p>
      <text:p text:style-name="P618">«сесть в транспорт». В этом случае он может использоваться с предлогом <text:span text:style-name="T462">on</text:span>.</text:p>
      <text:p text:style-name="P618"/>
      <text:p text:style-name="P833">I got on a bus at 5 o`clock — Я сел в автобус в 5 часов.</text:p>
      <text:p text:style-name="P833">I got a taxi — Я взял такси.</text:p>
      <text:p text:style-name="P616"/>
      <text:p text:style-name="P1079"><text:span text:style-name="T267">Е</text:span><text:span text:style-name="T233">сли после get идет прилагательное, то это означает «прийти к этому состоянию», </text:span></text:p>
      <text:p text:style-name="P618">например: <text:span text:style-name="T462">get hungry (проголодаться), get better (стать лучше), get cold (замерзнуть)</text:span> и т. д.</text:p>
      <text:p text:style-name="P618"/>
      <text:p text:style-name="P833">He got dressed quickly and left — Он оделся быстро и ушел.</text:p>
      <text:p text:style-name="P618"/>
      <text:p text:style-name="P618">Если <text:span text:style-name="T462">get</text:span> используется с частицей <text:span text:style-name="T462">to</text:span>, то это означает «прибывать в такое-то место».</text:p>
      <text:p text:style-name="P618"/>
      <text:p text:style-name="P833">I got to work late — Я приехал на работу поздно.</text:p>
      <text:p text:style-name="P833">I got to the airport by train — Я приехал в аэропорт на поезде.</text:p>
      <text:p text:style-name="P616"/>
      <text:p text:style-name="P616">В пассивном залоге может заменять глагол <text:span text:style-name="T462">be</text:span>. </text:p>
      <text:p text:style-name="P616"/>
      <text:p text:style-name="P616">Если <text:span text:style-name="T462">be</text:span> означает «быть в состоянии / обладать качеством», то <text:span text:style-name="T462">get</text:span> означает </text:p>
      <text:p text:style-name="P617">«входить в состояние / приобретать качество».</text:p>
      <text:p text:style-name="P617"/>
      <text:p text:style-name="P617">В отличии от <text:span text:style-name="T462">be, do, have</text:span>, этот глагол не может быть вспомогательным.</text:p>
      <text:p text:style-name="P619"><text:soft-page-break/>Почти для любого предложения с <text:span text:style-name="T462">get</text:span> можно найти замену с другим глаголом.</text:p>
      <text:p text:style-name="P617"/>
      <text:p text:style-name="P1085"><text:span text:style-name="T233">После </text:span><text:span text:style-name="T67">get</text:span><text:span text:style-name="T233"> могут стоять разные предлоги, в зависимости от которых он может сильно</text:span></text:p>
      <text:p text:style-name="P1086"><text:span text:style-name="T233">меняться. Такие измененя не всегда поддаются логике</text:span><text:span text:style-name="T269">:</text:span></text:p>
      <text:list xml:id="list3856827585" text:style-name="L51">
        <text:list-item>
          <text:p text:style-name="P1237">get along — ладить друг с другом;</text:p>
        </text:list-item>
        <text:list-item>
          <text:p text:style-name="P1237">get away — убираться прочь (грубо);</text:p>
        </text:list-item>
        <text:list-item>
          <text:p text:style-name="P1237">get back — вернуться;</text:p>
        </text:list-item>
        <text:list-item>
          <text:p text:style-name="P1237">get in — попасть внутрь;</text:p>
        </text:list-item>
        <text:list-item>
          <text:p text:style-name="P1237">get on — справиться с ситуацией.</text:p>
        </text:list-item>
      </text:list>
      <text:p text:style-name="P620"/>
      <text:p text:style-name="P760"><text:span text:style-name="T891">W</text:span><text:span text:style-name="T881">e get along well — Мы хорошо ладим.</text:span></text:p>
      <text:p text:style-name="P834">I`ll get away from work as soon as I can — Я свалю с этой работы, как только смогу.</text:p>
      <text:p text:style-name="P834">Get in the car quickly! — Быстро садись в машину!</text:p>
      <text:p text:style-name="P835">How are you getting on with your new job? — Как дела на новой работе?</text:p>
      <text:p text:style-name="P1037"/>
      <text:p text:style-name="P1037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1036">Такие сочетания нельзя переводить по отдельности, а только в связке.</text:p>
      <text:p text:style-name="P617"/>
      <text:p text:style-name="P1036">Один и тот же фразовый глагол может иметь несколько значений.</text:p>
      <text:p text:style-name="P617"/>
      <text:p text:style-name="P648">Глаголы, в которых все путаются</text:p>
      <text:p text:style-name="P621"/>
      <text:p text:style-name="P622"><text:span text:style-name="T601">Tell и say</text:span> можно перевести как «сказать». Только первый означатает «рассказать», </text:p>
      <text:p text:style-name="P622">а второй - «сказать/говорить». </text:p>
      <text:p text:style-name="P622"/>
      <text:p text:style-name="P622">После <text:span text:style-name="T462">tell</text:span> нужно обязательно указать, кому адресована фраза, либо что именно </text:p>
      <text:p text:style-name="P622">говорится. После <text:span text:style-name="T462">tell</text:span> не нужен предлог.</text:p>
      <text:p text:style-name="P622"/>
      <text:p text:style-name="P836">Tell me the truth — Скажи мне правду.</text:p>
      <text:p text:style-name="P836">Tell Michael that I will be late — Скажи Майклу, что я опоздаю.</text:p>
      <text:p text:style-name="P622"/>
      <text:p text:style-name="P622">После <text:span text:style-name="T462">say</text:span> можно ничего не указывать, либо указать того, кто сказал фразу.</text:p>
      <text:p text:style-name="P622">Если мы говорим, кому адресована фраза, то после <text:span text:style-name="T462">say</text:span> нужен предлог <text:span text:style-name="T462">to</text:span>.</text:p>
      <text:p text:style-name="P622"/>
      <text:p text:style-name="P836">«You deserve more than this», I said to myself — Ты заслуживаешь большего, я сказал себе.</text:p>
      <text:p text:style-name="P622"/>
      <text:p text:style-name="P1080"><text:span text:style-name="T149">See, l</text:span><text:span text:style-name="T148">ook, watch</text:span><text:span text:style-name="T233"> передают значение «видеть», но с разными смысловыми оттенками.</text:span></text:p>
      <text:p text:style-name="P622"/>
      <text:p text:style-name="P623">Глагол <text:span text:style-name="T462">see</text:span> означает «видеть», как физическую возможность. Обычно <text:span text:style-name="T1027">он </text:span>не употребляется </text:p>
      <text:p text:style-name="P623">во временах Continuous.</text:p>
      <text:p text:style-name="P622"/>
      <text:p text:style-name="P836">I see a bird in the tree — Я вижу птицу на дереве.</text:p>
      <text:p text:style-name="P622"/>
      <text:p text:style-name="P622"><text:span text:style-name="T462">Look</text:span> означает «смотреть на что-либо». Если мы хотим узнать на какой объет смотрим — используется предлог <text:span text:style-name="T462">at</text:span>. В отличии от <text:span text:style-name="T462">see</text:span>, можно использовать в Continuous.</text:p>
      <text:p text:style-name="P622"/>
      <text:p text:style-name="P836">Don`t worry, I`m not looking — Не волнуйся, я не смотрю.</text:p>
      <text:p text:style-name="P836">I`m looking at the dog — Я смотрю на собаку.</text:p>
      <text:p text:style-name="P622"/>
      <text:p text:style-name="P953"><text:span text:style-name="T67">Watch</text:span><text:span text:style-name="T233"> означает «</text:span><text:span text:style-name="T271">следить (взором)</text:span><text:span text:style-name="T233">» или «наблюдать» </text:span><text:span text:style-name="T270">за объектом</text:span><text:span text:style-name="T233">.</text:span></text:p>
      <text:p text:style-name="P624"/>
      <text:p text:style-name="P43"><text:soft-page-break/><text:span text:style-name="T57">Mothers always watch their children — М</text:span><text:span text:style-name="T58">а</text:span><text:span text:style-name="T57">мы всегда следят за своими детьми.</text:span></text:p>
      <text:p text:style-name="P71"><text:span text:style-name="T59">I </text:span><text:span text:style-name="T45">like watching birds — Мне нравится наблюдать за птицами.</text:span></text:p>
      <text:p text:style-name="P624"/>
      <text:p text:style-name="P953"><text:span text:style-name="T148">Hear, listen</text:span><text:span text:style-name="T233"> можно перевести как «слышать» и «слушать». Первый означает физическую возможность, а второй — осознанное действие.</text:span></text:p>
      <text:p text:style-name="P624"/>
      <text:p text:style-name="P837">Can you hear some noise? — Ты слышишь шум?</text:p>
      <text:p text:style-name="P837">I think I heard something — Кажется, я что-то слышал.</text:p>
      <text:p text:style-name="P624"/>
      <text:p text:style-name="P1081"><text:span text:style-name="T271">Когда мы говорим о том, что именно слушаем, то</text:span><text:span text:style-name="T233"> </text:span><text:span text:style-name="T271">п</text:span><text:span text:style-name="T233">осле </text:span><text:span text:style-name="T67">listen</text:span><text:span text:style-name="T233"> </text:span><text:span text:style-name="T271">ставится предлог </text:span><text:span text:style-name="T90">to</text:span><text:span text:style-name="T271">.</text:span></text:p>
      <text:p text:style-name="P625">При переводе на русский предлог выпадает.</text:p>
      <text:p text:style-name="P625"/>
      <text:p text:style-name="P837">Listen to me, please — Пожалуйста, послушай меня.</text:p>
      <text:p text:style-name="P837">What music do you listen to? - Какую музыку ты слушает?</text:p>
      <text:p text:style-name="P625"/>
      <text:p text:style-name="P1082"><text:span text:style-name="T148">Do, make</text:span><text:span text:style-name="T233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625"/>
      <text:p text:style-name="P626">Устойчивые выражения с do:</text:p>
      <text:list xml:id="list1689652363" text:style-name="L52">
        <text:list-item>
          <text:p text:style-name="P1238">do an exam/test — сдавать экзамен/тест;</text:p>
        </text:list-item>
        <text:list-item>
          <text:p text:style-name="P1238">do a course — пройти курс;</text:p>
        </text:list-item>
        <text:list-item>
          <text:p text:style-name="P1238">do work/homework/housework — делать работу / домашнюю работу / работу по дому;</text:p>
        </text:list-item>
        <text:list-item>
          <text:p text:style-name="P1238">do a favour — оказывать услугу;</text:p>
        </text:list-item>
        <text:list-item>
          <text:p text:style-name="P1238">do business — заниматься бизнесом;</text:p>
        </text:list-item>
        <text:list-item>
          <text:p text:style-name="P1238">do right/wrong — поступать правильно/неправильно;</text:p>
        </text:list-item>
        <text:list-item>
          <text:p text:style-name="P1240">do the shopping — делать покупки;</text:p>
        </text:list-item>
        <text:list-item>
          <text:p text:style-name="P1238">do the wassing up — мыть посуду;</text:p>
        </text:list-item>
      </text:list>
      <text:p text:style-name="P625"/>
      <text:p text:style-name="P626">Устойчивые выражения с make:</text:p>
      <text:list xml:id="list152536746" text:style-name="L53">
        <text:list-item>
          <text:p text:style-name="P1239">make a noise — шуметь;</text:p>
        </text:list-item>
        <text:list-item>
          <text:p text:style-name="P1239">make a bed — застилать постель;</text:p>
        </text:list-item>
        <text:list-item>
          <text:p text:style-name="P1239">make a cake/tea/dinner — приготовить торт/чай/ужин;</text:p>
        </text:list-item>
        <text:list-item>
          <text:p text:style-name="P1366"><text:span text:style-name="T233">make a choice — сделать </text:span><text:span text:style-name="T272">выбор;</text:span></text:p>
        </text:list-item>
        <text:list-item>
          <text:p text:style-name="P1241">make a scision — принять решение;</text:p>
        </text:list-item>
        <text:list-item>
          <text:p text:style-name="P1241">make a promise — обещать, дать обещание;</text:p>
        </text:list-item>
        <text:list-item>
          <text:p text:style-name="P1241">make a friends — подружиться.</text:p>
        </text:list-item>
      </text:list>
      <text:p text:style-name="P627"/>
      <text:p text:style-name="P838">Could you do me a favour — Не мог бы ты оказать мне услугу? </text:p>
      <text:p text:style-name="P838">I belive she`ll make the right choice — Я верю, что она сделает правильный выбор.</text:p>
      <text:p text:style-name="P627"/>
      <text:p text:style-name="P1008"><text:span text:style-name="T356">Про и</text:span><text:span text:style-name="T357">нфинитив и герундий</text:span></text:p>
      <text:p text:style-name="P628"/>
      <text:p text:style-name="P635">Когда в английском предложении идет несколько глаголов <text:span text:style-name="T1029">подря</text:span><text:span text:style-name="T1030">д</text:span>, то первый является сказуемым<text:span text:style-name="T1028">, а следующий, свободный от времени, стоит в форме инфинитива </text:span></text:p>
      <text:p text:style-name="P961"><text:span text:style-name="T292">или герундия </text:span><text:span text:style-name="T293">(</text:span><text:span text:style-name="T304">после сказуемоего</text:span><text:span text:style-name="T294"> </text:span><text:span text:style-name="T292">может быть несколько </text:span><text:span text:style-name="T304">глаголов</text:span><text:span text:style-name="T293">)</text:span><text:span text:style-name="T292">.</text:span></text:p>
      <text:p text:style-name="P634"/>
      <text:p text:style-name="P847">What do you want <text:span text:style-name="T860">to do</text:span>? — Что ты хочешь <text:span text:style-name="T860">делать</text:span>?</text:p>
      <text:p text:style-name="P847">I like <text:span text:style-name="T860">playing</text:span> cards — Я люблю <text:span text:style-name="T860">играть</text:span> в карты.</text:p>
      <text:p text:style-name="P848">Please don`t make me <text:span text:style-name="T860">worry</text:span> — Пожалуйста, не заставляй меня <text:span text:style-name="T860">волноваться</text:span>.</text:p>
      <text:p text:style-name="P849">I don`t mind <text:span text:style-name="T860">doing</text:span> it on my own — Я не против <text:span text:style-name="T860">сделать</text:span> это в одиночку.</text:p>
      <text:p text:style-name="P636"/>
      <text:p text:style-name="P962"><text:soft-page-break/><text:span text:style-name="T278">И</text:span><text:span text:style-name="T279">нфинитив и герундий дополняют по смыслу </text:span><text:span text:style-name="T295">сказуемое</text:span><text:span text:style-name="T279">. </text:span><text:span text:style-name="T280">Они являются взаимозаменяемы </text:span></text:p>
      <text:p text:style-name="P962"><text:span text:style-name="T288">и</text:span><text:span text:style-name="T280"> </text:span><text:span text:style-name="T288">в</text:span><text:span text:style-name="T280"> основном </text:span><text:span text:style-name="T288">и</text:span><text:span text:style-name="T280">спользуют</text:span><text:span text:style-name="T288">ся</text:span><text:span text:style-name="T280"> по наитию </text:span><text:span text:style-name="T295">либо</text:span><text:span text:style-name="T280"> в зависимости от диалекта.</text:span></text:p>
      <text:p text:style-name="P637"/>
      <text:p text:style-name="P638">На русский инфинитив и герундий переводятся несколькими способами:</text:p>
      <text:list xml:id="list3120298013" text:style-name="L54">
        <text:list-item>
          <text:p text:style-name="P1242">начальной формой глагола (делать);</text:p>
        </text:list-item>
        <text:list-item>
          <text:p text:style-name="P1242">причастием (делая);</text:p>
        </text:list-item>
        <text:list-item>
          <text:p text:style-name="P1242">придаточным предложением (чтобы сделать).</text:p>
        </text:list-item>
      </text:list>
      <text:p text:style-name="P637"/>
      <text:p text:style-name="P653">Инфинитив </text:p>
      <text:p text:style-name="P644"/>
      <text:p text:style-name="P968"><text:span text:style-name="T301">Э</text:span><text:span text:style-name="T288">то глагол в начальной форме, </text:span><text:span text:style-name="T295">который </text:span><text:span text:style-name="T296">обычно </text:span><text:span text:style-name="T297">идет</text:span><text:span text:style-name="T295"> </text:span><text:span text:style-name="T288">с частицей </text:span><text:span text:style-name="T92">to</text:span><text:span text:style-name="T288">.</text:span></text:p>
      <text:p text:style-name="P842"><text:span text:style-name="T65">I don`t want </text:span><text:span text:style-name="T1045">to interface</text:span><text:span text:style-name="T65"> — Я не хочу </text:span><text:span text:style-name="T1045">вмешиваться</text:span><text:span text:style-name="T65">.</text:span></text:p>
      <text:p text:style-name="P645"/>
      <text:p text:style-name="P542"><text:span text:style-name="T288">Г</text:span><text:span text:style-name="T281">лаголы, после которых инфинитив всегда </text:span><text:span text:style-name="T289">с частицей </text:span><text:span text:style-name="T91">to</text:span><text:span text:style-name="T281">:</text:span></text:p>
      <text:list xml:id="list2745481161" text:style-name="L55">
        <text:list-item>
          <text:p text:style-name="P1243">want — хотеть;</text:p>
        </text:list-item>
        <text:list-item>
          <text:p text:style-name="P1243">need — нуждаться;</text:p>
        </text:list-item>
        <text:list-item>
          <text:p text:style-name="P1243">plan — планировать;</text:p>
        </text:list-item>
        <text:list-item>
          <text:p text:style-name="P1243">decide — принимать решение;</text:p>
        </text:list-item>
        <text:list-item>
          <text:p text:style-name="P1243">offer — предлагать;</text:p>
        </text:list-item>
        <text:list-item>
          <text:p text:style-name="P1243">hope — надеяться;</text:p>
        </text:list-item>
        <text:list-item>
          <text:p text:style-name="P1243">promise — обещать;</text:p>
        </text:list-item>
        <text:list-item>
          <text:p text:style-name="P1243">try — пытаться;</text:p>
        </text:list-item>
        <text:list-item>
          <text:p text:style-name="P1243">forget — забывать;</text:p>
        </text:list-item>
        <text:list-item>
          <text:p text:style-name="P1243">learn — изучать;</text:p>
        </text:list-item>
        <text:list-item>
          <text:p text:style-name="P1243">would like — хотел бы.</text:p>
        </text:list-item>
      </text:list>
      <text:p text:style-name="P841"/>
      <text:p text:style-name="P841">We promise <text:span text:style-name="T860">to get</text:span> the money — Мы обещали <text:span text:style-name="T860">достать</text:span> денег.</text:p>
      <text:p text:style-name="P841">Don`t forget <text:span text:style-name="T860">to write</text:span> importang things — Не забывай <text:span text:style-name="T860">записывать</text:span> самое главное.</text:p>
      <text:p text:style-name="P639"/>
      <text:p text:style-name="P960"><text:span text:style-name="T282">Между смысловым глаголом и идущим за ним инфинитивом часто </text:span><text:span text:style-name="T299">стоит</text:span><text:span text:style-name="T282"> дополнение.</text:span></text:p>
      <text:p text:style-name="P543"><text:span text:style-name="T299">Обычно</text:span><text:span text:style-name="T300"> </text:span><text:span text:style-name="T286">дополнение указывает</text:span><text:span text:style-name="T287">ся</text:span><text:span text:style-name="T286"> после </text:span><text:span text:style-name="T299">следующих </text:span><text:span text:style-name="T286">глаголов:</text:span></text:p>
      <text:list xml:id="list1412285245" text:style-name="L56">
        <text:list-item>
          <text:p text:style-name="P1244">ask — спрашивать;</text:p>
        </text:list-item>
        <text:list-item>
          <text:p text:style-name="P1244">tell — говорить;</text:p>
        </text:list-item>
        <text:list-item>
          <text:p text:style-name="P1244">advice — советовать;</text:p>
        </text:list-item>
        <text:list-item>
          <text:p text:style-name="P1244">expect — ожидать;</text:p>
        </text:list-item>
        <text:list-item>
          <text:p text:style-name="P1244">pesuade — убеждать;</text:p>
        </text:list-item>
        <text:list-item>
          <text:p text:style-name="P1244">teach — обучать.</text:p>
        </text:list-item>
      </text:list>
      <text:p text:style-name="P642"/>
      <text:p text:style-name="P846"><text:span text:style-name="T1036">I </text:span><text:span text:style-name="T34">asked</text:span><text:span text:style-name="T1037"> </text:span><text:span text:style-name="T1066">Mike</text:span><text:span text:style-name="T1037"> </text:span><text:span text:style-name="T865">to come</text:span><text:span text:style-name="T1037"> in — Я просила Майка войти.</text:span></text:p>
      <text:p text:style-name="P73"><text:span text:style-name="T32">Tell</text:span><text:span text:style-name="T45"> </text:span><text:span text:style-name="T1067">them</text:span><text:span text:style-name="T45"> </text:span><text:span text:style-name="T63">to leave</text:span><text:span text:style-name="T45"> us alone — Попроси их оставить нас в покое.</text:span></text:p>
      <text:p text:style-name="P639"/>
      <text:p text:style-name="P963"><text:span text:style-name="T282">Если после смыслового глагола </text:span><text:span text:style-name="T298">указано</text:span><text:span text:style-name="T283"> </text:span><text:span text:style-name="T282">дополне</text:span><text:span text:style-name="T283">ние, </text:span><text:span text:style-name="T284">то такие предложения удобней переводить с использованием придаточного предложения.</text:span></text:p>
      <text:p text:style-name="P643"/>
      <text:p text:style-name="P77"><text:span text:style-name="T60">I </text:span><text:span text:style-name="T33">promise</text:span><text:span text:style-name="T60"> </text:span><text:span text:style-name="T1068">you</text:span><text:span text:style-name="T60"> </text:span><text:span text:style-name="T64">to be</text:span><text:span text:style-name="T60"> there always — Я обещаю тебе, что буду рядом всегда.</text:span></text:p>
      <text:p text:style-name="P843"/>
      <text:p text:style-name="P77"><text:span text:style-name="T233">(</text:span><text:span text:style-name="T291">п</text:span><text:span text:style-name="T284">ридаточно</text:span><text:span text:style-name="T285">е</text:span><text:span text:style-name="T284"> предложения — </text:span><text:span text:style-name="T233">это синтаксическая часть сложноподчиненного предложения, содержащая подчинительный союз или союзное слово: </text:span><text:span text:style-name="T45">Петя убежал с урока, </text:span><text:span text:style-name="T354">чтобы не пропустить концерт</text:span><text:span text:style-name="T233">. </text:span><text:span text:style-name="Emphasis"><text:span text:style-name="T45">Изобразить чувство, </text:span></text:span><text:span text:style-name="Emphasis"><text:span text:style-name="T354">которое я испытывал</text:span></text:span><text:span text:style-name="Emphasis"><text:span text:style-name="T45">, очень трудно</text:span></text:span><text:span text:style-name="T233">)</text:span><text:span text:style-name="T284">.</text:span></text:p>
      <text:p text:style-name="P843"/>
      <text:p text:style-name="P963"><text:soft-page-break/><text:span text:style-name="T284">Т</text:span><text:span text:style-name="T290">акже придаточное предложение используется, когда вторая часть объясняет причину действия из главной части. </text:span><text:span text:style-name="T291">В этом случае инфинитив всегда используется с </text:span><text:span text:style-name="T93">to</text:span><text:span text:style-name="T291">.</text:span></text:p>
      <text:p text:style-name="P640"/>
      <text:p text:style-name="P78"><text:span text:style-name="T60">I </text:span><text:span text:style-name="T33">went out</text:span><text:span text:style-name="T64">,</text:span><text:span text:style-name="T60"> </text:span><text:span text:style-name="T64">to buy</text:span><text:span text:style-name="T60"> food — Я </text:span><text:span text:style-name="T33">вышел</text:span><text:span text:style-name="T60">,</text:span><text:span text:style-name="T62"> </text:span><text:span text:style-name="T64">чтобы</text:span><text:span text:style-name="T60"> </text:span><text:span text:style-name="T64">купить</text:span><text:span text:style-name="T60"> еды.</text:span></text:p>
      <text:p text:style-name="P79"><text:span text:style-name="T60">W</text:span><text:span text:style-name="T45">hy did I </text:span><text:span text:style-name="T32">come in</text:span><text:span text:style-name="T45">? </text:span><text:span text:style-name="T63">To drink</text:span><text:span text:style-name="T45"> cofee — Почему я </text:span><text:span text:style-name="T32">зашел</text:span><text:span text:style-name="T45">? </text:span><text:span text:style-name="T63">Чтобы выпить</text:span><text:span text:style-name="T45"> кофе.</text:span></text:p>
      <text:p text:style-name="P844"/>
      <text:p text:style-name="P221"><text:span text:style-name="T45">Не всегда причина указывается в виде глагола. Если в качестве причины указано существительное, то перед ним будет предлог </text:span><text:span text:style-name="T67">for</text:span><text:span text:style-name="T45"> </text:span><text:span text:style-name="T61">(за, для)</text:span><text:span text:style-name="T45">.</text:span></text:p>
      <text:p text:style-name="P641"/>
      <text:p text:style-name="P845">I <text:span text:style-name="T23">went out</text:span> <text:span text:style-name="T860">for food</text:span> — Я <text:span text:style-name="T23">вышел</text:span><text:span text:style-name="T1035"> </text:span><text:span text:style-name="T860">за едой</text:span>.</text:p>
      <text:p text:style-name="P215"/>
      <text:p text:style-name="P215">Ес<text:span text:style-name="T1035">ть</text:span> глаголы, после которых инфинитив используется без частицы <text:span text:style-name="T462">to</text:span> («голый» инфитив). Таких глаголов немного. Самыми распространенные: <text:span text:style-name="T462">let </text:span>(позволять) и <text:span text:style-name="T462">make</text:span>.</text:p>
      <text:p text:style-name="P213"/>
      <text:p text:style-name="P75"><text:span text:style-name="T23">Let</text:span> <text:span text:style-name="T1064">Peter</text:span> <text:span text:style-name="T860">explain</text:span> himself — Позволь Питеру объясниться.</text:p>
      <text:p text:style-name="P76"><text:span text:style-name="T23">Let</text:span> <text:span text:style-name="T1064">us</text:span> (let`s) <text:span text:style-name="T860">watch</text:span> this movie — Давай<text:span text:style-name="T1032"> </text:span>посмотрим этот фильм.</text:p>
      <text:p text:style-name="P214"/>
      <text:p text:style-name="P216">Если после <text:span text:style-name="T462">make</text:span> стоит еще один глагол, то в этом случае <text:span text:style-name="T462">make</text:span> переводится не как «делать», </text:p>
      <text:p text:style-name="P216">а как «заставлять». После <text:span text:style-name="T462">make</text:span> нужно также указать дополнение.</text:p>
      <text:p text:style-name="P216"/>
      <text:p text:style-name="P185">I <text:span text:style-name="T3">can`t</text:span> <text:span text:style-name="T23">make</text:span> <text:span text:style-name="T1064">John</text:span> <text:span text:style-name="T860">work</text:span> — Я не могу заставить Джона работать.</text:p>
      <text:p text:style-name="P217"/>
      <text:p text:style-name="P219"><text:span text:style-name="T1033">Если инфинитив стоит после связки </text:span><text:span text:style-name="T490">it</text:span><text:span text:style-name="T1055"> + </text:span><text:span text:style-name="T487">be </text:span><text:span text:style-name="T1033">+ прилагательно</text:span><text:span text:style-name="T1034">е</text:span><text:span text:style-name="T1033">, то </text:span><text:span text:style-name="T1055">он </text:span><text:span text:style-name="T1033">используется </text:span></text:p>
      <text:p text:style-name="P219"><text:span text:style-name="T1033">с частицей </text:span><text:span text:style-name="T487">to</text:span><text:span text:style-name="T1033">. </text:span><text:span text:style-name="T1055">Такая связка выражает отношение к делу.</text:span></text:p>
      <text:p text:style-name="P218"/>
      <text:p text:style-name="P74">It <text:span text:style-name="T355">is difficult</text:span> to understand him — Его<text:span text:style-name="T1055"> </text:span>сложно понять.</text:p>
      <text:p text:style-name="P82">It was difficult to find a good job — Было трудно найти хорошую работу.</text:p>
      <text:p text:style-name="P45"><text:span text:style-name="T1055">It is nice to live here — Здесь </text:span><text:span text:style-name="T1056">приятно жить.</text:span></text:p>
      <text:p text:style-name="P218"/>
      <text:p text:style-name="P1098">По правилам английского языка после <text:span text:style-name="T462">be</text:span> всегда используется прилалагательное, при этом на русский, <text:span text:style-name="T462">be</text:span> + прилагательное будет переводиться наречием (где, куда, зачем, как).</text:p>
      <text:p text:style-name="P220"/>
      <text:p text:style-name="P968"><text:span text:style-name="T852">Г</text:span><text:span text:style-name="T853">ерундий</text:span><text:span text:style-name="T729"> </text:span></text:p>
      <text:p text:style-name="P224"/>
      <text:p text:style-name="P968"><text:span text:style-name="T732">Э</text:span><text:span text:style-name="T725">то нечно среднее между глаголом и существительным, </text:span><text:span text:style-name="T730">потому что м</text:span><text:span text:style-name="T725">ожет переводит</text:span><text:span text:style-name="T730">ь</text:span><text:span text:style-name="T725">ся </text:span></text:p>
      <text:p text:style-name="P968"><text:span text:style-name="T730">и так и этак </text:span><text:span text:style-name="T733">(в зависимости от места)</text:span><text:span text:style-name="T725">.</text:span><text:span text:style-name="T731"> </text:span><text:span text:style-name="T726">Выглядит как глагол c окончанием </text:span><text:span text:style-name="T488">-ing</text:span><text:span text:style-name="T726">.</text:span></text:p>
      <text:p text:style-name="P227"/>
      <text:p text:style-name="P969"><text:span text:style-name="T734">Герундий используется после предлогов </text:span><text:span text:style-name="T737">и</text:span><text:span text:style-name="T734"> некоторых глаголов. </text:span><text:span text:style-name="T736">Т</text:span><text:span text:style-name="T737">акже</text:span><text:span text:style-name="T734"> е</text:span><text:span text:style-name="T735">сли после </text:span></text:p>
      <text:p text:style-name="P228">первого глагола идет предлог, то второй всегда пишется в форме герундия.</text:p>
      <text:p text:style-name="P229"/>
      <text:p text:style-name="P226">Если герундий стоит в конце предложения, то он переводится глаголом.</text:p>
      <text:p text:style-name="P864"/>
      <text:p text:style-name="P761"><text:span text:style-name="T946">I </text:span><text:span text:style-name="T31">ran</text:span><text:span text:style-name="T945"> for a long time </text:span><text:span text:style-name="T1010">without</text:span><text:span text:style-name="T945"> </text:span><text:span text:style-name="T948">stopping</text:span><text:span text:style-name="T945"> — Я долго бежал, не останавливаясь.</text:span></text:p>
      <text:p text:style-name="P761"><text:span text:style-name="T946">D</text:span><text:span text:style-name="T945">on`t stop. </text:span><text:span text:style-name="T31">Keep</text:span><text:span text:style-name="T945"> </text:span><text:span text:style-name="T1010">on</text:span><text:span text:style-name="T945"> </text:span><text:span text:style-name="T948">running</text:span><text:span text:style-name="T945">! </text:span><text:span text:style-name="T947">— </text:span><text:span text:style-name="T945">Не останавливайся. Продолжай бежать!</text:span></text:p>
      <text:p text:style-name="P762"><text:span text:style-name="T1010">Before</text:span><text:span text:style-name="T945"> </text:span><text:span text:style-name="T948">going</text:span><text:span text:style-name="T945"> </text:span><text:span text:style-name="T948">out</text:span><text:span text:style-name="T945">, I phoned Jerry — Перед выходом я позвонил Джерри.</text:span></text:p>
      <text:p text:style-name="P864"/>
      <text:p text:style-name="P964"><text:span text:style-name="T334">Глаголы, после которых </text:span><text:span text:style-name="T335">принято использовать</text:span><text:span text:style-name="T334"> герундий:</text:span></text:p>
      <text:p text:style-name="P865"/>
      <text:list xml:id="list3754922724" text:style-name="L57">
        <text:list-item>
          <text:p text:style-name="P1247">обозначающие начало, продолжительность или конец процесса:</text:p>
          <text:list>
            <text:list-item>
              <text:p text:style-name="P1248">stop — прекращать;</text:p>
            </text:list-item>
            <text:list-item>
              <text:p text:style-name="P1248">finish — заканчивать;</text:p>
            </text:list-item>
            <text:list-item>
              <text:p text:style-name="P1248">give up — прекращать;</text:p>
            </text:list-item>
            <text:list-item>
              <text:p text:style-name="P1248"><text:soft-page-break/>carry on / go on / keep on — продолжать;</text:p>
            </text:list-item>
          </text:list>
          <text:p text:style-name="P1248"/>
        </text:list-item>
        <text:list-item>
          <text:p text:style-name="P1247">обозначающие отношение к чему-то:</text:p>
          <text:list>
            <text:list-item>
              <text:p text:style-name="P1248">dislike — нелюбить;</text:p>
            </text:list-item>
            <text:list-item>
              <text:p text:style-name="P1248">enjoy — нравиться;</text:p>
            </text:list-item>
          </text:list>
        </text:list-item>
        <text:list-item>
          <text:p text:style-name="P1247">глаголы чувственного восприятия:</text:p>
          <text:list>
            <text:list-item>
              <text:p text:style-name="P1248">see — видеть;</text:p>
            </text:list-item>
            <text:list-item>
              <text:p text:style-name="P1248">watch — смотреть;</text:p>
            </text:list-item>
            <text:list-item>
              <text:p text:style-name="P1248">hear — слышать;</text:p>
            </text:list-item>
            <text:list-item>
              <text:p text:style-name="P1248">listen to — слушать.</text:p>
            </text:list-item>
          </text:list>
        </text:list-item>
      </text:list>
      <text:p text:style-name="P866"/>
      <text:list xml:id="list152207499365069" text:continue-numbering="true" text:style-name="L57">
        <text:list-item>
          <text:p text:style-name="P1247">другие глаголы и словосочетания:</text:p>
          <text:list>
            <text:list-item>
              <text:p text:style-name="P1248">suggest — предлагать;</text:p>
            </text:list-item>
            <text:list-item>
              <text:p text:style-name="P1248">mind — иметь ввиду, возражать;</text:p>
            </text:list-item>
            <text:list-item>
              <text:p text:style-name="P1248">avoid — избегать;</text:p>
            </text:list-item>
            <text:list-item>
              <text:p text:style-name="P1248">practice — практиковаться;</text:p>
            </text:list-item>
            <text:list-item>
              <text:p text:style-name="P1248">can`t help — не мочь не делать;</text:p>
            </text:list-item>
            <text:list-item>
              <text:p text:style-name="P1248">can`t stand — не выносить, ненавидеть;</text:p>
            </text:list-item>
            <text:list-item>
              <text:p text:style-name="P1248">look forward to — ждать с нетерпением.</text:p>
            </text:list-item>
          </text:list>
        </text:list-item>
      </text:list>
      <text:p text:style-name="P865"/>
      <text:p text:style-name="P763">I enjoy <text:span text:style-name="T860">reading</text:span> very much — Я очень люблю читать.</text:p>
      <text:p text:style-name="P763">I can`t help <text:span text:style-name="T860">feeling</text:span> responsible — Я не могу не чувствовать ответственности.</text:p>
      <text:p text:style-name="P763">I look forward to <text:span text:style-name="T860">meeting</text:span> John — Я жд<text:span text:style-name="T1048">у</text:span> с нетерпением встечи с Джоном.</text:p>
      <text:p text:style-name="P222"/>
      <text:p text:style-name="P222">Сочетание сказуемого и герундия можно расш<text:span text:style-name="T1049">и</text:span>рить, добавив между ними дополнение.</text:p>
      <text:p text:style-name="P222"/>
      <text:p text:style-name="P44"><text:span text:style-name="T1038">I </text:span><text:span text:style-name="T35">saw</text:span><text:span text:style-name="T1038"> </text:span><text:span text:style-name="T1069">John</text:span><text:span text:style-name="T1038"> </text:span><text:span text:style-name="T866">working</text:span><text:span text:style-name="T1038"> in the garden — Я видел, как Джон работает в саду.</text:span></text:p>
      <text:p text:style-name="P80">He <text:span text:style-name="T3">can`t</text:span> <text:span text:style-name="T23">stand</text:span> <text:span text:style-name="T1064">his father</text:span> <text:span text:style-name="T860">drinking</text:span> — Он не может вынести того, что его отец пьет.</text:p>
      <text:p text:style-name="P213"/>
      <text:p text:style-name="P225">Когда нужно сказать про дейсвтие, которое регулярно совершается, то для этого используется</text:p>
      <text:p text:style-name="P544"><text:span text:style-name="T727">связка </text:span><text:span text:style-name="T489">go</text:span><text:span text:style-name="T727"> + герундий. Глагол </text:span><text:span text:style-name="T489">go</text:span><text:span text:style-name="T727"> в этом случае переводится как «занимаюсь этим делом»:</text:span></text:p>
      <text:list xml:id="list3729747456" text:style-name="L58">
        <text:list-item>
          <text:p text:style-name="P1354"><text:span text:style-name="T727">go swimming — занима</text:span><text:span text:style-name="T728">ться</text:span><text:span text:style-name="T727"> плаваньем;</text:span></text:p>
        </text:list-item>
        <text:list-item>
          <text:p text:style-name="P1325">go running — бегать;</text:p>
        </text:list-item>
        <text:list-item>
          <text:p text:style-name="P1325">go fishing — рыбачить;</text:p>
        </text:list-item>
        <text:list-item>
          <text:p text:style-name="P1354">go skiing — кататься на лыжах;</text:p>
        </text:list-item>
        <text:list-item>
          <text:p text:style-name="P1367">go shopping — ходить по магазинам.</text:p>
        </text:list-item>
      </text:list>
      <text:p text:style-name="P1089"/>
      <text:p text:style-name="P965"><text:span text:style-name="T1039">А связка </text:span><text:span text:style-name="T489">like</text:span><text:span text:style-name="T1039"> + герундий означает «</text:span><text:span text:style-name="T1040">люблю</text:span><text:span text:style-name="T1039"> заниматься этим </text:span><text:span text:style-name="T1040">делом</text:span><text:span text:style-name="T1039">».</text:span></text:p>
      <text:p text:style-name="P1089"/>
      <text:p text:style-name="P81">Would you like to <text:span text:style-name="T860">go skiing</text:span> this weekend? — Ты хочешь <text:span text:style-name="T860">покататься на лыжах</text:span> на выходных?</text:p>
      <text:p text:style-name="P81">I would rather <text:span text:style-name="T860">go shopp</text:span><text:span text:style-name="T867">i</text:span><text:span text:style-name="T860">ng</text:span> — Нет, я лучше <text:span text:style-name="T860">пойду по магазинам</text:span>.</text:p>
      <text:p text:style-name="P81">I <text:span text:style-name="T860">like shopping</text:span> with my girlfriends! — Я <text:span text:style-name="T860">люблю ходить по магазинам</text:span> с подру<text:span text:style-name="T1050">ж</text:span>ками!</text:p>
      <text:p text:style-name="P1089"/>
      <text:p text:style-name="P967"><text:span text:style-name="T1042">Если герундий стоит в начале предложения, то он </text:span><text:span text:style-name="T1044">переводится не как глагол, а</text:span><text:span text:style-name="T1043"> как сущестительное </text:span><text:span text:style-name="T1044">(т. е. в этом случае он является подлежащим)</text:span><text:span text:style-name="T1042">.</text:span></text:p>
      <text:p text:style-name="P966"/>
      <text:p text:style-name="P108">Swimming is very good for your health — Плаванье хорошо для здоровья</text:p>
      <text:p text:style-name="P108"><text:span text:style-name="T1041">L</text:span>earning English is not easy — Изучение английского — это нелегко.</text:p>
      <text:p text:style-name="P966"/>
      <text:p text:style-name="P473">Глаголы, после который можно использовать как инфинитив так и герундий:</text:p>
      <text:p text:style-name="P473"><text:soft-page-break/></text:p>
      <text:list xml:id="list4263545883" text:style-name="L59">
        <text:list-item>
          <text:p text:style-name="P1339">обозначающие процесс:</text:p>
          <text:list>
            <text:list-item>
              <text:p text:style-name="P1340">start, begin — начинать;</text:p>
            </text:list-item>
            <text:list-item>
              <text:p text:style-name="P1340">continue — продолжать;</text:p>
            </text:list-item>
          </text:list>
        </text:list-item>
      </text:list>
      <text:p text:style-name="P473"/>
      <text:list xml:id="list152207120172732" text:continue-numbering="true" text:style-name="L59">
        <text:list-item>
          <text:p text:style-name="P1339">обозначающие отношение к чему-то:</text:p>
          <text:list>
            <text:list-item>
              <text:p text:style-name="P1341">love — любить;</text:p>
            </text:list-item>
            <text:list-item>
              <text:p text:style-name="P1341">like — нравиться;</text:p>
            </text:list-item>
            <text:list-item>
              <text:p text:style-name="P1341">hate — ненавидеть;</text:p>
            </text:list-item>
            <text:list-item>
              <text:p text:style-name="P1341">prefer — предпочитать;</text:p>
            </text:list-item>
          </text:list>
        </text:list-item>
      </text:list>
      <text:p text:style-name="P474"/>
      <text:p text:style-name="P109">I started to leart English at school / I started learning English at school.</text:p>
      <text:p text:style-name="P109">I love to play the piano / I love playing the piano.</text:p>
      <text:p text:style-name="P475"/>
      <text:p text:style-name="P1121">Формальное подлежащее. <text:span text:style-name="T1052">Dummy subject</text:span></text:p>
      <text:p text:style-name="P476"/>
      <text:p text:style-name="P477">В английском предложении обязательно должно присутствовать подлежащее и сказуемое.</text:p>
      <text:p text:style-name="P478">Это его грамматическая основа. В русском предложении подлежащее может отсутствовать.</text:p>
      <text:p text:style-name="P477">Из-за этого могут возн<text:span text:style-name="T1052">и</text:span>кать некоторые трудности при переводе.</text:p>
      <text:p text:style-name="P477"/>
      <text:p text:style-name="P479">Когда в русском предложении подлежащее отсутствует, в английском используется формальное подлежащее. Их всего 2: <text:span text:style-name="T462">there</text:span> и <text:span text:style-name="T462">it</text:span>, <text:span text:style-name="T1053">но </text:span><text:span text:style-name="T1057">еще </text:span><text:span text:style-name="T1053">могут</text:span><text:span text:style-name="T1057"> </text:span><text:span text:style-name="T1053">встретиться: </text:span><text:span text:style-name="T491">t</text:span><text:span text:style-name="T462">hey</text:span>, <text:span text:style-name="T462">this</text:span>, <text:span text:style-name="T462">that</text:span>.</text:p>
      <text:p text:style-name="P997"><text:span text:style-name="T366">Т</text:span><text:span text:style-name="T367">акие предложения удобнее переводить с конца </text:span><text:span text:style-name="T438">(как и </text:span><text:span text:style-name="T439">все, в английском</text:span><text:span text:style-name="T438">)</text:span><text:span text:style-name="T367">. </text:span></text:p>
      <text:p text:style-name="P480"/>
      <text:p text:style-name="P973"><text:span text:style-name="T374">П</text:span><text:span text:style-name="T372">одлежащее </text:span><text:span text:style-name="T539">there</text:span><text:span text:style-name="T372"> </text:span><text:span text:style-name="T374">всегда идет</text:span><text:span text:style-name="T372"> в связке с глаголом </text:span><text:span text:style-name="T539">be</text:span><text:span text:style-name="T372">. Оно необходимо, чтобы сказать </text:span></text:p>
      <text:p text:style-name="P973"><text:span text:style-name="T372">о местоположении существительного, которое идет после </text:span><text:span text:style-name="T539">be</text:span><text:span text:style-name="T372"> </text:span><text:span text:style-name="T374">(как указатель)</text:span><text:span text:style-name="T372">.</text:span></text:p>
      <text:p text:style-name="P483"/>
      <text:p text:style-name="P110"><text:span text:style-name="T21">There</text:span><text:span text:style-name="T1054"> </text:span><text:span text:style-name="T37">is</text:span><text:span text:style-name="T1054"> </text:span><text:span text:style-name="T1070">a new restaurant</text:span><text:span text:style-name="T1054"> </text:span><text:span text:style-name="T12">in King Street</text:span><text:span text:style-name="T1054"> — На Кинг-стрит есть новый ресторан.</text:span></text:p>
      <text:p text:style-name="P111"><text:span text:style-name="T13">There</text:span> <text:span text:style-name="T23">was</text:span> <text:span text:style-name="T1064">a fight</text:span> <text:span text:style-name="T10">in the street today</text:span> — На улице сегодня была драка.</text:p>
      <text:p text:style-name="P484"/>
      <text:p text:style-name="P971"><text:span text:style-name="T372">Иногда с помощью </text:span><text:span text:style-name="T539">there</text:span><text:span text:style-name="T372"> + </text:span><text:span text:style-name="T539">be</text:span><text:span text:style-name="T372"> говорят о существительном, которое не может совершать действий, но с которым связана дополнительная информация.</text:span></text:p>
      <text:p text:style-name="P484"/>
      <text:p text:style-name="P83"><text:span text:style-name="T366">T</text:span><text:span text:style-name="T372">here is something I want to tell you — Есть, кое-что, что я должен сказать тебе.</text:span></text:p>
      <text:p text:style-name="P485"/>
      <text:p text:style-name="P972"><text:span text:style-name="T367">Связка </text:span><text:span text:style-name="T540">there</text:span><text:span text:style-name="T367"> + </text:span><text:span text:style-name="T540">be</text:span><text:span text:style-name="T367"> переводится по глаголу </text:span><text:span text:style-name="T540">be</text:span><text:span text:style-name="T367">, либо полностью выпадает при переводе.</text:span></text:p>
      <text:p text:style-name="P1091"><text:span text:style-name="T368">В Present Perfect, </text:span><text:span text:style-name="T541">be</text:span><text:span text:style-name="T368"> преобразуется в </text:span><text:span text:style-name="T541">have/has been</text:span><text:span text:style-name="T368">.</text:span></text:p>
      <text:p text:style-name="P485"/>
      <text:p text:style-name="P970"><text:span text:style-name="T368">В вопросах </text:span><text:span text:style-name="T541">be</text:span><text:span text:style-name="T368"> </text:span><text:span text:style-name="T369">ставится</text:span><text:span text:style-name="T368"> перед </text:span><text:span text:style-name="T541">there</text:span><text:span text:style-name="T368">. Вопрос не обязательно </text:span><text:span text:style-name="T373">должен быть </text:span><text:span text:style-name="T368">общи</text:span><text:span text:style-name="T373">м</text:span><text:span text:style-name="T368">. </text:span></text:p>
      <text:p text:style-name="P482">Он может начинаться и с вопросительного слова. </text:p>
      <text:p text:style-name="P487"/>
      <text:p text:style-name="P112">What is there in the box? — Что находится в коробке? (Что есть в коробке?)</text:p>
      <text:p text:style-name="P487"/>
      <text:p text:style-name="P970"><text:span text:style-name="T369">Отрицание образуется</text:span><text:span text:style-name="T368"> </text:span><text:span text:style-name="T369">с помощью частицы </text:span><text:span text:style-name="T542">not</text:span><text:span text:style-name="T369"> после </text:span><text:span text:style-name="T542">be</text:span><text:span text:style-name="T369">. Также </text:span><text:span text:style-name="T371">можно</text:span><text:span text:style-name="T369"> использовать отрицательное местоимение </text:span><text:span text:style-name="T542">no</text:span><text:span text:style-name="T369">, </text:span><text:span text:style-name="T1060">которое стоит перед существительным, как отдельное слово</text:span><text:span text:style-name="T369">.</text:span></text:p>
      <text:p text:style-name="P487"/>
      <text:p text:style-name="P84"><text:span text:style-name="T358">There aren`t any challenges in his life / T</text:span><text:span text:style-name="T370">here are no challenges in his life</text:span><text:span text:style-name="T358"> — </text:span></text:p>
      <text:p text:style-name="P112">В его жизни нет испытаний.</text:p>
      <text:p text:style-name="P487"/>
      <text:p text:style-name="P973"><text:span text:style-name="T374">Подлежащее </text:span><text:span text:style-name="T543">it</text:span><text:span text:style-name="T374"> </text:span><text:span text:style-name="T383">обычно </text:span><text:span text:style-name="T374">используется, когда надо сообщить время или сказать о погоде.</text:span></text:p>
      <text:p text:style-name="P491"/>
      <text:p text:style-name="P974"><text:soft-page-break/><text:span text:style-name="T377">После </text:span><text:span text:style-name="T544">it</text:span><text:span text:style-name="T377"> может идти не только существительное </text:span><text:span text:style-name="T379">(в отличие от </text:span><text:span text:style-name="T546">there</text:span><text:span text:style-name="T379">)</text:span><text:span text:style-name="T377">, но </text:span><text:span text:style-name="T379">также </text:span><text:span text:style-name="T377">прилагательное </text:span><text:span text:style-name="T379">или глагол</text:span><text:span text:style-name="T377"> </text:span><text:span text:style-name="T379">(обычно идет прилагательное).</text:span></text:p>
      <text:p text:style-name="P113"/>
      <text:p text:style-name="P490"><text:span text:style-name="T492">It</text:span><text:span text:style-name="T1059"> может идти в связке с любым глаголом, а не только с </text:span><text:span text:style-name="T492">be</text:span><text:span text:style-name="T1059">.</text:span></text:p>
      <text:p text:style-name="P491"/>
      <text:p text:style-name="P1105"><text:span text:style-name="T16">It</text:span><text:span text:style-name="T537"> </text:span><text:span text:style-name="T27">is</text:span><text:span text:style-name="T537"> 5 o`clock — Сейчас 5 часов.</text:span></text:p>
      <text:p text:style-name="P85"><text:span text:style-name="T17">It</text:span><text:span text:style-name="T358"> </text:span><text:span text:style-name="T36">is</text:span><text:span text:style-name="T358"> warm — Тепло.</text:span></text:p>
      <text:p text:style-name="P85"><text:span text:style-name="T17">It</text:span><text:span text:style-name="T358"> often </text:span><text:span text:style-name="T36">snows</text:span><text:span text:style-name="T358"> </text:span><text:span text:style-name="T375">in the winter — Зимой часто идет снег.</text:span></text:p>
      <text:p text:style-name="P492"/>
      <text:p text:style-name="P545"><text:span text:style-name="T375">Е</text:span><text:span text:style-name="T378">ще </text:span><text:span text:style-name="T545">it</text:span><text:span text:style-name="T378"> является подлежащим в таких конструкциях:</text:span></text:p>
      <text:list xml:id="list3393861647" text:style-name="L60">
        <text:list-item>
          <text:p text:style-name="P1368"><text:span text:style-name="T537">It`s time</text:span><text:span text:style-name="T358"> — пора (после используется инфинитив для указания действия, </text:span></text:p>
          <text:p text:style-name="P1342">которое пришло время сделать);</text:p>
        </text:list-item>
        <text:list-item>
          <text:p text:style-name="P1369"><text:span text:style-name="T542">I</text:span><text:span text:style-name="T537">t</text:span><text:span text:style-name="T358"> + </text:span><text:span text:style-name="T537">be</text:span><text:span text:style-name="T358"> + прилагательное + инфинитив</text:span><text:span text:style-name="T376"> (отношение к делу);</text:span></text:p>
        </text:list-item>
        <text:list-item>
          <text:p text:style-name="P1370"><text:span text:style-name="T376">в </text:span><text:span text:style-name="T358">пассивном залоге, в оборотах </text:span><text:span text:style-name="T537">it is known</text:span><text:span text:style-name="T358"> (известно) и </text:span><text:span text:style-name="T537">it is said</text:span><text:span text:style-name="T358"> (говорят).</text:span></text:p>
        </text:list-item>
      </text:list>
      <text:p text:style-name="P488"/>
      <text:p text:style-name="P985"><text:span text:style-name="T18">П</text:span><text:span text:style-name="T19">омимо того, что it — это формальное подлежащее, оно очень часто выступает местоимением, которое заменяет то, о чем говорилось ранее. </text:span><text:span text:style-name="T20">Заменяться может как отдельное существительное, так и целое предложение.</text:span></text:p>
      <text:p text:style-name="P488"/>
      <text:p text:style-name="P1104"><text:span text:style-name="T370">Т</text:span><text:span text:style-name="T358">акже формальное подлежащее используется, когда действие не выполняет кто-то конкретный. Такие предложения можно преобразовывать из активного залога в пассивный.</text:span></text:p>
      <text:p text:style-name="P489"/>
      <text:p text:style-name="P869"><text:span text:style-name="T365">They say this film is interesting / </text:span><text:span text:style-name="T364">This film is said to be interesting</text:span><text:span text:style-name="T365"> — </text:span></text:p>
      <text:p text:style-name="P870">Говорят, этот фильминтересный.</text:p>
      <text:p text:style-name="P1092"/>
      <text:p text:style-name="P1072"><text:span text:style-name="T1058">М</text:span>естоимение. Pronoun</text:p>
      <text:p text:style-name="P486"/>
      <text:p text:style-name="P1071">Это короткое слово, которым заменяют название неодушевленного предмета, имя человека или понятие. Они указывают на кого-то или что-то, но не называют его.</text:p>
      <text:p text:style-name="P493"/>
      <text:p text:style-name="P494">Все местоимения можно разбить на несколько группы:</text:p>
      <text:list xml:id="list1397621904" text:style-name="L61">
        <text:list-item>
          <text:p text:style-name="P1343">личные местоимения (Personal Pronouns);</text:p>
        </text:list-item>
        <text:list-item>
          <text:p text:style-name="P1343">притяжательные местоимения (Possessive Pronouns);</text:p>
        </text:list-item>
        <text:list-item>
          <text:p text:style-name="P1343">возвратные местоимения (Reflexive Pronouns);</text:p>
        </text:list-item>
        <text:list-item>
          <text:p text:style-name="P1343">указательные местоимения (Demonstrative Pronouns);</text:p>
        </text:list-item>
        <text:list-item>
          <text:p text:style-name="P1343"><text:span text:style-name="T1088">неопределенные </text:span>местоимения <text:span text:style-name="T1092">(</text:span>some, any, no и их производные<text:span text:style-name="T1092">)</text:span>.</text:p>
        </text:list-item>
      </text:list>
      <text:p text:style-name="P481"/>
      <text:p text:style-name="P9">Личные местоимения</text:p>
      <text:p text:style-name="P495"/>
      <text:p text:style-name="P990"><text:span text:style-name="T380">Имеют только 2 формы: </text:span>именительный паде<text:span text:style-name="T1093">ж и </text:span><text:span text:style-name="T380">объектные падеж.</text:span></text:p>
      <text:p text:style-name="P496">Объектный падеж соответсвует любому косвенному падежу русского языка.</text:p>
      <text:p text:style-name="P496">(косвенный падежы — это все падежы, кроме именительного)</text:p>
      <text:p text:style-name="P496"/>
      <text:p text:style-name="P546"><text:span text:style-name="T380">Личные местоимения в именительном падеже </text:span><text:span text:style-name="T393">заменяют</text:span><text:span text:style-name="T389"> подлежащее </text:span><text:span text:style-name="T397">(кто/</text:span><text:span text:style-name="T398">что</text:span><text:span text:style-name="T397">)</text:span><text:span text:style-name="T389">:</text:span></text:p>
      <table:table table:name="Table10" table:style-name="Table10">
        <table:table-column table:style-name="Table10.A" table:number-columns-repeated="3"/>
        <table:table-row table:style-name="TableLine94575273675344">
          <table:table-cell table:style-name="Table10.A1" office:value-type="string">
            <text:p text:style-name="P1147">Лицо</text:p>
          </table:table-cell>
          <table:table-cell table:style-name="Table10.A1" office:value-type="string">
            <text:p text:style-name="P1147">Единственное число</text:p>
          </table:table-cell>
          <table:table-cell table:style-name="Table10.C1" office:value-type="string">
            <text:p text:style-name="P1147">Множественное число</text:p>
          </table:table-cell>
        </table:table-row>
        <table:table-row table:style-name="TableLine94575271081104">
          <table:table-cell table:style-name="Table10.A2" office:value-type="string">
            <text:p text:style-name="P1186">1</text:p>
          </table:table-cell>
          <table:table-cell table:style-name="Table10.A2" office:value-type="string">
            <text:p text:style-name="P1186">I</text:p>
          </table:table-cell>
          <table:table-cell table:style-name="Table10.C2" office:value-type="string">
            <text:p text:style-name="P1187">we</text:p>
          </table:table-cell>
        </table:table-row>
        <table:table-row table:style-name="TableLine94575271102528">
          <table:table-cell table:style-name="Table10.A2" office:value-type="string">
            <text:p text:style-name="P1186">2</text:p>
          </table:table-cell>
          <table:table-cell table:style-name="Table10.A2" office:value-type="string">
            <text:p text:style-name="P1186">you</text:p>
          </table:table-cell>
          <table:table-cell table:style-name="Table10.C2" office:value-type="string">
            <text:p text:style-name="P1187">you</text:p>
          </table:table-cell>
        </table:table-row>
        <table:table-row table:style-name="TableLine94575271106320">
          <table:table-cell table:style-name="Table10.A2" office:value-type="string">
            <text:p text:style-name="P1186">3</text:p>
          </table:table-cell>
          <table:table-cell table:style-name="Table10.A2" office:value-type="string">
            <text:p text:style-name="P1186">he/she/<text:span text:style-name="T1061">it</text:span></text:p>
          </table:table-cell>
          <table:table-cell table:style-name="Table10.C2" office:value-type="string">
            <text:p text:style-name="P1187">they</text:p>
          </table:table-cell>
        </table:table-row>
      </table:table>
      <text:p text:style-name="P496"><text:soft-page-break/></text:p>
      <text:p text:style-name="P498">Местоимения <text:span text:style-name="T462">he</text:span> <text:span text:style-name="T1072">(он)</text:span> и <text:span text:style-name="T462">she</text:span> <text:span text:style-name="T1072">(она)</text:span> заменяют <text:span text:style-name="T1029">человека</text:span>.</text:p>
      <text:p text:style-name="P498">Они не могут заменить неодушевленный предмет или животное.</text:p>
      <text:p text:style-name="P497"/>
      <text:p text:style-name="P979">Местоимение you заменяет 2 лицо <text:span text:style-name="T1082">(ты/</text:span>вы<text:span text:style-name="T1082">)</text:span>. По умолчанию you означает «вы» <text:span text:style-name="T381">и лишь </text:span></text:p>
      <text:p text:style-name="P979"><text:span text:style-name="T381">по тону и </text:span><text:span text:style-name="T382">словам</text:span><text:span text:style-name="T381"> можно догадаться что вместо «вы», хотят сказать «ты».</text:span></text:p>
      <text:p text:style-name="P497"/>
      <text:p text:style-name="P114">Hey you, kid! Come to me — Эй ты, пацан, подойди сюда. (грубо)</text:p>
      <text:p text:style-name="P114">Would you like some tea? — Не хотите ли вы чаю? (вежливо)</text:p>
      <text:p text:style-name="P497"/>
      <text:p text:style-name="P501">Местоимение <text:span text:style-name="T462">it</text:span> <text:span text:style-name="T1062">переводится как «он/она/оно».</text:span> <text:span text:style-name="T1062">З</text:span>аменяет все неодушевленный </text:p>
      <text:p text:style-name="P502">предметы <text:span text:style-name="T1081">(</text:span>независимо от их рода<text:span text:style-name="T1081">)</text:span>, а также животных.</text:p>
      <text:p text:style-name="P499"/>
      <text:p text:style-name="P115">Where is the <text:span text:style-name="T860">book</text:span>? <text:span text:style-name="T860">It</text:span> is on the table — Где <text:span text:style-name="T860">книга</text:span>? <text:span text:style-name="T860">Она</text:span> на столе.</text:p>
      <text:p text:style-name="P115">My <text:span text:style-name="T860">cat</text:span> is funny. <text:span text:style-name="T860">It</text:span> plays all day long — Мой <text:span text:style-name="T860">кот</text:span> смешной. <text:span text:style-name="T860">Он</text:span> играет целый день.</text:p>
      <text:p text:style-name="P499"/>
      <text:p text:style-name="P501">Местоимение <text:span text:style-name="T462">they</text:span> переводится как «они». <text:span text:style-name="T1062">Может заменять как людей,</text:span> </text:p>
      <text:p text:style-name="P501"><text:span text:style-name="T1062">так и </text:span>неодушевленные предметы.</text:p>
      <text:p text:style-name="P500"/>
      <text:p text:style-name="P116">Where are the <text:span text:style-name="T860">keys</text:span>? <text:span text:style-name="T860">They</text:span> are on the table — Где <text:span text:style-name="T860">ключи</text:span>? <text:span text:style-name="T860">Они</text:span> на столе.</text:p>
      <text:p text:style-name="P501"/>
      <text:p text:style-name="P975"><text:span text:style-name="T384">Местоимение </text:span><text:span text:style-name="T547">we</text:span><text:span text:style-name="T384"> переводится как «мы». </text:span><text:span text:style-name="T387">И </text:span><text:span text:style-name="T548">they</text:span><text:span text:style-name="T387">, и </text:span><text:span text:style-name="T548">we</text:span><text:span text:style-name="T384"> </text:span><text:span text:style-name="T387">могут </text:span><text:span text:style-name="T384">заменять связки из </text:span></text:p>
      <text:p text:style-name="P504">нескольких слов, которые используются как одно подлежащее.</text:p>
      <text:p text:style-name="P505"/>
      <text:p text:style-name="P46"><text:span text:style-name="T868">S</text:span><text:span text:style-name="T869">ue and I</text:span><text:span text:style-name="T385"> are good friends — </text:span><text:span text:style-name="T870">Мы со Сью</text:span><text:span text:style-name="T386"> хорошие друзья </text:span><text:span text:style-name="T388">(</text:span><text:span text:style-name="T390">я</text:span><text:span text:style-name="T388"> </text:span><text:span text:style-name="T390">+</text:span><text:span text:style-name="T388"> Сью = we)</text:span><text:span text:style-name="T385">.</text:span></text:p>
      <text:p text:style-name="P117"><text:span text:style-name="T358">Where are </text:span><text:span text:style-name="T860">Tom and Jerry</text:span><text:span text:style-name="T358">? </text:span><text:span text:style-name="T860">They</text:span><text:span text:style-name="T358"> are in the garden — Где </text:span><text:span text:style-name="T860">Том и Джерри</text:span><text:span text:style-name="T358">? </text:span><text:span text:style-name="T860">Они</text:span><text:span text:style-name="T358"> в саду.</text:span></text:p>
      <text:p text:style-name="P506"/>
      <text:p text:style-name="P1099"><text:span text:style-name="T382">It — </text:span><text:span text:style-name="T417">переводится как «</text:span><text:span text:style-name="T382">это»? </text:span><text:span text:style-name="T418">(</text:span><text:span text:style-name="T382">I</text:span><text:span text:style-name="T419">t</text:span><text:span text:style-name="T382"> is in the garden — Это в саду</text:span><text:span text:style-name="T418">)</text:span><text:span text:style-name="T382">.</text:span></text:p>
      <text:p text:style-name="P1100"><text:span text:style-name="T382">(</text:span><text:span text:style-name="T420">после it может стоять указание на место, где происходит ситуация, стр. 192</text:span><text:span text:style-name="T416">)</text:span></text:p>
      <text:p text:style-name="P507"/>
      <text:p text:style-name="P547"><text:span text:style-name="T391">Личные местоимения в объектном падеже </text:span><text:span text:style-name="T393">заменяют</text:span><text:span text:style-name="T391"> дополнени</text:span><text:span text:style-name="T392">е </text:span><text:span text:style-name="T397">(кого, кому, кем)</text:span><text:span text:style-name="T391">:</text:span></text:p>
      <text:list xml:id="list59887805" text:style-name="L62">
        <text:list-item>
          <text:p text:style-name="P1403">me — меня, мне, мной;</text:p>
        </text:list-item>
        <text:list-item>
          <text:p text:style-name="P1403">you — тебя, тебе, тобой / вас, вам, вами;</text:p>
        </text:list-item>
        <text:list-item>
          <text:p text:style-name="P1404">him — его, ему, <text:span text:style-name="T1078">им;</text:span></text:p>
        </text:list-item>
        <text:list-item>
          <text:p text:style-name="P1404">her — ее, ей;</text:p>
        </text:list-item>
        <text:list-item>
          <text:p text:style-name="P1405"><text:span text:style-name="T949">it — </text:span><text:span text:style-name="T950">этого</text:span><text:span text:style-name="T949">, </text:span><text:span text:style-name="T950">этому, этим </text:span><text:span text:style-name="T952">(неодушевлен.)</text:span><text:span text:style-name="T951">;</text:span></text:p>
        </text:list-item>
        <text:list-item>
          <text:p text:style-name="P1404">us — нас, нам, нами;</text:p>
        </text:list-item>
        <text:list-item>
          <text:p text:style-name="P1404">them — их, им, ими.</text:p>
          <text:p text:style-name="P1406"/>
        </text:list-item>
      </text:list>
      <text:p text:style-name="P118"><text:span text:style-name="T13">I</text:span> <text:span text:style-name="T23">love</text:span> <text:span text:style-name="T1064">Jave</text:span> — Я люблю Джейн</text:p>
      <text:p text:style-name="P118"><text:span text:style-name="T13">Jane</text:span> <text:span text:style-name="T23">loves</text:span> <text:span text:style-name="T1064">me</text:span> — Джейн любит меня</text:p>
      <text:p text:style-name="P508"/>
      <text:p text:style-name="P10">Притяжательные местоимения</text:p>
      <text:p text:style-name="P509"/>
      <text:p text:style-name="P977"><text:span text:style-name="T394">Овечают на вопрос «чей?». </text:span><text:span text:style-name="T395">И</text:span><text:span text:style-name="T405">х особенность </text:span><text:span text:style-name="T404">в</text:span><text:span text:style-name="T405"> то</text:span><text:span text:style-name="T404">м</text:span><text:span text:style-name="T405">, что они заменяют артикли.</text:span></text:p>
      <text:p text:style-name="P119">The dress is blue →<text:span text:style-name="T1084"> </text:span>Her dress is blue.</text:p>
      <text:p text:style-name="P510"/>
      <text:p text:style-name="P1097"><text:span text:style-name="T394">А</text:span><text:span text:style-name="T358">ртикли и местоимения претендуют на одну и ту же позицию в предложении, т. к. передают, по сути, один вид информации — краткую характеристику предмета (уточнить речь идет именно о притяжательных местоимениях или вообще обо всех).</text:span></text:p>
      <text:p text:style-name="P511"/>
      <text:p text:style-name="P976"><text:span text:style-name="T400">П</text:span><text:span text:style-name="T396">ритяжательные местоимения первого типа — это местоимен</text:span><text:span text:style-name="T399">ия</text:span><text:span text:style-name="T396">, </text:span><text:span text:style-name="T399">которые </text:span><text:span text:style-name="T394">употребляются</text:span><text:span text:style-name="T399"> </text:span></text:p>
      <text:p text:style-name="P518"><text:soft-page-break/>в связке с существительным (существительное идет после, обязательно):</text:p>
      <text:list xml:id="list556512269" text:style-name="L63">
        <text:list-item>
          <text:p text:style-name="P1344">my — <text:span text:style-name="T1073">мо</text:span><text:span text:style-name="T1074">й</text:span>; </text:p>
        </text:list-item>
        <text:list-item>
          <text:p text:style-name="P1344">your — <text:span text:style-name="T1073">твой/ваш</text:span>; </text:p>
        </text:list-item>
        <text:list-item>
          <text:p text:style-name="P1344">his — <text:span text:style-name="T1074">его</text:span>;</text:p>
        </text:list-item>
        <text:list-item>
          <text:p text:style-name="P1344">her — <text:span text:style-name="T1074">ее</text:span>;</text:p>
        </text:list-item>
        <text:list-item>
          <text:p text:style-name="P1355"><text:span text:style-name="T396">its — </text:span><text:span text:style-name="T409">этого</text:span><text:span text:style-name="T396">.</text:span></text:p>
        </text:list-item>
        <text:list-item>
          <text:p text:style-name="P1345">our — <text:span text:style-name="T1073">наш</text:span>; </text:p>
        </text:list-item>
        <text:list-item>
          <text:p text:style-name="P1344">their — <text:span text:style-name="T1074">их</text:span>; </text:p>
        </text:list-item>
      </text:list>
      <text:p text:style-name="P513"/>
      <text:p text:style-name="P47"><text:span text:style-name="T871">I</text:span><text:span text:style-name="T399"> like </text:span><text:span text:style-name="T871">my</text:span><text:span text:style-name="T399"> </text:span><text:span text:style-name="T412">work</text:span><text:span text:style-name="T399"> — Мне нравится моя </text:span><text:span text:style-name="T412">работа</text:span><text:span text:style-name="T399">.</text:span></text:p>
      <text:p text:style-name="P48"><text:span text:style-name="T871">He</text:span><text:span text:style-name="T399"> likes </text:span><text:span text:style-name="T871">his</text:span><text:span text:style-name="T399"> </text:span><text:span text:style-name="T412">work</text:span><text:span text:style-name="T399"> — Ему нравится его </text:span><text:span text:style-name="T412">работа</text:span><text:span text:style-name="T399">.</text:span></text:p>
      <text:p text:style-name="P520"/>
      <text:p text:style-name="P980"><text:span text:style-name="T411">С</text:span><text:span text:style-name="T413">ледует обратить внимание, в каком контексте используется </text:span><text:span text:style-name="T549">its</text:span><text:span text:style-name="T413">.</text:span></text:p>
      <text:p text:style-name="P521"/>
      <text:p text:style-name="P86"><text:span text:style-name="T408">T</text:span><text:span text:style-name="T358">he </text:span><text:span text:style-name="T872">plant</text:span><text:span text:style-name="T410"> likes </text:span><text:span text:style-name="T872">its</text:span><text:span text:style-name="T410"> soil — Растению нравится его почва.</text:span></text:p>
      <text:p text:style-name="P996"><text:span text:style-name="T563">The</text:span><text:span text:style-name="T603"> </text:span><text:span text:style-name="T604">dog</text:span><text:span text:style-name="T564"> likes </text:span><text:span text:style-name="T603">his</text:span><text:span text:style-name="T564"> food — </text:span><text:span text:style-name="T565">Собаке</text:span><text:span text:style-name="T564"> нратися е</text:span><text:span text:style-name="T565">е</text:span><text:span text:style-name="T564"> </text:span><text:span text:style-name="T566">корм </text:span><text:span text:style-name="T567">(так выдает google-переводчик)</text:span><text:span text:style-name="T564">.</text:span></text:p>
      <text:p text:style-name="P512"/>
      <text:p text:style-name="P978"><text:span text:style-name="T397">Иногда </text:span><text:span text:style-name="T406">такие</text:span><text:span text:style-name="T399"> местоимения удобнее переводить словом «свой» </text:span><text:span text:style-name="T400">и его вариантами</text:span><text:span text:style-name="T399">.</text:span></text:p>
      <text:p text:style-name="P515"/>
      <text:p text:style-name="P120">I love <text:span text:style-name="T860">my</text:span> native town — Я люблю <text:span text:style-name="T860">свой</text:span> родной город.</text:p>
      <text:p text:style-name="P120">He loves <text:span text:style-name="T860">his</text:span> native town — Он любит <text:span text:style-name="T860">свой</text:span> родной город.</text:p>
      <text:p text:style-name="P514"/>
      <text:p text:style-name="P516">Бывают ситуации, когда после притяжательного местоимения существительного нет.</text:p>
      <text:p text:style-name="P517">В этом случае используются притяжательные местоимения второго типа. </text:p>
      <text:p text:style-name="P517"/>
      <text:p text:style-name="P522">Они употребляются самостоятельно, в конце предложения:</text:p>
      <text:list xml:id="list1422538958" text:style-name="L64">
        <text:list-item>
          <text:p text:style-name="P1346"><text:span text:style-name="T1079">m</text:span>ine — <text:span text:style-name="T1079">мой</text:span>;</text:p>
        </text:list-item>
        <text:list-item>
          <text:p text:style-name="P1346">yours — <text:span text:style-name="T1079">твой/ваш</text:span>;</text:p>
        </text:list-item>
        <text:list-item>
          <text:p text:style-name="P1346">his — <text:span text:style-name="T1079">его</text:span>;</text:p>
        </text:list-item>
        <text:list-item>
          <text:p text:style-name="P1346">hers — <text:span text:style-name="T1079">ее</text:span>;</text:p>
        </text:list-item>
        <text:list-item>
          <text:p text:style-name="P1356"><text:span text:style-name="T401">its — </text:span><text:span text:style-name="T407">э</text:span><text:span text:style-name="T402">того</text:span><text:span text:style-name="T401">;</text:span></text:p>
        </text:list-item>
        <text:list-item>
          <text:p text:style-name="P1346">ours — <text:span text:style-name="T1079">наш</text:span>; </text:p>
        </text:list-item>
        <text:list-item>
          <text:p text:style-name="P1347">theirs — их.</text:p>
        </text:list-item>
      </text:list>
      <text:p text:style-name="P523"/>
      <text:p text:style-name="P49"><text:span text:style-name="T402">Don`t touch it. It`s </text:span><text:span text:style-name="T406">mine</text:span><text:span text:style-name="T402"> — </text:span><text:span text:style-name="T403">Не трогай это. Это </text:span><text:span text:style-name="T406">мое</text:span><text:span text:style-name="T403">.</text:span></text:p>
      <text:p text:style-name="P121">It`s my money (это мои деньги) → It`s mine (они мои).</text:p>
      <text:p text:style-name="P503"/>
      <text:p text:style-name="P11">Возвратные местоимения</text:p>
      <text:p text:style-name="P519"/>
      <text:p text:style-name="P983"><text:span text:style-name="T414">Показывают, что человек совершает действие по отношению к самому себе. </text:span><text:span text:style-name="T750">С</text:span><text:span text:style-name="T752">остоят из </text:span></text:p>
      <text:p text:style-name="P991"><text:span text:style-name="T752">2х частей: слова </text:span><text:span text:style-name="T550">my/your/him/her/it/our/them</text:span><text:span text:style-name="T752"> и хвостика </text:span><text:span text:style-name="T550">-self</text:span><text:span text:style-name="T752"> или </text:span><text:span text:style-name="T550">-selves</text:span><text:span text:style-name="T752"> </text:span><text:span text:style-name="T767">(</text:span><text:span text:style-name="T752">для множеств. числа</text:span><text:span text:style-name="T767">)</text:span><text:span text:style-name="T752">.</text:span><text:span text:style-name="T415"> </text:span></text:p>
      <text:p text:style-name="P384"/>
      <text:p text:style-name="P991"><text:span text:style-name="T750">В</text:span><text:span text:style-name="T751">сегда </text:span><text:span text:style-name="T752">идут</text:span><text:span text:style-name="T751"> после глаголов. </text:span><text:span text:style-name="T738">На русский переводятся словами «себя, себе, собой», </text:span></text:p>
      <text:p text:style-name="P231">либо появляются у глаголов в виде окончания -сь, -ся.</text:p>
      <text:p text:style-name="P230"/>
      <text:p text:style-name="P87"><text:span text:style-name="T1094">I </text:span>looked at <text:span text:style-name="T860">myself</text:span> in the mirror — Я посмотрела на <text:span text:style-name="T860">себя</text:span> в зеркало.</text:p>
      <text:p text:style-name="P122">He had to explain <text:span text:style-name="T860">himself</text:span> — Ему пришлось объяснить<text:span text:style-name="T860">ся</text:span></text:p>
      <text:p text:style-name="P346"/>
      <text:p text:style-name="P524"><text:span text:style-name="T708">Местоимение, образованное от you имеет 2 варианта: </text:span><text:span text:style-name="T462">yourself</text:span><text:span text:style-name="T708"> и </text:span><text:span text:style-name="T462">yourselves</text:span><text:span text:style-name="T708">. Это практически единственный слу</text:span><text:span text:style-name="T739">ч</text:span><text:span text:style-name="T708">ай в английском, когда видны отличия между «ты» и «вы».</text:span></text:p>
      <text:p text:style-name="P346"/>
      <text:p text:style-name="P123"><text:soft-page-break/>You talk to yourself when you sleep — Ты говоришь с собой, когда спишь.</text:p>
      <text:p text:style-name="P123">You should belive in yourselves — Вы должны верить в себя. (во множественном)</text:p>
      <text:p text:style-name="P347"/>
      <text:p text:style-name="P347">Местоимение <text:span text:style-name="T462">itself</text:span> используется в значении «сам по себе», «само собой» и стоит после существительных в единственном числе или абстракный понятиях.</text:p>
      <text:p text:style-name="P347"/>
      <text:p text:style-name="P123">I hope crisis resolves itself — Я надеюсь, кризис разрешится сам собой.</text:p>
      <text:p text:style-name="P347"/>
      <text:p text:style-name="P349">Глаголы, после которых возвратные местоимения не используются:</text:p>
      <text:list xml:id="list1484004504" text:style-name="L65">
        <text:list-item>
          <text:p text:style-name="P1254">concentrate — сконцентрироваться;</text:p>
        </text:list-item>
        <text:list-item>
          <text:p text:style-name="P1254">relax — расслабиться;</text:p>
        </text:list-item>
        <text:list-item>
          <text:p text:style-name="P1254">feel — чувствовать (себя);</text:p>
        </text:list-item>
        <text:list-item>
          <text:p text:style-name="P1254">meet — встретиться.</text:p>
        </text:list-item>
      </text:list>
      <text:p text:style-name="P348"/>
      <text:p text:style-name="P124">I can`t concentrate — Я не могу сконцентрировать<text:span text:style-name="T860">ся</text:span>.</text:p>
      <text:p text:style-name="P124">I feel good — Я чувствую <text:span text:style-name="T860">себя</text:span> хорошо.</text:p>
      <text:p text:style-name="P125">You need to relax — Тебе нужно расслабить<text:span text:style-name="T860">ся</text:span>.</text:p>
      <text:p text:style-name="P350"/>
      <text:p text:style-name="P350">Возвратные местоимения также используются, когда необходимо подчеркнуть что человек сделал что-то сам. В этом случае они так и переводятся: «сам, самостоятельно».</text:p>
      <text:p text:style-name="P350"/>
      <text:p text:style-name="P88">I did it <text:span text:style-name="T860">myself</text:span> — Я <text:span text:style-name="T860">сам</text:span> это сделал.</text:p>
      <text:p text:style-name="P50"><text:span text:style-name="T1085">If you want to do it well, do it </text:span><text:span text:style-name="T873">yourself</text:span><text:span text:style-name="T1085"> — Хочешь сделать хорошо, делай это </text:span><text:span text:style-name="T873">сам</text:span><text:span text:style-name="T1085">.</text:span></text:p>
      <text:p text:style-name="P350"/>
      <text:p text:style-name="P992"><text:span text:style-name="T774">Также, в этом случае перед местоимением можно поставить предлог </text:span><text:span text:style-name="T551">by</text:span><text:span text:style-name="T774">. </text:span><text:span text:style-name="T772">Он лишь указывает на то, кто же сделал это самостоятельно </text:span><text:span text:style-name="T773">(здесь </text:span><text:span text:style-name="T552">by</text:span><text:span text:style-name="T773"> — это отсылка к пассивному залогу)</text:span><text:span text:style-name="T772">.</text:span></text:p>
      <text:p text:style-name="P351"/>
      <text:p text:style-name="P126">I did it by myself — Я сам это сделал (обратите внимание на меня).</text:p>
      <text:p text:style-name="P351"/>
      <text:p text:style-name="P460">Указательные местоимения</text:p>
      <text:p text:style-name="P352"/>
      <text:p text:style-name="P549"><text:span text:style-name="T746">Нужны, чтобы указать на человека, предмет </text:span><text:span text:style-name="T753">или идею</text:span><text:span text:style-name="T758">.</text:span></text:p>
      <text:list xml:id="list2959728072" text:style-name="L66">
        <text:list-item>
          <text:p text:style-name="P1255">this — этот;</text:p>
        </text:list-item>
        <text:list-item>
          <text:p text:style-name="P1255">that — тот;</text:p>
        </text:list-item>
        <text:list-item>
          <text:p text:style-name="P1255">these — эти;</text:p>
        </text:list-item>
        <text:list-item>
          <text:p text:style-name="P1255">those — те.</text:p>
        </text:list-item>
      </text:list>
      <text:p text:style-name="P353"/>
      <text:p text:style-name="P354">Они связаны с расстоянием и показывают близко ли объект или далеко. Если объект близко, </text:p>
      <text:p text:style-name="P354">то используют <text:span text:style-name="T462">this</text:span> и <text:span text:style-name="T462">these</text:span>. Если объект далеко, и до него не дотянуться — то <text:span text:style-name="T462">that</text:span> и <text:span text:style-name="T462">thas</text:span>. </text:p>
      <text:p text:style-name="P354">После <text:span text:style-name="T462">these</text:span> и <text:span text:style-name="T462">those</text:span> нужно использовать глагол во множественном числе.</text:p>
      <text:p text:style-name="P354"/>
      <text:p text:style-name="P51"><text:span text:style-name="T423">T</text:span><text:span text:style-name="T424">his is my friend Joe — Это мой друг Джо (</text:span><text:span text:style-name="T425">досл. </text:span><text:span text:style-name="T426">Этот есть мой друг</text:span><text:span text:style-name="T424">).</text:span></text:p>
      <text:p text:style-name="P127">Those pictures on the wall are very beautiful — Те картины на стене очень красивые.</text:p>
      <text:p text:style-name="P354"/>
      <text:p text:style-name="P993"><text:span text:style-name="T775">Данные</text:span><text:span text:style-name="T753"> местоимения могут использоватьс в связке с существительным или самостоятельно.</text:span></text:p>
      <text:p text:style-name="P355">Если используются самостоятельно, то могут быть как подлежащим, так и дополнением.</text:p>
      <text:p text:style-name="P355"/>
      <text:p text:style-name="P984"><text:span text:style-name="T755">Очень часто </text:span><text:span text:style-name="T553">this</text:span><text:span text:style-name="T755"> и </text:span><text:span text:style-name="T553">that</text:span><text:span text:style-name="T755"> указывают именно на идею, </text:span><text:span text:style-name="T756">выступа</text:span><text:span text:style-name="T757">я</text:span><text:span text:style-name="T754"> формальн</text:span><text:span text:style-name="T756">ым</text:span><text:span text:style-name="T754"> подлежа</text:span><text:span text:style-name="T756">щим</text:span><text:span text:style-name="T755">. </text:span></text:p>
      <text:p text:style-name="P356">В этом случае <text:span text:style-name="T462">this</text:span> соответствует тому, что человек видит сейчас, а <text:span text:style-name="T462">that</text:span> — тому, что человек видел или слышал раньше. Также <text:span text:style-name="T462">that</text:span> может указывать на событие прошлого.</text:p>
      <text:p text:style-name="P357"/>
      <text:p text:style-name="P89"><text:soft-page-break/><text:span text:style-name="T427">T</text:span><text:span text:style-name="T358">hanks for help. That was really nice of you — Спасибо за помощь. Это было мило </text:span></text:p>
      <text:p text:style-name="P128">с вашей стороны (that указывает на ранее произошедшее событие).</text:p>
      <text:p text:style-name="P359"/>
      <text:p text:style-name="P128">I`ve got a new job! That`s good news — Я получил работу. Это хорошие новости </text:p>
      <text:p text:style-name="P128">(that указывает на озвученную ранее мысл).</text:p>
      <text:p text:style-name="P359"/>
      <text:p text:style-name="P129">That`s OK — Все в порядке (формальное подлежащее, </text:p>
      <text:p text:style-name="P52"><text:span text:style-name="T428">я </text:span><text:span text:style-name="T1031">вижу</text:span><text:span text:style-name="T428"> что все хорошо / </text:span><text:span text:style-name="T893">идея</text:span><text:span text:style-name="T428"> хороша</text:span><text:span text:style-name="T429">).</text:span></text:p>
      <text:p text:style-name="P360"/>
      <text:p text:style-name="P128">This is Kerry — Это Кэри (подлежащее).</text:p>
      <text:p text:style-name="P357"/>
      <text:p text:style-name="P358">Указательные местоимения можно заменить определенным артиклем <text:span text:style-name="T462">the</text:span>.</text:p>
      <text:p text:style-name="P130">This food is delicious → The food is delicious (Эта еда очень вкусная).</text:p>
      <text:p text:style-name="P361"/>
      <text:p text:style-name="P362">Когда необходимо указать на человека или предмет, то это можно сделать и через <text:span text:style-name="T462">it is</text:span>. Разницы между <text:span text:style-name="T462">this is</text:span> и <text:span text:style-name="T462">it is</text:span> в этом случае нет. Но обычно используют вариант с <text:span text:style-name="T462">it</text:span>, </text:p>
      <text:p text:style-name="P363">т. к. он короче и является более разговорным: </text:p>
      <text:p text:style-name="P363"/>
      <text:p text:style-name="P53"><text:span text:style-name="T430">T</text:span><text:span text:style-name="T418">his is my book / </text:span><text:span text:style-name="T430">I</text:span><text:span text:style-name="T418">t is my book — </text:span><text:span text:style-name="T430">Это моя книга</text:span><text:span text:style-name="T418">. </text:span></text:p>
      <text:p text:style-name="P362"/>
      <text:p text:style-name="P12"><text:span text:style-name="T740">Н</text:span><text:span text:style-name="T708">еопределенные местоимения</text:span></text:p>
      <text:p text:style-name="P364"/>
      <text:p text:style-name="P365">Местоимения <text:span text:style-name="T462">some</text:span> и <text:span text:style-name="T462">any</text:span> означают «какой-то», «какое-то количество», «некоторый». </text:p>
      <text:p text:style-name="P365">Они связаны с чем-то неопределенным и часто выпадают при переводе.</text:p>
      <text:p text:style-name="P1095"/>
      <text:p text:style-name="P987"><text:span text:style-name="T765">Они стоят перед существительном во множественно числе или перед неисчисляемым существительным: </text:span><text:span text:style-name="T554">s</text:span><text:span text:style-name="T555">ome water</text:span><text:span text:style-name="T759">, </text:span><text:span text:style-name="T554">some</text:span><text:span text:style-name="T555"> friends</text:span><text:span text:style-name="T759"> </text:span><text:span text:style-name="T764">и т. д.</text:span></text:p>
      <text:p text:style-name="P366"/>
      <text:p text:style-name="P367">Разница между <text:span text:style-name="T462">some</text:span> и <text:span text:style-name="T462">any</text:span> в том, что <text:span text:style-name="T462">some</text:span> используется в утверждениях, а <text:span text:style-name="T462">any</text:span> — </text:p>
      <text:p text:style-name="P367">в отрицаниях (в связке с <text:span text:style-name="T462">not</text:span>). Связка <text:span text:style-name="T462">not + any</text:span> <text:span text:style-name="T1091">обычно </text:span>переводится двойным отрицанием.</text:p>
      <text:p text:style-name="P365"/>
      <text:p text:style-name="P131">I have some friends — У меня есть друзья. (какое-то количество)</text:p>
      <text:p text:style-name="P131">I haven`t got any friends — У меня нет (никаких) друзей.</text:p>
      <text:p text:style-name="P366"/>
      <text:p text:style-name="P368">В утвержениях <text:span text:style-name="T462">some</text:span> ставить не обязательно. Его часто не указывают.</text:p>
      <text:p text:style-name="P132">I have some friends / I have friends (одно и тоже).</text:p>
      <text:p text:style-name="P368"/>
      <text:p text:style-name="P368">В вопросах можно использовать оба местоимения, но смысл они будут передавать разный.</text:p>
      <text:p text:style-name="P370"/>
      <text:p text:style-name="P370"><text:span text:style-name="T462">Some</text:span> имеет позитивный оттенок <text:span text:style-name="T1087">и используется когда мы что-то предлагаем или просим, подразумевая что у нас это есть или это есть у того, кому адресована просьба.</text:span></text:p>
      <text:p text:style-name="P370"/>
      <text:p text:style-name="P994"><text:span text:style-name="T556">Would you like some </text:span><text:span text:style-name="T557">milk</text:span><text:span text:style-name="T556">? </text:span><text:span text:style-name="T555">—</text:span><text:span text:style-name="T556"> Вы хотите </text:span><text:span text:style-name="T557">молока</text:span><text:span text:style-name="T556">? (он</text:span><text:span text:style-name="T558">о</text:span><text:span text:style-name="T556"> у нас есть)</text:span></text:p>
      <text:p text:style-name="P54"><text:span text:style-name="T431">Could you give me some </text:span><text:span text:style-name="T432">milk</text:span><text:span text:style-name="T431">? </text:span><text:span text:style-name="T433">— </text:span><text:span text:style-name="T431">Я могу попросить </text:span><text:span text:style-name="T432">молока</text:span><text:span text:style-name="T431">? (поделитесь </text:span><text:span text:style-name="T434">пожалуйста</text:span><text:span text:style-name="T431">)</text:span></text:p>
      <text:p text:style-name="P371"/>
      <text:p text:style-name="P986"><text:span text:style-name="T559">Any</text:span><text:span text:style-name="T760"> передает сомнение </text:span><text:span text:style-name="T761">в наличии объектов, о которых спрашивают, поэтому обычно используется в вопросах, </text:span><text:span text:style-name="T762">где нужно получить </text:span><text:span text:style-name="T775">дополнительную</text:span><text:span text:style-name="T762"> информаци</text:span><text:span text:style-name="T763">ю</text:span><text:span text:style-name="T761">.</text:span></text:p>
      <text:p text:style-name="P372"/>
      <text:p text:style-name="P90"><text:span text:style-name="T435">H</text:span><text:span text:style-name="T358">ave you </text:span><text:span text:style-name="T434">got any milk in the fridge? </text:span><text:span text:style-name="T436">—</text:span><text:span text:style-name="T434"> У тебя есть молоко в холодильнике?</text:span></text:p>
      <text:p text:style-name="P91"><text:span text:style-name="T434">H</text:span><text:span text:style-name="T358">ave you bought </text:span><text:span text:style-name="T860">any</text:span><text:span text:style-name="T358"> new closes? — Ты купила </text:span><text:span text:style-name="T860">какую-нибудь</text:span><text:span text:style-name="T358"> новую одежду?</text:span></text:p>
      <text:p text:style-name="P369"/>
      <text:p text:style-name="P995"><text:span text:style-name="T762">Если зада</text:span><text:span text:style-name="T764">ется вопрос и ожидается положительный ответ, то используется </text:span><text:span text:style-name="T554">some</text:span><text:span text:style-name="T764">.</text:span></text:p>
      <text:p text:style-name="P1094"><text:soft-page-break/>Are you wainting for somebody? — Ты кого-то ждешь? (не так ли).<text:span text:style-name="T944"> <text:s/></text:span><text:span text:style-name="T963">(привести другой пример)</text:span></text:p>
      <text:p text:style-name="P1094"/>
      <text:p text:style-name="P988"><text:span text:style-name="T766">Местоимение </text:span><text:span text:style-name="T560">no</text:span><text:span text:style-name="T766"> </text:span><text:span text:style-name="T771">также </text:span><text:span text:style-name="T766">используется в отрицаниях. Им можно заменить связку </text:span><text:span text:style-name="T560">not</text:span><text:span text:style-name="T766"> + </text:span><text:span text:style-name="T560">any</text:span><text:span text:style-name="T766">.</text:span></text:p>
      <text:p text:style-name="P373">В предложениях с <text:span text:style-name="T462">no</text:span> первая половина выглядит, как утверждение. </text:p>
      <text:p text:style-name="P373"/>
      <text:p text:style-name="P375">Местоимение <text:span text:style-name="T462">no</text:span> стоит перед существительным, а частица <text:span text:style-name="T462">not</text:span> идет вместе со вспомогательны<text:span text:style-name="T1089">м</text:span> глаголом. <text:span text:style-name="T1089">Они не могут использоваться вместе в одном предложении.</text:span></text:p>
      <text:p text:style-name="P376"/>
      <text:p text:style-name="P133">There are no shops here / There aren`t any shops here — Здесь нет<text:span text:style-name="T1090"> </text:span>магазинов.</text:p>
      <text:p text:style-name="P374"/>
      <text:p text:style-name="P1014"><text:span text:style-name="T767">Неопределенные местоимения, </text:span><text:span text:style-name="T769">как и</text:span><text:span text:style-name="T767"> возвратны</text:span><text:span text:style-name="T769">е</text:span><text:span text:style-name="T767">, могут объединяться с некоторыми словами. </text:span><text:span text:style-name="T768">Здесь п</text:span><text:span text:style-name="T767">ервой половинкой будет: </text:span><text:span text:style-name="T561">some</text:span><text:span text:style-name="T767">, </text:span><text:span text:style-name="T561">any</text:span><text:span text:style-name="T767">, </text:span><text:span text:style-name="T561">no</text:span><text:span text:style-name="T767">, а второй — </text:span><text:span text:style-name="T561">b</text:span><text:span text:style-name="T562">ody/one</text:span><text:span text:style-name="T768"> (если человек), </text:span></text:p>
      <text:p text:style-name="P1014"><text:span text:style-name="T562">thing</text:span><text:span text:style-name="T768"> (если предмет) или </text:span><text:span text:style-name="T562">where</text:span><text:span text:style-name="T768"> (если мест</text:span><text:span text:style-name="T801">о</text:span><text:span text:style-name="T768">).</text:span></text:p>
      <text:p text:style-name="P377"/>
      <text:p text:style-name="P378">Переводятся они как: «кто-то», «что-то», «где-то», «никто», «ничто», «нигде».</text:p>
      <text:p text:style-name="P379">Могут заменять как подлежащее, так и дополнение. <text:span text:style-name="T1096">И</text:span><text:span text:style-name="T1095">спользуются по тем же правилам.</text:span></text:p>
      <text:p text:style-name="P377"/>
      <text:p text:style-name="P92"><text:span text:style-name="T437">T</text:span><text:span text:style-name="T358">here is somebody in the street — Кто-то на улице.</text:span></text:p>
      <text:p text:style-name="P134">Is there anybody in the street? — Есть кто на улице?</text:p>
      <text:p text:style-name="P134">There is nobody in the street / There isn`t anybody in the street — Никого нет на улице.</text:p>
      <text:p text:style-name="P377"/>
      <text:p text:style-name="P377">Если в предложении стоит <text:span text:style-name="T462">nobody</text:span>/<text:span text:style-name="T462">nothing</text:span>/<text:span text:style-name="T462">nowthere</text:span>, то отрицательная частица <text:span text:style-name="T462">not</text:span> уже </text:p>
      <text:p text:style-name="P989"><text:span text:style-name="T768">не нужна, подобно тому как она не используется </text:span><text:span text:style-name="T770">вместе с</text:span><text:span text:style-name="T768"> </text:span><text:span text:style-name="T562">no</text:span><text:span text:style-name="T768">.</text:span></text:p>
      <text:p text:style-name="P377"/>
      <text:p text:style-name="P1109"><text:span text:style-name="T768">М</text:span><text:span text:style-name="T746">естоимения с окончанием </text:span><text:span text:style-name="T537">-body</text:span><text:span text:style-name="T746"> и </text:span><text:span text:style-name="T537">-one</text:span><text:span text:style-name="T746"> взаимозаменяемы.</text:span></text:p>
      <text:p text:style-name="P380"/>
      <text:p text:style-name="P1123">Притяжательный падеж. Possessive Case</text:p>
      <text:p text:style-name="P385"/>
      <text:p text:style-name="P1001"><text:span text:style-name="T776">Сообщает информацию о том, </text:span><text:span text:style-name="T745">кому</text:span><text:span text:style-name="T776"> принадлежит </text:span><text:span text:style-name="T780">объект</text:span><text:span text:style-name="T776">, </text:span><text:span text:style-name="T777">т. е. указывает на владельца.</text:span></text:p>
      <text:p text:style-name="P387"/>
      <text:p text:style-name="P1111"><text:span text:style-name="T746">Существительно в притяжательном падеже, как и </text:span><text:span text:style-name="T777">притяжательное</text:span><text:span text:style-name="T746"> местоимение, </text:span></text:p>
      <text:p text:style-name="P999"><text:span text:style-name="T776">отвечает </text:span><text:span text:style-name="T746">на вопрос «чей?». </text:span><text:span text:style-name="T777">Они взаимозаменяемы.</text:span></text:p>
      <text:p text:style-name="P388"/>
      <text:p text:style-name="P389"><text:span text:style-name="T777">Чтобы поставить существительное в этот падеж, нужно добавить к нему окончание </text:span><text:span text:style-name="T462">`s</text:span><text:span text:style-name="T777">.</text:span></text:p>
      <text:p text:style-name="P386"/>
      <text:p text:style-name="P55"><text:span text:style-name="T440">This is </text:span><text:span text:style-name="T874">Tom`s</text:span><text:span text:style-name="T441"> friend — </text:span><text:span text:style-name="T440">Это друг </text:span><text:span text:style-name="T875">Тома</text:span><text:span text:style-name="T440"> (существительное в притяжательном падеже)</text:span></text:p>
      <text:p text:style-name="P136">This is <text:span text:style-name="T860">his</text:span> friend — Это <text:span text:style-name="T860">его</text:span> друг (притяжательное местоимение)</text:p>
      <text:p text:style-name="P386"/>
      <text:p text:style-name="P387"><text:span text:style-name="T1097">Если существительное </text:span><text:span text:style-name="T1098">только </text:span><text:span text:style-name="T1097">подразумевается, то его можно не указывать.</text:span></text:p>
      <text:p text:style-name="P136">This isn`t my car. It`s my brothers`s — Это не моя машина. Она брата.</text:p>
      <text:p text:style-name="P388"/>
      <text:p text:style-name="P390">Если существительное идет в связке с прилагательным или местоимением, то <text:span text:style-name="T462">`s</text:span> </text:p>
      <text:p text:style-name="P390">ставиться в концей всей связки: <text:span text:style-name="T462">a </text:span><text:span text:style-name="T602">big dog`s</text:span><text:span text:style-name="T462"> owner</text:span>, <text:span text:style-name="T602">my friend`s</text:span><text:span text:style-name="T462"> house</text:span>.</text:p>
      <text:p text:style-name="P390"/>
      <text:p text:style-name="P390">Если владельцев несколько то <text:span text:style-name="T462">`s</text:span> ставится в конце словосочетания: </text:p>
      <text:p text:style-name="P137"><text:span text:style-name="T860">Rick and Kate`s</text:span> wedding — Свадьба Рика и Кейт.</text:p>
      <text:p text:style-name="P390"/>
      <text:p text:style-name="P390">Если существительное во множественном числе, то в конце пишется только апостроф, </text:p>
      <text:p text:style-name="P1000"><text:span text:style-name="T778">без </text:span><text:span text:style-name="T568">s</text:span><text:span text:style-name="T778">: </text:span><text:span text:style-name="T568">my </text:span><text:span text:style-name="T605">friends`</text:span><text:span text:style-name="T568"> school</text:span><text:span text:style-name="T778">. Но если во множественном числе слово-исключение, </text:span></text:p>
      <text:p text:style-name="P1000"><text:span text:style-name="T778">то применяются обычные правила: </text:span><text:span text:style-name="T605">men`s</text:span><text:span text:style-name="T568"> clothes</text:span><text:span text:style-name="T778"> (мужская одежда).</text:span></text:p>
      <text:p text:style-name="P390"/>
      <text:p text:style-name="P1112"><text:span text:style-name="T778">П</text:span><text:span text:style-name="T746">орядок слов следующий: сначала указывается владелец в притяжательном падеже, </text:span></text:p>
      <text:p text:style-name="P391"><text:soft-page-break/>а потом то, чем он владеет (в русском языке все наоборот).</text:p>
      <text:p text:style-name="P391"/>
      <text:p text:style-name="P1001"><text:span text:style-name="T779">Если </text:span><text:span text:style-name="T780">предмет</text:span><text:span text:style-name="T779"> является частью другого </text:span><text:span text:style-name="T780">предмета</text:span><text:span text:style-name="T779">, то вместо притяжательного падежа используется предлог </text:span><text:span text:style-name="T569">of</text:span><text:span text:style-name="T779">. Т. к. владельцем может быть кто-то живой.</text:span></text:p>
      <text:p text:style-name="P391"/>
      <text:p text:style-name="P93"><text:span text:style-name="T442">T</text:span><text:span text:style-name="T358">he wheel of the car — Колесо машины (Car`s wheel неправильно).</text:span></text:p>
      <text:p text:style-name="P56"><text:span text:style-name="T442">The door of the house — Двер дома </text:span><text:span text:style-name="T443">(предмет + of + больший предмет)</text:span><text:span text:style-name="T442">.</text:span></text:p>
      <text:p text:style-name="P392"/>
      <text:p text:style-name="P1114"><text:span text:style-name="T779">С</text:span><text:span text:style-name="T746">ловосочетания с предлогом </text:span><text:span text:style-name="T537">of</text:span><text:span text:style-name="T746">:</text:span></text:p>
      <text:list xml:id="list3083388156" text:style-name="L67">
        <text:list-item>
          <text:p text:style-name="P1256">the beginning/end of — начало/конец чего-то;</text:p>
        </text:list-item>
        <text:list-item>
          <text:p text:style-name="P1256">the top/middle/bottom of — вершина/середина/дно чего-то;</text:p>
        </text:list-item>
        <text:list-item>
          <text:p text:style-name="P1256">the side of — сторона чего-то.</text:p>
        </text:list-item>
      </text:list>
      <text:p text:style-name="P1113"/>
      <text:p text:style-name="P1122">Существительное. Noun</text:p>
      <text:p text:style-name="P1115"/>
      <text:p text:style-name="P1002"><text:span text:style-name="T1108">Ч</text:span>асть речи, обознача<text:span text:style-name="T1108">ющая</text:span> предмет, человека или понятие. Отвечает на вопрос «кто/что?». Существительные и личные местоимения претендуют на одно место <text:span text:style-name="T1099">в предложении. </text:span></text:p>
      <text:p text:style-name="P1116"/>
      <text:p text:style-name="P1003"><text:span text:style-name="T1099">В русском языке существительное меняется по падежам. В английском </text:span><text:span text:style-name="T1103">все</text:span><text:span text:style-name="T1099"> по другому. </text:span></text:p>
      <text:p text:style-name="P1003"><text:span text:style-name="T1099">Там за падежи отвечают предлоги, а не окончания:</text:span><text:span text:style-name="T876"> </text:span><text:span text:style-name="T608">to</text:span><text:span text:style-name="T495"> the table </text:span><text:span text:style-name="T573">—</text:span><text:span text:style-name="T495"> </text:span><text:span text:style-name="T608">к</text:span><text:span text:style-name="T495"> стол</text:span><text:span text:style-name="T608">у</text:span><text:span text:style-name="T1099">.</text:span></text:p>
      <text:p text:style-name="P1003"/>
      <text:p text:style-name="P1101">(именительным и объектный падеж, используются только в местоимениях?)</text:p>
      <text:p text:style-name="P1116"/>
      <text:p text:style-name="P13">Множественное <text:span text:style-name="T1100">число. Plural</text:span></text:p>
      <text:p text:style-name="P1116"/>
      <text:p text:style-name="P1127">Распространяется только на существительные, и не касается прилагательных.</text:p>
      <text:p text:style-name="P1006"><text:span text:style-name="T1101">Образуется с помощью окончания </text:span><text:span text:style-name="T493">-s</text:span><text:span text:style-name="T1101"> или </text:span><text:span text:style-name="T493">-es.</text:span></text:p>
      <text:p text:style-name="P96"/>
      <text:p text:style-name="P1006"><text:span text:style-name="T494">a </text:span><text:span text:style-name="T493">blue ballon</text:span><text:span text:style-name="T607">s</text:span><text:span text:style-name="T493"> — </text:span><text:span text:style-name="T494">г</text:span><text:span text:style-name="T493">олуб</text:span><text:span text:style-name="T607">ые</text:span><text:span text:style-name="T493"> шарик</text:span><text:span text:style-name="T607">и</text:span><text:span text:style-name="T493">.</text:span></text:p>
      <text:p text:style-name="P1113"/>
      <text:p text:style-name="P393">Окончание <text:span text:style-name="T462">-es</text:span> ставится, когда:</text:p>
      <text:p text:style-name="P393"/>
      <text:list xml:id="list1035721214" text:style-name="L68">
        <text:list-item>
          <text:p text:style-name="P1257">слово заканчивается на <text:span text:style-name="T462">-s</text:span> или шипящий <text:span text:style-name="T462">-sh</text:span>, <text:span text:style-name="T462">-ch</text:span>, <text:span text:style-name="T462">-x</text:span>:</text:p>
          <text:p text:style-name="P1371">box/boxes, watch/watches, dish/dishes, bus/buses;</text:p>
          <text:p text:style-name="P1257"/>
        </text:list-item>
        <text:list-item>
          <text:p text:style-name="P1257">слово заканчивается на <text:span text:style-name="T462">-o</text:span> <text:span text:style-name="T1102">(</text:span>кроме исключений<text:span text:style-name="T1102">)</text:span>:</text:p>
          <text:p text:style-name="P1371">potato/potatoes, piano/pianos;</text:p>
          <text:p text:style-name="P1257"/>
        </text:list-item>
        <text:list-item>
          <text:p text:style-name="P1357"><text:span text:style-name="T781">слово заканчивается на </text:span><text:span text:style-name="T574">-f</text:span><text:span text:style-name="T781"> или </text:span><text:span text:style-name="T574">-fe</text:span><text:span text:style-name="T781">, </text:span><text:span text:style-name="T782">где</text:span><text:span text:style-name="T781"> </text:span><text:span text:style-name="T574">-f</text:span><text:span text:style-name="T781"> </text:span><text:span text:style-name="T782">также </text:span><text:span text:style-name="T781">заменяется на </text:span><text:span text:style-name="T574">-v</text:span><text:span text:style-name="T781"> </text:span><text:span text:style-name="T782">(кроме исключений)</text:span><text:span text:style-name="T781">:</text:span></text:p>
          <text:p text:style-name="P1382"><text:span text:style-name="T444">s</text:span><text:span text:style-name="T358">helf/shelves, wife/wives, proof/proofs.</text:span></text:p>
        </text:list-item>
      </text:list>
      <text:p text:style-name="P394"/>
      <text:p text:style-name="P395">Слова-исключения, которые меняются не по правилам:</text:p>
      <text:list xml:id="list874611889" text:style-name="L69">
        <text:list-item>
          <text:p text:style-name="P1258">man/men — мужчина/мужчины;</text:p>
        </text:list-item>
        <text:list-item>
          <text:p text:style-name="P1258">child/children — ребенок/дети;</text:p>
        </text:list-item>
        <text:list-item>
          <text:p text:style-name="P1258">woman/women [вимен] — женщина/женщины;</text:p>
        </text:list-item>
        <text:list-item>
          <text:p text:style-name="P1258">foot/feet — нога/ноги;</text:p>
        </text:list-item>
        <text:list-item>
          <text:p text:style-name="P1258">mouse/mice — мышь/мыши;</text:p>
        </text:list-item>
        <text:list-item>
          <text:p text:style-name="P1258">sheep/sheep — овца/овцы;</text:p>
        </text:list-item>
        <text:list-item>
          <text:p text:style-name="P1386"><text:span text:style-name="T746">tooth/teeth — </text:span><text:span text:style-name="T783">зуб/</text:span><text:span text:style-name="T746">зубы;</text:span></text:p>
        </text:list-item>
        <text:list-item>
          <text:p text:style-name="P1259">fish/fish — рыба/рыбы;</text:p>
        </text:list-item>
        <text:list-item>
          <text:p text:style-name="P1386"><text:span text:style-name="T783">goose/geese — гусь/гуси.</text:span><text:span text:style-name="T746"> </text:span></text:p>
        </text:list-item>
      </text:list>
      <text:p text:style-name="P14"><text:soft-page-break/><text:span text:style-name="T741">И</text:span><text:span text:style-name="T708">счисляемые и неисчисляемые существительные</text:span></text:p>
      <text:p text:style-name="P396"/>
      <text:p text:style-name="P397">Исчисляемые существительные можно пересчитать. У них есть форма единственного </text:p>
      <text:p text:style-name="P1005"><text:span text:style-name="T784">и множественного числа. Количество можно указать числом, наречием </text:span><text:span text:style-name="T786">или артиклем </text:span><text:span text:style-name="T571">a</text:span><text:span text:style-name="T786"> (one).</text:span></text:p>
      <text:p text:style-name="P398"/>
      <text:p text:style-name="P138"><text:span text:style-name="T860">3</text:span> apples — 3 яблока;</text:p>
      <text:p text:style-name="P138"><text:span text:style-name="T860">many</text:span> books — много книг;</text:p>
      <text:p text:style-name="P1004"><text:span text:style-name="T570">I want </text:span><text:span text:style-name="T606">a</text:span><text:span text:style-name="T570"> banana — </text:span><text:span text:style-name="T572">я</text:span><text:span text:style-name="T570"> хочу банан.</text:span></text:p>
      <text:p text:style-name="P398"/>
      <text:p text:style-name="P1117"><text:span text:style-name="T746">Неисчисляемые существительные невозможно посчитать. К ним относятся вещества, жидкости, явления, ощущуне</text:span><text:span text:style-name="T786">н</text:span><text:span text:style-name="T746">ия, </text:span><text:span text:style-name="T787">абстрактные </text:span><text:span text:style-name="T746">понятия. </text:span><text:span text:style-name="T789">Они и</text:span><text:span text:style-name="T746">меют только одну форму единственного числа и заменяются местоимнием </text:span><text:span text:style-name="T537">it</text:span><text:span text:style-name="T746">.</text:span></text:p>
      <text:p text:style-name="P398"/>
      <text:p text:style-name="P398">Чтобы выразить количество, используется дополнительная мерка: </text:p>
      <text:p text:style-name="P398"/>
      <text:list xml:id="list1871722545" text:style-name="L70">
        <text:list-item>
          <text:p text:style-name="P1260">для жидкостей:</text:p>
          <text:list>
            <text:list-item>
              <text:p text:style-name="P1262"><text:span text:style-name="T1110">a </text:span>glass of — стакан;</text:p>
            </text:list-item>
            <text:list-item>
              <text:p text:style-name="P1262"><text:span text:style-name="T1110">a </text:span>cup of — чашка;</text:p>
            </text:list-item>
            <text:list-item>
              <text:p text:style-name="P1262"><text:span text:style-name="T1110">a</text:span> jar of — банка;</text:p>
            </text:list-item>
            <text:list-item>
              <text:p text:style-name="P1262"><text:span text:style-name="T1110">a </text:span>jug of — кувшин;</text:p>
            </text:list-item>
            <text:list-item>
              <text:p text:style-name="P1262"><text:span text:style-name="T1110">a </text:span>bottle of — бутылка;</text:p>
            </text:list-item>
          </text:list>
          <text:p text:style-name="P1261"/>
        </text:list-item>
        <text:list-item>
          <text:p text:style-name="P1260">для сыпучих веществ:</text:p>
          <text:list>
            <text:list-item>
              <text:p text:style-name="P1262"><text:span text:style-name="T1110">a </text:span>packet of — упаковка;</text:p>
            </text:list-item>
            <text:list-item>
              <text:p text:style-name="P1262"><text:span text:style-name="T1110">a </text:span>bowl of — миска;</text:p>
            </text:list-item>
            <text:list-item>
              <text:p text:style-name="P1262"><text:span text:style-name="T1110">a </text:span>bag of — мешок;</text:p>
            </text:list-item>
            <text:list-item>
              <text:p text:style-name="P1262"><text:span text:style-name="T1110">a </text:span>kilo of — килограм;</text:p>
            </text:list-item>
          </text:list>
          <text:p text:style-name="P1265"/>
        </text:list-item>
        <text:list-item>
          <text:p text:style-name="P1264">для продуктов, которые режут:</text:p>
          <text:list>
            <text:list-item>
              <text:p text:style-name="P1387"><text:span text:style-name="T791">a </text:span><text:span text:style-name="T746">piece/</text:span><text:span text:style-name="T785">slice</text:span><text:span text:style-name="T746"> of — кусо</text:span><text:span text:style-name="T785">чек</text:span><text:span text:style-name="T746">;</text:span></text:p>
            </text:list-item>
            <text:list-item>
              <text:p text:style-name="P1262"><text:span text:style-name="T1110">a </text:span>loaf of — буханка;</text:p>
            </text:list-item>
          </text:list>
        </text:list-item>
      </text:list>
      <text:p text:style-name="P399"/>
      <text:p text:style-name="P57"><text:span text:style-name="T445">2 loafs of bread — </text:span><text:span text:style-name="T446">д</text:span><text:span text:style-name="T445">ве буханки хлеба.</text:span></text:p>
      <text:p text:style-name="P97"><text:span text:style-name="T448">a </text:span><text:span text:style-name="T445">c</text:span><text:span text:style-name="T358">up of tea — (одна) чашка чая</text:span></text:p>
      <text:p text:style-name="P399"/>
      <text:p text:style-name="P400">Существительные, которые всегда неислисляемые:</text:p>
      <text:list xml:id="list2122815410" text:style-name="L71">
        <text:list-item>
          <text:p text:style-name="P1263">news — новости;</text:p>
        </text:list-item>
        <text:list-item>
          <text:p text:style-name="P1263">money — деньги;</text:p>
        </text:list-item>
        <text:list-item>
          <text:p text:style-name="P1263">bad luck — неудача;</text:p>
        </text:list-item>
        <text:list-item>
          <text:p text:style-name="P1263">traffic — транспорт на дороге;</text:p>
        </text:list-item>
        <text:list-item>
          <text:p text:style-name="P1263">f<text:span text:style-name="T1109">u</text:span>rniture — мебель;</text:p>
        </text:list-item>
        <text:list-item>
          <text:p text:style-name="P1263">progress — прогресс;</text:p>
        </text:list-item>
        <text:list-item>
          <text:p text:style-name="P1263">information — информация;</text:p>
        </text:list-item>
        <text:list-item>
          <text:p text:style-name="P1263">advice — совет;</text:p>
        </text:list-item>
        <text:list-item>
          <text:p text:style-name="P1263">hair — волосы;</text:p>
        </text:list-item>
        <text:list-item>
          <text:p text:style-name="P1263">paper — бумага;</text:p>
        </text:list-item>
        <text:list-item>
          <text:p text:style-name="P1263">food — еда;</text:p>
        </text:list-item>
      </text:list>
      <text:p text:style-name="P399"/>
      <text:p text:style-name="P94"><text:span text:style-name="T358">It is good news — Это хорошие новости </text:span><text:span text:style-name="T447">(без артикля)</text:span><text:span text:style-name="T358">.</text:span></text:p>
      <text:p text:style-name="P95"><text:span text:style-name="T358">I need good advice — Мне нужен хороший совет </text:span><text:span text:style-name="T447">(без артикля)</text:span><text:span text:style-name="T358">.</text:span></text:p>
      <text:p text:style-name="P15"><text:soft-page-break/><text:span text:style-name="T708">Два </text:span><text:span text:style-name="T742">(и более) </text:span><text:span text:style-name="T708">существительный рядом</text:span></text:p>
      <text:p text:style-name="P401"/>
      <text:p text:style-name="P1009"><text:span text:style-name="T788">Такая цепочка обозначает один предмет, идею </text:span><text:span text:style-name="T790">или </text:span><text:span text:style-name="T788">концепцию. При этом существительным будет переводится только последнее слово, а те что стоят перед ним, будут означать его характеристику (т. е. переводит</text:span><text:span text:style-name="T792">ь</text:span><text:span text:style-name="T788">ся прилагательным </text:span><text:span text:style-name="T790">или</text:span><text:span text:style-name="T788"> существительным с предлогом).</text:span></text:p>
      <text:p text:style-name="P402"/>
      <text:p text:style-name="P139">a tennis ball — теннисный мяч / мяч для тенниса;</text:p>
      <text:p text:style-name="P139">a income tax — подоходный налог / налог на прибыль;</text:p>
      <text:p text:style-name="P403"/>
      <text:p text:style-name="P405">Первое существительное всегда стоит в единственном числе.</text:p>
      <text:p text:style-name="P405"/>
      <text:p text:style-name="P140">tennis balls — теннисные мячи;</text:p>
      <text:p text:style-name="P141">two part question (question of two parts) — <text:span text:style-name="T1111">вопрос из 2х частей;</text:span></text:p>
      <text:p text:style-name="P403"/>
      <text:p text:style-name="P1118"><text:span text:style-name="T788">И</text:span><text:span text:style-name="T746">ногда первое существительное имеет окончание </text:span><text:span text:style-name="T537">-ing</text:span><text:span text:style-name="T746">.</text:span></text:p>
      <text:p text:style-name="P404"/>
      <text:p text:style-name="P139">a swimming pool — плавательный бассейн;</text:p>
      <text:p text:style-name="P141">working hours — рабочие часы;</text:p>
      <text:p text:style-name="P404"/>
      <text:p text:style-name="P1124">Артикли. Articles</text:p>
      <text:p text:style-name="P406"/>
      <text:p text:style-name="P407">Это маленькие слова перед существительными, которые передают оттенки смысла.</text:p>
      <text:p text:style-name="P407">Есть 2 вида артикля: неопределенный <text:span text:style-name="T1114">(</text:span><text:span text:style-name="T462">a/an</text:span><text:span text:style-name="T1114">)</text:span> и определенный <text:span text:style-name="T1114">(</text:span><text:span text:style-name="T462">the</text:span><text:span text:style-name="T1114">)</text:span>.</text:p>
      <text:p text:style-name="P407"/>
      <text:p text:style-name="P462">Неопределенный артикль</text:p>
      <text:p text:style-name="P407"/>
      <text:p text:style-name="P1010"><text:span text:style-name="T793">Артикль </text:span><text:span text:style-name="T575">a</text:span><text:span text:style-name="T793"> </text:span><text:span text:style-name="T802">указывает на</text:span><text:span text:style-name="T793"> </text:span><text:span text:style-name="T794">один </text:span><text:span text:style-name="T793">предмет. Причем не конкретный предмет, а</text:span><text:span text:style-name="T794"> </text:span><text:span text:style-name="T793">неопределенный. </text:span><text:span text:style-name="T794">К</text:span><text:span text:style-name="T793">аждый </text:span><text:span text:style-name="T794">человек </text:span><text:span text:style-name="T793">может представлять </text:span><text:span text:style-name="T794">такой предмет </text:span><text:span text:style-name="T793">по своему.</text:span></text:p>
      <text:p text:style-name="P408"/>
      <text:p text:style-name="P142">a house — дом (один представит большой особняк, другой — маленький домик).</text:p>
      <text:p text:style-name="P408"/>
      <text:p text:style-name="P1013"><text:span text:style-name="T794">Его можно условно заменить на числительное </text:span><text:span text:style-name="T581">one </text:span><text:span text:style-name="T800">(какой-то один)</text:span><text:span text:style-name="T794">. </text:span><text:span text:style-name="T648">Поэтому о</text:span><text:span text:style-name="T649">н ставится перед исчисляемыми существительными в единственном числе.</text:span></text:p>
      <text:p text:style-name="P409"/>
      <text:p text:style-name="P1016"><text:span text:style-name="T576">I have </text:span><text:span text:style-name="T609">a</text:span><text:span text:style-name="T576"> cat / I have </text:span><text:span text:style-name="T609">one</text:span><text:span text:style-name="T576"> cat — У меня есть </text:span><text:span text:style-name="T583">(одна такая </text:span><text:span text:style-name="T589">прикольная</text:span><text:span text:style-name="T583">) </text:span><text:span text:style-name="T576">кошка.</text:span></text:p>
      <text:p text:style-name="P414"/>
      <text:p text:style-name="P410"><text:span text:style-name="T462">A</text:span> ставится перед согласными, а <text:span text:style-name="T462">an</text:span> — перед гласными. Оба означают одно и тоже.</text:p>
      <text:p text:style-name="P410"/>
      <text:p text:style-name="P525"><text:span text:style-name="T743">Если гласная читается как двойной звук с первым [</text:span>йи<text:span text:style-name="T743">], то ставится </text:span><text:span text:style-name="T497">a</text:span><text:span text:style-name="T743">: </text:span><text:span text:style-name="T497">a union</text:span><text:span text:style-name="T743">, </text:span><text:span text:style-name="T497">a European</text:span><text:span text:style-name="T743">.</text:span></text:p>
      <text:p text:style-name="P410"/>
      <text:p text:style-name="P1011"><text:span text:style-name="T796">Если первая согласная (после которой гласная) не произносится, то ставится </text:span><text:span text:style-name="T579">an</text:span><text:span text:style-name="T796">: </text:span></text:p>
      <text:p text:style-name="P1011"><text:span text:style-name="T579">an hour </text:span><text:span text:style-name="T796">(аувер), </text:span><text:span text:style-name="T579">an honesty </text:span><text:span text:style-name="T796">(анэсти).</text:span></text:p>
      <text:p text:style-name="P410"/>
      <text:p text:style-name="P550"><text:span text:style-name="T796">Т</text:span><text:span text:style-name="T797">акже артикль </text:span><text:span text:style-name="T580">a</text:span><text:span text:style-name="T797"> </text:span><text:span text:style-name="T799">ставится</text:span><text:span text:style-name="T797">, когда:</text:span></text:p>
      <text:list xml:id="list3236517906" text:style-name="L72">
        <text:list-item>
          <text:p text:style-name="P1388"><text:span text:style-name="T746">говорят о профессии (</text:span><text:span text:style-name="T537">I`m a doctor)</text:span><text:span text:style-name="T746">;</text:span></text:p>
        </text:list-item>
        <text:list-item>
          <text:p text:style-name="P1389"><text:span text:style-name="T746">впервые упоминяют человека или предмет в разговоре </text:span><text:span text:style-name="T798">(</text:span><text:span text:style-name="T576">I have a cat</text:span><text:span text:style-name="T798">);</text:span></text:p>
        </text:list-item>
        <text:list-item>
          <text:p text:style-name="P1358"><text:span text:style-name="T798">дается определение предмету (</text:span><text:span text:style-name="T577">He is a good man «</text:span><text:span text:style-name="T578">О</text:span><text:span text:style-name="T577">н относится к хорошим людям»</text:span><text:span text:style-name="T798">)</text:span></text:p>
        </text:list-item>
      </text:list>
      <text:p text:style-name="P415"/>
      <text:p text:style-name="P1012">Если перед существительным сто<text:span text:style-name="T1113">и</text:span>т прилагательн<text:span text:style-name="T1113">ое</text:span>, то артикль <text:span text:style-name="T496">a</text:span><text:span text:style-name="T1117"> </text:span>ставится перед ним.</text:p>
      <text:p text:style-name="P413"/>
      <text:p text:style-name="P1012">a big old house — большой старый дом.</text:p>
      <text:p text:style-name="P143">a black and white cat — черно-белый кот.</text:p>
      <text:p text:style-name="P409"><text:soft-page-break/></text:p>
      <text:p text:style-name="P411">При этом перед прилагательным без существительного артикль <text:span text:style-name="T496">a</text:span><text:span text:style-name="T1117"> </text:span>не ставится.</text:p>
      <text:p text:style-name="P411"/>
      <text:p text:style-name="P144">This book is a good (неправильно).</text:p>
      <text:p text:style-name="P144">Th<text:span text:style-name="T1112">i</text:span>s book is good (правильно).</text:p>
      <text:p text:style-name="P409"/>
      <text:p text:style-name="P463">Определенный артикль</text:p>
      <text:p text:style-name="P412"/>
      <text:p text:style-name="P417">Артикль <text:span text:style-name="T462">the</text:span> указывает на конкретный предмет или понятие.</text:p>
      <text:p text:style-name="P417">Т. е. на то, что выделяется из общей массы.</text:p>
      <text:p text:style-name="P418"/>
      <text:p text:style-name="P419">Его можно заменить указательным местоимением (<text:span text:style-name="T462">this, that, these, those</text:span>) </text:p>
      <text:p text:style-name="P1020"><text:span text:style-name="T803">и</text:span><text:span text:style-name="T802"> часто удобнее </text:span><text:span text:style-name="T805">им же </text:span><text:span text:style-name="T814">и </text:span><text:span text:style-name="T802">переводить.</text:span></text:p>
      <text:p text:style-name="P418"/>
      <text:p text:style-name="P418">Он может стоять как перед единственным числом, так и перед множественным; </text:p>
      <text:p text:style-name="P418">как перед исчисляемыми, так и неисчисляемыми существительными.</text:p>
      <text:p text:style-name="P420"/>
      <text:p text:style-name="P1015"><text:span text:style-name="T803">Е</text:span><text:span text:style-name="T795">сли предмет или человек упоминаются в </text:span><text:span text:style-name="T806">речи </text:span><text:span text:style-name="T795">впервые, то обычно о них ничего не известно, поэтому </text:span><text:span text:style-name="T804">сначала</text:span><text:span text:style-name="T795"> использ</text:span><text:span text:style-name="T804">уется</text:span><text:span text:style-name="T795"> неопределенный артикль </text:span><text:span text:style-name="T582">a/an</text:span><text:span text:style-name="T795"> </text:span><text:span text:style-name="T803">(при условии, что он нужен</text:span><text:span text:style-name="T795">).</text:span></text:p>
      <text:p text:style-name="P1130"><text:span text:style-name="T795">Н</text:span><text:span text:style-name="T746">о если </text:span><text:span text:style-name="T815">этот </text:span><text:span text:style-name="T746">предмет или человек упоминаются в речи повторно, то уже используется определенный артикль </text:span><text:span text:style-name="T537">the</text:span><text:span text:style-name="T746">.</text:span></text:p>
      <text:p text:style-name="P416"/>
      <text:p text:style-name="P98"><text:span text:style-name="T451">I </text:span><text:span text:style-name="T358">have got </text:span><text:span text:style-name="T860">a</text:span><text:span text:style-name="T358"> puppy. </text:span><text:span text:style-name="T860">The</text:span><text:span text:style-name="T358"> puppy is white — У меня есть щенок. (Этот) щенок белый.</text:span></text:p>
      <text:p text:style-name="P421"/>
      <text:p text:style-name="P421">Определенный артикль может стоять не только перед существительным, но и перед прилагательным. <text:span text:style-name="T1118">В этом случае прилагательное становится существительным.</text:span></text:p>
      <text:p text:style-name="P421"/>
      <text:p text:style-name="P147">rich people — богатые люди.</text:p>
      <text:p text:style-name="P98"><text:span text:style-name="T452">t</text:span><text:span text:style-name="T358">he rich — богачи.</text:span></text:p>
      <text:p text:style-name="P421"/>
      <text:p text:style-name="P422">Также артикль <text:span text:style-name="T462">the</text:span> ставится, когда:</text:p>
      <text:p text:style-name="P422"/>
      <text:list xml:id="list314972551" text:style-name="L73">
        <text:list-item>
          <text:p text:style-name="P1266">говорят о части помещения:</text:p>
          <text:list>
            <text:list-item>
              <text:p text:style-name="P1270">in the room — в комнате;</text:p>
            </text:list-item>
            <text:list-item>
              <text:p text:style-name="P1270">on the floor — на полу;</text:p>
            </text:list-item>
          </text:list>
          <text:p text:style-name="P1268"/>
        </text:list-item>
        <text:list-item>
          <text:p text:style-name="P1267">говорят, на каком музыкальном инструменте играют:</text:p>
          <text:list>
            <text:list-item>
              <text:p text:style-name="P1271">play the piano — играть на фортепиано;</text:p>
            </text:list-item>
          </text:list>
          <text:p text:style-name="P1268"/>
        </text:list-item>
        <text:list-item>
          <text:p text:style-name="P1266">человек напрявляется в конкретное место:</text:p>
          <text:list>
            <text:list-item>
              <text:p text:style-name="P1270">go to the bank — идти в банк;</text:p>
            </text:list-item>
            <text:list-item>
              <text:p text:style-name="P1270">drive to the shop — поехать на машине в магазин;</text:p>
            </text:list-item>
          </text:list>
          <text:p text:style-name="P1268"/>
        </text:list-item>
        <text:list-item>
          <text:p text:style-name="P1275">объект, о котором идет речь, уникальный (другого такого нет):</text:p>
          <text:list>
            <text:list-item>
              <text:p text:style-name="P1274">природные объекты или явления:</text:p>
              <text:list>
                <text:list-item>
                  <text:p text:style-name="P1271">the equator — экватор;</text:p>
                </text:list-item>
                <text:list-item>
                  <text:p text:style-name="P1271">the sky — небо;</text:p>
                </text:list-item>
                <text:list-item>
                  <text:p text:style-name="P1274">the moon — луна;</text:p>
                </text:list-item>
              </text:list>
            </text:list-item>
            <text:list-item>
              <text:p text:style-name="P1274">объекты созданные человеком</text:p>
              <text:list>
                <text:list-item>
                  <text:p text:style-name="P1271"><text:soft-page-break/>the Bible (the Book) — Библия;</text:p>
                </text:list-item>
                <text:list-item>
                  <text:p text:style-name="P1271">the Internet — Интернет;</text:p>
                </text:list-item>
                <text:list-item>
                  <text:p text:style-name="P1274">the radio — радио;</text:p>
                </text:list-item>
              </text:list>
            </text:list-item>
            <text:list-item>
              <text:p text:style-name="P1274"><text:span text:style-name="T1119">с </text:span>превосходн<text:span text:style-name="T1119">ой</text:span> степень<text:span text:style-name="T1119">ю</text:span> прилагательных:</text:p>
              <text:list>
                <text:list-item>
                  <text:p text:style-name="P1271">the longest — самый длинный;</text:p>
                </text:list-item>
                <text:list-item>
                  <text:p text:style-name="P1274">the hottest — самый жаркий;</text:p>
                </text:list-item>
              </text:list>
            </text:list-item>
            <text:list-item>
              <text:p text:style-name="P1272"><text:span text:style-name="T1120">со </text:span>словосочетани<text:span text:style-name="T1120">ем</text:span><text:span text:style-name="T462"> the same</text:span> (такой же, одинаковый):</text:p>
              <text:p text:style-name="P1372">These two photos are the same — Эти 2 фото одинаковые;</text:p>
            </text:list-item>
          </text:list>
          <text:p text:style-name="P1273"/>
        </text:list-item>
        <text:list-item>
          <text:p text:style-name="P1266">перед порядковым числительным:</text:p>
          <text:list>
            <text:list-item>
              <text:p text:style-name="P1276">the first — первый;</text:p>
            </text:list-item>
            <text:list-item>
              <text:p text:style-name="P1276">the second — второй;</text:p>
            </text:list-item>
          </text:list>
          <text:p text:style-name="P1268"/>
        </text:list-item>
        <text:list-item>
          <text:p text:style-name="P1269">перед фамилией (чтобы показать что люди принадлежат одной семье):</text:p>
          <text:p text:style-name="P1383"><text:span text:style-name="T449">The Jachsons </text:span><text:span text:style-name="T450">are very nice people — Джексоны очень милые люди;</text:span></text:p>
          <text:p text:style-name="P1268"/>
        </text:list-item>
        <text:list-item>
          <text:p text:style-name="P1277">в словосочетаниях, касающихся сторон:</text:p>
          <text:list>
            <text:list-item>
              <text:p text:style-name="P1278">the top of — верхушка (чего-то);</text:p>
            </text:list-item>
            <text:list-item>
              <text:p text:style-name="P1278">on the left — слева.</text:p>
            </text:list-item>
          </text:list>
        </text:list-item>
      </text:list>
      <text:p text:style-name="P423"/>
      <text:p text:style-name="P466">Случаи, когда артикли не используются</text:p>
      <text:p text:style-name="P423"/>
      <text:p text:style-name="P424">Такие ситуации зачастую не имеют логического объяснения и их нужно просто запомнить.</text:p>
      <text:p text:style-name="P424"/>
      <text:list xml:id="list63717651" text:style-name="L74">
        <text:list-item>
          <text:p text:style-name="P1279">в выражениях со словами <text:span text:style-name="T462">breakfast</text:span>, <text:span text:style-name="T462">lunch</text:span>, <text:span text:style-name="T462">dinner</text:span>:</text:p>
          <text:p text:style-name="P1373">When do you usually have breakfast? — Когда ты обычно завтракаешь?</text:p>
          <text:p text:style-name="P1280"/>
        </text:list-item>
        <text:list-item>
          <text:p text:style-name="P1281">когда говорят о направлении или местонахождении словами:</text:p>
          <text:list>
            <text:list-item>
              <text:p text:style-name="P1280">work: <text:span text:style-name="T462">go to work, start work</text:span>;</text:p>
            </text:list-item>
            <text:list-item>
              <text:p text:style-name="P1280">school/university/college: <text:span text:style-name="T462">go to school, start school (начать занятия в школе)</text:span>;</text:p>
            </text:list-item>
            <text:list-item>
              <text:p text:style-name="P1280">church/hospital/prison: <text:span text:style-name="T462">go to church, be at hospital</text:span>;</text:p>
            </text:list-item>
            <text:list-item>
              <text:p text:style-name="P1280">home/bed: <text:span text:style-name="T462">go home, go to bed</text:span>;</text:p>
            </text:list-item>
          </text:list>
          <text:p text:style-name="P1280"/>
        </text:list-item>
        <text:list-item>
          <text:p text:style-name="P1279">в словосочетаниях <text:span text:style-name="T462">play</text:span> + вид спорта или игры:</text:p>
          <text:p text:style-name="P1373">I play football — Я играю в футбол;</text:p>
          <text:p text:style-name="P1280"/>
        </text:list-item>
        <text:list-item>
          <text:p text:style-name="P1279">перед названием языков или учебных дисциплин (котор. всегда с большой буквы):</text:p>
          <text:p text:style-name="P1373">I want to speak <text:span text:style-name="T1115">English well — Я хочу хорошо говорить по-английски;</text:span></text:p>
          <text:p text:style-name="P1280"/>
        </text:list-item>
        <text:list-item>
          <text:p text:style-name="P1282">перед именами людей и фамилями:</text:p>
          <text:p text:style-name="P1374">My name is Bond, James Bond — Меня зовут Бонд, Джеймс Бонд.</text:p>
        </text:list-item>
      </text:list>
      <text:p text:style-name="P425"/>
      <text:p text:style-name="P464">Артикли в географических названиях</text:p>
      <text:p text:style-name="P426"/>
      <text:p text:style-name="P1017"><text:span text:style-name="T807">Артикли не </text:span><text:span text:style-name="T809">ставятся</text:span><text:span text:style-name="T807"> </text:span><text:span text:style-name="T809">с</text:span><text:span text:style-name="T807"> названиями континентов:</text:span></text:p>
      <text:p text:style-name="P145">I live in Western Europe — Я живу в западной Европе.</text:p>
      <text:p text:style-name="P427"/>
      <text:p text:style-name="P427">Артикли не ставятся с названиям<text:span text:style-name="T1116">и</text:span> стран из 1 слова и с названиями городов:</text:p>
      <text:p text:style-name="P145">Washington is the capital of America — Вашингтон — столица Америки.</text:p>
      <text:p text:style-name="P145"><text:soft-page-break/></text:p>
      <text:p text:style-name="P146"><text:span text:style-name="T708">Но если названии страны во множественном числе или в нем есть слово Republic, States, Kingdom, Union, то ставится </text:span>the: the USSR, the Check Republic, the Nitherlands.</text:p>
      <text:p text:style-name="P427"/>
      <text:p text:style-name="P1017"><text:span text:style-name="T807">Артикли не нужны в названиях горных вершин, а также там, где присутсв</text:span><text:span text:style-name="T808">ует</text:span><text:span text:style-name="T807"> слово Mount: </text:span></text:p>
      <text:p text:style-name="P1017"><text:span text:style-name="T584">Everest / Mount Everest, Makalu</text:span><text:span text:style-name="T807">. Но </text:span><text:span text:style-name="T808">в</text:span><text:span text:style-name="T807"> названия</text:span><text:span text:style-name="T808">х</text:span><text:span text:style-name="T807"> горных цепей ставится </text:span><text:span text:style-name="T584">the</text:span><text:span text:style-name="T807">: </text:span><text:span text:style-name="T584">the Himalayas</text:span><text:span text:style-name="T807">.</text:span></text:p>
      <text:p text:style-name="P427"/>
      <text:p text:style-name="P1128"><text:span text:style-name="T746">Артикль </text:span><text:span text:style-name="T537">the</text:span><text:span text:style-name="T746"> не нужен с прилагательными, образованными от частей света или когда часть света указана вместе с названием страны: </text:span><text:span text:style-name="T537">North America, Eastern Europe.</text:span></text:p>
      <text:p text:style-name="P430"/>
      <text:p text:style-name="P1128"><text:span text:style-name="T746">Артикль </text:span><text:span text:style-name="T537">the</text:span><text:span text:style-name="T746"> не нужен в названиях улиц, дорог, скверов, парков:</text:span></text:p>
      <text:p text:style-name="P149">Fifth Avenue (5я Авеню), Broadway, Times Square.</text:p>
      <text:p text:style-name="P427"/>
      <text:p text:style-name="P1017"><text:span text:style-name="T807">А</text:span><text:span text:style-name="T810">ртикль </text:span><text:span text:style-name="T586">the</text:span><text:span text:style-name="T810"> нужен в названиях водных объектов (океан, море, река, канал): </text:span><text:span text:style-name="T586">the Thames River, the Amazon (Амазонка), the Pacific (Тихий океан), the Baltic Sea. </text:span><text:span text:style-name="T809">Но с названиями озер он </text:span></text:p>
      <text:p text:style-name="P1017"><text:span text:style-name="T809">не используется: </text:span><text:span text:style-name="T585">Lake Superior (Верхнее озеро).</text:span></text:p>
      <text:p text:style-name="P432"/>
      <text:p text:style-name="P428">Также <text:span text:style-name="T462">the</text:span> нужен в названиях частей света: <text:span text:style-name="T462">the north, the south, the east, the west</text:span>.</text:p>
      <text:p text:style-name="P146">We should go to the north — Нам нужно идти на север.</text:p>
      <text:p text:style-name="P429"/>
      <text:p text:style-name="P1017"><text:span text:style-name="T816">Следует</text:span><text:span text:style-name="T817"> </text:span><text:span text:style-name="T816">знать</text:span><text:span text:style-name="T817">, что на картах не печатают артикль </text:span><text:span text:style-name="T590">the</text:span><text:span text:style-name="T817">, даже когда он нужен.</text:span></text:p>
      <text:p text:style-name="P429"/>
      <text:p text:style-name="P465">Артикли в других названиях</text:p>
      <text:p text:style-name="P429"/>
      <text:p text:style-name="P431">Артикль не ставится в названиях административных зданий или комплексов из 2х слов.</text:p>
      <text:p text:style-name="P148"/>
      <text:p text:style-name="P148">Cambridge University, JFK Airport, Buckingham Palace.</text:p>
      <text:p text:style-name="P148">(порядок слов: сначала уникальное название, а затем категория <text:s/>объекта).</text:p>
      <text:p text:style-name="P431"/>
      <text:p text:style-name="P1018"><text:span text:style-name="T811">Артикль </text:span><text:span text:style-name="T587">the</text:span><text:span text:style-name="T811"> ставится в названиях отелей, театров, галерей, а также в названиях всемирно известных зданий:</text:span><text:span text:style-name="T587"> the Hilton Hotel, the Red Lion (бар), the White House.</text:span></text:p>
      <text:p text:style-name="P431"/>
      <text:p text:style-name="P1129"><text:span text:style-name="T746">В названиях, где присутствует предлог </text:span><text:span text:style-name="T537">of</text:span><text:span text:style-name="T746">, артикль </text:span><text:span text:style-name="T537">the</text:span><text:span text:style-name="T746"> ставится всегда: </text:span></text:p>
      <text:p text:style-name="P148">the Bank of England, the Great Wall of China, the Tower of London.</text:p>
      <text:p text:style-name="P431"/>
      <text:p text:style-name="P467">Какой артикль выбрать</text:p>
      <text:p text:style-name="P433"/>
      <text:p text:style-name="P1019"><text:span text:style-name="T812">Мысленно предсавить перед существительным слово «один», «один такой (</text:span><text:span text:style-name="T813">прикольный</text:span><text:span text:style-name="T812">)», </text:span></text:p>
      <text:p text:style-name="P1019"><text:span text:style-name="T812">«один из» и т. д. Если логика предложения не нарушена, то скорее всего нужен </text:span><text:span text:style-name="T588">a/an</text:span><text:span text:style-name="T812">.</text:span></text:p>
      <text:p text:style-name="P433"/>
      <text:p text:style-name="P150">I`ve got a window in my room — У меня в комнате есть окно. (обычное окно, каких много)</text:p>
      <text:p text:style-name="P433"/>
      <text:p text:style-name="P1019"><text:span text:style-name="T812">Мысленно представить перед существительным слова: </text:span><text:span text:style-name="T588">this, that, these, those</text:span><text:span text:style-name="T812"> или «тот самый», «именно тот», «конкретное этот» и т. д. Если смысл предложения в целом не изменился, </text:span></text:p>
      <text:p text:style-name="P1019"><text:span text:style-name="T812">то можно ставить </text:span><text:span text:style-name="T588">the</text:span><text:span text:style-name="T812">.</text:span></text:p>
      <text:p text:style-name="P433"/>
      <text:p text:style-name="P150">Look at the window. It`s broken — Посмотри на окно. Оно разбито. (посмотри на это конкретное окно, именно оно разбито).</text:p>
      <text:p text:style-name="P433"/>
      <text:p text:style-name="P434"/>
      <text:p text:style-name="P1206">Прилагательное. Adjective</text:p>
      <text:p text:style-name="P434"/>
      <text:p text:style-name="P1021"><text:span text:style-name="T819">Ч</text:span><text:span text:style-name="T818">асть речи, которая описывает качества и свойства объектов, и отвечает на вопрос «какой?».</text:span></text:p>
      <text:p text:style-name="P435"/>
      <text:p text:style-name="P1022"><text:span text:style-name="T818">П</text:span><text:span text:style-name="T819">рилагательное стоит перед существительным, но может появиться и без него если используется после глагола </text:span><text:span text:style-name="T591">be</text:span><text:span text:style-name="T819">. В этом случае </text:span><text:span text:style-name="T827">оно</text:span><text:span text:style-name="T819"> </text:span><text:span text:style-name="T827">обычно</text:span><text:span text:style-name="T819"> переводиться глаголом.</text:span></text:p>
      <text:p text:style-name="P436"/>
      <text:p text:style-name="P1022"><text:span text:style-name="T819">Если перед прилагательным стоит артикль </text:span><text:span text:style-name="T591">the</text:span><text:span text:style-name="T819">, то оно </text:span><text:span text:style-name="T820">становится</text:span><text:span text:style-name="T819"> существительным.</text:span></text:p>
      <text:p text:style-name="P1023"><text:span text:style-name="T819">Прилагательн</text:span><text:span text:style-name="T821">ые</text:span><text:span text:style-name="T819"> не меняется по родам, числам и падежам.</text:span></text:p>
      <text:p text:style-name="P436"/>
      <text:p text:style-name="P1131"><text:span text:style-name="T819">П</text:span><text:span text:style-name="T746">рилагательные делятся на 2 группы:</text:span></text:p>
      <text:p text:style-name="P438"/>
      <text:list xml:id="list1045573568" text:style-name="L75">
        <text:list-item>
          <text:p text:style-name="P1283">оценочные прилагательные; они выражают личное мнение человека о предмете:</text:p>
          <text:p text:style-name="P1375">a funny cat — смешной кот (мнение, с которым можно не соглашаться)</text:p>
          <text:p text:style-name="P1283"/>
        </text:list-item>
        <text:list-item>
          <text:p text:style-name="P1283">фактовые прилагательные; они указывают на визуальную информацию, либо факты, </text:p>
          <text:p text:style-name="P1283">которые известны об объекте: размер, возраст, цвет, происхождение, состав и пр.:</text:p>
          <text:p text:style-name="P1375">a gray cat — серый кот (характеристика, которая не зависит от мнения)</text:p>
        </text:list-item>
      </text:list>
      <text:p text:style-name="P438"/>
      <text:p text:style-name="P438">Если к одному слову относится сразу и то, и другое прилагательное, то первым нужно указать оценочное прилагательное, а вторым — фактовое.</text:p>
      <text:p text:style-name="P438"/>
      <text:p text:style-name="P151">a gray funny cat (неправильно)</text:p>
      <text:p text:style-name="P151">a funny gray cat (правильно)</text:p>
      <text:p text:style-name="P438"/>
      <text:p text:style-name="P551"><text:span text:style-name="T823">Глаголы, после которых </text:span><text:span text:style-name="T839">всегда</text:span><text:span text:style-name="T823"> </text:span><text:span text:style-name="T839">идут</text:span><text:span text:style-name="T823"> прилагательн</text:span><text:span text:style-name="T822">ые</text:span><text:span text:style-name="T823">:</text:span></text:p>
      <text:list xml:id="list1351015549" text:style-name="L76">
        <text:list-item>
          <text:p text:style-name="P1284">be — быть;</text:p>
        </text:list-item>
        <text:list-item>
          <text:p text:style-name="P1284">get — становиться;</text:p>
        </text:list-item>
        <text:list-item>
          <text:p text:style-name="P1284">become — становиться;</text:p>
        </text:list-item>
        <text:list-item>
          <text:p text:style-name="P1284">seem — казаться;</text:p>
        </text:list-item>
        <text:list-item>
          <text:p text:style-name="P1284">look — выглядеть;</text:p>
        </text:list-item>
        <text:list-item>
          <text:p text:style-name="P1284">feel — чувствовать (себя);</text:p>
        </text:list-item>
        <text:list-item>
          <text:p text:style-name="P1284">sound — звучать;</text:p>
        </text:list-item>
        <text:list-item>
          <text:p text:style-name="P1390"><text:span text:style-name="T746">taste — </text:span><text:span text:style-name="T822">иметь вкус</text:span><text:span text:style-name="T746">;</text:span></text:p>
        </text:list-item>
        <text:list-item>
          <text:p text:style-name="P1390"><text:span text:style-name="T746">smell — </text:span><text:span text:style-name="T822">иметь запах</text:span><text:span text:style-name="T746">;</text:span></text:p>
        </text:list-item>
      </text:list>
      <text:p text:style-name="P438"/>
      <text:p text:style-name="P1025"><text:span text:style-name="T223">Обычно, в английском </text:span><text:span text:style-name="T224">языке </text:span><text:span text:style-name="T223">после глаголов стоят наречия. </text:span><text:span text:style-name="T225">Но даже если стоит прилагательное, то оно все равно будет перводится наречием (кроме случае с глаголом be).</text:span></text:p>
      <text:p text:style-name="P755"/>
      <text:p text:style-name="P764"><text:span text:style-name="T358">You look nice! </text:span><text:span text:style-name="T453">— </text:span><text:span text:style-name="T358">Ты прекрасно выглядишь!</text:span></text:p>
      <text:p text:style-name="P815">I feel bad — Я плохо себя чувствую.</text:p>
      <text:p text:style-name="P437"/>
      <text:p text:style-name="P1103">Если после look стоит предлог, то он теряет значение «выглядеть» и вместе с предлогом образует новую смысловую связку (к теме предлогов).</text:p>
      <text:p text:style-name="P1103"/>
      <text:p text:style-name="P1102"><text:span text:style-name="T358">He </text:span><text:span text:style-name="T860">looked at</text:span><text:span text:style-name="T358"> me angrily — Он посмотрел на меня злобно</text:span></text:p>
      <text:p text:style-name="P437"/>
      <text:p text:style-name="P468">Степени сравнения прилагательных</text:p>
      <text:p text:style-name="P441"/>
      <text:p text:style-name="P442">Их всего 2: сравнительная и превосходная.</text:p>
      <text:p text:style-name="P439"/>
      <text:p text:style-name="P1024">Сравнительная степень нужна, когда сравниваются 2 альтернативы. Вторая альтернатива </text:p>
      <text:p text:style-name="P440"><text:soft-page-break/>не обязательно должна указываться напрямую. Она может подразумеваться.</text:p>
      <text:p text:style-name="P440"/>
      <text:p text:style-name="P443">Сравнительная степень образуется с помощью суффикса <text:span text:style-name="T462">-er</text:span> или слова <text:span text:style-name="T462">more</text:span>.</text:p>
      <text:p text:style-name="P444">Суффикс <text:span text:style-name="T462">-er</text:span> ставится, когда слово состоит из 1 слога, или 2х, но заканчивается на <text:span text:style-name="T462">-y</text:span>:</text:p>
      <text:p text:style-name="P1073">small → smaller (маленький → еще меньше); </text:p>
      <text:p text:style-name="P1073">funny → funnier (смешной → смешнее);</text:p>
      <text:p text:style-name="P1073"/>
      <text:p text:style-name="P554"><text:span text:style-name="T954">Если сло</text:span><text:span text:style-name="T955">г</text:span><text:span text:style-name="T954"> с 1 гласной, после которой </text:span><text:span text:style-name="T955">1 </text:span><text:span text:style-name="T954">согласная, то эта согласная удваивается:</text:span></text:p>
      <text:p text:style-name="P1399">big → bigger (большой → больше);</text:p>
      <text:p text:style-name="P1399">hot → hotter (горячий → горячее);</text:p>
      <text:p text:style-name="P443"/>
      <text:p text:style-name="P1025"><text:span text:style-name="T828">С</text:span><text:span text:style-name="T825">лово </text:span><text:span text:style-name="T593">more</text:span><text:span text:style-name="T825"> </text:span><text:span text:style-name="T828">(более) ставится</text:span><text:span text:style-name="T825">, когда сло</text:span><text:span text:style-name="T826">в</text:span><text:span text:style-name="T825">о </text:span><text:span text:style-name="T827">состоит </text:span><text:span text:style-name="T825">из 2х и более слогов. </text:span></text:p>
      <text:p text:style-name="P554"><text:span text:style-name="T847">Здесь с</text:span><text:span text:style-name="T825">уффикс </text:span><text:span text:style-name="T593">-er</text:span><text:span text:style-name="T825"> уже не </text:span><text:span text:style-name="T828">используется</text:span><text:span text:style-name="T834">:</text:span></text:p>
      <text:p text:style-name="P1397">useful → more useful (полезный → более полезный)</text:p>
      <text:p text:style-name="P1398"><text:span text:style-name="T1121">i</text:span>nteresting → more interesting (интересный → более интересный)</text:p>
      <text:p text:style-name="P443"/>
      <text:p text:style-name="P446">Есть прилагательные, для которых сравнительная степень образовывается и так и эдак:</text:p>
      <text:p text:style-name="P1066">quiet (тихий), clever (умный), narrow (узкий), simple (простой).</text:p>
      <text:p text:style-name="P1096"/>
      <text:p text:style-name="P1066">Be quiet<text:span text:style-name="T860">er</text:span>, please / Be <text:span text:style-name="T860">more</text:span> quiet, please — Веди себя <text:span text:style-name="T860">тише</text:span>, пожалуйста.</text:p>
      <text:p text:style-name="P443"/>
      <text:p text:style-name="P445"><text:span text:style-name="T964">П</text:span><text:span text:style-name="T936">ри сравнении двух прилагательных часто используется слово </text:span><text:span text:style-name="T942">than</text:span><text:span text:style-name="T936"> (чем).</text:span></text:p>
      <text:p text:style-name="P1074"/>
      <text:p text:style-name="P1069"><text:span text:style-name="T358">New York is </text:span><text:span text:style-name="T860">bigger than</text:span><text:span text:style-name="T358"> Manchester — Нью Йорк </text:span><text:span text:style-name="T860">больше, чем</text:span><text:span text:style-name="T358"> Манчестер.</text:span></text:p>
      <text:p text:style-name="P1026"><text:span text:style-name="T939">Apples are </text:span><text:span text:style-name="T941">testier than</text:span><text:span text:style-name="T939"> cherries — Яблоки </text:span><text:span text:style-name="T941">слаще</text:span><text:span text:style-name="T939"> вишен.</text:span></text:p>
      <text:p text:style-name="P1067"/>
      <text:p text:style-name="P1076"><text:span text:style-name="T824">Иногда после </text:span><text:span text:style-name="T592">than</text:span><text:span text:style-name="T824"> может идти местоимение в объектной форме (</text:span><text:span text:style-name="T592">me, you, him, her</text:span><text:span text:style-name="T824"> и т. д.).</text:span></text:p>
      <text:p text:style-name="P1026"><text:span text:style-name="T961">Сложность этой ситуации в том, </text:span><text:span text:style-name="T962">что при переводе</text:span><text:span text:style-name="T961"> местоимен. </text:span><text:span text:style-name="T956">будет </text:span><text:span text:style-name="T961">в именительном падеже.</text:span></text:p>
      <text:p text:style-name="P1074"/>
      <text:p text:style-name="P1069"><text:span text:style-name="T358">I`m more attentive </text:span><text:span text:style-name="T860">than him</text:span><text:span text:style-name="T358"> — Я внимательней, </text:span><text:span text:style-name="T860">чем он</text:span><text:span text:style-name="T358">.</text:span></text:p>
      <text:p text:style-name="P1066"/>
      <text:p text:style-name="P1026"><text:span text:style-name="T956">В качестве альтернативы</text:span><text:span text:style-name="T957"> </text:span><text:span text:style-name="T956">м</text:span><text:span text:style-name="T957">ожно поставить местоимение в начальной форме, а после </text:span></text:p>
      <text:p text:style-name="P1075">него вспомогательный или модальный глагол из первой части предложения.</text:p>
      <text:p text:style-name="P1068"/>
      <text:p text:style-name="P1070"><text:span text:style-name="T358">I am more attentive </text:span><text:span text:style-name="T860">than he is</text:span><text:span text:style-name="T358"> — Я внимательне, </text:span><text:span text:style-name="T860">чем он</text:span><text:span text:style-name="T358">.</text:span></text:p>
      <text:p text:style-name="P1068">I can jump higher <text:span text:style-name="T860">than he can</text:span> — Я прыгаю выше, <text:span text:style-name="T860">чем он</text:span>.</text:p>
      <text:p text:style-name="P443"/>
      <text:p text:style-name="P1027"><text:span text:style-name="T829">Прилагательн</text:span><text:span text:style-name="T830">ые</text:span><text:span text:style-name="T829"> в сравнительной степени </text:span><text:span text:style-name="T830">могут</text:span><text:span text:style-name="T829"> переводиться одинаково, будь он</text:span><text:span text:style-name="T830">и</text:span><text:span text:style-name="T829"> </text:span><text:span text:style-name="T958">с суффиксом </text:span><text:span text:style-name="T940">-er</text:span><text:span text:style-name="T958"> или с</text:span><text:span text:style-name="T959">о</text:span><text:span text:style-name="T958"> словом </text:span><text:span text:style-name="T940">more</text:span><text:span text:style-name="T958">. Тоже самое касается и </text:span><text:span text:style-name="T940">than</text:span><text:span text:style-name="T958"> </text:span><text:span text:style-name="T960">(см. внимательно примеры)</text:span><text:span text:style-name="T958">.</text:span></text:p>
      <text:p text:style-name="P152"/>
      <text:p text:style-name="P232"><text:span text:style-name="T358">Превосходная степень </text:span><text:span text:style-name="T454">обозначает наивысшую степень качества, которая в русском соответствует усилительн</text:span><text:span text:style-name="T457">о</text:span><text:span text:style-name="T454">м</text:span><text:span text:style-name="T457">у</text:span><text:span text:style-name="T454"> суффикс</text:span><text:span text:style-name="T457">у</text:span><text:span text:style-name="T454"> </text:span><text:span text:style-name="T455">-ший</text:span><text:span text:style-name="T454"> или слову «самый».</text:span></text:p>
      <text:p text:style-name="P447"/>
      <text:p text:style-name="P233"><text:span text:style-name="T358">Она используется, когда сравнивают 3 и более объектов. Общее количество может подразумеваться или выражаться местоимением </text:span><text:span text:style-name="T537">all</text:span><text:span text:style-name="T358"> или </text:span><text:span text:style-name="T537">every</text:span><text:span text:style-name="T358">.</text:span></text:p>
      <text:p text:style-name="P448"/>
      <text:p text:style-name="P1285">Превосходная степень образуется по тем же правилам, что и сравнительная, только вместо</text:p>
      <text:p text:style-name="P235"><text:span text:style-name="T358">суффикса </text:span><text:span text:style-name="T537">-er</text:span><text:span text:style-name="T358"> используется </text:span><text:span text:style-name="T537">-est</text:span><text:span text:style-name="T358">, а вместо слова more используется </text:span><text:span text:style-name="T537">-most</text:span><text:span text:style-name="T358"> (самый).</text:span></text:p>
      <text:p text:style-name="P153">strong → the strongest (сильный → сильнейший / самый сильный);</text:p>
      <text:p text:style-name="P153">reasonable → the most reasonable (разумный → разумнейший / самый разумный);</text:p>
      <text:p text:style-name="P449"><text:soft-page-break/></text:p>
      <text:p text:style-name="P1028"><text:span text:style-name="T831">П</text:span><text:span text:style-name="T832">еред прилогательным </text:span><text:span text:style-name="T831">в превосходной степени</text:span><text:span text:style-name="T833"> </text:span><text:span text:style-name="T832">почти всегда </text:span><text:span text:style-name="T831">стоит</text:span><text:span text:style-name="T832"> артикль </text:span><text:span text:style-name="T594">the</text:span><text:span text:style-name="T832"> </text:span><text:span text:style-name="T831">(т. к. эта степень подчеркивает уникальность). А после прилагательного — 2 предлога: </text:span><text:span text:style-name="T595">in</text:span><text:span text:style-name="T831"> и </text:span><text:span text:style-name="T595">of</text:span><text:span text:style-name="T831">.</text:span></text:p>
      <text:p text:style-name="P450"/>
      <text:p text:style-name="P1132"><text:span text:style-name="T746">Предлог </text:span><text:span text:style-name="T537">in</text:span><text:span text:style-name="T746"> указывает на место, или группу людей, в которых выделяется объект.</text:span></text:p>
      <text:p text:style-name="P1028"><text:span text:style-name="T831">А предлог </text:span><text:span text:style-name="T595">of</text:span><text:span text:style-name="T831"> — на период времени, в котором выделяется объект.</text:span></text:p>
      <text:p text:style-name="P450"/>
      <text:p text:style-name="P99"><text:span text:style-name="T456">W</text:span><text:span text:style-name="T358">hat is the longest river in the world? — Какая самая длинная река в мире?</text:span></text:p>
      <text:p text:style-name="P1029"><text:span text:style-name="T596">It</text:span><text:span text:style-name="T597"> was the happiest day of </text:span><text:span text:style-name="T596">my</text:span><text:span text:style-name="T597"> life — </text:span><text:span text:style-name="T596">Это</text:span><text:span text:style-name="T597"> был самый счастливый день </text:span><text:span text:style-name="T596">в моей</text:span><text:span text:style-name="T597"> жизни.</text:span></text:p>
      <text:p text:style-name="P449"/>
      <text:p text:style-name="P234"><text:span text:style-name="T358">Слова-исключения </text:span><text:span text:style-name="T458">с особой сравнительной и превосходной степен</text:span><text:span text:style-name="T459">ью</text:span><text:span text:style-name="T458">:</text:span></text:p>
      <text:p text:style-name="P451">good → better → the best (хороший → лучше → самый лучший);</text:p>
      <text:p text:style-name="P451">bad → worse → the worst (плохой → хуже → самый плохой);</text:p>
      <text:p text:style-name="P451">far → farther → the farthest (далекий → дальше → самый далекий);</text:p>
      <text:p text:style-name="P154"/>
      <text:p text:style-name="P1125">Наречие. Adverb</text:p>
      <text:p text:style-name="P451"/>
      <text:p text:style-name="P1286">Часть речи, которая отвечает на вопросы «как?», «каким образом?». </text:p>
      <text:p text:style-name="P1031"><text:span text:style-name="T839">Оно п</text:span><text:span text:style-name="T838">омогает описать действие и дает его более точную характеристику.</text:span></text:p>
      <text:p text:style-name="P452"/>
      <text:p text:style-name="P1030"><text:span text:style-name="T1123">Е</text:span>сли наречие относится к глаголу, то оно ст<text:span text:style-name="T1126">ои</text:span>т после него <text:span text:style-name="T1122">(</text:span>в русском наобород<text:span text:style-name="T1122">)</text:span>. </text:p>
      <text:p text:style-name="P1030"><text:span text:style-name="T1124">Е</text:span><text:span text:style-name="T835">сли наречие относится к прилагательному, то оно сто</text:span><text:span text:style-name="T844">и</text:span><text:span text:style-name="T835">т перед ним.</text:span></text:p>
      <text:p text:style-name="P453"/>
      <text:p text:style-name="P155">I kwon him <text:span text:style-name="T860">well</text:span> — Я <text:span text:style-name="T860">хорошо</text:span> его знаю.</text:p>
      <text:p text:style-name="P155">He is <text:span text:style-name="T860">very</text:span> serious — Он <text:span text:style-name="T860">очень</text:span> серьезный.</text:p>
      <text:p text:style-name="P155"/>
      <text:p text:style-name="P455">В английском, начерия делятся на 2 группы: </text:p>
      <text:list xml:id="list1936315535" text:style-name="L77">
        <text:list-item>
          <text:p text:style-name="P1287">наречия, образованые от прилагательных;</text:p>
        </text:list-item>
        <text:list-item>
          <text:p text:style-name="P1287">самобытне наречия, которые существуют с давних времен.</text:p>
        </text:list-item>
      </text:list>
      <text:p text:style-name="P454"/>
      <text:p text:style-name="P469">Наречия, образованные от прилагательных</text:p>
      <text:p text:style-name="P454"/>
      <text:p text:style-name="P456"><text:span text:style-name="T1125">О</text:span>ни <text:span text:style-name="T1125">о</text:span>бразуются при помощи суффикса <text:span text:style-name="T462">-ly</text:span>:</text:p>
      <text:p text:style-name="P1288">quick → quickly (быстрый → быстро);</text:p>
      <text:p text:style-name="P1288">serious → seriously (серьезный → серьезно);</text:p>
      <text:p text:style-name="P1288"/>
      <text:p text:style-name="P552"><text:span text:style-name="T842">Н</text:span><text:span text:style-name="T836">аречи</text:span><text:span text:style-name="T837">я</text:span><text:span text:style-name="T836">, которые </text:span><text:span text:style-name="T841">пишутся</text:span><text:span text:style-name="T836"> также, как </text:span><text:span text:style-name="T840">и </text:span><text:span text:style-name="T836">прилагательные</text:span><text:span text:style-name="T840">:</text:span></text:p>
      <text:list xml:id="list4077612080" text:style-name="L78">
        <text:list-item>
          <text:p text:style-name="P1391"><text:span text:style-name="T746">fast — </text:span><text:span text:style-name="T837">быстрый, быстро</text:span><text:span text:style-name="T746">;</text:span></text:p>
        </text:list-item>
        <text:list-item>
          <text:p text:style-name="P1391"><text:span text:style-name="T746">late — </text:span><text:span text:style-name="T837">поздний, поздно</text:span><text:span text:style-name="T746">;</text:span></text:p>
        </text:list-item>
        <text:list-item>
          <text:p text:style-name="P1391"><text:span text:style-name="T746">hard — </text:span><text:span text:style-name="T837">тяжелый, тяжело</text:span><text:span text:style-name="T746">.</text:span></text:p>
        </text:list-item>
      </text:list>
      <text:p text:style-name="P1289"/>
      <text:p text:style-name="P100"><text:span text:style-name="T358">Jack is a very </text:span><text:span text:style-name="T860">fast runner</text:span><text:span text:style-name="T358"> — Джек очень быстрый бегут. (fast — это прилагательное, </text:span></text:p>
      <text:p text:style-name="P1376">т. к. стоит перед существительным; см. раздел «Прилагательное»)</text:p>
      <text:p text:style-name="P1376"/>
      <text:p text:style-name="P100"><text:span text:style-name="T358">Jack can </text:span><text:span text:style-name="T860">run fast</text:span><text:span text:style-name="T358"> — Джек быстро бегает. (fast — это наречие, т. к. стоит после глагола)</text:span></text:p>
      <text:p text:style-name="P1376"/>
      <text:p text:style-name="P1290"/>
      <text:p text:style-name="P1200"><text:span text:style-name="T843">Наречие </text:span><text:span text:style-name="T598">well</text:span><text:span text:style-name="T843"> (хорошо), не образовано от прилагательного </text:span><text:span text:style-name="T598">good</text:span><text:span text:style-name="T843"> (хороший), но </text:span><text:span text:style-name="T598">well</text:span><text:span text:style-name="T843"> </text:span></text:p>
      <text:p text:style-name="P1032"><text:span text:style-name="T843">можно использовать как прилагательное если оно с глаголом </text:span><text:span text:style-name="T598">be</text:span><text:span text:style-name="T843"> или </text:span><text:span text:style-name="T598">get</text:span><text:span text:style-name="T843">.</text:span></text:p>
      <text:p text:style-name="P1290">(в разговоре о здоровьи и самочувствии)</text:p>
      <text:p text:style-name="P1377"/>
      <text:p text:style-name="P101"><text:span text:style-name="T460">H</text:span><text:span text:style-name="T358">ow are you? I`m </text:span><text:span text:style-name="T860">well</text:span><text:span text:style-name="T358"> — Как ты? Я в </text:span><text:span text:style-name="T860">порядке</text:span><text:span text:style-name="T358">.</text:span></text:p>
      <text:p text:style-name="P101"><text:span text:style-name="T358">He got </text:span><text:span text:style-name="T860">well</text:span><text:span text:style-name="T358"> after the accident — Он </text:span><text:span text:style-name="T860">поправился</text:span><text:span text:style-name="T358"> после аварии.</text:span></text:p>
      <text:p text:style-name="P1290"/>
      <text:p text:style-name="P1327">Самобытные наречия</text:p>
      <text:p text:style-name="P1291"/>
      <text:p text:style-name="P1133"><text:span text:style-name="T839">О</text:span><text:span text:style-name="T746">ни имеют собственную форму и используются по особым правилам или в особых случаях.</text:span></text:p>
      <text:p text:style-name="P1292">Ниже приведены списки самых распространенных самобытных наречий.</text:p>
      <text:p text:style-name="P1293"/>
      <text:p text:style-name="P1295">Наречия, указывающие на степень чего-либо:</text:p>
      <text:list xml:id="list2633700815" text:style-name="L79">
        <text:list-item>
          <text:p text:style-name="P1392"><text:span text:style-name="T746">enough — </text:span><text:span text:style-name="T845">достаточно</text:span><text:span text:style-name="T746">;</text:span></text:p>
        </text:list-item>
        <text:list-item>
          <text:p text:style-name="P1392"><text:span text:style-name="T746">a lot, much, many - </text:span><text:span text:style-name="T845">много</text:span><text:span text:style-name="T746">;</text:span></text:p>
        </text:list-item>
        <text:list-item>
          <text:p text:style-name="P1392"><text:span text:style-name="T746">almost — </text:span><text:span text:style-name="T845">почти</text:span><text:span text:style-name="T746">;</text:span></text:p>
        </text:list-item>
        <text:list-item>
          <text:p text:style-name="P1296">pretty, very — довольно (очень);</text:p>
        </text:list-item>
        <text:list-item>
          <text:p text:style-name="P1296">too — слишком;</text:p>
        </text:list-item>
      </text:list>
      <text:p text:style-name="P1297"/>
      <text:p text:style-name="P1299">Наречия, помогающие акцентироваться на чем-либо:</text:p>
      <text:list xml:id="list3658907400" text:style-name="L80">
        <text:list-item>
          <text:p text:style-name="P1298">just — всего лишь;</text:p>
        </text:list-item>
        <text:list-item>
          <text:p text:style-name="P1298">only — только;</text:p>
        </text:list-item>
        <text:list-item>
          <text:p text:style-name="P1298">simply — просто;</text:p>
        </text:list-item>
        <text:list-item>
          <text:p text:style-name="P1298">especially — особенно.</text:p>
        </text:list-item>
      </text:list>
      <text:p text:style-name="P452"/>
      <text:p text:style-name="P553"><text:span text:style-name="T845">Другие</text:span><text:span text:style-name="T846"> распространенные наречи</text:span><text:span text:style-name="T845">я</text:span><text:span text:style-name="T846">:</text:span></text:p>
      <text:list xml:id="list3165254054" text:style-name="L81">
        <text:list-item>
          <text:p text:style-name="P1393"><text:span text:style-name="T746">quite - </text:span><text:span text:style-name="T845">совсем</text:span><text:span text:style-name="T746">;</text:span></text:p>
        </text:list-item>
        <text:list-item>
          <text:p text:style-name="P1393"><text:span text:style-name="T746">so - </text:span><text:span text:style-name="T845">такой</text:span><text:span text:style-name="T746">;</text:span></text:p>
        </text:list-item>
        <text:list-item>
          <text:p text:style-name="P1294">soon - <text:span text:style-name="T1127">скоро</text:span>;</text:p>
        </text:list-item>
      </text:list>
      <text:p text:style-name="P457"/>
      <text:p text:style-name="P58">Marry is pretty smart — Мэри очень умная;</text:p>
      <text:p text:style-name="P156">I almost finished my work yesterday — Я почти закончил вчера работу.</text:p>
      <text:p text:style-name="P156">We just want to ask you a question — Мы всего лишь хотим задать вам вопрос.</text:p>
      <text:p text:style-name="P102"><text:span text:style-name="T461">W</text:span><text:span text:style-name="T358">hy are you so sad? — Почему ты такой грусный?</text:span></text:p>
      <text:p text:style-name="P1379">See you soon — Скоро увидимся.</text:p>
      <text:p text:style-name="P1300"/>
      <text:p text:style-name="P1328">Наречия <text:span text:style-name="T462">much</text:span>, <text:span text:style-name="T462">many</text:span>, <text:span text:style-name="T462">a lot</text:span>, <text:span text:style-name="T462">little</text:span>, <text:span text:style-name="T462">few</text:span></text:p>
      <text:p text:style-name="P1292"/>
      <text:p text:style-name="P1301">Наречия <text:span text:style-name="T462">much</text:span> и <text:span text:style-name="T462">many</text:span> стоят перед существительными. <text:span text:style-name="T462">Much</text:span> — перед неисчисляемыми, </text:p>
      <text:p text:style-name="P1301">а <text:span text:style-name="T462">many</text:span> — перед исчисляемыми: <text:span text:style-name="T462">much work, many books</text:span>.</text:p>
      <text:p text:style-name="P1301"/>
      <text:p text:style-name="P1301">Связка <text:span text:style-name="T462">a lot of</text:span> (или <text:span text:style-name="T462">lots of</text:span>) может стоять как перед исчисляемыми, так и неисчисляемыми существительными: <text:span text:style-name="T462">a lot of coffee, a lot of cars</text:span>.</text:p>
      <text:p text:style-name="P1301"/>
      <text:p text:style-name="P1302">Англоговорящие избегают использовать <text:span text:style-name="T462">much</text:span> в утвердительных предложениях. </text:p>
      <text:p text:style-name="P1302">Они заменяют его на <text:span text:style-name="T462">a lof of</text:span> <text:span text:style-name="T1128">в этих случаях</text:span>.</text:p>
      <text:p text:style-name="P1302"/>
      <text:p text:style-name="P1380">There is a lot of juice in the jug — В кувшине много сока.</text:p>
      <text:p text:style-name="P1380">There isn`t much coffee in the cup — В чашке не много кофе.</text:p>
      <text:p text:style-name="P1301"/>
      <text:p text:style-name="P1303"/>
      <text:p text:style-name="P1401">Слова <text:span text:style-name="T462">little</text:span> и <text:span text:style-name="T462">few</text:span> переводятся как «мало». <text:span text:style-name="T462">Little</text:span> — это антоним <text:span text:style-name="T462">much</text:span>, </text:p>
      <text:p text:style-name="P1303">а <text:span text:style-name="T462">few</text:span> — антоним <text:span text:style-name="T462">many</text:span>: <text:span text:style-name="T462">little work, few books</text:span>.</text:p>
      <text:p text:style-name="P1303"/>
      <text:p text:style-name="P1329">Наречия частности</text:p>
      <text:p text:style-name="P1304"/>
      <text:p text:style-name="P1359"><text:span text:style-name="T848">Указывают на то, когда или с какой периодичностью происходит действие в предложении. (это те самые слова-маячки, которые помогают определеть правильное время)</text:span></text:p>
      <text:p text:style-name="P1305"/>
      <text:p text:style-name="P1360"><text:span text:style-name="T849">Они могут стоять в почти в любой позиции в предложении, </text:span><text:span text:style-name="T850">но все таки лучше придерживаться </text:span><text:span text:style-name="T851">некоторых</text:span><text:span text:style-name="T850"> правил.</text:span></text:p>
      <text:p text:style-name="P1360"><text:span text:style-name="T850"/></text:p>
      <text:p text:style-name="P1361"><text:span text:style-name="T850">Наречия: </text:span><text:span text:style-name="T599">always, usually, often, sometimes, rarely/seldom</text:span><text:span text:style-name="T850"> и </text:span><text:span text:style-name="T599">never</text:span><text:span text:style-name="T850"> обычно стоят перед смысловым глаголом. </text:span><text:span text:style-name="T600">Sometimes</text:span><text:span text:style-name="T851"> может также находится в начале и в конце предложения.</text:span></text:p>
      <text:p text:style-name="P1395"><text:span text:style-name="T746"/></text:p>
      <text:p text:style-name="P1385"><text:span text:style-name="T358">I don`t usually drive to work — Обычно, я не еду (на машине) на работу.</text:span></text:p>
      <text:p text:style-name="P1384"><text:span text:style-name="T358">You can always call me — Ты всегда можешь позвонить мне.</text:span></text:p>
      <text:p text:style-name="P1394"><text:span text:style-name="T746"/></text:p>
      <text:p text:style-name="P1306">Если в предложении есть глагол <text:span text:style-name="T462">be</text:span>, то наречие частности будет стоять после него.</text:p>
      <text:p text:style-name="P1381">He was sometimes very lazy — Иногда он был очень ленивым.</text:p>
      <text:p text:style-name="P1394"><text:span text:style-name="T746"/></text:p>
      <text:p text:style-name="P1396"><text:span text:style-name="T746">Практика...</text:span></text:p>
      <text:p text:style-name="P1394"><text:span text:style-name="T746"/></text:p>
      <text:p text:style-name="P195"/>
      <text:p text:style-name="P1402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575273969360">
          <table:table-cell table:style-name="Table7.A1" office:value-type="string">
            <text:p text:style-name="P1150"/>
          </table:table-cell>
          <table:table-cell table:style-name="Table7.A1" office:value-type="string">
            <text:p text:style-name="P1134">Past</text:p>
          </table:table-cell>
          <table:table-cell table:style-name="Table7.A1" office:value-type="string">
            <text:p text:style-name="P1134">Present</text:p>
          </table:table-cell>
          <table:table-cell table:style-name="Table7.D1" office:value-type="string">
            <text:p text:style-name="P1134">Future</text:p>
          </table:table-cell>
        </table:table-row>
        <table:table-row table:style-name="TableLine94575271438992">
          <table:table-cell table:style-name="Table7.A2" office:value-type="string">
            <text:p text:style-name="P1141">+</text:p>
          </table:table-cell>
          <table:table-cell table:style-name="Table7.A2" office:value-type="string">
            <text:p text:style-name="P1172">I/y<text:span text:style-name="T972">ou</text:span>/w<text:span text:style-name="T972">e</text:span>/t<text:span text:style-name="T972">hey</text:span>/he/she/it started</text:p>
          </table:table-cell>
          <table:table-cell table:style-name="Table7.A2" office:value-type="string">
            <text:p text:style-name="P1163">I/you/we/they start</text:p>
            <text:p text:style-name="P1163">He/she/it starts</text:p>
          </table:table-cell>
          <table:table-cell table:style-name="Table7.D2" office:value-type="string">
            <text:p text:style-name="P1175">I/y<text:span text:style-name="T972">ou</text:span>/w<text:span text:style-name="T972">e</text:span>/t<text:span text:style-name="T972">hey</text:span>/he/she/it </text:p>
            <text:p text:style-name="P1175">will start</text:p>
          </table:table-cell>
        </table:table-row>
        <table:table-row table:style-name="TableLine94575271532288">
          <table:table-cell table:style-name="Table7.A2" office:value-type="string">
            <text:p text:style-name="P1135">-</text:p>
          </table:table-cell>
          <table:table-cell table:style-name="Table7.A2" office:value-type="string">
            <text:p text:style-name="P1172">I/y<text:span text:style-name="T972">ou</text:span>/w<text:span text:style-name="T972">e</text:span>/t<text:span text:style-name="T972">hey</text:span>/he/she/it</text:p>
            <text:p text:style-name="P1172">didn`t start</text:p>
          </table:table-cell>
          <table:table-cell table:style-name="Table7.A2" office:value-type="string">
            <text:p text:style-name="P1163">I/you/we/they don`t start</text:p>
            <text:p text:style-name="P1163">He/she/it doesn`t start</text:p>
          </table:table-cell>
          <table:table-cell table:style-name="Table7.D2" office:value-type="string">
            <text:p text:style-name="P1175">I/y<text:span text:style-name="T972">ou</text:span>/w<text:span text:style-name="T972">e</text:span>/t<text:span text:style-name="T972">hey</text:span>/he/she/it</text:p>
            <text:p text:style-name="P1175">won`t start</text:p>
          </table:table-cell>
        </table:table-row>
        <table:table-row table:style-name="TableLine94575271637840">
          <table:table-cell table:style-name="Table7.A2" office:value-type="string">
            <text:p text:style-name="P1135">?</text:p>
          </table:table-cell>
          <table:table-cell table:style-name="Table7.A2" office:value-type="string">
            <text:p text:style-name="P1173">Did I/y<text:span text:style-name="T972">ou</text:span>/w<text:span text:style-name="T972">e</text:span>/t<text:span text:style-name="T972">hey</text:span>/he</text:p>
            <text:p text:style-name="P1173">/she/it start?</text:p>
          </table:table-cell>
          <table:table-cell table:style-name="Table7.A2" office:value-type="string">
            <text:p text:style-name="P1163">Do I/you/we/they start?</text:p>
            <text:p text:style-name="P1163">Does he/she/it start?</text:p>
          </table:table-cell>
          <table:table-cell table:style-name="Table7.D2" office:value-type="string">
            <text:p text:style-name="P1176">Will I/y<text:span text:style-name="T972">ou</text:span>/w<text:span text:style-name="T972">e</text:span>/t<text:span text:style-name="T972">hey</text:span>/he</text:p>
            <text:p text:style-name="P1176">/she/it start?</text:p>
          </table:table-cell>
        </table:table-row>
      </table:table>
      <text:p text:style-name="P195"/>
      <text:p text:style-name="P536"><text:span text:style-name="T714">Таблица времен группы Continu</text:span><text:span text:style-name="T715">ou</text:span><text:span text:style-name="T714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575271763760">
          <table:table-cell table:style-name="Table8.A1" office:value-type="string">
            <text:p text:style-name="P1162"/>
          </table:table-cell>
          <table:table-cell table:style-name="Table8.A1" office:value-type="string">
            <text:p text:style-name="P1134">Past</text:p>
          </table:table-cell>
          <table:table-cell table:style-name="Table8.A1" office:value-type="string">
            <text:p text:style-name="P1134">Present</text:p>
          </table:table-cell>
          <table:table-cell table:style-name="Table8.D1" office:value-type="string">
            <text:p text:style-name="P1134">Future</text:p>
          </table:table-cell>
        </table:table-row>
        <table:table-row table:style-name="TableLine94575272058032">
          <table:table-cell table:style-name="Table8.A2" office:value-type="string">
            <text:p text:style-name="P1135">+</text:p>
          </table:table-cell>
          <table:table-cell table:style-name="Table8.A2" office:value-type="string">
            <text:p text:style-name="P1174">I/<text:span text:style-name="T971">he/she/it</text:span> <text:span text:style-name="T971">was starting</text:span></text:p>
            <text:p text:style-name="P1174"><text:span text:style-name="T971">Y</text:span><text:span text:style-name="T972">ou</text:span><text:span text:style-name="T971">/w</text:span><text:span text:style-name="T972">e</text:span><text:span text:style-name="T971">/t</text:span><text:span text:style-name="T972">hey</text:span><text:span text:style-name="T971"> were starting</text:span></text:p>
          </table:table-cell>
          <table:table-cell table:style-name="Table8.A2" office:value-type="string">
            <text:p text:style-name="P1165">I am starting</text:p>
            <text:p text:style-name="P1166">He/she/it is starting</text:p>
            <text:p text:style-name="P1165">You/we/they are starting</text:p>
          </table:table-cell>
          <table:table-cell table:style-name="Table8.D2" office:value-type="string">
            <text:p text:style-name="P1150"/>
          </table:table-cell>
        </table:table-row>
        <table:table-row table:style-name="TableLine94575272065920">
          <table:table-cell table:style-name="Table8.A2" office:value-type="string">
            <text:p text:style-name="P1135">-</text:p>
          </table:table-cell>
          <table:table-cell table:style-name="Table8.A2" office:value-type="string">
            <text:p text:style-name="P1175">I/he/she/it wasn`t starting</text:p>
            <text:p text:style-name="P1175">Y<text:span text:style-name="T972">ou</text:span>/w<text:span text:style-name="T972">e</text:span>/t<text:span text:style-name="T972">hey</text:span> weren`t starting</text:p>
          </table:table-cell>
          <table:table-cell table:style-name="Table8.A2" office:value-type="string">
            <text:p text:style-name="P1165">I`m not starting</text:p>
            <text:p text:style-name="P1166">He/she/it isn`t starting</text:p>
            <text:p text:style-name="P1165">You/we/they aren`t starting</text:p>
          </table:table-cell>
          <table:table-cell table:style-name="Table8.D2" office:value-type="string">
            <text:p text:style-name="P1150"/>
          </table:table-cell>
        </table:table-row>
        <table:table-row table:style-name="TableLine94575272062128">
          <table:table-cell table:style-name="Table8.A2" office:value-type="string">
            <text:p text:style-name="P1135">?</text:p>
          </table:table-cell>
          <table:table-cell table:style-name="Table8.A2" office:value-type="string">
            <text:p text:style-name="P1175">Was I/he/she/it starting?</text:p>
            <text:p text:style-name="P1175">Were y<text:span text:style-name="T972">ou</text:span>/w<text:span text:style-name="T972">e</text:span>/t<text:span text:style-name="T972">hey</text:span> starting?</text:p>
          </table:table-cell>
          <table:table-cell table:style-name="Table8.A2" office:value-type="string">
            <text:p text:style-name="P1165">Am I starting?</text:p>
            <text:p text:style-name="P1166">Is he/she/it starting?</text:p>
            <text:p text:style-name="P1165">Are you/we/they starting?</text:p>
          </table:table-cell>
          <table:table-cell table:style-name="Table8.D2" office:value-type="string">
            <text:p text:style-name="P1150"/>
          </table:table-cell>
        </table:table-row>
      </table:table>
      <text:p text:style-name="P195"/>
      <text:p text:style-name="P197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575272135744">
          <table:table-cell table:style-name="Table9.A1" office:value-type="string">
            <text:p text:style-name="P1162"/>
          </table:table-cell>
          <table:table-cell table:style-name="Table9.A1" office:value-type="string">
            <text:p text:style-name="P1134">Past</text:p>
          </table:table-cell>
          <table:table-cell table:style-name="Table9.A1" office:value-type="string">
            <text:p text:style-name="P1134">Present</text:p>
          </table:table-cell>
          <table:table-cell table:style-name="Table9.D1" office:value-type="string">
            <text:p text:style-name="P1134">Future</text:p>
          </table:table-cell>
        </table:table-row>
        <table:table-row table:style-name="TableLine94575272313152">
          <table:table-cell table:style-name="Table9.A2" office:value-type="string">
            <text:p text:style-name="P1135">+</text:p>
          </table:table-cell>
          <table:table-cell table:style-name="Table9.A2" office:value-type="string">
            <text:p text:style-name="P1150"/>
          </table:table-cell>
          <table:table-cell table:style-name="Table9.A2" office:value-type="string">
            <text:p text:style-name="P1165">I/you/we/they have started</text:p>
            <text:p text:style-name="P1165">He/she/it has started</text:p>
          </table:table-cell>
          <table:table-cell table:style-name="Table9.D2" office:value-type="string">
            <text:p text:style-name="P1150"/>
          </table:table-cell>
        </table:table-row>
        <table:table-row table:style-name="TableLine94575272324352">
          <table:table-cell table:style-name="Table9.A2" office:value-type="string">
            <text:p text:style-name="P1135">-</text:p>
          </table:table-cell>
          <table:table-cell table:style-name="Table9.A2" office:value-type="string">
            <text:p text:style-name="P1150"/>
          </table:table-cell>
          <table:table-cell table:style-name="Table9.A2" office:value-type="string">
            <text:p text:style-name="P1165">I/y<text:span text:style-name="T923">ou</text:span>/w<text:span text:style-name="T923">e</text:span>/t<text:span text:style-name="T923">hey</text:span> haven`t started</text:p>
            <text:p text:style-name="P1165">He/she/it hasn`t started</text:p>
          </table:table-cell>
          <table:table-cell table:style-name="Table9.D2" office:value-type="string">
            <text:p text:style-name="P1150"/>
          </table:table-cell>
        </table:table-row>
        <table:table-row table:style-name="TableLine94575272375264">
          <table:table-cell table:style-name="Table9.A2" office:value-type="string">
            <text:p text:style-name="P1135">?</text:p>
          </table:table-cell>
          <table:table-cell table:style-name="Table9.A2" office:value-type="string">
            <text:p text:style-name="P1150"/>
          </table:table-cell>
          <table:table-cell table:style-name="Table9.A2" office:value-type="string">
            <text:p text:style-name="P1165">Have I/y<text:span text:style-name="T924">ou</text:span>/w<text:span text:style-name="T924">e</text:span>/t<text:span text:style-name="T924">hey</text:span> started?</text:p>
            <text:p text:style-name="P1165">Has he/she/it started?</text:p>
          </table:table-cell>
          <table:table-cell table:style-name="Table9.D2" office:value-type="string">
            <text:p text:style-name="P1150"/>
          </table:table-cell>
        </table:table-row>
      </table:table>
      <text:p text:style-name="P197"/>
      <text:p text:style-name="P198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575272372208">
          <table:table-cell table:style-name="Table1.A1" office:value-type="string">
            <text:p text:style-name="P1164"/>
          </table:table-cell>
          <table:table-cell table:style-name="Table1.A1" office:value-type="string">
            <text:p text:style-name="P1136">Past</text:p>
          </table:table-cell>
          <table:table-cell table:style-name="Table1.A1" office:value-type="string">
            <text:p text:style-name="P1136">Present</text:p>
          </table:table-cell>
          <table:table-cell table:style-name="Table1.D1" office:value-type="string">
            <text:p text:style-name="P1136">Future</text:p>
          </table:table-cell>
        </table:table-row>
        <table:table-row table:style-name="TableLine94575272542176">
          <table:table-cell table:style-name="Table1.A2" office:value-type="string">
            <text:p text:style-name="P1136">+</text:p>
          </table:table-cell>
          <table:table-cell table:style-name="Table1.A2" office:value-type="string">
            <text:p text:style-name="P1151"/>
          </table:table-cell>
          <table:table-cell table:style-name="Table1.A2" office:value-type="string">
            <text:p text:style-name="P1171">I/y<text:span text:style-name="T972">ou</text:span>/w<text:span text:style-name="T972">e</text:span>/t<text:span text:style-name="T972">hey</text:span> have been starting</text:p>
            <text:p text:style-name="P1171">He/she/it has been starting</text:p>
          </table:table-cell>
          <table:table-cell table:style-name="Table1.D2" office:value-type="string">
            <text:p text:style-name="P1151"/>
          </table:table-cell>
        </table:table-row>
        <table:table-row table:style-name="TableLine94575272550224">
          <table:table-cell table:style-name="Table1.A2" office:value-type="string">
            <text:p text:style-name="P1136">-</text:p>
          </table:table-cell>
          <table:table-cell table:style-name="Table1.A2" office:value-type="string">
            <text:p text:style-name="P1151"/>
          </table:table-cell>
          <table:table-cell table:style-name="Table1.A2" office:value-type="string">
            <text:p text:style-name="P1171">I/y<text:span text:style-name="T972">ou</text:span>/w<text:span text:style-name="T972">e</text:span>/t<text:span text:style-name="T972">hey</text:span> haven`t been starting</text:p>
            <text:p text:style-name="P1171">He/she/it hasn`t been starting</text:p>
          </table:table-cell>
          <table:table-cell table:style-name="Table1.D2" office:value-type="string">
            <text:p text:style-name="P1151"/>
          </table:table-cell>
        </table:table-row>
        <table:table-row table:style-name="TableLine94575272560752">
          <table:table-cell table:style-name="Table1.A2" office:value-type="string">
            <text:p text:style-name="P1136">?</text:p>
          </table:table-cell>
          <table:table-cell table:style-name="Table1.A2" office:value-type="string">
            <text:p text:style-name="P1151"/>
          </table:table-cell>
          <table:table-cell table:style-name="Table1.A2" office:value-type="string">
            <text:p text:style-name="P1171">Have I/y<text:span text:style-name="T972">ou</text:span>/w<text:span text:style-name="T972">e</text:span>/t<text:span text:style-name="T972">hey</text:span> been starting?</text:p>
            <text:p text:style-name="P1171">Has he/she/it been starting?</text:p>
          </table:table-cell>
          <table:table-cell table:style-name="Table1.D2" office:value-type="string">
            <text:p text:style-name="P1151"/>
          </table:table-cell>
        </table:table-row>
      </table:table>
      <text:p text:style-name="P1197"><text:span text:style-name="T631">Таблица </text:span><text:span text:style-name="T643">форм </text:span><text:span text:style-name="T631">пассивно</text:span><text:span text:style-name="T644">го</text:span><text:span text:style-name="T631"> залог</text:span><text:span text:style-name="T644">а</text:span><text:span text:style-name="T631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4575272630672">
          <table:table-cell table:style-name="Table4.A1" office:value-type="string">
            <text:p text:style-name="P1153"/>
          </table:table-cell>
          <table:table-cell table:style-name="Table4.A1" office:value-type="string">
            <text:p text:style-name="P1145">Past</text:p>
          </table:table-cell>
          <table:table-cell table:style-name="Table4.A1" office:value-type="string">
            <text:p text:style-name="P1145">Present</text:p>
          </table:table-cell>
          <table:table-cell table:style-name="Table4.D1" office:value-type="string">
            <text:p text:style-name="P1145">Future</text:p>
          </table:table-cell>
        </table:table-row>
        <table:table-row table:style-name="TableLine94575273126016">
          <table:table-cell table:style-name="Table4.A2" office:value-type="string">
            <text:p text:style-name="P1146">Simple</text:p>
          </table:table-cell>
          <table:table-cell table:style-name="Table4.A2" office:value-type="string">
            <text:p text:style-name="P1153"><text:span text:style-name="T1000">I/</text:span><text:span text:style-name="T1001">he/she/it</text:span><text:span text:style-name="T1000"> </text:span><text:span text:style-name="T1001">was</text:span><text:span text:style-name="T1000"> </text:span><text:span text:style-name="T211">taught</text:span></text:p>
            <text:p text:style-name="P1183">You/we/they were <text:span text:style-name="T211">taught</text:span></text:p>
          </table:table-cell>
          <table:table-cell table:style-name="Table4.A2" office:value-type="string">
            <text:p text:style-name="P1184">I am <text:span text:style-name="T211">taught</text:span></text:p>
            <text:p text:style-name="P1183">He/she/it is <text:span text:style-name="T211">taught</text:span></text:p>
            <text:p text:style-name="P1183">You/we/the<text:span text:style-name="T1002">y</text:span> are <text:span text:style-name="T211">taught</text:span></text:p>
          </table:table-cell>
          <table:table-cell table:style-name="Table4.D2" office:value-type="string">
            <text:p text:style-name="P1182">I/you/we/they/he/she/it</text:p>
            <text:p text:style-name="P1182">will be <text:span text:style-name="T211">taught</text:span></text:p>
          </table:table-cell>
        </table:table-row>
        <table:table-row table:style-name="TableLine94575273178240">
          <table:table-cell table:style-name="Table4.A2" office:value-type="string">
            <text:p text:style-name="P1146">Contin.</text:p>
          </table:table-cell>
          <table:table-cell table:style-name="Table4.A2" office:value-type="string">
            <text:p text:style-name="P1153"><text:span text:style-name="T1002">I/he/she/it was being </text:span><text:span text:style-name="T211">taught</text:span></text:p>
            <text:p text:style-name="P1153"><text:span text:style-name="T213">You/we/the</text:span><text:span text:style-name="T212">y</text:span><text:span text:style-name="T213"> </text:span><text:span text:style-name="T212">were</text:span><text:span text:style-name="T213"> </text:span><text:span text:style-name="T212">being</text:span><text:span text:style-name="T213"> </text:span><text:span text:style-name="T211">taught</text:span></text:p>
          </table:table-cell>
          <table:table-cell table:style-name="Table4.A2" office:value-type="string">
            <text:p text:style-name="P1182">I am being <text:span text:style-name="T211">taught</text:span></text:p>
            <text:p text:style-name="P1182"><text:span text:style-name="T211">H</text:span><text:span text:style-name="T150">e/she/it is being taught</text:span></text:p>
            <text:p text:style-name="P1183"><text:span text:style-name="T150">You/we/the</text:span><text:span text:style-name="T212">y</text:span><text:span text:style-name="T150"> are </text:span><text:span text:style-name="T212">being</text:span><text:span text:style-name="T150"> </text:span><text:span text:style-name="T211">taught</text:span></text:p>
          </table:table-cell>
          <table:table-cell table:style-name="Table4.D2" office:value-type="string">
            <text:p text:style-name="P1182">— </text:p>
          </table:table-cell>
        </table:table-row>
        <table:table-row table:style-name="TableLine94575273167888">
          <table:table-cell table:style-name="Table4.A2" office:value-type="string">
            <text:p text:style-name="P1146">Perfect</text:p>
          </table:table-cell>
          <table:table-cell table:style-name="Table4.A2" office:value-type="string">
            <text:p text:style-name="P1153"><text:span text:style-name="T1003">I/you/we/they/</text:span><text:span text:style-name="T214">he/she/it</text:span><text:span text:style-name="T1003"> </text:span></text:p>
            <text:p text:style-name="P1153"><text:span text:style-name="T1003">had been </text:span><text:span text:style-name="T211">taught</text:span></text:p>
          </table:table-cell>
          <table:table-cell table:style-name="Table4.A2" office:value-type="string">
            <text:p text:style-name="P1185">I/you/we/they have been <text:span text:style-name="T211">taught</text:span></text:p>
            <text:p text:style-name="P1185"><text:span text:style-name="T211">H</text:span><text:span text:style-name="T150">e/she/it has been </text:span><text:span text:style-name="T211">taught</text:span></text:p>
          </table:table-cell>
          <table:table-cell table:style-name="Table4.D2" office:value-type="string">
            <text:p text:style-name="P1153"><text:span text:style-name="T1003">I/you/we/they/</text:span><text:span text:style-name="T214">he/she/it</text:span><text:span text:style-name="T1003"> </text:span></text:p>
            <text:p text:style-name="P1153"><text:span text:style-name="T1003">will have been </text:span><text:span text:style-name="T211">taught</text:span></text:p>
          </table:table-cell>
        </table:table-row>
      </table:table>
      <text:p text:style-name="P261"/>
      <text:p text:style-name="P541"><text:span text:style-name="T631">Таблица </text:span><text:span text:style-name="T632">форм</text:span><text:span text:style-name="T631"> глагола </text:span><text:span text:style-name="T641">b</text:span><text:span text:style-name="T631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575273372736">
          <table:table-cell table:style-name="Table5.A1" office:value-type="string">
            <text:p text:style-name="P1140">Подлежащее</text:p>
          </table:table-cell>
          <table:table-cell table:style-name="Table5.A1" office:value-type="string">
            <text:p text:style-name="P1137">Past</text:p>
          </table:table-cell>
          <table:table-cell table:style-name="Table5.A1" office:value-type="string">
            <text:p text:style-name="P1137">Present</text:p>
          </table:table-cell>
          <table:table-cell table:style-name="Table5.D1" office:value-type="string">
            <text:p text:style-name="P1137">Future</text:p>
          </table:table-cell>
        </table:table-row>
        <table:table-row table:style-name="TableLine94575273522528">
          <table:table-cell table:style-name="Table5.A2" office:value-type="string">
            <text:p text:style-name="P1170">I</text:p>
          </table:table-cell>
          <table:table-cell table:style-name="Table5.A2" office:value-type="string">
            <text:p text:style-name="P1171">was</text:p>
          </table:table-cell>
          <table:table-cell table:style-name="Table5.A2" office:value-type="string">
            <text:p text:style-name="P1167">am</text:p>
          </table:table-cell>
          <table:table-cell table:style-name="Table5.D2" office:value-type="string">
            <text:p text:style-name="P1177">will be</text:p>
          </table:table-cell>
        </table:table-row>
        <table:table-row table:style-name="TableLine94575273524416">
          <table:table-cell table:style-name="Table5.A2" office:value-type="string">
            <text:p text:style-name="P1169">he/she/<text:span text:style-name="T931">it</text:span></text:p>
          </table:table-cell>
          <table:table-cell table:style-name="Table5.A2" office:value-type="string">
            <text:p text:style-name="P1171">was</text:p>
          </table:table-cell>
          <table:table-cell table:style-name="Table5.A2" office:value-type="string">
            <text:p text:style-name="P1168">is</text:p>
          </table:table-cell>
          <table:table-cell table:style-name="Table5.D2" office:value-type="string">
            <text:p text:style-name="P1177">will be</text:p>
          </table:table-cell>
        </table:table-row>
        <table:table-row table:style-name="TableLine94575273544848">
          <table:table-cell table:style-name="Table5.A2" office:value-type="string">
            <text:p text:style-name="P1169">you/we/they</text:p>
          </table:table-cell>
          <table:table-cell table:style-name="Table5.A2" office:value-type="string">
            <text:p text:style-name="P1171">were</text:p>
          </table:table-cell>
          <table:table-cell table:style-name="Table5.A2" office:value-type="string">
            <text:p text:style-name="P1168">are</text:p>
          </table:table-cell>
          <table:table-cell table:style-name="Table5.D2" office:value-type="string">
            <text:p text:style-name="P1177">will be</text:p>
          </table:table-cell>
        </table:table-row>
      </table:table>
      <text:p text:style-name="P258"/>
      <text:p text:style-name="P258">Таблица модальных глаголов:</text:p>
      <table:table table:name="Table2" table:style-name="Table2">
        <table:table-column table:style-name="Table2.A" table:number-columns-repeated="3"/>
        <table:table-row table:style-name="TableLine94575273573296">
          <table:table-cell table:style-name="Table2.A1" office:value-type="string">
            <text:p text:style-name="P1143">Глагол</text:p>
          </table:table-cell>
          <table:table-cell table:style-name="Table2.A1" office:value-type="string">
            <text:p text:style-name="P1152"><text:span text:style-name="T863">З</text:span><text:span text:style-name="T864">начение</text:span></text:p>
          </table:table-cell>
          <table:table-cell table:style-name="Table2.C1" office:value-type="string">
            <text:p text:style-name="P1152"><text:span text:style-name="T863">В</text:span><text:span text:style-name="T864">рем</text:span><text:span text:style-name="T863">я</text:span></text:p>
          </table:table-cell>
        </table:table-row>
        <table:table-row table:style-name="TableLine94575273962224">
          <table:table-cell table:style-name="Table2.A2" office:value-type="string">
            <text:p text:style-name="P1178">can</text:p>
          </table:table-cell>
          <table:table-cell table:style-name="Table2.A2" office:value-type="string">
            <text:p text:style-name="P1178">могу, умею, смогу;</text:p>
            <text:p text:style-name="P1178">(часто используется в просьбах и предложениях)</text:p>
          </table:table-cell>
          <table:table-cell table:style-name="Table2.C2" office:value-type="string">
            <text:p text:style-name="P1178">настоящее и будущее</text:p>
          </table:table-cell>
        </table:table-row>
        <table:table-row table:style-name="TableLine94575273982768">
          <table:table-cell table:style-name="Table2.A2" office:value-type="string">
            <text:p text:style-name="P1178">could</text:p>
          </table:table-cell>
          <table:table-cell table:style-name="Table2.A2" office:value-type="string">
            <text:p text:style-name="P1178">мог, умел</text:p>
          </table:table-cell>
          <table:table-cell table:style-name="Table2.C2" office:value-type="string">
            <text:p text:style-name="P1178">прошедшее</text:p>
          </table:table-cell>
        </table:table-row>
        <table:table-row table:style-name="TableLine94575273984688">
          <table:table-cell table:style-name="Table2.A2" office:value-type="string">
            <text:p text:style-name="P1178">might, may</text:p>
          </table:table-cell>
          <table:table-cell table:style-name="Table2.A2" office:value-type="string">
            <text:p text:style-name="P1178">может быть, мог бы, возможно, наверное</text:p>
          </table:table-cell>
          <table:table-cell table:style-name="Table2.C2" office:value-type="string">
            <text:p text:style-name="P1178">настоящее и будущие</text:p>
          </table:table-cell>
        </table:table-row>
        <table:table-row table:style-name="TableLine94575272907424">
          <table:table-cell table:style-name="Table2.A2" office:value-type="string">
            <text:p text:style-name="P1178">must</text:p>
          </table:table-cell>
          <table:table-cell table:style-name="Table2.A2" office:value-type="string">
            <text:p text:style-name="P1178">должен, обязан, нужно, запрет, нельзя</text:p>
          </table:table-cell>
          <table:table-cell table:style-name="Table2.C2" office:value-type="string">
            <text:p text:style-name="P1178">настоящее</text:p>
          </table:table-cell>
        </table:table-row>
        <table:table-row table:style-name="TableLine94575274012512">
          <table:table-cell table:style-name="Table2.A2" office:value-type="string">
            <text:p text:style-name="P1178">should</text:p>
          </table:table-cell>
          <table:table-cell table:style-name="Table2.A2" office:value-type="string">
            <text:p text:style-name="P1178">следует сделать, следовало бы сделать; (совет)</text:p>
          </table:table-cell>
          <table:table-cell table:style-name="Table2.C2" office:value-type="string">
            <text:p text:style-name="P1178">настоящее и будущие</text:p>
          </table:table-cell>
        </table:table-row>
        <table:table-row table:style-name="TableLine94575274016768">
          <table:table-cell table:style-name="Table2.A2" office:value-type="string">
            <text:p text:style-name="P1178">would</text:p>
          </table:table-cell>
          <table:table-cell table:style-name="Table2.A2" office:value-type="string">
            <text:p text:style-name="P1178">частица «бы», предложение услуги, привычка прошлого</text:p>
          </table:table-cell>
          <table:table-cell table:style-name="Table2.C2" office:value-type="string">
            <text:p text:style-name="P1178">настоящее, прошедшее, будущие</text:p>
          </table:table-cell>
        </table:table-row>
      </table:table>
      <text:p text:style-name="P259"/>
      <text:p text:style-name="P259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575274034368">
          <table:table-cell table:style-name="Table3.A1" office:value-type="string">
            <text:p text:style-name="P1144">Конструкция</text:p>
          </table:table-cell>
          <table:table-cell table:style-name="Table3.A1" office:value-type="string">
            <text:p text:style-name="P1144">Значение</text:p>
          </table:table-cell>
          <table:table-cell table:style-name="Table3.C1" office:value-type="string">
            <text:p text:style-name="P1144">Время</text:p>
          </table:table-cell>
        </table:table-row>
        <table:table-row table:style-name="TableLine94575274069600">
          <table:table-cell table:style-name="Table3.A2" office:value-type="string">
            <text:p text:style-name="P1179">be able to</text:p>
          </table:table-cell>
          <table:table-cell table:style-name="Table3.A2" office:value-type="string">
            <text:p text:style-name="P1179">могу (близко к can)</text:p>
          </table:table-cell>
          <table:table-cell table:style-name="Table3.C2" office:value-type="string">
            <text:p text:style-name="P1179">be меняется по временам</text:p>
          </table:table-cell>
        </table:table-row>
        <table:table-row table:style-name="TableLine94575274084576">
          <table:table-cell table:style-name="Table3.A2" office:value-type="string">
            <text:p text:style-name="P1179">have to</text:p>
          </table:table-cell>
          <table:table-cell table:style-name="Table3.A2" office:value-type="string">
            <text:p text:style-name="P1179">должен (близко к must)</text:p>
          </table:table-cell>
          <table:table-cell table:style-name="Table3.C2" office:value-type="string">
            <text:p text:style-name="P1179">have меняется по временам</text:p>
          </table:table-cell>
        </table:table-row>
        <table:table-row table:style-name="TableLine94575274108032">
          <table:table-cell table:style-name="Table3.A2" office:value-type="string">
            <text:p text:style-name="P1179">used to</text:p>
          </table:table-cell>
          <table:table-cell table:style-name="Table3.A2" office:value-type="string">
            <text:p text:style-name="P1179">делал раньше, имел привычку делать (близко к would)</text:p>
          </table:table-cell>
          <table:table-cell table:style-name="Table3.C2" office:value-type="string">
            <text:p text:style-name="P1179">всегда стоит в прошедшем;</text:p>
            <text:p text:style-name="P1179">меняется как Past Simple</text:p>
          </table:table-cell>
        </table:table-row>
      </table:table>
      <text:p text:style-name="P260"/>
      <text:p text:style-name="P267"/>
      <text:p text:style-name="P1198"><text:span text:style-name="T404">Таблица </text:span><text:span text:style-name="T421">личны</text:span><text:span text:style-name="T422">х</text:span><text:span text:style-name="T421"> и притяжательных </text:span><text:span text:style-name="T404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575274133248">
          <table:table-cell table:style-name="Table11.A1" table:number-columns-spanned="2" office:value-type="string">
            <text:p text:style-name="P1148">Личные местоимения</text:p>
          </table:table-cell>
          <table:covered-table-cell/>
          <table:table-cell table:style-name="Table11.C1" table:number-columns-spanned="2" office:value-type="string">
            <text:p text:style-name="P1148">Притяжательные местоимения</text:p>
          </table:table-cell>
          <table:covered-table-cell/>
        </table:table-row>
        <table:table-row table:style-name="TableLine94575272808192">
          <table:table-cell table:style-name="Table11.A2" office:value-type="string">
            <text:p text:style-name="P1154"><text:span text:style-name="T1086">и</text:span><text:span text:style-name="T1080">менительный падеж</text:span></text:p>
            <text:p text:style-name="P1189"><text:span text:style-name="T1083">(</text:span>кто/что<text:span text:style-name="T1083">)</text:span></text:p>
          </table:table-cell>
          <table:table-cell table:style-name="Table11.A2" office:value-type="string">
            <text:p text:style-name="P1154"><text:span text:style-name="T1086">о</text:span><text:span text:style-name="T1080">бъектный падеж</text:span></text:p>
            <text:p text:style-name="P1189"><text:span text:style-name="T1083">(</text:span>кого, <text:span text:style-name="T1083">к</text:span>ому, кем<text:span text:style-name="T1083">)</text:span></text:p>
          </table:table-cell>
          <table:table-cell table:style-name="Table11.A2" office:value-type="string">
            <text:p text:style-name="P1188"><text:span text:style-name="T1083">с</text:span> существительным</text:p>
            <text:p text:style-name="P1190">(чей)</text:p>
          </table:table-cell>
          <table:table-cell table:style-name="Table11.D2" office:value-type="string">
            <text:p text:style-name="P1154"><text:span text:style-name="T1083">о</text:span><text:span text:style-name="T1080">тдельно</text:span></text:p>
            <text:p text:style-name="P1190">(чей)</text:p>
          </table:table-cell>
        </table:table-row>
        <table:table-row table:style-name="TableLine94575274236496">
          <table:table-cell table:style-name="Table11.A2" office:value-type="string">
            <text:p text:style-name="P1193">I</text:p>
          </table:table-cell>
          <table:table-cell table:style-name="Table11.A2" office:value-type="string">
            <text:p text:style-name="P1193">me</text:p>
          </table:table-cell>
          <table:table-cell table:style-name="Table11.A2" office:value-type="string">
            <text:p text:style-name="P1191">my</text:p>
          </table:table-cell>
          <table:table-cell table:style-name="Table11.D2" office:value-type="string">
            <text:p text:style-name="P1191">mine</text:p>
          </table:table-cell>
        </table:table-row>
        <table:table-row table:style-name="TableLine94575274239200">
          <table:table-cell table:style-name="Table11.A2" office:value-type="string">
            <text:p text:style-name="P1193">you</text:p>
          </table:table-cell>
          <table:table-cell table:style-name="Table11.A2" office:value-type="string">
            <text:p text:style-name="P1193">you</text:p>
          </table:table-cell>
          <table:table-cell table:style-name="Table11.A2" office:value-type="string">
            <text:p text:style-name="P1191">your</text:p>
          </table:table-cell>
          <table:table-cell table:style-name="Table11.D2" office:value-type="string">
            <text:p text:style-name="P1191">yours</text:p>
          </table:table-cell>
        </table:table-row>
        <table:table-row table:style-name="TableLine94575274261504">
          <table:table-cell table:style-name="Table11.A2" office:value-type="string">
            <text:p text:style-name="P1193">he</text:p>
          </table:table-cell>
          <table:table-cell table:style-name="Table11.A2" office:value-type="string">
            <text:p text:style-name="P1193">him</text:p>
          </table:table-cell>
          <table:table-cell table:style-name="Table11.A2" office:value-type="string">
            <text:p text:style-name="P1191">his</text:p>
          </table:table-cell>
          <table:table-cell table:style-name="Table11.D2" office:value-type="string">
            <text:p text:style-name="P1192">his</text:p>
          </table:table-cell>
        </table:table-row>
        <table:table-row table:style-name="TableLine94575274269072">
          <table:table-cell table:style-name="Table11.A2" office:value-type="string">
            <text:p text:style-name="P1193">she</text:p>
          </table:table-cell>
          <table:table-cell table:style-name="Table11.A2" office:value-type="string">
            <text:p text:style-name="P1191">her</text:p>
          </table:table-cell>
          <table:table-cell table:style-name="Table11.A2" office:value-type="string">
            <text:p text:style-name="P1191">her</text:p>
          </table:table-cell>
          <table:table-cell table:style-name="Table11.D2" office:value-type="string">
            <text:p text:style-name="P1191">hers</text:p>
          </table:table-cell>
        </table:table-row>
        <table:table-row table:style-name="TableLine94575274275152">
          <table:table-cell table:style-name="Table11.A2" office:value-type="string">
            <text:p text:style-name="P1193">it</text:p>
          </table:table-cell>
          <table:table-cell table:style-name="Table11.A2" office:value-type="string">
            <text:p text:style-name="P1191">it</text:p>
          </table:table-cell>
          <table:table-cell table:style-name="Table11.A2" office:value-type="string">
            <text:p text:style-name="P1191">its</text:p>
          </table:table-cell>
          <table:table-cell table:style-name="Table11.D2" office:value-type="string">
            <text:p text:style-name="P1192">its</text:p>
          </table:table-cell>
        </table:table-row>
        <table:table-row table:style-name="TableLine94575274279296">
          <table:table-cell table:style-name="Table11.A2" office:value-type="string">
            <text:p text:style-name="P1193">we</text:p>
          </table:table-cell>
          <table:table-cell table:style-name="Table11.A2" office:value-type="string">
            <text:p text:style-name="P1191">us</text:p>
          </table:table-cell>
          <table:table-cell table:style-name="Table11.A2" office:value-type="string">
            <text:p text:style-name="P1191">our</text:p>
          </table:table-cell>
          <table:table-cell table:style-name="Table11.D2" office:value-type="string">
            <text:p text:style-name="P1191">ours</text:p>
          </table:table-cell>
        </table:table-row>
        <table:table-row table:style-name="TableLine94575274281904">
          <table:table-cell table:style-name="Table11.A2" office:value-type="string">
            <text:p text:style-name="P1193">they</text:p>
          </table:table-cell>
          <table:table-cell table:style-name="Table11.A2" office:value-type="string">
            <text:p text:style-name="P1191">them</text:p>
          </table:table-cell>
          <table:table-cell table:style-name="Table11.A2" office:value-type="string">
            <text:p text:style-name="P1191">their</text:p>
          </table:table-cell>
          <table:table-cell table:style-name="Table11.D2" office:value-type="string">
            <text:p text:style-name="P1191">theirs</text:p>
          </table:table-cell>
        </table:table-row>
      </table:table>
      <text:p text:style-name="P268"/>
      <text:p text:style-name="P381">Таблица производных местоимений от some, any, no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4575274284880">
          <table:table-cell table:style-name="Table12.A1" office:value-type="string">
            <text:p text:style-name="P1142"/>
          </table:table-cell>
          <table:table-cell table:style-name="Table12.A1" office:value-type="string">
            <text:p text:style-name="P1149">body/one</text:p>
          </table:table-cell>
          <table:table-cell table:style-name="Table12.A1" office:value-type="string">
            <text:p text:style-name="P1149">thing</text:p>
          </table:table-cell>
          <table:table-cell table:style-name="Table12.D1" office:value-type="string">
            <text:p text:style-name="P1149">where</text:p>
          </table:table-cell>
        </table:table-row>
        <table:table-row table:style-name="TableLine94575274310288">
          <table:table-cell table:style-name="Table12.A2" office:value-type="string">
            <text:p text:style-name="P1149">some </text:p>
          </table:table-cell>
          <table:table-cell table:style-name="Table12.A2" office:value-type="string">
            <text:p text:style-name="P1194">somebody/someone (кто-то)</text:p>
          </table:table-cell>
          <table:table-cell table:style-name="Table12.A2" office:value-type="string">
            <text:p text:style-name="P1194">something </text:p>
            <text:p text:style-name="P1194">(что-то)</text:p>
          </table:table-cell>
          <table:table-cell table:style-name="Table12.D2" office:value-type="string">
            <text:p text:style-name="P1194">somewhere </text:p>
            <text:p text:style-name="P1194">(где-то)</text:p>
          </table:table-cell>
        </table:table-row>
        <table:table-row table:style-name="TableLine94575274316304">
          <table:table-cell table:style-name="Table12.A2" office:value-type="string">
            <text:p text:style-name="P1149">any</text:p>
          </table:table-cell>
          <table:table-cell table:style-name="Table12.A2" office:value-type="string">
            <text:p text:style-name="P1194">anybody/anyone </text:p>
            <text:p text:style-name="P1194">(кто-то)</text:p>
          </table:table-cell>
          <table:table-cell table:style-name="Table12.A2" office:value-type="string">
            <text:p text:style-name="P1194">anything </text:p>
            <text:p text:style-name="P1194">(что-то)</text:p>
          </table:table-cell>
          <table:table-cell table:style-name="Table12.D2" office:value-type="string">
            <text:p text:style-name="P1194">anywhere </text:p>
            <text:p text:style-name="P1194">(где-то)</text:p>
          </table:table-cell>
        </table:table-row>
        <table:table-row table:style-name="TableLine94575274319872">
          <table:table-cell table:style-name="Table12.A2" office:value-type="string">
            <text:p text:style-name="P1149">no</text:p>
          </table:table-cell>
          <table:table-cell table:style-name="Table12.A2" office:value-type="string">
            <text:p text:style-name="P1194">nobody/noone </text:p>
            <text:p text:style-name="P1194">(никто)</text:p>
          </table:table-cell>
          <table:table-cell table:style-name="Table12.A2" office:value-type="string">
            <text:p text:style-name="P1194">nothing </text:p>
            <text:p text:style-name="P1194">(ничто)</text:p>
          </table:table-cell>
          <table:table-cell table:style-name="Table12.D2" office:value-type="string">
            <text:p text:style-name="P1194">nowhere </text:p>
            <text:p text:style-name="P1194">(нигде)</text:p>
          </table:table-cell>
        </table:table-row>
      </table:table>
      <text:p text:style-name="P269"/>
      <text:p text:style-name="P1196"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575274325152">
          <table:table-cell table:style-name="Table6.A1" office:value-type="string">
            <text:p text:style-name="P1139">Перевод</text:p>
          </table:table-cell>
          <table:table-cell table:style-name="Table6.A1" office:value-type="string">
            <text:p text:style-name="P1138">Начальная форма</text:p>
          </table:table-cell>
          <table:table-cell table:style-name="Table6.A1" office:value-type="string">
            <text:p text:style-name="P1138">2я форма</text:p>
          </table:table-cell>
          <table:table-cell table:style-name="Table6.D1" office:value-type="string">
            <text:p text:style-name="P1139">3я форма</text:p>
          </table:table-cell>
        </table:table-row>
        <table:table-row table:style-name="TableLine94575274699920">
          <table:table-cell table:style-name="Table6.A2" office:value-type="string">
            <text:p text:style-name="P1155">начинать</text:p>
          </table:table-cell>
          <table:table-cell table:style-name="Table6.A2" office:value-type="string">
            <text:p text:style-name="P1156">begin</text:p>
          </table:table-cell>
          <table:table-cell table:style-name="Table6.A2" office:value-type="string">
            <text:p text:style-name="P1156">began</text:p>
          </table:table-cell>
          <table:table-cell table:style-name="Table6.D2" office:value-type="string">
            <text:p text:style-name="P1155">begun</text:p>
          </table:table-cell>
        </table:table-row>
        <table:table-row table:style-name="TableLine94575274702064">
          <table:table-cell table:style-name="Table6.A2" office:value-type="string">
            <text:p text:style-name="P1155">ломать</text:p>
          </table:table-cell>
          <table:table-cell table:style-name="Table6.A2" office:value-type="string">
            <text:p text:style-name="P1156">break</text:p>
          </table:table-cell>
          <table:table-cell table:style-name="Table6.A2" office:value-type="string">
            <text:p text:style-name="P1156">broke</text:p>
          </table:table-cell>
          <table:table-cell table:style-name="Table6.D2" office:value-type="string">
            <text:p text:style-name="P1155">broken</text:p>
          </table:table-cell>
        </table:table-row>
        <table:table-row table:style-name="TableLine94575274702656">
          <table:table-cell table:style-name="Table6.A2" office:value-type="string">
            <text:p text:style-name="P1155">приносить</text:p>
          </table:table-cell>
          <table:table-cell table:style-name="Table6.A2" office:value-type="string">
            <text:p text:style-name="P1156">bring</text:p>
          </table:table-cell>
          <table:table-cell table:style-name="Table6.A2" office:value-type="string">
            <text:p text:style-name="P1156">brought</text:p>
          </table:table-cell>
          <table:table-cell table:style-name="Table6.D2" office:value-type="string">
            <text:p text:style-name="P1155">brought</text:p>
          </table:table-cell>
        </table:table-row>
        <table:table-row table:style-name="TableLine94575201497888">
          <table:table-cell table:style-name="Table6.A2" office:value-type="string">
            <text:p text:style-name="P1155">покупать</text:p>
          </table:table-cell>
          <table:table-cell table:style-name="Table6.A2" office:value-type="string">
            <text:p text:style-name="P1156">buy</text:p>
          </table:table-cell>
          <table:table-cell table:style-name="Table6.A2" office:value-type="string">
            <text:p text:style-name="P1156">bought</text:p>
          </table:table-cell>
          <table:table-cell table:style-name="Table6.D2" office:value-type="string">
            <text:p text:style-name="P1155">bought</text:p>
          </table:table-cell>
        </table:table-row>
        <table:table-row table:style-name="TableLine94575274703136">
          <table:table-cell table:style-name="Table6.A2" office:value-type="string">
            <text:p text:style-name="P1155">приходить</text:p>
          </table:table-cell>
          <table:table-cell table:style-name="Table6.A2" office:value-type="string">
            <text:p text:style-name="P1156">come</text:p>
          </table:table-cell>
          <table:table-cell table:style-name="Table6.A2" office:value-type="string">
            <text:p text:style-name="P1156">came</text:p>
          </table:table-cell>
          <table:table-cell table:style-name="Table6.D2" office:value-type="string">
            <text:p text:style-name="P1155">come</text:p>
          </table:table-cell>
        </table:table-row>
        <table:table-row table:style-name="TableLine94575274703952">
          <table:table-cell table:style-name="Table6.A2" office:value-type="string">
            <text:p text:style-name="P1155">делать</text:p>
          </table:table-cell>
          <table:table-cell table:style-name="Table6.A2" office:value-type="string">
            <text:p text:style-name="P1156">do</text:p>
          </table:table-cell>
          <table:table-cell table:style-name="Table6.A2" office:value-type="string">
            <text:p text:style-name="P1156">did</text:p>
          </table:table-cell>
          <table:table-cell table:style-name="Table6.D2" office:value-type="string">
            <text:p text:style-name="P1155">done</text:p>
          </table:table-cell>
        </table:table-row>
        <table:table-row table:style-name="TableLine94575274704768">
          <table:table-cell table:style-name="Table6.A2" office:value-type="string">
            <text:p text:style-name="P1155">пить</text:p>
          </table:table-cell>
          <table:table-cell table:style-name="Table6.A2" office:value-type="string">
            <text:p text:style-name="P1156">drink</text:p>
          </table:table-cell>
          <table:table-cell table:style-name="Table6.A2" office:value-type="string">
            <text:p text:style-name="P1156">drank</text:p>
          </table:table-cell>
          <table:table-cell table:style-name="Table6.D2" office:value-type="string">
            <text:p text:style-name="P1155">drunk</text:p>
          </table:table-cell>
        </table:table-row>
        <table:table-row table:style-name="TableLine94575274705664">
          <table:table-cell table:style-name="Table6.A2" office:value-type="string">
            <text:p text:style-name="P1155">есть</text:p>
          </table:table-cell>
          <table:table-cell table:style-name="Table6.A2" office:value-type="string">
            <text:p text:style-name="P1156">eat</text:p>
          </table:table-cell>
          <table:table-cell table:style-name="Table6.A2" office:value-type="string">
            <text:p text:style-name="P1156">ate</text:p>
          </table:table-cell>
          <table:table-cell table:style-name="Table6.D2" office:value-type="string">
            <text:p text:style-name="P1155">eaten</text:p>
          </table:table-cell>
        </table:table-row>
        <table:table-row table:style-name="TableLine94575274706656">
          <table:table-cell table:style-name="Table6.A2" office:value-type="string">
            <text:p text:style-name="P1155">падать</text:p>
          </table:table-cell>
          <table:table-cell table:style-name="Table6.A2" office:value-type="string">
            <text:p text:style-name="P1157">fall</text:p>
          </table:table-cell>
          <table:table-cell table:style-name="Table6.A2" office:value-type="string">
            <text:p text:style-name="P1157">fell</text:p>
          </table:table-cell>
          <table:table-cell table:style-name="Table6.D2" office:value-type="string">
            <text:p text:style-name="P1155">fallen</text:p>
          </table:table-cell>
        </table:table-row>
        <table:table-row table:style-name="TableLine94575274707728">
          <table:table-cell table:style-name="Table6.A2" office:value-type="string">
            <text:p text:style-name="P1155">летать</text:p>
          </table:table-cell>
          <table:table-cell table:style-name="Table6.A2" office:value-type="string">
            <text:p text:style-name="P1157">fly</text:p>
          </table:table-cell>
          <table:table-cell table:style-name="Table6.A2" office:value-type="string">
            <text:p text:style-name="P1157">flew</text:p>
          </table:table-cell>
          <table:table-cell table:style-name="Table6.D2" office:value-type="string">
            <text:p text:style-name="P1155">flown</text:p>
          </table:table-cell>
        </table:table-row>
        <table:table-row table:style-name="TableLine94575274708800">
          <table:table-cell table:style-name="Table6.A2" office:value-type="string">
            <text:p text:style-name="P1155">забывать</text:p>
          </table:table-cell>
          <table:table-cell table:style-name="Table6.A2" office:value-type="string">
            <text:p text:style-name="P1157">forget</text:p>
          </table:table-cell>
          <table:table-cell table:style-name="Table6.A2" office:value-type="string">
            <text:p text:style-name="P1157">forgot</text:p>
          </table:table-cell>
          <table:table-cell table:style-name="Table6.D2" office:value-type="string">
            <text:p text:style-name="P1155">forgotten</text:p>
          </table:table-cell>
        </table:table-row>
        <table:table-row table:style-name="TableLine94575274709872">
          <table:table-cell table:style-name="Table6.A2" office:value-type="string">
            <text:p text:style-name="P1155">получать</text:p>
          </table:table-cell>
          <table:table-cell table:style-name="Table6.A2" office:value-type="string">
            <text:p text:style-name="P1157">get</text:p>
          </table:table-cell>
          <table:table-cell table:style-name="Table6.A2" office:value-type="string">
            <text:p text:style-name="P1157">got</text:p>
          </table:table-cell>
          <table:table-cell table:style-name="Table6.D2" office:value-type="string">
            <text:p text:style-name="P1155">got</text:p>
          </table:table-cell>
        </table:table-row>
        <table:table-row table:style-name="TableLine94575274710944">
          <table:table-cell table:style-name="Table6.A2" office:value-type="string">
            <text:p text:style-name="P1158">давать</text:p>
          </table:table-cell>
          <table:table-cell table:style-name="Table6.A2" office:value-type="string">
            <text:p text:style-name="P1159">give</text:p>
          </table:table-cell>
          <table:table-cell table:style-name="Table6.A2" office:value-type="string">
            <text:p text:style-name="P1159">gave</text:p>
          </table:table-cell>
          <table:table-cell table:style-name="Table6.D2" office:value-type="string">
            <text:p text:style-name="P1158">given</text:p>
          </table:table-cell>
        </table:table-row>
        <table:table-row table:style-name="TableLine94575274712016">
          <table:table-cell table:style-name="Table6.A2" office:value-type="string">
            <text:p text:style-name="P1158">идти</text:p>
          </table:table-cell>
          <table:table-cell table:style-name="Table6.A2" office:value-type="string">
            <text:p text:style-name="P1159">go</text:p>
          </table:table-cell>
          <table:table-cell table:style-name="Table6.A2" office:value-type="string">
            <text:p text:style-name="P1159">went</text:p>
          </table:table-cell>
          <table:table-cell table:style-name="Table6.D2" office:value-type="string">
            <text:p text:style-name="P1158">gone</text:p>
          </table:table-cell>
        </table:table-row>
        <table:table-row table:style-name="TableLine94575274713088">
          <table:table-cell table:style-name="Table6.A2" office:value-type="string">
            <text:p text:style-name="P1160">иметь </text:p>
          </table:table-cell>
          <table:table-cell table:style-name="Table6.A2" office:value-type="string">
            <text:p text:style-name="P1161">have</text:p>
          </table:table-cell>
          <table:table-cell table:style-name="Table6.A2" office:value-type="string">
            <text:p text:style-name="P1161">had</text:p>
          </table:table-cell>
          <table:table-cell table:style-name="Table6.D2" office:value-type="string">
            <text:p text:style-name="P1160">had</text:p>
          </table:table-cell>
        </table:table-row>
        <table:table-row table:style-name="TableLine94575274714160">
          <table:table-cell table:style-name="Table6.A2" office:value-type="string">
            <text:p text:style-name="P1160">слышать</text:p>
          </table:table-cell>
          <table:table-cell table:style-name="Table6.A2" office:value-type="string">
            <text:p text:style-name="P1161">hear</text:p>
          </table:table-cell>
          <table:table-cell table:style-name="Table6.A2" office:value-type="string">
            <text:p text:style-name="P1161">heard</text:p>
          </table:table-cell>
          <table:table-cell table:style-name="Table6.D2" office:value-type="string">
            <text:p text:style-name="P1160">heard</text:p>
          </table:table-cell>
        </table:table-row>
        <table:table-row table:style-name="TableLine94575274716272">
          <table:table-cell table:style-name="Table6.A2" office:value-type="string">
            <text:p text:style-name="P1160">знать</text:p>
          </table:table-cell>
          <table:table-cell table:style-name="Table6.A2" office:value-type="string">
            <text:p text:style-name="P1161">know</text:p>
          </table:table-cell>
          <table:table-cell table:style-name="Table6.A2" office:value-type="string">
            <text:p text:style-name="P1161">knew</text:p>
          </table:table-cell>
          <table:table-cell table:style-name="Table6.D2" office:value-type="string">
            <text:p text:style-name="P1160">known</text:p>
          </table:table-cell>
        </table:table-row>
        <table:table-row table:style-name="TableLine94575274717344">
          <table:table-cell table:style-name="Table6.A2" office:value-type="string">
            <text:p text:style-name="P1160">терять</text:p>
          </table:table-cell>
          <table:table-cell table:style-name="Table6.A2" office:value-type="string">
            <text:p text:style-name="P1161">lose</text:p>
          </table:table-cell>
          <table:table-cell table:style-name="Table6.A2" office:value-type="string">
            <text:p text:style-name="P1161">lost</text:p>
          </table:table-cell>
          <table:table-cell table:style-name="Table6.D2" office:value-type="string">
            <text:p text:style-name="P1160">lost</text:p>
          </table:table-cell>
        </table:table-row>
        <table:table-row table:style-name="TableLine94575274718416">
          <table:table-cell table:style-name="Table6.A2" office:value-type="string">
            <text:p text:style-name="P1160">делать</text:p>
          </table:table-cell>
          <table:table-cell table:style-name="Table6.A2" office:value-type="string">
            <text:p text:style-name="P1161">make</text:p>
          </table:table-cell>
          <table:table-cell table:style-name="Table6.A2" office:value-type="string">
            <text:p text:style-name="P1161">made</text:p>
          </table:table-cell>
          <table:table-cell table:style-name="Table6.D2" office:value-type="string">
            <text:p text:style-name="P1160">made</text:p>
          </table:table-cell>
        </table:table-row>
        <table:table-row table:style-name="TableLine94575274719488">
          <table:table-cell table:style-name="Table6.A2" office:value-type="string">
            <text:p text:style-name="P1160">платить</text:p>
          </table:table-cell>
          <table:table-cell table:style-name="Table6.A2" office:value-type="string">
            <text:p text:style-name="P1161">pay</text:p>
          </table:table-cell>
          <table:table-cell table:style-name="Table6.A2" office:value-type="string">
            <text:p text:style-name="P1161">paid</text:p>
          </table:table-cell>
          <table:table-cell table:style-name="Table6.D2" office:value-type="string">
            <text:p text:style-name="P1160">paid</text:p>
          </table:table-cell>
        </table:table-row>
        <table:table-row table:style-name="TableLine94575274720560">
          <table:table-cell table:style-name="Table6.A2" office:value-type="string">
            <text:p text:style-name="P1160">класть</text:p>
          </table:table-cell>
          <table:table-cell table:style-name="Table6.A2" office:value-type="string">
            <text:p text:style-name="P1161">put</text:p>
          </table:table-cell>
          <table:table-cell table:style-name="Table6.A2" office:value-type="string">
            <text:p text:style-name="P1161">put</text:p>
          </table:table-cell>
          <table:table-cell table:style-name="Table6.D2" office:value-type="string">
            <text:p text:style-name="P1160">put</text:p>
          </table:table-cell>
        </table:table-row>
        <table:table-row table:style-name="TableLine94575274721632">
          <table:table-cell table:style-name="Table6.A2" office:value-type="string">
            <text:p text:style-name="P1160">читать</text:p>
          </table:table-cell>
          <table:table-cell table:style-name="Table6.A2" office:value-type="string">
            <text:p text:style-name="P1161">read</text:p>
          </table:table-cell>
          <table:table-cell table:style-name="Table6.A2" office:value-type="string">
            <text:p text:style-name="P1161">read</text:p>
          </table:table-cell>
          <table:table-cell table:style-name="Table6.D2" office:value-type="string">
            <text:p text:style-name="P1161">read</text:p>
          </table:table-cell>
        </table:table-row>
        <table:table-row table:style-name="TableLine94575274722704">
          <table:table-cell table:style-name="Table6.A2" office:value-type="string">
            <text:p text:style-name="P1160">сказать</text:p>
          </table:table-cell>
          <table:table-cell table:style-name="Table6.A2" office:value-type="string">
            <text:p text:style-name="P1161">say</text:p>
          </table:table-cell>
          <table:table-cell table:style-name="Table6.A2" office:value-type="string">
            <text:p text:style-name="P1161">said</text:p>
          </table:table-cell>
          <table:table-cell table:style-name="Table6.D2" office:value-type="string">
            <text:p text:style-name="P1161">said</text:p>
          </table:table-cell>
        </table:table-row>
        <table:table-row table:style-name="TableLine94575274723776">
          <table:table-cell table:style-name="Table6.A2" office:value-type="string">
            <text:p text:style-name="P1160">говорить</text:p>
          </table:table-cell>
          <table:table-cell table:style-name="Table6.A2" office:value-type="string">
            <text:p text:style-name="P1161">speak</text:p>
          </table:table-cell>
          <table:table-cell table:style-name="Table6.A2" office:value-type="string">
            <text:p text:style-name="P1161">spoke</text:p>
          </table:table-cell>
          <table:table-cell table:style-name="Table6.D2" office:value-type="string">
            <text:p text:style-name="P1160">spoken</text:p>
          </table:table-cell>
        </table:table-row>
        <table:table-row table:style-name="TableLine94575274724848">
          <table:table-cell table:style-name="Table6.A2" office:value-type="string">
            <text:p text:style-name="P1160">видеть</text:p>
          </table:table-cell>
          <table:table-cell table:style-name="Table6.A2" office:value-type="string">
            <text:p text:style-name="P1161">see</text:p>
          </table:table-cell>
          <table:table-cell table:style-name="Table6.A2" office:value-type="string">
            <text:p text:style-name="P1161">saw</text:p>
          </table:table-cell>
          <table:table-cell table:style-name="Table6.D2" office:value-type="string">
            <text:p text:style-name="P1160">seen</text:p>
          </table:table-cell>
        </table:table-row>
        <table:table-row table:style-name="TableLine94575274725920">
          <table:table-cell table:style-name="Table6.A2" office:value-type="string">
            <text:p text:style-name="P1160">сидеть</text:p>
          </table:table-cell>
          <table:table-cell table:style-name="Table6.A2" office:value-type="string">
            <text:p text:style-name="P1161">sit</text:p>
          </table:table-cell>
          <table:table-cell table:style-name="Table6.A2" office:value-type="string">
            <text:p text:style-name="P1161">sat</text:p>
          </table:table-cell>
          <table:table-cell table:style-name="Table6.D2" office:value-type="string">
            <text:p text:style-name="P1160">sat</text:p>
          </table:table-cell>
        </table:table-row>
        <table:table-row table:style-name="TableLine94575274726992">
          <table:table-cell table:style-name="Table6.A2" office:value-type="string">
            <text:p text:style-name="P1160">брать</text:p>
          </table:table-cell>
          <table:table-cell table:style-name="Table6.A2" office:value-type="string">
            <text:p text:style-name="P1161">take</text:p>
          </table:table-cell>
          <table:table-cell table:style-name="Table6.A2" office:value-type="string">
            <text:p text:style-name="P1161">took</text:p>
          </table:table-cell>
          <table:table-cell table:style-name="Table6.D2" office:value-type="string">
            <text:p text:style-name="P1160">taken</text:p>
          </table:table-cell>
        </table:table-row>
        <table:table-row table:style-name="TableLine94575274728064">
          <table:table-cell table:style-name="Table6.A2" office:value-type="string">
            <text:p text:style-name="P1180">обучать</text:p>
          </table:table-cell>
          <table:table-cell table:style-name="Table6.A2" office:value-type="string">
            <text:p text:style-name="P1180">teach</text:p>
          </table:table-cell>
          <table:table-cell table:style-name="Table6.A2" office:value-type="string">
            <text:p text:style-name="P1181">taught</text:p>
          </table:table-cell>
          <table:table-cell table:style-name="Table6.D2" office:value-type="string">
            <text:p text:style-name="P1180">taught</text:p>
          </table:table-cell>
        </table:table-row>
        <table:table-row table:style-name="TableLine94575274729136">
          <table:table-cell table:style-name="Table6.A2" office:value-type="string">
            <text:p text:style-name="P1160">рассказывать</text:p>
          </table:table-cell>
          <table:table-cell table:style-name="Table6.A2" office:value-type="string">
            <text:p text:style-name="P1161">tell</text:p>
          </table:table-cell>
          <table:table-cell table:style-name="Table6.A2" office:value-type="string">
            <text:p text:style-name="P1161">told</text:p>
          </table:table-cell>
          <table:table-cell table:style-name="Table6.D2" office:value-type="string">
            <text:p text:style-name="P1160">told</text:p>
          </table:table-cell>
        </table:table-row>
        <table:table-row table:style-name="TableLine94575274730208">
          <table:table-cell table:style-name="Table6.A2" office:value-type="string">
            <text:p text:style-name="P1160">думать</text:p>
          </table:table-cell>
          <table:table-cell table:style-name="Table6.A2" office:value-type="string">
            <text:p text:style-name="P1161">think</text:p>
          </table:table-cell>
          <table:table-cell table:style-name="Table6.A2" office:value-type="string">
            <text:p text:style-name="P1161">thought</text:p>
          </table:table-cell>
          <table:table-cell table:style-name="Table6.D2" office:value-type="string">
            <text:p text:style-name="P1160">thought</text:p>
          </table:table-cell>
        </table:table-row>
        <table:table-row table:style-name="TableLine94575274731280">
          <table:table-cell table:style-name="Table6.A2" office:value-type="string">
            <text:p text:style-name="P1160">побеждать</text:p>
          </table:table-cell>
          <table:table-cell table:style-name="Table6.A2" office:value-type="string">
            <text:p text:style-name="P1161">win</text:p>
          </table:table-cell>
          <table:table-cell table:style-name="Table6.A2" office:value-type="string">
            <text:p text:style-name="P1161">won</text:p>
          </table:table-cell>
          <table:table-cell table:style-name="Table6.D2" office:value-type="string">
            <text:p text:style-name="P1160">won</text:p>
          </table:table-cell>
        </table:table-row>
        <table:table-row table:style-name="TableLine94575274732352">
          <table:table-cell table:style-name="Table6.A2" office:value-type="string">
            <text:p text:style-name="P1160">писать</text:p>
          </table:table-cell>
          <table:table-cell table:style-name="Table6.A2" office:value-type="string">
            <text:p text:style-name="P1161">write</text:p>
          </table:table-cell>
          <table:table-cell table:style-name="Table6.A2" office:value-type="string">
            <text:p text:style-name="P1161">wrote</text:p>
          </table:table-cell>
          <table:table-cell table:style-name="Table6.D2" office:value-type="string">
            <text:p text:style-name="P1160">written</text:p>
          </table:table-cell>
        </table:table-row>
      </table:table>
      <text:p text:style-name="P264"/>
      <text:p text:style-name="P265">Таблица сокращений:</text:p>
      <text:p text:style-name="P266">Попробовать написать упрощенный конспект, без тонких подробностей, <text:span text:style-name="T1071">т. к. они только забивают голову лишней информацией, мешая сосредоточиться на главно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1-07T15:22:05.313046933</dc:date>
    <meta:editing-duration>P2DT9H47M41S</meta:editing-duration>
    <meta:editing-cycles>1029</meta:editing-cycles>
    <meta:generator>LibreOffice/6.4.7.2$Linux_X86_64 LibreOffice_project/40$Build-2</meta:generator>
    <meta:document-statistic meta:table-count="12" meta:image-count="0" meta:object-count="0" meta:page-count="52" meta:paragraph-count="1921" meta:word-count="15163" meta:character-count="96445" meta:non-whitespace-character-count="82663"/>
  </office:meta>
</office:document-meta>
</file>